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2cm"/>
    </style:style>
    <style:style style:name="co2" style:family="table-column">
      <style:table-column-properties fo:break-before="auto" style:column-width="26.52cm"/>
    </style:style>
    <style:style style:name="co3" style:family="table-column">
      <style:table-column-properties fo:break-before="auto" style:column-width="2.36cm"/>
    </style:style>
    <style:style style:name="co4" style:family="table-column">
      <style:table-column-properties fo:break-before="auto" style:column-width="1.917cm"/>
    </style:style>
    <style:style style:name="co5" style:family="table-column">
      <style:table-column-properties fo:break-before="auto" style:column-width="2.387cm"/>
    </style:style>
    <style:style style:name="co6" style:family="table-column">
      <style:table-column-properties fo:break-before="auto" style:column-width="2.29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2.482cm"/>
    </style:style>
    <style:style style:name="co9" style:family="table-column">
      <style:table-column-properties fo:break-before="auto" style:column-width="3.736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445cm"/>
    </style:style>
    <style:style style:name="co12" style:family="table-column">
      <style:table-column-properties fo:break-before="auto" style:column-width="7.821cm"/>
    </style:style>
    <style:style style:name="co13" style:family="table-column">
      <style:table-column-properties fo:break-before="auto" style:column-width="8.528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font-name="Arial" style:font-name-asian="Arial Unicode MS" style:font-name-complex="Tahoma"/>
    </style:style>
    <style:style style:name="ce3" style:family="table-cell" style:parent-style-name="Default" style:data-style-name="N99"/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6" table:default-cell-style-name="ce2"/>
        <table:table-column table:style-name="co8" table:default-cell-style-name="Default"/>
        <table:table-column table:style-name="co8" table:default-cell-style-name="ce2"/>
        <table:table-column table:style-name="co9" table:default-cell-style-name="Default"/>
        <table:table-column table:style-name="co9" table:default-cell-style-name="ce3"/>
        <table:table-column table:style-name="co10" table:default-cell-style-name="ce2"/>
        <table:table-column table:style-name="co10" table:default-cell-style-name="Default"/>
        <table:table-column table:style-name="co11" table:default-cell-style-name="ce2"/>
        <table:table-column table:style-name="co10" table:number-columns-repeated="2" table:default-cell-style-name="Default"/>
        <table:table-row table:style-name="ro1">
          <table:table-cell table:style-name="ce1" office:value-type="string">
            <text:p>benchmark</text:p>
          </table:table-cell>
          <table:table-cell table:style-name="ce1" office:value-type="string">
            <text:p>advice</text:p>
          </table:table-cell>
          <table:table-cell table:style-name="ce1" office:value-type="string">
            <text:p>from version</text:p>
          </table:table-cell>
          <table:table-cell table:style-name="ce1" office:value-type="string">
            <text:p>to version</text:p>
          </table:table-cell>
          <table:table-cell table:style-name="ce1" office:value-type="string">
            <text:p>original jps's</text:p>
          </table:table-cell>
          <table:table-cell table:style-name="ce1" office:value-type="string">
            <text:p>sql</text:p>
          </table:table-cell>
          <table:table-cell table:style-name="ce1" office:value-type="string">
            <text:p>resulting jps's</text:p>
          </table:table-cell>
          <table:table-cell table:style-name="ce1" office:value-type="string">
            <text:p>sql</text:p>
          </table:table-cell>
          <table:table-cell table:style-name="ce1" office:value-type="string">
            <text:p>added jps's</text:p>
          </table:table-cell>
          <table:table-cell table:style-name="ce1" office:value-type="string">
            <text:p>sql</text:p>
          </table:table-cell>
          <table:table-cell table:style-name="ce1" office:value-type="string">
            <text:p>remove jps's</text:p>
          </table:table-cell>
          <table:table-cell table:style-name="ce1" office:value-type="string">
            <text:p>sql</text:p>
          </table:table-cell>
          <table:table-cell table:style-name="ce1" office:value-type="string">
            <text:p>PCE texual change?</text:p>
          </table:table-cell>
          <table:table-cell table:style-name="ce1" office:value-type="string">
            <office:annotation draw:style-name="gr1" draw:text-style-name="P2" svg:width="2.896cm" svg:height="1.781cm" svg:x="60.367cm" svg:y="0.001cm" draw:caption-point-x="-60.367cm" draw:caption-point-y="-0.001cm">
              <dc:date>2008-07-27T00:00:00</dc:date>
              <text:p text:style-name="P1"><text:span text:style-name="T1">Remember not to consider shadows in aspects</text:span></text:p>
            </office:annotation>
            <text:p>type I errors</text:p>
          </table:table-cell>
          <table:table-cell table:style-name="ce1" office:value-type="string">
            <text:p>sql</text:p>
          </table:table-cell>
          <table:table-cell table:style-name="ce1" office:value-type="string">
            <text:p>type 2 errors</text:p>
          </table:table-cell>
          <table:table-cell table:style-name="ce1" office:value-type="string">
            <text:p>sql</text:p>
          </table:table-cell>
          <table:table-cell table:style-name="ce1" office:value-type="string">
            <text:p>time (s)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distribution*HWClientDistribution.aj}HWClientDistribution&amp;arou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VALUE(ORG.SISTEMA.OO.SQL.JAGUARSQL.EXECUTESQL(&quot;org.postgresql.Driver&quot;;&quot;jdbc:postgresql://localhost/rejuv-pc?user=raffi&quot;;[.F2]))" office:value-type="float" office:value="19">
            <text:p>19</text:p>
          </table:table-cell>
          <table:table-cell table:formula="of:=CONCATENATE(&quot;SELECT to_char(count(1),'999') FROM advises_shadow WHERE advice_key ='&quot;;[.$B2];&quot;' and version = &quot;; [.$C2])" office:value-type="string" office:string-value="SELECT to_char(count(1),'999') FROM advises_shadow WHERE advice_key ='healthwatcher.aspects.distribution*HWClientDistribution.aj}HWClientDistribution&amp;around' and version = 1">
            <text:p>SELECT to_char(count(1),'999') FROM advises_shadow WHERE advice_key ='healthwatcher.aspects.distribution*HWClientDistribution.aj}HWClientDistribution&amp;around' and version = 1</text:p>
          </table:table-cell>
          <table:table-cell table:formula="of:=VALUE(ORG.SISTEMA.OO.SQL.JAGUARSQL.EXECUTESQL(&quot;org.postgresql.Driver&quot;;&quot;jdbc:postgresql://localhost/rejuv-pc?user=raffi&quot;;[.H2]))" office:value-type="float" office:value="19">
            <text:p>19</text:p>
          </table:table-cell>
          <table:table-cell table:formula="of:=CONCATENATE(&quot;SELECT to_char(count(1),'999') FROM advises_shadow WHERE advice_key ='&quot;;[.$B2];&quot;' and version = &quot;; [.$D2])" office:value-type="string" office:string-value="SELECT to_char(count(1),'999') FROM advises_shadow WHERE advice_key ='healthwatcher.aspects.distribution*HWClientDistribution.aj}HWClientDistribution&amp;around' and version = 2">
            <text:p>SELECT to_char(count(1),'999') FROM advises_shadow WHERE advice_key ='healthwatcher.aspects.distribution*HWClientDistribution.aj}HWClientDistribution&amp;around' and version = 2</text:p>
          </table:table-cell>
          <table:table-cell table:formula="of:=VALUE(ORG.SISTEMA.OO.SQL.JAGUARSQL.EXECUTESQL(&quot;org.postgresql.Driver&quot;;&quot;jdbc:postgresql://localhost/rejuv-pc?user=raffi&quot;;[.J2]))" office:value-type="float" office:value="19">
            <text:p>19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]; &quot;' and advises_shadow.version = &quot;;[.$D2];&quot; except SELECT shadows.key FROM advises_shadow INNER JOIN shadows ON advises_shadow.shadow_key = shadows.key AND advises_shadow.version = shadows.version INNER JOIN advice ON advice.key = advises_shadow.advice_key WHERE advice.key = '&quot;; [.$B2]; &quot;' and advises_shadow.version = &quot;;[.$C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1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1) as foo</text:p>
          </table:table-cell>
          <table:table-cell table:formula="of:=VALUE(ORG.SISTEMA.OO.SQL.JAGUARSQL.EXECUTESQL(&quot;org.postgresql.Driver&quot;;&quot;jdbc:postgresql://localhost/rejuv-pc?user=raffi&quot;;[.L2]))" office:value-type="float" office:value="19">
            <text:p>19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]; &quot;' and advises_shadow.version = &quot;;[.$C2];&quot; except SELECT shadows.key FROM advises_shadow INNER JOIN shadows ON advises_shadow.shadow_key = shadows.key AND advises_shadow.version = shadows.version INNER JOIN advice ON advice.key = advises_shadow.advice_key WHERE advice.key = '&quot;; [.$B2]; &quot;' and advises_shadow.version = &quot;;[.$D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1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1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2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2]; &quot;' and advises_shadow.version = &quot;; [.$D2]; &quot; except SELECT shadows.key FROM suggested_shadows INNER JOIN shadows ON suggested_shadows.shadow_key = shadows.key AND suggested_shadows.version = shadows.version INNER JOIN advice ON advice.key = suggested_shadows.advice_key WHERE advice.key = '&quot;; [.$B2]; &quot;' and suggested_shadows.version = &quot;; [.$D2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 except 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 except 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2) as foo</text:p>
          </table:table-cell>
          <table:table-cell table:formula="of:=VALUE(ORG.SISTEMA.OO.SQL.JAGUARSQL.EXECUTESQL(&quot;org.postgresql.Driver&quot;;&quot;jdbc:postgresql://localhost/rejuv-pc?user=raffi&quot;;[.Q2]))" office:value-type="float" office:value="0">
            <text:p>0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2]; &quot;' and suggested_shadows.version = &quot;; [.$D2];&quot; except SELECT shadows.key FROM advises_shadow INNER JOIN shadows ON advises_shadow.shadow_key = shadows.key AND advises_shadow.version = shadows.version INNER JOIN advice ON advice.key = advises_shadow.advice_key WHERE advice.key = '&quot;; [.$B2]; &quot;' and advises_shadow.version = &quot;; [.$D2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2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2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) as foo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exceptionHandling*HWPersistenceExceptionHandler.aj}HWPersistenceExceptionHandler&amp;around&amp;QHttpServletResponse;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VALUE(ORG.SISTEMA.OO.SQL.JAGUARSQL.EXECUTESQL(&quot;org.postgresql.Driver&quot;;&quot;jdbc:postgresql://localhost/rejuv-pc?user=raffi&quot;;[.F3]))" office:value-type="float" office:value="8">
            <text:p>8</text:p>
          </table:table-cell>
          <table:table-cell table:formula="of:=CONCATENATE(&quot;SELECT to_char(count(1),'999') FROM advises_shadow WHERE advice_key ='&quot;;[.$B3];&quot;' and version = &quot;; [.$C3])" office:value-type="string" office:string-value="SELECT to_char(count(1),'999') FROM advises_shadow WHERE advice_key ='healthwatcher.aspects.exceptionHandling*HWPersistenceExceptionHandler.aj}HWPersistenceExceptionHandler&amp;around&amp;QHttpServletResponse;' and version = 1">
            <text:p>SELECT to_char(count(1),'999') FROM advises_shadow WHERE advice_key ='healthwatcher.aspects.exceptionHandling*HWPersistenceExceptionHandler.aj}HWPersistenceExceptionHandler&amp;around&amp;QHttpServletResponse;' and version = 1</text:p>
          </table:table-cell>
          <table:table-cell table:formula="of:=VALUE(ORG.SISTEMA.OO.SQL.JAGUARSQL.EXECUTESQL(&quot;org.postgresql.Driver&quot;;&quot;jdbc:postgresql://localhost/rejuv-pc?user=raffi&quot;;[.H3]))" office:value-type="float" office:value="4">
            <text:p>4</text:p>
          </table:table-cell>
          <table:table-cell table:formula="of:=CONCATENATE(&quot;SELECT to_char(count(1),'999') FROM advises_shadow WHERE advice_key ='&quot;;[.$B3];&quot;' and version = &quot;; [.$D3])" office:value-type="string" office:string-value="SELECT to_char(count(1),'999') FROM advises_shadow WHERE advice_key ='healthwatcher.aspects.exceptionHandling*HWPersistenceExceptionHandler.aj}HWPersistenceExceptionHandler&amp;around&amp;QHttpServletResponse;' and version = 2">
            <text:p>SELECT to_char(count(1),'999') FROM advises_shadow WHERE advice_key ='healthwatcher.aspects.exceptionHandling*HWPersistenceExceptionHandler.aj}HWPersistenceExceptionHandler&amp;around&amp;QHttpServletResponse;' and version = 2</text:p>
          </table:table-cell>
          <table:table-cell table:formula="of:=VALUE(ORG.SISTEMA.OO.SQL.JAGUARSQL.EXECUTESQL(&quot;org.postgresql.Driver&quot;;&quot;jdbc:postgresql://localhost/rejuv-pc?user=raffi&quot;;[.J3]))" office:value-type="float" office:value="3">
            <text:p>3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]; &quot;' and advises_shadow.version = &quot;;[.$D3];&quot; except SELECT shadows.key FROM advises_shadow INNER JOIN shadows ON advises_shadow.shadow_key = shadows.key AND advises_shadow.version = shadows.version INNER JOIN advice ON advice.key = advises_shadow.advice_key WHERE advice.key = '&quot;; [.$B3]; &quot;' and advises_shadow.version = &quot;;[.$C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2 except 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1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2 except 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1) as foo</text:p>
          </table:table-cell>
          <table:table-cell table:formula="of:=VALUE(ORG.SISTEMA.OO.SQL.JAGUARSQL.EXECUTESQL(&quot;org.postgresql.Driver&quot;;&quot;jdbc:postgresql://localhost/rejuv-pc?user=raffi&quot;;[.L3]))" office:value-type="float" office:value="7">
            <text:p>7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]; &quot;' and advises_shadow.version = &quot;;[.$C3];&quot; except SELECT shadows.key FROM advises_shadow INNER JOIN shadows ON advises_shadow.shadow_key = shadows.key AND advises_shadow.version = shadows.version INNER JOIN advice ON advice.key = advises_shadow.advice_key WHERE advice.key = '&quot;; [.$B3]; &quot;' and advises_shadow.version = &quot;;[.$D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1 except 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1 except 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2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3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3]; &quot;' and advises_shadow.version = &quot;; [.$D3]; &quot; except SELECT shadows.key FROM suggested_shadows INNER JOIN shadows ON suggested_shadows.shadow_key = shadows.key AND suggested_shadows.version = shadows.version INNER JOIN advice ON advice.key = suggested_shadows.advice_key WHERE advice.key = '&quot;; [.$B3]; &quot;' and suggested_shadows.version = &quot;; [.$D3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2 except 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PersistenceExceptionHandler.aj}HWPersistenceExceptionHandler&amp;around&amp;QHttpServletResponse;' and suggested_shadows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2 except 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PersistenceExceptionHandler.aj}HWPersistenceExceptionHandler&amp;around&amp;QHttpServletResponse;' and suggested_shadows.version = 2) as foo</text:p>
          </table:table-cell>
          <table:table-cell table:formula="of:=VALUE(ORG.SISTEMA.OO.SQL.JAGUARSQL.EXECUTESQL(&quot;org.postgresql.Driver&quot;;&quot;jdbc:postgresql://localhost/rejuv-pc?user=raffi&quot;;[.Q3]))" office:value-type="float" office:value="26">
            <text:p>26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3]; &quot;' and suggested_shadows.version = &quot;; [.$D3];&quot; except SELECT shadows.key FROM advises_shadow INNER JOIN shadows ON advises_shadow.shadow_key = shadows.key AND advises_shadow.version = shadows.version INNER JOIN advice ON advice.key = advises_shadow.advice_key WHERE advice.key = '&quot;; [.$B3]; &quot;' and advises_shadow.version = &quot;; [.$D3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PersistenceExceptionHandler.aj}HWPersistenceExceptionHandler&amp;around&amp;QHttpServletResponse;' and suggested_shadows.version = 2 except 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2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PersistenceExceptionHandler.aj}HWPersistenceExceptionHandler&amp;around&amp;QHttpServletResponse;' and suggested_shadows.version = 2 except 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2) as fo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exceptionHandling*HWTransactionExceptionHandler.aj}HWTransactionExceptionHandler&amp;around&amp;QHttpServletResponse;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VALUE(ORG.SISTEMA.OO.SQL.JAGUARSQL.EXECUTESQL(&quot;org.postgresql.Driver&quot;;&quot;jdbc:postgresql://localhost/rejuv-pc?user=raffi&quot;;[.F4]))" office:value-type="float" office:value="8">
            <text:p>8</text:p>
          </table:table-cell>
          <table:table-cell table:formula="of:=CONCATENATE(&quot;SELECT to_char(count(1),'999') FROM advises_shadow WHERE advice_key ='&quot;;[.$B4];&quot;' and version = &quot;; [.$C4])" office:value-type="string" office:string-value="SELECT to_char(count(1),'999') FROM advises_shadow WHERE advice_key ='healthwatcher.aspects.exceptionHandling*HWTransactionExceptionHandler.aj}HWTransactionExceptionHandler&amp;around&amp;QHttpServletResponse;' and version = 1">
            <text:p>SELECT to_char(count(1),'999') FROM advises_shadow WHERE advice_key ='healthwatcher.aspects.exceptionHandling*HWTransactionExceptionHandler.aj}HWTransactionExceptionHandler&amp;around&amp;QHttpServletResponse;' and version = 1</text:p>
          </table:table-cell>
          <table:table-cell table:formula="of:=VALUE(ORG.SISTEMA.OO.SQL.JAGUARSQL.EXECUTESQL(&quot;org.postgresql.Driver&quot;;&quot;jdbc:postgresql://localhost/rejuv-pc?user=raffi&quot;;[.H4]))" office:value-type="float" office:value="4">
            <text:p>4</text:p>
          </table:table-cell>
          <table:table-cell table:formula="of:=CONCATENATE(&quot;SELECT to_char(count(1),'999') FROM advises_shadow WHERE advice_key ='&quot;;[.$B4];&quot;' and version = &quot;; [.$D4])" office:value-type="string" office:string-value="SELECT to_char(count(1),'999') FROM advises_shadow WHERE advice_key ='healthwatcher.aspects.exceptionHandling*HWTransactionExceptionHandler.aj}HWTransactionExceptionHandler&amp;around&amp;QHttpServletResponse;' and version = 2">
            <text:p>SELECT to_char(count(1),'999') FROM advises_shadow WHERE advice_key ='healthwatcher.aspects.exceptionHandling*HWTransactionExceptionHandler.aj}HWTransactionExceptionHandler&amp;around&amp;QHttpServletResponse;' and version = 2</text:p>
          </table:table-cell>
          <table:table-cell table:formula="of:=VALUE(ORG.SISTEMA.OO.SQL.JAGUARSQL.EXECUTESQL(&quot;org.postgresql.Driver&quot;;&quot;jdbc:postgresql://localhost/rejuv-pc?user=raffi&quot;;[.J4]))" office:value-type="float" office:value="3">
            <text:p>3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]; &quot;' and advises_shadow.version = &quot;;[.$D4];&quot; except SELECT shadows.key FROM advises_shadow INNER JOIN shadows ON advises_shadow.shadow_key = shadows.key AND advises_shadow.version = shadows.version INNER JOIN advice ON advice.key = advises_shadow.advice_key WHERE advice.key = '&quot;; [.$B4]; &quot;' and advises_shadow.version = &quot;;[.$C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2 except 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1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2 except 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1) as foo</text:p>
          </table:table-cell>
          <table:table-cell table:formula="of:=VALUE(ORG.SISTEMA.OO.SQL.JAGUARSQL.EXECUTESQL(&quot;org.postgresql.Driver&quot;;&quot;jdbc:postgresql://localhost/rejuv-pc?user=raffi&quot;;[.L4]))" office:value-type="float" office:value="7">
            <text:p>7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]; &quot;' and advises_shadow.version = &quot;;[.$C4];&quot; except SELECT shadows.key FROM advises_shadow INNER JOIN shadows ON advises_shadow.shadow_key = shadows.key AND advises_shadow.version = shadows.version INNER JOIN advice ON advice.key = advises_shadow.advice_key WHERE advice.key = '&quot;; [.$B4]; &quot;' and advises_shadow.version = &quot;;[.$D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1 except 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1 except 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2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4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4]; &quot;' and advises_shadow.version = &quot;; [.$D4]; &quot; except SELECT shadows.key FROM suggested_shadows INNER JOIN shadows ON suggested_shadows.shadow_key = shadows.key AND suggested_shadows.version = shadows.version INNER JOIN advice ON advice.key = suggested_shadows.advice_key WHERE advice.key = '&quot;; [.$B4]; &quot;' and suggested_shadows.version = &quot;; [.$D4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2 except 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TransactionExceptionHandler.aj}HWTransactionExceptionHandler&amp;around&amp;QHttpServletResponse;' and suggested_shadows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2 except 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TransactionExceptionHandler.aj}HWTransactionExceptionHandler&amp;around&amp;QHttpServletResponse;' and suggested_shadows.version = 2) as foo</text:p>
          </table:table-cell>
          <table:table-cell table:formula="of:=VALUE(ORG.SISTEMA.OO.SQL.JAGUARSQL.EXECUTESQL(&quot;org.postgresql.Driver&quot;;&quot;jdbc:postgresql://localhost/rejuv-pc?user=raffi&quot;;[.Q4]))" office:value-type="float" office:value="141">
            <text:p>141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4]; &quot;' and suggested_shadows.version = &quot;; [.$D4];&quot; except SELECT shadows.key FROM advises_shadow INNER JOIN shadows ON advises_shadow.shadow_key = shadows.key AND advises_shadow.version = shadows.version INNER JOIN advice ON advice.key = advises_shadow.advice_key WHERE advice.key = '&quot;; [.$B4]; &quot;' and advises_shadow.version = &quot;; [.$D4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TransactionExceptionHandler.aj}HWTransactionExceptionHandler&amp;around&amp;QHttpServletResponse;' and suggested_shadows.version = 2 except 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2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TransactionExceptionHandler.aj}HWTransactionExceptionHandler&amp;around&amp;QHttpServletResponse;' and suggested_shadows.version = 2 except 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2) as foo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distribution*HWClientDistribution.aj}HWClientDistribution&amp;around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VALUE(ORG.SISTEMA.OO.SQL.JAGUARSQL.EXECUTESQL(&quot;org.postgresql.Driver&quot;;&quot;jdbc:postgresql://localhost/rejuv-pc?user=raffi&quot;;[.F5]))" office:value-type="float" office:value="19">
            <text:p>19</text:p>
          </table:table-cell>
          <table:table-cell table:formula="of:=CONCATENATE(&quot;SELECT to_char(count(1),'999') FROM advises_shadow WHERE advice_key ='&quot;;[.$B5];&quot;' and version = &quot;; [.$C5])" office:value-type="string" office:string-value="SELECT to_char(count(1),'999') FROM advises_shadow WHERE advice_key ='healthwatcher.aspects.distribution*HWClientDistribution.aj}HWClientDistribution&amp;around' and version = 3">
            <text:p>SELECT to_char(count(1),'999') FROM advises_shadow WHERE advice_key ='healthwatcher.aspects.distribution*HWClientDistribution.aj}HWClientDistribution&amp;around' and version = 3</text:p>
          </table:table-cell>
          <table:table-cell table:formula="of:=VALUE(ORG.SISTEMA.OO.SQL.JAGUARSQL.EXECUTESQL(&quot;org.postgresql.Driver&quot;;&quot;jdbc:postgresql://localhost/rejuv-pc?user=raffi&quot;;[.H5]))" office:value-type="float" office:value="16">
            <text:p>16</text:p>
          </table:table-cell>
          <table:table-cell table:formula="of:=CONCATENATE(&quot;SELECT to_char(count(1),'999') FROM advises_shadow WHERE advice_key ='&quot;;[.$B5];&quot;' and version = &quot;; [.$D5])" office:value-type="string" office:string-value="SELECT to_char(count(1),'999') FROM advises_shadow WHERE advice_key ='healthwatcher.aspects.distribution*HWClientDistribution.aj}HWClientDistribution&amp;around' and version = 4">
            <text:p>SELECT to_char(count(1),'999') FROM advises_shadow WHERE advice_key ='healthwatcher.aspects.distribution*HWClientDistribution.aj}HWClientDistribution&amp;around' and version = 4</text:p>
          </table:table-cell>
          <table:table-cell table:formula="of:=VALUE(ORG.SISTEMA.OO.SQL.JAGUARSQL.EXECUTESQL(&quot;org.postgresql.Driver&quot;;&quot;jdbc:postgresql://localhost/rejuv-pc?user=raffi&quot;;[.J5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]; &quot;' and advises_shadow.version = &quot;;[.$D5];&quot; except SELECT shadows.key FROM advises_shadow INNER JOIN shadows ON advises_shadow.shadow_key = shadows.key AND advises_shadow.version = shadows.version INNER JOIN advice ON advice.key = advises_shadow.advice_key WHERE advice.key = '&quot;; [.$B5]; &quot;' and advises_shadow.version = &quot;;[.$C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4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3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4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3) as foo</text:p>
          </table:table-cell>
          <table:table-cell table:formula="of:=VALUE(ORG.SISTEMA.OO.SQL.JAGUARSQL.EXECUTESQL(&quot;org.postgresql.Driver&quot;;&quot;jdbc:postgresql://localhost/rejuv-pc?user=raffi&quot;;[.L5]))" office:value-type="float" office:value="3">
            <text:p>3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]; &quot;' and advises_shadow.version = &quot;;[.$C5];&quot; except SELECT shadows.key FROM advises_shadow INNER JOIN shadows ON advises_shadow.shadow_key = shadows.key AND advises_shadow.version = shadows.version INNER JOIN advice ON advice.key = advises_shadow.advice_key WHERE advice.key = '&quot;; [.$B5]; &quot;' and advises_shadow.version = &quot;;[.$D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3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3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4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5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5]; &quot;' and advises_shadow.version = &quot;; [.$D5]; &quot; except SELECT shadows.key FROM suggested_shadows INNER JOIN shadows ON suggested_shadows.shadow_key = shadows.key AND suggested_shadows.version = shadows.version INNER JOIN advice ON advice.key = suggested_shadows.advice_key WHERE advice.key = '&quot;; [.$B5]; &quot;' and suggested_shadows.version = &quot;; [.$D5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4 except 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4 except 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4) as foo</text:p>
          </table:table-cell>
          <table:table-cell table:formula="of:=VALUE(ORG.SISTEMA.OO.SQL.JAGUARSQL.EXECUTESQL(&quot;org.postgresql.Driver&quot;;&quot;jdbc:postgresql://localhost/rejuv-pc?user=raffi&quot;;[.Q5]))" office:value-type="float" office:value="387">
            <text:p>387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5]; &quot;' and suggested_shadows.version = &quot;; [.$D5];&quot; except SELECT shadows.key FROM advises_shadow INNER JOIN shadows ON advises_shadow.shadow_key = shadows.key AND advises_shadow.version = shadows.version INNER JOIN advice ON advice.key = advises_shadow.advice_key WHERE advice.key = '&quot;; [.$B5]; &quot;' and advises_shadow.version = &quot;; [.$D5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4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4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4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4) as foo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patterns*UpdateStateObserver.aj}UpdateStateObserver&amp;after&amp;QSubject;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6]))" office:value-type="float" office:value="3">
            <text:p>3</text:p>
          </table:table-cell>
          <table:table-cell table:formula="of:=CONCATENATE(&quot;SELECT to_char(count(1),'999') FROM advises_shadow WHERE advice_key ='&quot;;[.$B6];&quot;' and version = &quot;; [.$C6])" office:value-type="string" office:string-value="SELECT to_char(count(1),'999') FROM advises_shadow WHERE advice_key ='healthwatcher.aspects.patterns*UpdateStateObserver.aj}UpdateStateObserver&amp;after&amp;QSubject;' and version = 6">
            <text:p>SELECT to_char(count(1),'999') FROM advises_shadow WHERE advice_key ='healthwatcher.aspects.patterns*UpdateStateObserver.aj}UpdateStateObserver&amp;after&amp;QSubject;' and version = 6</text:p>
          </table:table-cell>
          <table:table-cell table:formula="of:=VALUE(ORG.SISTEMA.OO.SQL.JAGUARSQL.EXECUTESQL(&quot;org.postgresql.Driver&quot;;&quot;jdbc:postgresql://localhost/rejuv-pc?user=raffi&quot;;[.H6]))" office:value-type="float" office:value="3">
            <text:p>3</text:p>
          </table:table-cell>
          <table:table-cell table:formula="of:=CONCATENATE(&quot;SELECT to_char(count(1),'999') FROM advises_shadow WHERE advice_key ='&quot;;[.$B6];&quot;' and version = &quot;; [.$D6])" office:value-type="string" office:string-value="SELECT to_char(count(1),'999') FROM advises_shadow WHERE advice_key ='healthwatcher.aspects.patterns*UpdateStateObserver.aj}UpdateStateObserver&amp;after&amp;QSubject;' and version = 7">
            <text:p>SELECT to_char(count(1),'999') FROM advises_shadow WHERE advice_key ='healthwatcher.aspects.patterns*UpdateStateObserver.aj}UpdateStateObserver&amp;after&amp;QSubject;' and version = 7</text:p>
          </table:table-cell>
          <table:table-cell table:formula="of:=VALUE(ORG.SISTEMA.OO.SQL.JAGUARSQL.EXECUTESQL(&quot;org.postgresql.Driver&quot;;&quot;jdbc:postgresql://localhost/rejuv-pc?user=raffi&quot;;[.J6]))" office:value-type="float" office:value="3">
            <text:p>3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6]; &quot;' and advises_shadow.version = &quot;;[.$D6];&quot; except SELECT shadows.key FROM advises_shadow INNER JOIN shadows ON advises_shadow.shadow_key = shadows.key AND advises_shadow.version = shadows.version INNER JOIN advice ON advice.key = advises_shadow.advice_key WHERE advice.key = '&quot;; [.$B6]; &quot;' and advises_shadow.version = &quot;;[.$C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7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7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6) as foo</text:p>
          </table:table-cell>
          <table:table-cell table:formula="of:=VALUE(ORG.SISTEMA.OO.SQL.JAGUARSQL.EXECUTESQL(&quot;org.postgresql.Driver&quot;;&quot;jdbc:postgresql://localhost/rejuv-pc?user=raffi&quot;;[.L6]))" office:value-type="float" office:value="3">
            <text:p>3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6]; &quot;' and advises_shadow.version = &quot;;[.$C6];&quot; except SELECT shadows.key FROM advises_shadow INNER JOIN shadows ON advises_shadow.shadow_key = shadows.key AND advises_shadow.version = shadows.version INNER JOIN advice ON advice.key = advises_shadow.advice_key WHERE advice.key = '&quot;; [.$B6]; &quot;' and advises_shadow.version = &quot;;[.$D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6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6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6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6]; &quot;' and advises_shadow.version = &quot;; [.$D6]; &quot; except SELECT shadows.key FROM suggested_shadows INNER JOIN shadows ON suggested_shadows.shadow_key = shadows.key AND suggested_shadows.version = shadows.version INNER JOIN advice ON advice.key = suggested_shadows.advice_key WHERE advice.key = '&quot;; [.$B6]; &quot;' and suggested_shadows.version = &quot;; [.$D6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7 except SELECT shadows.key FROM suggested_shadows INNER JOIN shadows ON suggested_shadows.shadow_key = shadows.key AND suggested_shadows.version = shadows.version INNER JOIN advice ON advice.key = suggested_shadows.advice_key WHERE advice.key = 'healthwatcher.aspects.patterns*UpdateStateObserver.aj}UpdateStateObserver&amp;after&amp;QSubject;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7 except SELECT shadows.key FROM suggested_shadows INNER JOIN shadows ON suggested_shadows.shadow_key = shadows.key AND suggested_shadows.version = shadows.version INNER JOIN advice ON advice.key = suggested_shadows.advice_key WHERE advice.key = 'healthwatcher.aspects.patterns*UpdateStateObserver.aj}UpdateStateObserver&amp;after&amp;QSubject;' and suggested_shadows.version = 7) as foo</text:p>
          </table:table-cell>
          <table:table-cell table:formula="of:=VALUE(ORG.SISTEMA.OO.SQL.JAGUARSQL.EXECUTESQL(&quot;org.postgresql.Driver&quot;;&quot;jdbc:postgresql://localhost/rejuv-pc?user=raffi&quot;;[.Q6]))" office:value-type="float" office:value="59">
            <text:p>59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6]; &quot;' and suggested_shadows.version = &quot;; [.$D6];&quot; except SELECT shadows.key FROM advises_shadow INNER JOIN shadows ON advises_shadow.shadow_key = shadows.key AND advises_shadow.version = shadows.version INNER JOIN advice ON advice.key = advises_shadow.advice_key WHERE advice.key = '&quot;; [.$B6]; &quot;' and advises_shadow.version = &quot;; [.$D6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atterns*UpdateStateObserver.aj}UpdateStateObserver&amp;after&amp;QSubject;' and suggested_shadows.version = 7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atterns*UpdateStateObserver.aj}UpdateStateObserver&amp;after&amp;QSubject;' and suggested_shadows.version = 7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7) as foo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concurrency*HWManagedSynchronization.aj}HWManagedSynchronization&amp;before&amp;QObject;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7]))" office:value-type="float" office:value="1">
            <text:p>1</text:p>
          </table:table-cell>
          <table:table-cell table:formula="of:=CONCATENATE(&quot;SELECT to_char(count(1),'999') FROM advises_shadow WHERE advice_key ='&quot;;[.$B7];&quot;' and version = &quot;; [.$C7])" office:value-type="string" office:string-value="SELECT to_char(count(1),'999') FROM advises_shadow WHERE advice_key ='healthwatcher.aspects.concurrency*HWManagedSynchronization.aj}HWManagedSynchronization&amp;before&amp;QObject;' and version = 8">
            <text:p>SELECT to_char(count(1),'999') FROM advises_shadow WHERE advice_key ='healthwatcher.aspects.concurrency*HWManagedSynchronization.aj}HWManagedSynchronization&amp;before&amp;QObject;' and version = 8</text:p>
          </table:table-cell>
          <table:table-cell table:formula="of:=VALUE(ORG.SISTEMA.OO.SQL.JAGUARSQL.EXECUTESQL(&quot;org.postgresql.Driver&quot;;&quot;jdbc:postgresql://localhost/rejuv-pc?user=raffi&quot;;[.H7]))" office:value-type="float" office:value="3">
            <text:p>3</text:p>
          </table:table-cell>
          <table:table-cell table:formula="of:=CONCATENATE(&quot;SELECT to_char(count(1),'999') FROM advises_shadow WHERE advice_key ='&quot;;[.$B7];&quot;' and version = &quot;; [.$D7])" office:value-type="string" office:string-value="SELECT to_char(count(1),'999') FROM advises_shadow WHERE advice_key ='healthwatcher.aspects.concurrency*HWManagedSynchronization.aj}HWManagedSynchronization&amp;before&amp;QObject;' and version = 9">
            <text:p>SELECT to_char(count(1),'999') FROM advises_shadow WHERE advice_key ='healthwatcher.aspects.concurrency*HWManagedSynchronization.aj}HWManagedSynchronization&amp;before&amp;QObject;' and version = 9</text:p>
          </table:table-cell>
          <table:table-cell table:formula="of:=VALUE(ORG.SISTEMA.OO.SQL.JAGUARSQL.EXECUTESQL(&quot;org.postgresql.Driver&quot;;&quot;jdbc:postgresql://localhost/rejuv-pc?user=raffi&quot;;[.J7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7]; &quot;' and advises_shadow.version = &quot;;[.$D7];&quot; except SELECT shadows.key FROM advises_shadow INNER JOIN shadows ON advises_shadow.shadow_key = shadows.key AND advises_shadow.version = shadows.version INNER JOIN advice ON advice.key = advises_shadow.advice_key WHERE advice.key = '&quot;; [.$B7]; &quot;' and advises_shadow.version = &quot;;[.$C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8) as foo</text:p>
          </table:table-cell>
          <table:table-cell table:formula="of:=VALUE(ORG.SISTEMA.OO.SQL.JAGUARSQL.EXECUTESQL(&quot;org.postgresql.Driver&quot;;&quot;jdbc:postgresql://localhost/rejuv-pc?user=raffi&quot;;[.L7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7]; &quot;' and advises_shadow.version = &quot;;[.$C7];&quot; except SELECT shadows.key FROM advises_shadow INNER JOIN shadows ON advises_shadow.shadow_key = shadows.key AND advises_shadow.version = shadows.version INNER JOIN advice ON advice.key = advises_shadow.advice_key WHERE advice.key = '&quot;; [.$B7]; &quot;' and advises_shadow.version = &quot;;[.$D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9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7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7]; &quot;' and advises_shadow.version = &quot;; [.$D7]; &quot; except SELECT shadows.key FROM suggested_shadows INNER JOIN shadows ON suggested_shadows.shadow_key = shadows.key AND suggested_shadows.version = shadows.version INNER JOIN advice ON advice.key = suggested_shadows.advice_key WHERE advice.key = '&quot;; [.$B7]; &quot;' and suggested_shadows.version = &quot;; [.$D7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concurrency*HWManagedSynchronization.aj}HWManagedSynchronization&amp;before&amp;QObject;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concurrency*HWManagedSynchronization.aj}HWManagedSynchronization&amp;before&amp;QObject;' and suggested_shadows.version = 9) as foo</text:p>
          </table:table-cell>
          <table:table-cell table:formula="of:=VALUE(ORG.SISTEMA.OO.SQL.JAGUARSQL.EXECUTESQL(&quot;org.postgresql.Driver&quot;;&quot;jdbc:postgresql://localhost/rejuv-pc?user=raffi&quot;;[.Q7]))" office:value-type="float" office:value="137">
            <text:p>137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7]; &quot;' and suggested_shadows.version = &quot;; [.$D7];&quot; except SELECT shadows.key FROM advises_shadow INNER JOIN shadows ON advises_shadow.shadow_key = shadows.key AND advises_shadow.version = shadows.version INNER JOIN advice ON advice.key = advises_shadow.advice_key WHERE advice.key = '&quot;; [.$B7]; &quot;' and advises_shadow.version = &quot;; [.$D7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concurrency*HWManagedSynchronization.aj}HWManagedSynchronization&amp;before&amp;QObject;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concurrency*HWManagedSynchronization.aj}HWManagedSynchronization&amp;before&amp;QObject;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9) as foo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concurrency*HWManagedSynchronization.aj}HWManagedSynchronization&amp;before&amp;QObject;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8]))" office:value-type="float" office:value="1">
            <text:p>1</text:p>
          </table:table-cell>
          <table:table-cell table:formula="of:=CONCATENATE(&quot;SELECT to_char(count(1),'999') FROM advises_shadow WHERE advice_key ='&quot;;[.$B8];&quot;' and version = &quot;; [.$C8])" office:value-type="string" office:string-value="SELECT to_char(count(1),'999') FROM advises_shadow WHERE advice_key ='healthwatcher.aspects.concurrency*HWManagedSynchronization.aj}HWManagedSynchronization&amp;before&amp;QObject;2' and version = 8">
            <text:p>SELECT to_char(count(1),'999') FROM advises_shadow WHERE advice_key ='healthwatcher.aspects.concurrency*HWManagedSynchronization.aj}HWManagedSynchronization&amp;before&amp;QObject;2' and version = 8</text:p>
          </table:table-cell>
          <table:table-cell table:formula="of:=VALUE(ORG.SISTEMA.OO.SQL.JAGUARSQL.EXECUTESQL(&quot;org.postgresql.Driver&quot;;&quot;jdbc:postgresql://localhost/rejuv-pc?user=raffi&quot;;[.H8]))" office:value-type="float" office:value="3">
            <text:p>3</text:p>
          </table:table-cell>
          <table:table-cell table:formula="of:=CONCATENATE(&quot;SELECT to_char(count(1),'999') FROM advises_shadow WHERE advice_key ='&quot;;[.$B8];&quot;' and version = &quot;; [.$D8])" office:value-type="string" office:string-value="SELECT to_char(count(1),'999') FROM advises_shadow WHERE advice_key ='healthwatcher.aspects.concurrency*HWManagedSynchronization.aj}HWManagedSynchronization&amp;before&amp;QObject;2' and version = 9">
            <text:p>SELECT to_char(count(1),'999') FROM advises_shadow WHERE advice_key ='healthwatcher.aspects.concurrency*HWManagedSynchronization.aj}HWManagedSynchronization&amp;before&amp;QObject;2' and version = 9</text:p>
          </table:table-cell>
          <table:table-cell table:formula="of:=VALUE(ORG.SISTEMA.OO.SQL.JAGUARSQL.EXECUTESQL(&quot;org.postgresql.Driver&quot;;&quot;jdbc:postgresql://localhost/rejuv-pc?user=raffi&quot;;[.J8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8]; &quot;' and advises_shadow.version = &quot;;[.$D8];&quot; except SELECT shadows.key FROM advises_shadow INNER JOIN shadows ON advises_shadow.shadow_key = shadows.key AND advises_shadow.version = shadows.version INNER JOIN advice ON advice.key = advises_shadow.advice_key WHERE advice.key = '&quot;; [.$B8]; &quot;' and advises_shadow.version = &quot;;[.$C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8) as foo</text:p>
          </table:table-cell>
          <table:table-cell table:formula="of:=VALUE(ORG.SISTEMA.OO.SQL.JAGUARSQL.EXECUTESQL(&quot;org.postgresql.Driver&quot;;&quot;jdbc:postgresql://localhost/rejuv-pc?user=raffi&quot;;[.L8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8]; &quot;' and advises_shadow.version = &quot;;[.$C8];&quot; except SELECT shadows.key FROM advises_shadow INNER JOIN shadows ON advises_shadow.shadow_key = shadows.key AND advises_shadow.version = shadows.version INNER JOIN advice ON advice.key = advises_shadow.advice_key WHERE advice.key = '&quot;; [.$B8]; &quot;' and advises_shadow.version = &quot;;[.$D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9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8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8]; &quot;' and advises_shadow.version = &quot;; [.$D8]; &quot; except SELECT shadows.key FROM suggested_shadows INNER JOIN shadows ON suggested_shadows.shadow_key = shadows.key AND suggested_shadows.version = shadows.version INNER JOIN advice ON advice.key = suggested_shadows.advice_key WHERE advice.key = '&quot;; [.$B8]; &quot;' and suggested_shadows.version = &quot;; [.$D8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concurrency*HWManagedSynchronization.aj}HWManagedSynchronization&amp;before&amp;QObject;2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concurrency*HWManagedSynchronization.aj}HWManagedSynchronization&amp;before&amp;QObject;2' and suggested_shadows.version = 9) as foo</text:p>
          </table:table-cell>
          <table:table-cell table:formula="of:=VALUE(ORG.SISTEMA.OO.SQL.JAGUARSQL.EXECUTESQL(&quot;org.postgresql.Driver&quot;;&quot;jdbc:postgresql://localhost/rejuv-pc?user=raffi&quot;;[.Q8]))" office:value-type="float" office:value="137">
            <text:p>137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8]; &quot;' and suggested_shadows.version = &quot;; [.$D8];&quot; except SELECT shadows.key FROM advises_shadow INNER JOIN shadows ON advises_shadow.shadow_key = shadows.key AND advises_shadow.version = shadows.version INNER JOIN advice ON advice.key = advises_shadow.advice_key WHERE advice.key = '&quot;; [.$B8]; &quot;' and advises_shadow.version = &quot;; [.$D8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concurrency*HWManagedSynchronization.aj}HWManagedSynchronization&amp;before&amp;QObject;2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concurrency*HWManagedSynchronization.aj}HWManagedSynchronization&amp;before&amp;QObject;2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9) as foo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persistence*HWTransactionManagement.aj}HWTransactionManagement&amp;before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9]))" office:value-type="float" office:value="16">
            <text:p>16</text:p>
          </table:table-cell>
          <table:table-cell table:formula="of:=CONCATENATE(&quot;SELECT to_char(count(1),'999') FROM advises_shadow WHERE advice_key ='&quot;;[.$B9];&quot;' and version = &quot;; [.$C9])" office:value-type="string" office:string-value="SELECT to_char(count(1),'999') FROM advises_shadow WHERE advice_key ='healthwatcher.aspects.persistence*HWTransactionManagement.aj}HWTransactionManagement&amp;before' and version = 8">
            <text:p>SELECT to_char(count(1),'999') FROM advises_shadow WHERE advice_key ='healthwatcher.aspects.persistence*HWTransactionManagement.aj}HWTransactionManagement&amp;before' and version = 8</text:p>
          </table:table-cell>
          <table:table-cell table:formula="of:=VALUE(ORG.SISTEMA.OO.SQL.JAGUARSQL.EXECUTESQL(&quot;org.postgresql.Driver&quot;;&quot;jdbc:postgresql://localhost/rejuv-pc?user=raffi&quot;;[.H9]))" office:value-type="float" office:value="25">
            <text:p>25</text:p>
          </table:table-cell>
          <table:table-cell table:formula="of:=CONCATENATE(&quot;SELECT to_char(count(1),'999') FROM advises_shadow WHERE advice_key ='&quot;;[.$B9];&quot;' and version = &quot;; [.$D9])" office:value-type="string" office:string-value="SELECT to_char(count(1),'999') FROM advises_shadow WHERE advice_key ='healthwatcher.aspects.persistence*HWTransactionManagement.aj}HWTransactionManagement&amp;before' and version = 9">
            <text:p>SELECT to_char(count(1),'999') FROM advises_shadow WHERE advice_key ='healthwatcher.aspects.persistence*HWTransactionManagement.aj}HWTransactionManagement&amp;before' and version = 9</text:p>
          </table:table-cell>
          <table:table-cell table:formula="of:=VALUE(ORG.SISTEMA.OO.SQL.JAGUARSQL.EXECUTESQL(&quot;org.postgresql.Driver&quot;;&quot;jdbc:postgresql://localhost/rejuv-pc?user=raffi&quot;;[.J9]))" office:value-type="float" office:value="9">
            <text:p>9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9]; &quot;' and advises_shadow.version = &quot;;[.$D9];&quot; except SELECT shadows.key FROM advises_shadow INNER JOIN shadows ON advises_shadow.shadow_key = shadows.key AND advises_shadow.version = shadows.version INNER JOIN advice ON advice.key = advises_shadow.advice_key WHERE advice.key = '&quot;; [.$B9]; &quot;' and advises_shadow.version = &quot;;[.$C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8) as foo</text:p>
          </table:table-cell>
          <table:table-cell table:formula="of:=VALUE(ORG.SISTEMA.OO.SQL.JAGUARSQL.EXECUTESQL(&quot;org.postgresql.Driver&quot;;&quot;jdbc:postgresql://localhost/rejuv-pc?user=raffi&quot;;[.L9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9]; &quot;' and advises_shadow.version = &quot;;[.$C9];&quot; except SELECT shadows.key FROM advises_shadow INNER JOIN shadows ON advises_shadow.shadow_key = shadows.key AND advises_shadow.version = shadows.version INNER JOIN advice ON advice.key = advises_shadow.advice_key WHERE advice.key = '&quot;; [.$B9]; &quot;' and advises_shadow.version = &quot;;[.$D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9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9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9]; &quot;' and advises_shadow.version = &quot;; [.$D9]; &quot; except SELECT shadows.key FROM suggested_shadows INNER JOIN shadows ON suggested_shadows.shadow_key = shadows.key AND suggested_shadows.version = shadows.version INNER JOIN advice ON advice.key = suggested_shadows.advice_key WHERE advice.key = '&quot;; [.$B9]; &quot;' and suggested_shadows.version = &quot;; [.$D9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before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before' and suggested_shadows.version = 9) as foo</text:p>
          </table:table-cell>
          <table:table-cell table:formula="of:=VALUE(ORG.SISTEMA.OO.SQL.JAGUARSQL.EXECUTESQL(&quot;org.postgresql.Driver&quot;;&quot;jdbc:postgresql://localhost/rejuv-pc?user=raffi&quot;;[.Q9]))" office:value-type="float" office:value="124">
            <text:p>124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9]; &quot;' and suggested_shadows.version = &quot;; [.$D9];&quot; except SELECT shadows.key FROM advises_shadow INNER JOIN shadows ON advises_shadow.shadow_key = shadows.key AND advises_shadow.version = shadows.version INNER JOIN advice ON advice.key = advises_shadow.advice_key WHERE advice.key = '&quot;; [.$B9]; &quot;' and advises_shadow.version = &quot;; [.$D9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before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before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9) as foo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persistence*HWTransactionManagement.aj}HWTransactionManagement&amp;afterReturning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10]))" office:value-type="float" office:value="16">
            <text:p>16</text:p>
          </table:table-cell>
          <table:table-cell table:formula="of:=CONCATENATE(&quot;SELECT to_char(count(1),'999') FROM advises_shadow WHERE advice_key ='&quot;;[.$B10];&quot;' and version = &quot;; [.$C10])" office:value-type="string" office:string-value="SELECT to_char(count(1),'999') FROM advises_shadow WHERE advice_key ='healthwatcher.aspects.persistence*HWTransactionManagement.aj}HWTransactionManagement&amp;afterReturning' and version = 8">
            <text:p>SELECT to_char(count(1),'999') FROM advises_shadow WHERE advice_key ='healthwatcher.aspects.persistence*HWTransactionManagement.aj}HWTransactionManagement&amp;afterReturning' and version = 8</text:p>
          </table:table-cell>
          <table:table-cell table:formula="of:=VALUE(ORG.SISTEMA.OO.SQL.JAGUARSQL.EXECUTESQL(&quot;org.postgresql.Driver&quot;;&quot;jdbc:postgresql://localhost/rejuv-pc?user=raffi&quot;;[.H10]))" office:value-type="float" office:value="25">
            <text:p>25</text:p>
          </table:table-cell>
          <table:table-cell table:formula="of:=CONCATENATE(&quot;SELECT to_char(count(1),'999') FROM advises_shadow WHERE advice_key ='&quot;;[.$B10];&quot;' and version = &quot;; [.$D10])" office:value-type="string" office:string-value="SELECT to_char(count(1),'999') FROM advises_shadow WHERE advice_key ='healthwatcher.aspects.persistence*HWTransactionManagement.aj}HWTransactionManagement&amp;afterReturning' and version = 9">
            <text:p>SELECT to_char(count(1),'999') FROM advises_shadow WHERE advice_key ='healthwatcher.aspects.persistence*HWTransactionManagement.aj}HWTransactionManagement&amp;afterReturning' and version = 9</text:p>
          </table:table-cell>
          <table:table-cell table:formula="of:=VALUE(ORG.SISTEMA.OO.SQL.JAGUARSQL.EXECUTESQL(&quot;org.postgresql.Driver&quot;;&quot;jdbc:postgresql://localhost/rejuv-pc?user=raffi&quot;;[.J10]))" office:value-type="float" office:value="9">
            <text:p>9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0]; &quot;' and advises_shadow.version = &quot;;[.$D10];&quot; except SELECT shadows.key FROM advises_shadow INNER JOIN shadows ON advises_shadow.shadow_key = shadows.key AND advises_shadow.version = shadows.version INNER JOIN advice ON advice.key = advises_shadow.advice_key WHERE advice.key = '&quot;; [.$B10]; &quot;' and advises_shadow.version = &quot;;[.$C10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8) as foo</text:p>
          </table:table-cell>
          <table:table-cell table:formula="of:=VALUE(ORG.SISTEMA.OO.SQL.JAGUARSQL.EXECUTESQL(&quot;org.postgresql.Driver&quot;;&quot;jdbc:postgresql://localhost/rejuv-pc?user=raffi&quot;;[.L10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0]; &quot;' and advises_shadow.version = &quot;;[.$C10];&quot; except SELECT shadows.key FROM advises_shadow INNER JOIN shadows ON advises_shadow.shadow_key = shadows.key AND advises_shadow.version = shadows.version INNER JOIN advice ON advice.key = advises_shadow.advice_key WHERE advice.key = '&quot;; [.$B10]; &quot;' and advises_shadow.version = &quot;;[.$D10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9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10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10]; &quot;' and advises_shadow.version = &quot;; [.$D10]; &quot; except SELECT shadows.key FROM suggested_shadows INNER JOIN shadows ON suggested_shadows.shadow_key = shadows.key AND suggested_shadows.version = shadows.version INNER JOIN advice ON advice.key = suggested_shadows.advice_key WHERE advice.key = '&quot;; [.$B10]; &quot;' and suggested_shadows.version = &quot;; [.$D10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afterReturning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afterReturning' and suggested_shadows.version = 9) as foo</text:p>
          </table:table-cell>
          <table:table-cell table:formula="of:=VALUE(ORG.SISTEMA.OO.SQL.JAGUARSQL.EXECUTESQL(&quot;org.postgresql.Driver&quot;;&quot;jdbc:postgresql://localhost/rejuv-pc?user=raffi&quot;;[.Q10]))" office:value-type="float" office:value="124">
            <text:p>124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10]; &quot;' and suggested_shadows.version = &quot;; [.$D10];&quot; except SELECT shadows.key FROM advises_shadow INNER JOIN shadows ON advises_shadow.shadow_key = shadows.key AND advises_shadow.version = shadows.version INNER JOIN advice ON advice.key = advises_shadow.advice_key WHERE advice.key = '&quot;; [.$B10]; &quot;' and advises_shadow.version = &quot;; [.$D10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afterReturning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afterReturning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9) as foo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persistence*HWTransactionManagement.aj}HWTransactionManagement&amp;afterThrowing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11]))" office:value-type="float" office:value="16">
            <text:p>16</text:p>
          </table:table-cell>
          <table:table-cell table:formula="of:=CONCATENATE(&quot;SELECT to_char(count(1),'999') FROM advises_shadow WHERE advice_key ='&quot;;[.$B11];&quot;' and version = &quot;; [.$C11])" office:value-type="string" office:string-value="SELECT to_char(count(1),'999') FROM advises_shadow WHERE advice_key ='healthwatcher.aspects.persistence*HWTransactionManagement.aj}HWTransactionManagement&amp;afterThrowing' and version = 8">
            <text:p>SELECT to_char(count(1),'999') FROM advises_shadow WHERE advice_key ='healthwatcher.aspects.persistence*HWTransactionManagement.aj}HWTransactionManagement&amp;afterThrowing' and version = 8</text:p>
          </table:table-cell>
          <table:table-cell table:formula="of:=VALUE(ORG.SISTEMA.OO.SQL.JAGUARSQL.EXECUTESQL(&quot;org.postgresql.Driver&quot;;&quot;jdbc:postgresql://localhost/rejuv-pc?user=raffi&quot;;[.H11]))" office:value-type="float" office:value="25">
            <text:p>25</text:p>
          </table:table-cell>
          <table:table-cell table:formula="of:=CONCATENATE(&quot;SELECT to_char(count(1),'999') FROM advises_shadow WHERE advice_key ='&quot;;[.$B11];&quot;' and version = &quot;; [.$D11])" office:value-type="string" office:string-value="SELECT to_char(count(1),'999') FROM advises_shadow WHERE advice_key ='healthwatcher.aspects.persistence*HWTransactionManagement.aj}HWTransactionManagement&amp;afterThrowing' and version = 9">
            <text:p>SELECT to_char(count(1),'999') FROM advises_shadow WHERE advice_key ='healthwatcher.aspects.persistence*HWTransactionManagement.aj}HWTransactionManagement&amp;afterThrowing' and version = 9</text:p>
          </table:table-cell>
          <table:table-cell table:formula="of:=VALUE(ORG.SISTEMA.OO.SQL.JAGUARSQL.EXECUTESQL(&quot;org.postgresql.Driver&quot;;&quot;jdbc:postgresql://localhost/rejuv-pc?user=raffi&quot;;[.J11]))" office:value-type="float" office:value="9">
            <text:p>9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1]; &quot;' and advises_shadow.version = &quot;;[.$D11];&quot; except SELECT shadows.key FROM advises_shadow INNER JOIN shadows ON advises_shadow.shadow_key = shadows.key AND advises_shadow.version = shadows.version INNER JOIN advice ON advice.key = advises_shadow.advice_key WHERE advice.key = '&quot;; [.$B11]; &quot;' and advises_shadow.version = &quot;;[.$C11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8) as foo</text:p>
          </table:table-cell>
          <table:table-cell table:formula="of:=VALUE(ORG.SISTEMA.OO.SQL.JAGUARSQL.EXECUTESQL(&quot;org.postgresql.Driver&quot;;&quot;jdbc:postgresql://localhost/rejuv-pc?user=raffi&quot;;[.L11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1]; &quot;' and advises_shadow.version = &quot;;[.$C11];&quot; except SELECT shadows.key FROM advises_shadow INNER JOIN shadows ON advises_shadow.shadow_key = shadows.key AND advises_shadow.version = shadows.version INNER JOIN advice ON advice.key = advises_shadow.advice_key WHERE advice.key = '&quot;; [.$B11]; &quot;' and advises_shadow.version = &quot;;[.$D11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9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11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11]; &quot;' and advises_shadow.version = &quot;; [.$D11]; &quot; except SELECT shadows.key FROM suggested_shadows INNER JOIN shadows ON suggested_shadows.shadow_key = shadows.key AND suggested_shadows.version = shadows.version INNER JOIN advice ON advice.key = suggested_shadows.advice_key WHERE advice.key = '&quot;; [.$B11]; &quot;' and suggested_shadows.version = &quot;; [.$D11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afterThrowing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afterThrowing' and suggested_shadows.version = 9) as foo</text:p>
          </table:table-cell>
          <table:table-cell table:formula="of:=VALUE(ORG.SISTEMA.OO.SQL.JAGUARSQL.EXECUTESQL(&quot;org.postgresql.Driver&quot;;&quot;jdbc:postgresql://localhost/rejuv-pc?user=raffi&quot;;[.Q11]))" office:value-type="float" office:value="124">
            <text:p>124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11]; &quot;' and suggested_shadows.version = &quot;; [.$D11];&quot; except SELECT shadows.key FROM advises_shadow INNER JOIN shadows ON advises_shadow.shadow_key = shadows.key AND advises_shadow.version = shadows.version INNER JOIN advice ON advice.key = advises_shadow.advice_key WHERE advice.key = '&quot;; [.$B11]; &quot;' and advises_shadow.version = &quot;; [.$D11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afterThrowing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afterThrowing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9) as foo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persistence*HWDataCollection.aj}HWDataCollection&amp;around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12]))" office:value-type="float" office:value="5">
            <text:p>5</text:p>
          </table:table-cell>
          <table:table-cell table:formula="of:=CONCATENATE(&quot;SELECT to_char(count(1),'999') FROM advises_shadow WHERE advice_key ='&quot;;[.$B12];&quot;' and version = &quot;; [.$C12])" office:value-type="string" office:string-value="SELECT to_char(count(1),'999') FROM advises_shadow WHERE advice_key ='healthwatcher.aspects.persistence*HWDataCollection.aj}HWDataCollection&amp;around' and version = 8">
            <text:p>SELECT to_char(count(1),'999') FROM advises_shadow WHERE advice_key ='healthwatcher.aspects.persistence*HWDataCollection.aj}HWDataCollection&amp;around' and version = 8</text:p>
          </table:table-cell>
          <table:table-cell table:formula="of:=VALUE(ORG.SISTEMA.OO.SQL.JAGUARSQL.EXECUTESQL(&quot;org.postgresql.Driver&quot;;&quot;jdbc:postgresql://localhost/rejuv-pc?user=raffi&quot;;[.H12]))" office:value-type="float" office:value="6">
            <text:p>6</text:p>
          </table:table-cell>
          <table:table-cell table:formula="of:=CONCATENATE(&quot;SELECT to_char(count(1),'999') FROM advises_shadow WHERE advice_key ='&quot;;[.$B12];&quot;' and version = &quot;; [.$D12])" office:value-type="string" office:string-value="SELECT to_char(count(1),'999') FROM advises_shadow WHERE advice_key ='healthwatcher.aspects.persistence*HWDataCollection.aj}HWDataCollection&amp;around' and version = 9">
            <text:p>SELECT to_char(count(1),'999') FROM advises_shadow WHERE advice_key ='healthwatcher.aspects.persistence*HWDataCollection.aj}HWDataCollection&amp;around' and version = 9</text:p>
          </table:table-cell>
          <table:table-cell table:formula="of:=VALUE(ORG.SISTEMA.OO.SQL.JAGUARSQL.EXECUTESQL(&quot;org.postgresql.Driver&quot;;&quot;jdbc:postgresql://localhost/rejuv-pc?user=raffi&quot;;[.J12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2]; &quot;' and advises_shadow.version = &quot;;[.$D12];&quot; except SELECT shadows.key FROM advises_shadow INNER JOIN shadows ON advises_shadow.shadow_key = shadows.key AND advises_shadow.version = shadows.version INNER JOIN advice ON advice.key = advises_shadow.advice_key WHERE advice.key = '&quot;; [.$B12]; &quot;' and advises_shadow.version = &quot;;[.$C1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8) as foo</text:p>
          </table:table-cell>
          <table:table-cell table:formula="of:=VALUE(ORG.SISTEMA.OO.SQL.JAGUARSQL.EXECUTESQL(&quot;org.postgresql.Driver&quot;;&quot;jdbc:postgresql://localhost/rejuv-pc?user=raffi&quot;;[.L12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2]; &quot;' and advises_shadow.version = &quot;;[.$C12];&quot; except SELECT shadows.key FROM advises_shadow INNER JOIN shadows ON advises_shadow.shadow_key = shadows.key AND advises_shadow.version = shadows.version INNER JOIN advice ON advice.key = advises_shadow.advice_key WHERE advice.key = '&quot;; [.$B12]; &quot;' and advises_shadow.version = &quot;;[.$D1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9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12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12]; &quot;' and advises_shadow.version = &quot;; [.$D12]; &quot; except SELECT shadows.key FROM suggested_shadows INNER JOIN shadows ON suggested_shadows.shadow_key = shadows.key AND suggested_shadows.version = shadows.version INNER JOIN advice ON advice.key = suggested_shadows.advice_key WHERE advice.key = '&quot;; [.$B12]; &quot;' and suggested_shadows.version = &quot;; [.$D12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ersistence*HWDataCollection.aj}HWDataCollection&amp;around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ersistence*HWDataCollection.aj}HWDataCollection&amp;around' and suggested_shadows.version = 9) as foo</text:p>
          </table:table-cell>
          <table:table-cell table:formula="of:=VALUE(ORG.SISTEMA.OO.SQL.JAGUARSQL.EXECUTESQL(&quot;org.postgresql.Driver&quot;;&quot;jdbc:postgresql://localhost/rejuv-pc?user=raffi&quot;;[.Q12]))" office:value-type="float" office:value="26">
            <text:p>26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12]; &quot;' and suggested_shadows.version = &quot;; [.$D12];&quot; except SELECT shadows.key FROM advises_shadow INNER JOIN shadows ON advises_shadow.shadow_key = shadows.key AND advises_shadow.version = shadows.version INNER JOIN advice ON advice.key = advises_shadow.advice_key WHERE advice.key = '&quot;; [.$B12]; &quot;' and advises_shadow.version = &quot;; [.$D12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ersistence*HWDataCollection.aj}HWDataCollection&amp;around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ersistence*HWDataCollection.aj}HWDataCollection&amp;around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DataCollection.aj}HWDataCollection&amp;around' and advises_shadow.version = 9) as foo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exceptionHandling*HWUpdateObserverExceptionHandler.aj}HWUpdateObserverExceptionHandler&amp;around&amp;QCommandServlet;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13]))" office:value-type="float" office:value="3">
            <text:p>3</text:p>
          </table:table-cell>
          <table:table-cell table:formula="of:=CONCATENATE(&quot;SELECT to_char(count(1),'999') FROM advises_shadow WHERE advice_key ='&quot;;[.$B13];&quot;' and version = &quot;; [.$C13])" office:value-type="string" office:string-value="SELECT to_char(count(1),'999') FROM advises_shadow WHERE advice_key ='healthwatcher.aspects.exceptionHandling*HWUpdateObserverExceptionHandler.aj}HWUpdateObserverExceptionHandler&amp;around&amp;QCommandServlet;' and version = 8">
            <text:p>SELECT to_char(count(1),'999') FROM advises_shadow WHERE advice_key ='healthwatcher.aspects.exceptionHandling*HWUpdateObserverExceptionHandler.aj}HWUpdateObserverExceptionHandler&amp;around&amp;QCommandServlet;' and version = 8</text:p>
          </table:table-cell>
          <table:table-cell table:formula="of:=VALUE(ORG.SISTEMA.OO.SQL.JAGUARSQL.EXECUTESQL(&quot;org.postgresql.Driver&quot;;&quot;jdbc:postgresql://localhost/rejuv-pc?user=raffi&quot;;[.H13]))" office:value-type="float" office:value="5">
            <text:p>5</text:p>
          </table:table-cell>
          <table:table-cell table:formula="of:=CONCATENATE(&quot;SELECT to_char(count(1),'999') FROM advises_shadow WHERE advice_key ='&quot;;[.$B13];&quot;' and version = &quot;; [.$D13])" office:value-type="string" office:string-value="SELECT to_char(count(1),'999') FROM advises_shadow WHERE advice_key ='healthwatcher.aspects.exceptionHandling*HWUpdateObserverExceptionHandler.aj}HWUpdateObserverExceptionHandler&amp;around&amp;QCommandServlet;' and version = 9">
            <text:p>SELECT to_char(count(1),'999') FROM advises_shadow WHERE advice_key ='healthwatcher.aspects.exceptionHandling*HWUpdateObserverExceptionHandler.aj}HWUpdateObserverExceptionHandler&amp;around&amp;QCommandServlet;' and version = 9</text:p>
          </table:table-cell>
          <table:table-cell table:formula="of:=VALUE(ORG.SISTEMA.OO.SQL.JAGUARSQL.EXECUTESQL(&quot;org.postgresql.Driver&quot;;&quot;jdbc:postgresql://localhost/rejuv-pc?user=raffi&quot;;[.J13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3]; &quot;' and advises_shadow.version = &quot;;[.$D13];&quot; except SELECT shadows.key FROM advises_shadow INNER JOIN shadows ON advises_shadow.shadow_key = shadows.key AND advises_shadow.version = shadows.version INNER JOIN advice ON advice.key = advises_shadow.advice_key WHERE advice.key = '&quot;; [.$B13]; &quot;' and advises_shadow.version = &quot;;[.$C1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8) as foo</text:p>
          </table:table-cell>
          <table:table-cell table:formula="of:=VALUE(ORG.SISTEMA.OO.SQL.JAGUARSQL.EXECUTESQL(&quot;org.postgresql.Driver&quot;;&quot;jdbc:postgresql://localhost/rejuv-pc?user=raffi&quot;;[.L13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3]; &quot;' and advises_shadow.version = &quot;;[.$C13];&quot; except SELECT shadows.key FROM advises_shadow INNER JOIN shadows ON advises_shadow.shadow_key = shadows.key AND advises_shadow.version = shadows.version INNER JOIN advice ON advice.key = advises_shadow.advice_key WHERE advice.key = '&quot;; [.$B13]; &quot;' and advises_shadow.version = &quot;;[.$D1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9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13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13]; &quot;' and advises_shadow.version = &quot;; [.$D13]; &quot; except SELECT shadows.key FROM suggested_shadows INNER JOIN shadows ON suggested_shadows.shadow_key = shadows.key AND suggested_shadows.version = shadows.version INNER JOIN advice ON advice.key = suggested_shadows.advice_key WHERE advice.key = '&quot;; [.$B13]; &quot;' and suggested_shadows.version = &quot;; [.$D13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UpdateObserverExceptionHandler.aj}HWUpdateObserverExceptionHandler&amp;around&amp;QCommandServlet;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UpdateObserverExceptionHandler.aj}HWUpdateObserverExceptionHandler&amp;around&amp;QCommandServlet;' and suggested_shadows.version = 9) as foo</text:p>
          </table:table-cell>
          <table:table-cell table:formula="of:=VALUE(ORG.SISTEMA.OO.SQL.JAGUARSQL.EXECUTESQL(&quot;org.postgresql.Driver&quot;;&quot;jdbc:postgresql://localhost/rejuv-pc?user=raffi&quot;;[.Q13]))" office:value-type="float" office:value="118">
            <text:p>118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13]; &quot;' and suggested_shadows.version = &quot;; [.$D13];&quot; except SELECT shadows.key FROM advises_shadow INNER JOIN shadows ON advises_shadow.shadow_key = shadows.key AND advises_shadow.version = shadows.version INNER JOIN advice ON advice.key = advises_shadow.advice_key WHERE advice.key = '&quot;; [.$B13]; &quot;' and advises_shadow.version = &quot;; [.$D13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UpdateObserverExceptionHandler.aj}HWUpdateObserverExceptionHandler&amp;around&amp;QCommandServlet;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UpdateObserverExceptionHandler.aj}HWUpdateObserverExceptionHandler&amp;around&amp;QCommandServlet;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exceptionHandling*HWUpdateObserverExceptionHandler.aj}HWUpdateObserverExceptionHandler&amp;around&amp;QCommandServlet;' and advises_shadow.version = 9) as foo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patterns*UpdateStateObserver.aj}UpdateStateObserver&amp;after&amp;QSubject;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14]))" office:value-type="float" office:value="3">
            <text:p>3</text:p>
          </table:table-cell>
          <table:table-cell table:formula="of:=CONCATENATE(&quot;SELECT to_char(count(1),'999') FROM advises_shadow WHERE advice_key ='&quot;;[.$B14];&quot;' and version = &quot;; [.$C14])" office:value-type="string" office:string-value="SELECT to_char(count(1),'999') FROM advises_shadow WHERE advice_key ='healthwatcher.aspects.patterns*UpdateStateObserver.aj}UpdateStateObserver&amp;after&amp;QSubject;' and version = 8">
            <text:p>SELECT to_char(count(1),'999') FROM advises_shadow WHERE advice_key ='healthwatcher.aspects.patterns*UpdateStateObserver.aj}UpdateStateObserver&amp;after&amp;QSubject;' and version = 8</text:p>
          </table:table-cell>
          <table:table-cell table:formula="of:=VALUE(ORG.SISTEMA.OO.SQL.JAGUARSQL.EXECUTESQL(&quot;org.postgresql.Driver&quot;;&quot;jdbc:postgresql://localhost/rejuv-pc?user=raffi&quot;;[.H14]))" office:value-type="float" office:value="5">
            <text:p>5</text:p>
          </table:table-cell>
          <table:table-cell table:formula="of:=CONCATENATE(&quot;SELECT to_char(count(1),'999') FROM advises_shadow WHERE advice_key ='&quot;;[.$B14];&quot;' and version = &quot;; [.$D14])" office:value-type="string" office:string-value="SELECT to_char(count(1),'999') FROM advises_shadow WHERE advice_key ='healthwatcher.aspects.patterns*UpdateStateObserver.aj}UpdateStateObserver&amp;after&amp;QSubject;' and version = 9">
            <text:p>SELECT to_char(count(1),'999') FROM advises_shadow WHERE advice_key ='healthwatcher.aspects.patterns*UpdateStateObserver.aj}UpdateStateObserver&amp;after&amp;QSubject;' and version = 9</text:p>
          </table:table-cell>
          <table:table-cell table:formula="of:=VALUE(ORG.SISTEMA.OO.SQL.JAGUARSQL.EXECUTESQL(&quot;org.postgresql.Driver&quot;;&quot;jdbc:postgresql://localhost/rejuv-pc?user=raffi&quot;;[.J14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4]; &quot;' and advises_shadow.version = &quot;;[.$D14];&quot; except SELECT shadows.key FROM advises_shadow INNER JOIN shadows ON advises_shadow.shadow_key = shadows.key AND advises_shadow.version = shadows.version INNER JOIN advice ON advice.key = advises_shadow.advice_key WHERE advice.key = '&quot;; [.$B14]; &quot;' and advises_shadow.version = &quot;;[.$C1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8) as foo</text:p>
          </table:table-cell>
          <table:table-cell table:formula="of:=VALUE(ORG.SISTEMA.OO.SQL.JAGUARSQL.EXECUTESQL(&quot;org.postgresql.Driver&quot;;&quot;jdbc:postgresql://localhost/rejuv-pc?user=raffi&quot;;[.L14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4]; &quot;' and advises_shadow.version = &quot;;[.$C14];&quot; except SELECT shadows.key FROM advises_shadow INNER JOIN shadows ON advises_shadow.shadow_key = shadows.key AND advises_shadow.version = shadows.version INNER JOIN advice ON advice.key = advises_shadow.advice_key WHERE advice.key = '&quot;; [.$B14]; &quot;' and advises_shadow.version = &quot;;[.$D1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9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14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14]; &quot;' and advises_shadow.version = &quot;; [.$D14]; &quot; except SELECT shadows.key FROM suggested_shadows INNER JOIN shadows ON suggested_shadows.shadow_key = shadows.key AND suggested_shadows.version = shadows.version INNER JOIN advice ON advice.key = suggested_shadows.advice_key WHERE advice.key = '&quot;; [.$B14]; &quot;' and suggested_shadows.version = &quot;; [.$D14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atterns*UpdateStateObserver.aj}UpdateStateObserver&amp;after&amp;QSubject;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atterns*UpdateStateObserver.aj}UpdateStateObserver&amp;after&amp;QSubject;' and suggested_shadows.version = 9) as foo</text:p>
          </table:table-cell>
          <table:table-cell table:formula="of:=VALUE(ORG.SISTEMA.OO.SQL.JAGUARSQL.EXECUTESQL(&quot;org.postgresql.Driver&quot;;&quot;jdbc:postgresql://localhost/rejuv-pc?user=raffi&quot;;[.Q14]))" office:value-type="float" office:value="58">
            <text:p>58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14]; &quot;' and suggested_shadows.version = &quot;; [.$D14];&quot; except SELECT shadows.key FROM advises_shadow INNER JOIN shadows ON advises_shadow.shadow_key = shadows.key AND advises_shadow.version = shadows.version INNER JOIN advice ON advice.key = advises_shadow.advice_key WHERE advice.key = '&quot;; [.$B14]; &quot;' and advises_shadow.version = &quot;; [.$D14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atterns*UpdateStateObserver.aj}UpdateStateObserver&amp;after&amp;QSubject;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atterns*UpdateStateObserver.aj}UpdateStateObserver&amp;after&amp;QSubject;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9) as foo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lib.patterns*ObserverProtocol.aj}ObserverProtocol&amp;after&amp;QSubject;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15]))" office:value-type="float" office:value="7">
            <text:p>7</text:p>
          </table:table-cell>
          <table:table-cell table:formula="of:=CONCATENATE(&quot;SELECT to_char(count(1),'999') FROM advises_shadow WHERE advice_key ='&quot;;[.$B15];&quot;' and version = &quot;; [.$C15])" office:value-type="string" office:string-value="SELECT to_char(count(1),'999') FROM advises_shadow WHERE advice_key ='lib.patterns*ObserverProtocol.aj}ObserverProtocol&amp;after&amp;QSubject;' and version = 8">
            <text:p>SELECT to_char(count(1),'999') FROM advises_shadow WHERE advice_key ='lib.patterns*ObserverProtocol.aj}ObserverProtocol&amp;after&amp;QSubject;' and version = 8</text:p>
          </table:table-cell>
          <table:table-cell table:formula="of:=VALUE(ORG.SISTEMA.OO.SQL.JAGUARSQL.EXECUTESQL(&quot;org.postgresql.Driver&quot;;&quot;jdbc:postgresql://localhost/rejuv-pc?user=raffi&quot;;[.H15]))" office:value-type="float" office:value="12">
            <text:p>12</text:p>
          </table:table-cell>
          <table:table-cell table:formula="of:=CONCATENATE(&quot;SELECT to_char(count(1),'999') FROM advises_shadow WHERE advice_key ='&quot;;[.$B15];&quot;' and version = &quot;; [.$D15])" office:value-type="string" office:string-value="SELECT to_char(count(1),'999') FROM advises_shadow WHERE advice_key ='lib.patterns*ObserverProtocol.aj}ObserverProtocol&amp;after&amp;QSubject;' and version = 9">
            <text:p>SELECT to_char(count(1),'999') FROM advises_shadow WHERE advice_key ='lib.patterns*ObserverProtocol.aj}ObserverProtocol&amp;after&amp;QSubject;' and version = 9</text:p>
          </table:table-cell>
          <table:table-cell table:formula="of:=VALUE(ORG.SISTEMA.OO.SQL.JAGUARSQL.EXECUTESQL(&quot;org.postgresql.Driver&quot;;&quot;jdbc:postgresql://localhost/rejuv-pc?user=raffi&quot;;[.J15]))" office:value-type="float" office:value="5">
            <text:p>5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5]; &quot;' and advises_shadow.version = &quot;;[.$D15];&quot; except SELECT shadows.key FROM advises_shadow INNER JOIN shadows ON advises_shadow.shadow_key = shadows.key AND advises_shadow.version = shadows.version INNER JOIN advice ON advice.key = advises_shadow.advice_key WHERE advice.key = '&quot;; [.$B15]; &quot;' and advises_shadow.version = &quot;;[.$C1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9 except 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9 except 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8) as foo</text:p>
          </table:table-cell>
          <table:table-cell table:formula="of:=VALUE(ORG.SISTEMA.OO.SQL.JAGUARSQL.EXECUTESQL(&quot;org.postgresql.Driver&quot;;&quot;jdbc:postgresql://localhost/rejuv-pc?user=raffi&quot;;[.L15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5]; &quot;' and advises_shadow.version = &quot;;[.$C15];&quot; except SELECT shadows.key FROM advises_shadow INNER JOIN shadows ON advises_shadow.shadow_key = shadows.key AND advises_shadow.version = shadows.version INNER JOIN advice ON advice.key = advises_shadow.advice_key WHERE advice.key = '&quot;; [.$B15]; &quot;' and advises_shadow.version = &quot;;[.$D1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8 except 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8 except 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9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15]))" office:value-type="float" office:value="5">
            <text:p>5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15]; &quot;' and advises_shadow.version = &quot;; [.$D15]; &quot; except SELECT shadows.key FROM suggested_shadows INNER JOIN shadows ON suggested_shadows.shadow_key = shadows.key AND suggested_shadows.version = shadows.version INNER JOIN advice ON advice.key = suggested_shadows.advice_key WHERE advice.key = '&quot;; [.$B15]; &quot;' and suggested_shadows.version = &quot;; [.$D15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9 except SELECT shadows.key FROM suggested_shadows INNER JOIN shadows ON suggested_shadows.shadow_key = shadows.key AND suggested_shadows.version = shadows.version INNER JOIN advice ON advice.key = suggested_shadows.advice_key WHERE advice.key = 'lib.patterns*ObserverProtocol.aj}ObserverProtocol&amp;after&amp;QSubject;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9 except SELECT shadows.key FROM suggested_shadows INNER JOIN shadows ON suggested_shadows.shadow_key = shadows.key AND suggested_shadows.version = shadows.version INNER JOIN advice ON advice.key = suggested_shadows.advice_key WHERE advice.key = 'lib.patterns*ObserverProtocol.aj}ObserverProtocol&amp;after&amp;QSubject;' and suggested_shadows.version = 9) as foo</text:p>
          </table:table-cell>
          <table:table-cell table:formula="of:=VALUE(ORG.SISTEMA.OO.SQL.JAGUARSQL.EXECUTESQL(&quot;org.postgresql.Driver&quot;;&quot;jdbc:postgresql://localhost/rejuv-pc?user=raffi&quot;;[.Q15]))" office:value-type="float" office:value="134">
            <text:p>134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15]; &quot;' and suggested_shadows.version = &quot;; [.$D15];&quot; except SELECT shadows.key FROM advises_shadow INNER JOIN shadows ON advises_shadow.shadow_key = shadows.key AND advises_shadow.version = shadows.version INNER JOIN advice ON advice.key = advises_shadow.advice_key WHERE advice.key = '&quot;; [.$B15]; &quot;' and advises_shadow.version = &quot;; [.$D15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ib.patterns*ObserverProtocol.aj}ObserverProtocol&amp;after&amp;QSubject;' and suggested_shadows.version = 9 except 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ib.patterns*ObserverProtocol.aj}ObserverProtocol&amp;after&amp;QSubject;' and suggested_shadows.version = 9 except SELECT shadows.key FROM advises_shadow INNER JOIN shadows ON advises_shadow.shadow_key = shadows.key AND advises_shadow.version = shadows.version INNER JOIN advice ON advice.key = advises_shadow.advice_key WHERE advice.key = 'lib.patterns*ObserverProtocol.aj}ObserverProtocol&amp;after&amp;QSubject;' and advises_shadow.version = 9) as foo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distribution*RMIClientDistribution.aj}RMIClientDistribution&amp;around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16]))" office:value-type="float" office:value="16">
            <text:p>16</text:p>
          </table:table-cell>
          <table:table-cell table:formula="of:=CONCATENATE(&quot;SELECT to_char(count(1),'999') FROM advises_shadow WHERE advice_key ='&quot;;[.$B16];&quot;' and version = &quot;; [.$C16])" office:value-type="string" office:string-value="SELECT to_char(count(1),'999') FROM advises_shadow WHERE advice_key ='healthwatcher.aspects.distribution*RMIClientDistribution.aj}RMIClientDistribution&amp;around' and version = 8">
            <text:p>SELECT to_char(count(1),'999') FROM advises_shadow WHERE advice_key ='healthwatcher.aspects.distribution*RMIClientDistribution.aj}RMIClientDistribution&amp;around' and version = 8</text:p>
          </table:table-cell>
          <table:table-cell table:formula="of:=VALUE(ORG.SISTEMA.OO.SQL.JAGUARSQL.EXECUTESQL(&quot;org.postgresql.Driver&quot;;&quot;jdbc:postgresql://localhost/rejuv-pc?user=raffi&quot;;[.H16]))" office:value-type="float" office:value="24">
            <text:p>24</text:p>
          </table:table-cell>
          <table:table-cell table:formula="of:=CONCATENATE(&quot;SELECT to_char(count(1),'999') FROM advises_shadow WHERE advice_key ='&quot;;[.$B16];&quot;' and version = &quot;; [.$D16])" office:value-type="string" office:string-value="SELECT to_char(count(1),'999') FROM advises_shadow WHERE advice_key ='healthwatcher.aspects.distribution*RMIClientDistribution.aj}RMIClientDistribution&amp;around' and version = 9">
            <text:p>SELECT to_char(count(1),'999') FROM advises_shadow WHERE advice_key ='healthwatcher.aspects.distribution*RMIClientDistribution.aj}RMIClientDistribution&amp;around' and version = 9</text:p>
          </table:table-cell>
          <table:table-cell table:formula="of:=VALUE(ORG.SISTEMA.OO.SQL.JAGUARSQL.EXECUTESQL(&quot;org.postgresql.Driver&quot;;&quot;jdbc:postgresql://localhost/rejuv-pc?user=raffi&quot;;[.J16]))" office:value-type="float" office:value="8">
            <text:p>8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6]; &quot;' and advises_shadow.version = &quot;;[.$D16];&quot; except SELECT shadows.key FROM advises_shadow INNER JOIN shadows ON advises_shadow.shadow_key = shadows.key AND advises_shadow.version = shadows.version INNER JOIN advice ON advice.key = advises_shadow.advice_key WHERE advice.key = '&quot;; [.$B16]; &quot;' and advises_shadow.version = &quot;;[.$C1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8) as foo</text:p>
          </table:table-cell>
          <table:table-cell table:formula="of:=VALUE(ORG.SISTEMA.OO.SQL.JAGUARSQL.EXECUTESQL(&quot;org.postgresql.Driver&quot;;&quot;jdbc:postgresql://localhost/rejuv-pc?user=raffi&quot;;[.L16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6]; &quot;' and advises_shadow.version = &quot;;[.$C16];&quot; except SELECT shadows.key FROM advises_shadow INNER JOIN shadows ON advises_shadow.shadow_key = shadows.key AND advises_shadow.version = shadows.version INNER JOIN advice ON advice.key = advises_shadow.advice_key WHERE advice.key = '&quot;; [.$B16]; &quot;' and advises_shadow.version = &quot;;[.$D1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9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16]))" office:value-type="float" office:value="7">
            <text:p>7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16]; &quot;' and advises_shadow.version = &quot;; [.$D16]; &quot; except SELECT shadows.key FROM suggested_shadows INNER JOIN shadows ON suggested_shadows.shadow_key = shadows.key AND suggested_shadows.version = shadows.version INNER JOIN advice ON advice.key = suggested_shadows.advice_key WHERE advice.key = '&quot;; [.$B16]; &quot;' and suggested_shadows.version = &quot;; [.$D16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distribution*RMIClientDistribution.aj}RMIClientDistribution&amp;around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distribution*RMIClientDistribution.aj}RMIClientDistribution&amp;around' and suggested_shadows.version = 9) as foo</text:p>
          </table:table-cell>
          <table:table-cell table:formula="of:=VALUE(ORG.SISTEMA.OO.SQL.JAGUARSQL.EXECUTESQL(&quot;org.postgresql.Driver&quot;;&quot;jdbc:postgresql://localhost/rejuv-pc?user=raffi&quot;;[.Q16]))" office:value-type="float" office:value="355">
            <text:p>355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16]; &quot;' and suggested_shadows.version = &quot;; [.$D16];&quot; except SELECT shadows.key FROM advises_shadow INNER JOIN shadows ON advises_shadow.shadow_key = shadows.key AND advises_shadow.version = shadows.version INNER JOIN advice ON advice.key = advises_shadow.advice_key WHERE advice.key = '&quot;; [.$B16]; &quot;' and advises_shadow.version = &quot;; [.$D16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distribution*RMIClientDistribution.aj}RMIClientDistribution&amp;around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distribution*RMIClientDistribution.aj}RMIClientDistribution&amp;around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distribution*RMIClientDistribution.aj}RMIClientDistribution&amp;around' and advises_shadow.version = 9) as foo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DataModelAspectEH.aj}DataModelAspectEH&amp;afterThrowing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ALUE(ORG.SISTEMA.OO.SQL.JAGUARSQL.EXECUTESQL(&quot;org.postgresql.Driver&quot;;&quot;jdbc:postgresql://localhost/rejuv-pc?user=raffi&quot;;[.F17]))" office:value-type="float" office:value="1">
            <text:p>1</text:p>
          </table:table-cell>
          <table:table-cell table:formula="of:=CONCATENATE(&quot;SELECT to_char(count(1),'999') FROM advises_shadow WHERE advice_key ='&quot;;[.$B17];&quot;' and version = &quot;; [.$C17])" office:value-type="string" office:string-value="SELECT to_char(count(1),'999') FROM advises_shadow WHERE advice_key ='lancs.midp.aspects.exceptionblocks*DataModelAspectEH.aj}DataModelAspectEH&amp;afterThrowing6' and version = 2">
            <text:p>SELECT to_char(count(1),'999') FROM advises_shadow WHERE advice_key ='lancs.midp.aspects.exceptionblocks*DataModelAspectEH.aj}DataModelAspectEH&amp;afterThrowing6' and version = 2</text:p>
          </table:table-cell>
          <table:table-cell table:formula="of:=VALUE(ORG.SISTEMA.OO.SQL.JAGUARSQL.EXECUTESQL(&quot;org.postgresql.Driver&quot;;&quot;jdbc:postgresql://localhost/rejuv-pc?user=raffi&quot;;[.H17]))" office:value-type="float" office:value="1">
            <text:p>1</text:p>
          </table:table-cell>
          <table:table-cell table:formula="of:=CONCATENATE(&quot;SELECT to_char(count(1),'999') FROM advises_shadow WHERE advice_key ='&quot;;[.$B17];&quot;' and version = &quot;; [.$D17])" office:value-type="string" office:string-value="SELECT to_char(count(1),'999') FROM advises_shadow WHERE advice_key ='lancs.midp.aspects.exceptionblocks*DataModelAspectEH.aj}DataModelAspectEH&amp;afterThrowing6' and version = 3">
            <text:p>SELECT to_char(count(1),'999') FROM advises_shadow WHERE advice_key ='lancs.midp.aspects.exceptionblocks*DataModelAspectEH.aj}DataModelAspectEH&amp;afterThrowing6' and version = 3</text:p>
          </table:table-cell>
          <table:table-cell table:formula="of:=VALUE(ORG.SISTEMA.OO.SQL.JAGUARSQL.EXECUTESQL(&quot;org.postgresql.Driver&quot;;&quot;jdbc:postgresql://localhost/rejuv-pc?user=raffi&quot;;[.J17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7]; &quot;' and advises_shadow.version = &quot;;[.$D17];&quot; except SELECT shadows.key FROM advises_shadow INNER JOIN shadows ON advises_shadow.shadow_key = shadows.key AND advises_shadow.version = shadows.version INNER JOIN advice ON advice.key = advises_shadow.advice_key WHERE advice.key = '&quot;; [.$B17]; &quot;' and advises_shadow.version = &quot;;[.$C1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3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3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2) as foo</text:p>
          </table:table-cell>
          <table:table-cell table:formula="of:=VALUE(ORG.SISTEMA.OO.SQL.JAGUARSQL.EXECUTESQL(&quot;org.postgresql.Driver&quot;;&quot;jdbc:postgresql://localhost/rejuv-pc?user=raffi&quot;;[.L17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7]; &quot;' and advises_shadow.version = &quot;;[.$C17];&quot; except SELECT shadows.key FROM advises_shadow INNER JOIN shadows ON advises_shadow.shadow_key = shadows.key AND advises_shadow.version = shadows.version INNER JOIN advice ON advice.key = advises_shadow.advice_key WHERE advice.key = '&quot;; [.$B17]; &quot;' and advises_shadow.version = &quot;;[.$D1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2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3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2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3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17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17]; &quot;' and advises_shadow.version = &quot;; [.$D17]; &quot; except SELECT shadows.key FROM suggested_shadows INNER JOIN shadows ON suggested_shadows.shadow_key = shadows.key AND suggested_shadows.version = shadows.version INNER JOIN advice ON advice.key = suggested_shadows.advice_key WHERE advice.key = '&quot;; [.$B17]; &quot;' and suggested_shadows.version = &quot;; [.$D17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3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fterThrowing6' and suggested_shadows.version = 3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3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fterThrowing6' and suggested_shadows.version = 3) as foo</text:p>
          </table:table-cell>
          <table:table-cell table:formula="of:=VALUE(ORG.SISTEMA.OO.SQL.JAGUARSQL.EXECUTESQL(&quot;org.postgresql.Driver&quot;;&quot;jdbc:postgresql://localhost/rejuv-pc?user=raffi&quot;;[.Q17]))" office:value-type="float" office:value="90">
            <text:p>90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17]; &quot;' and suggested_shadows.version = &quot;; [.$D17];&quot; except SELECT shadows.key FROM advises_shadow INNER JOIN shadows ON advises_shadow.shadow_key = shadows.key AND advises_shadow.version = shadows.version INNER JOIN advice ON advice.key = advises_shadow.advice_key WHERE advice.key = '&quot;; [.$B17]; &quot;' and advises_shadow.version = &quot;; [.$D17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fterThrowing6' and suggested_shadows.version = 3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3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fterThrowing6' and suggested_shadows.version = 3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3) as fo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ControllerAspectEH.aj}ControllerAspectEH&amp;around&amp;QBaseController;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ALUE(ORG.SISTEMA.OO.SQL.JAGUARSQL.EXECUTESQL(&quot;org.postgresql.Driver&quot;;&quot;jdbc:postgresql://localhost/rejuv-pc?user=raffi&quot;;[.F18]))" office:value-type="float" office:value="1">
            <text:p>1</text:p>
          </table:table-cell>
          <table:table-cell table:formula="of:=CONCATENATE(&quot;SELECT to_char(count(1),'999') FROM advises_shadow WHERE advice_key ='&quot;;[.$B18];&quot;' and version = &quot;; [.$C18])" office:value-type="string" office:string-value="SELECT to_char(count(1),'999') FROM advises_shadow WHERE advice_key ='lancs.midp.aspects.exceptionblocks*ControllerAspectEH.aj}ControllerAspectEH&amp;around&amp;QBaseController;2' and version = 2">
            <text:p>SELECT to_char(count(1),'999') FROM advises_shadow WHERE advice_key ='lancs.midp.aspects.exceptionblocks*ControllerAspectEH.aj}ControllerAspectEH&amp;around&amp;QBaseController;2' and version = 2</text:p>
          </table:table-cell>
          <table:table-cell table:formula="of:=VALUE(ORG.SISTEMA.OO.SQL.JAGUARSQL.EXECUTESQL(&quot;org.postgresql.Driver&quot;;&quot;jdbc:postgresql://localhost/rejuv-pc?user=raffi&quot;;[.H18]))" office:value-type="float" office:value="1">
            <text:p>1</text:p>
          </table:table-cell>
          <table:table-cell table:formula="of:=CONCATENATE(&quot;SELECT to_char(count(1),'999') FROM advises_shadow WHERE advice_key ='&quot;;[.$B18];&quot;' and version = &quot;; [.$D18])" office:value-type="string" office:string-value="SELECT to_char(count(1),'999') FROM advises_shadow WHERE advice_key ='lancs.midp.aspects.exceptionblocks*ControllerAspectEH.aj}ControllerAspectEH&amp;around&amp;QBaseController;2' and version = 3">
            <text:p>SELECT to_char(count(1),'999') FROM advises_shadow WHERE advice_key ='lancs.midp.aspects.exceptionblocks*ControllerAspectEH.aj}ControllerAspectEH&amp;around&amp;QBaseController;2' and version = 3</text:p>
          </table:table-cell>
          <table:table-cell table:formula="of:=VALUE(ORG.SISTEMA.OO.SQL.JAGUARSQL.EXECUTESQL(&quot;org.postgresql.Driver&quot;;&quot;jdbc:postgresql://localhost/rejuv-pc?user=raffi&quot;;[.J18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8]; &quot;' and advises_shadow.version = &quot;;[.$D18];&quot; except SELECT shadows.key FROM advises_shadow INNER JOIN shadows ON advises_shadow.shadow_key = shadows.key AND advises_shadow.version = shadows.version INNER JOIN advice ON advice.key = advises_shadow.advice_key WHERE advice.key = '&quot;; [.$B18]; &quot;' and advises_shadow.version = &quot;;[.$C1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3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3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2) as foo</text:p>
          </table:table-cell>
          <table:table-cell table:formula="of:=VALUE(ORG.SISTEMA.OO.SQL.JAGUARSQL.EXECUTESQL(&quot;org.postgresql.Driver&quot;;&quot;jdbc:postgresql://localhost/rejuv-pc?user=raffi&quot;;[.L18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8]; &quot;' and advises_shadow.version = &quot;;[.$C18];&quot; except SELECT shadows.key FROM advises_shadow INNER JOIN shadows ON advises_shadow.shadow_key = shadows.key AND advises_shadow.version = shadows.version INNER JOIN advice ON advice.key = advises_shadow.advice_key WHERE advice.key = '&quot;; [.$B18]; &quot;' and advises_shadow.version = &quot;;[.$D1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2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3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2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3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18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18]; &quot;' and advises_shadow.version = &quot;; [.$D18]; &quot; except SELECT shadows.key FROM suggested_shadows INNER JOIN shadows ON suggested_shadows.shadow_key = shadows.key AND suggested_shadows.version = shadows.version INNER JOIN advice ON advice.key = suggested_shadows.advice_key WHERE advice.key = '&quot;; [.$B18]; &quot;' and suggested_shadows.version = &quot;; [.$D18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3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BaseController;2' and suggested_shadows.version = 3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3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BaseController;2' and suggested_shadows.version = 3) as foo</text:p>
          </table:table-cell>
          <table:table-cell table:formula="of:=VALUE(ORG.SISTEMA.OO.SQL.JAGUARSQL.EXECUTESQL(&quot;org.postgresql.Driver&quot;;&quot;jdbc:postgresql://localhost/rejuv-pc?user=raffi&quot;;[.Q18]))" office:value-type="float" office:value="85">
            <text:p>85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18]; &quot;' and suggested_shadows.version = &quot;; [.$D18];&quot; except SELECT shadows.key FROM advises_shadow INNER JOIN shadows ON advises_shadow.shadow_key = shadows.key AND advises_shadow.version = shadows.version INNER JOIN advice ON advice.key = advises_shadow.advice_key WHERE advice.key = '&quot;; [.$B18]; &quot;' and advises_shadow.version = &quot;; [.$D18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BaseController;2' and suggested_shadows.version = 3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3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BaseController;2' and suggested_shadows.version = 3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BaseController;2' and advises_shadow.version = 3) as foo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ControllerAspectEH.aj}ControllerAspectEH&amp;around&amp;Qjavax.microedition.lcdui.CommandListener;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19]))" office:value-type="float" office:value="1">
            <text:p>1</text:p>
          </table:table-cell>
          <table:table-cell table:formula="of:=CONCATENATE(&quot;SELECT to_char(count(1),'999') FROM advises_shadow WHERE advice_key ='&quot;;[.$B19];&quot;' and version = &quot;; [.$C19])" office:value-type="string" office:string-value="SELECT to_char(count(1),'999') FROM advises_shadow WHERE advice_key ='lancs.midp.aspects.exceptionblocks*ControllerAspectEH.aj}ControllerAspectEH&amp;around&amp;Qjavax.microedition.lcdui.CommandListener;' and version = 4">
            <text:p>SELECT to_char(count(1),'999') FROM advises_shadow WHERE advice_key ='lancs.midp.aspects.exceptionblocks*ControllerAspectEH.aj}ControllerAspectEH&amp;around&amp;Qjavax.microedition.lcdui.CommandListener;' and version = 4</text:p>
          </table:table-cell>
          <table:table-cell table:formula="of:=VALUE(ORG.SISTEMA.OO.SQL.JAGUARSQL.EXECUTESQL(&quot;org.postgresql.Driver&quot;;&quot;jdbc:postgresql://localhost/rejuv-pc?user=raffi&quot;;[.H19]))" office:value-type="float" office:value="1">
            <text:p>1</text:p>
          </table:table-cell>
          <table:table-cell table:formula="of:=CONCATENATE(&quot;SELECT to_char(count(1),'999') FROM advises_shadow WHERE advice_key ='&quot;;[.$B19];&quot;' and version = &quot;; [.$D19])" office:value-type="string" office:string-value="SELECT to_char(count(1),'999') FROM advises_shadow WHERE advice_key ='lancs.midp.aspects.exceptionblocks*ControllerAspectEH.aj}ControllerAspectEH&amp;around&amp;Qjavax.microedition.lcdui.CommandListener;' and version = 5">
            <text:p>SELECT to_char(count(1),'999') FROM advises_shadow WHERE advice_key ='lancs.midp.aspects.exceptionblocks*ControllerAspectEH.aj}ControllerAspectEH&amp;around&amp;Qjavax.microedition.lcdui.CommandListener;' and version = 5</text:p>
          </table:table-cell>
          <table:table-cell table:formula="of:=VALUE(ORG.SISTEMA.OO.SQL.JAGUARSQL.EXECUTESQL(&quot;org.postgresql.Driver&quot;;&quot;jdbc:postgresql://localhost/rejuv-pc?user=raffi&quot;;[.J19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9]; &quot;' and advises_shadow.version = &quot;;[.$D19];&quot; except SELECT shadows.key FROM advises_shadow INNER JOIN shadows ON advises_shadow.shadow_key = shadows.key AND advises_shadow.version = shadows.version INNER JOIN advice ON advice.key = advises_shadow.advice_key WHERE advice.key = '&quot;; [.$B19]; &quot;' and advises_shadow.version = &quot;;[.$C1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4) as foo</text:p>
          </table:table-cell>
          <table:table-cell table:formula="of:=VALUE(ORG.SISTEMA.OO.SQL.JAGUARSQL.EXECUTESQL(&quot;org.postgresql.Driver&quot;;&quot;jdbc:postgresql://localhost/rejuv-pc?user=raffi&quot;;[.L19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9]; &quot;' and advises_shadow.version = &quot;;[.$C19];&quot; except SELECT shadows.key FROM advises_shadow INNER JOIN shadows ON advises_shadow.shadow_key = shadows.key AND advises_shadow.version = shadows.version INNER JOIN advice ON advice.key = advises_shadow.advice_key WHERE advice.key = '&quot;; [.$B19]; &quot;' and advises_shadow.version = &quot;;[.$D1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4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4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5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19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19]; &quot;' and advises_shadow.version = &quot;; [.$D19]; &quot; except SELECT shadows.key FROM suggested_shadows INNER JOIN shadows ON suggested_shadows.shadow_key = shadows.key AND suggested_shadows.version = shadows.version INNER JOIN advice ON advice.key = suggested_shadows.advice_key WHERE advice.key = '&quot;; [.$B19]; &quot;' and suggested_shadows.version = &quot;; [.$D19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javax.microedition.lcdui.CommandListener;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javax.microedition.lcdui.CommandListener;' and suggested_shadows.version = 5) as foo</text:p>
          </table:table-cell>
          <table:table-cell table:formula="of:=VALUE(ORG.SISTEMA.OO.SQL.JAGUARSQL.EXECUTESQL(&quot;org.postgresql.Driver&quot;;&quot;jdbc:postgresql://localhost/rejuv-pc?user=raffi&quot;;[.Q19]))" office:value-type="float" office:value="62">
            <text:p>62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19]; &quot;' and suggested_shadows.version = &quot;; [.$D19];&quot; except SELECT shadows.key FROM advises_shadow INNER JOIN shadows ON advises_shadow.shadow_key = shadows.key AND advises_shadow.version = shadows.version INNER JOIN advice ON advice.key = advises_shadow.advice_key WHERE advice.key = '&quot;; [.$B19]; &quot;' and advises_shadow.version = &quot;; [.$D19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javax.microedition.lcdui.CommandListener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javax.microedition.lcdui.CommandListener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' and advises_shadow.version = 5) as foo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ControllerAspectEH.aj}ControllerAspectEH&amp;around&amp;Qjavax.microedition.lcdui.CommandListener;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20]))" office:value-type="float" office:value="1">
            <text:p>1</text:p>
          </table:table-cell>
          <table:table-cell table:formula="of:=CONCATENATE(&quot;SELECT to_char(count(1),'999') FROM advises_shadow WHERE advice_key ='&quot;;[.$B20];&quot;' and version = &quot;; [.$C20])" office:value-type="string" office:string-value="SELECT to_char(count(1),'999') FROM advises_shadow WHERE advice_key ='lancs.midp.aspects.exceptionblocks*ControllerAspectEH.aj}ControllerAspectEH&amp;around&amp;Qjavax.microedition.lcdui.CommandListener;2' and version = 4">
            <text:p>SELECT to_char(count(1),'999') FROM advises_shadow WHERE advice_key ='lancs.midp.aspects.exceptionblocks*ControllerAspectEH.aj}ControllerAspectEH&amp;around&amp;Qjavax.microedition.lcdui.CommandListener;2' and version = 4</text:p>
          </table:table-cell>
          <table:table-cell table:formula="of:=VALUE(ORG.SISTEMA.OO.SQL.JAGUARSQL.EXECUTESQL(&quot;org.postgresql.Driver&quot;;&quot;jdbc:postgresql://localhost/rejuv-pc?user=raffi&quot;;[.H20]))" office:value-type="float" office:value="1">
            <text:p>1</text:p>
          </table:table-cell>
          <table:table-cell table:formula="of:=CONCATENATE(&quot;SELECT to_char(count(1),'999') FROM advises_shadow WHERE advice_key ='&quot;;[.$B20];&quot;' and version = &quot;; [.$D20])" office:value-type="string" office:string-value="SELECT to_char(count(1),'999') FROM advises_shadow WHERE advice_key ='lancs.midp.aspects.exceptionblocks*ControllerAspectEH.aj}ControllerAspectEH&amp;around&amp;Qjavax.microedition.lcdui.CommandListener;2' and version = 5">
            <text:p>SELECT to_char(count(1),'999') FROM advises_shadow WHERE advice_key ='lancs.midp.aspects.exceptionblocks*ControllerAspectEH.aj}ControllerAspectEH&amp;around&amp;Qjavax.microedition.lcdui.CommandListener;2' and version = 5</text:p>
          </table:table-cell>
          <table:table-cell table:formula="of:=VALUE(ORG.SISTEMA.OO.SQL.JAGUARSQL.EXECUTESQL(&quot;org.postgresql.Driver&quot;;&quot;jdbc:postgresql://localhost/rejuv-pc?user=raffi&quot;;[.J20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0]; &quot;' and advises_shadow.version = &quot;;[.$D20];&quot; except SELECT shadows.key FROM advises_shadow INNER JOIN shadows ON advises_shadow.shadow_key = shadows.key AND advises_shadow.version = shadows.version INNER JOIN advice ON advice.key = advises_shadow.advice_key WHERE advice.key = '&quot;; [.$B20]; &quot;' and advises_shadow.version = &quot;;[.$C20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2' and advises_shadow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2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2' and advises_shadow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2' and advises_shadow.version = 4) as foo</text:p>
          </table:table-cell>
          <table:table-cell table:formula="of:=VALUE(ORG.SISTEMA.OO.SQL.JAGUARSQL.EXECUTESQL(&quot;org.postgresql.Driver&quot;;&quot;jdbc:postgresql://localhost/rejuv-pc?user=raffi&quot;;[.L20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0]; &quot;' and advises_shadow.version = &quot;;[.$C20];&quot; except SELECT shadows.key FROM advises_shadow INNER JOIN shadows ON advises_shadow.shadow_key = shadows.key AND advises_shadow.version = shadows.version INNER JOIN advice ON advice.key = advises_shadow.advice_key WHERE advice.key = '&quot;; [.$B20]; &quot;' and advises_shadow.version = &quot;;[.$D20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2' and advises_shadow.version = 4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2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2' and advises_shadow.version = 4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2' and advises_shadow.version = 5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20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20]; &quot;' and advises_shadow.version = &quot;; [.$D20]; &quot; except SELECT shadows.key FROM suggested_shadows INNER JOIN shadows ON suggested_shadows.shadow_key = shadows.key AND suggested_shadows.version = shadows.version INNER JOIN advice ON advice.key = suggested_shadows.advice_key WHERE advice.key = '&quot;; [.$B20]; &quot;' and suggested_shadows.version = &quot;; [.$D20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2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javax.microedition.lcdui.CommandListener;2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2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javax.microedition.lcdui.CommandListener;2' and suggested_shadows.version = 5) as foo</text:p>
          </table:table-cell>
          <table:table-cell table:formula="of:=VALUE(ORG.SISTEMA.OO.SQL.JAGUARSQL.EXECUTESQL(&quot;org.postgresql.Driver&quot;;&quot;jdbc:postgresql://localhost/rejuv-pc?user=raffi&quot;;[.Q20]))" office:value-type="float" office:value="60">
            <text:p>60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20]; &quot;' and suggested_shadows.version = &quot;; [.$D20];&quot; except SELECT shadows.key FROM advises_shadow INNER JOIN shadows ON advises_shadow.shadow_key = shadows.key AND advises_shadow.version = shadows.version INNER JOIN advice ON advice.key = advises_shadow.advice_key WHERE advice.key = '&quot;; [.$B20]; &quot;' and advises_shadow.version = &quot;; [.$D20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javax.microedition.lcdui.CommandListener;2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2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javax.microedition.lcdui.CommandListener;2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javax.microedition.lcdui.CommandListener;2' and advises_shadow.version = 5) as fo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ControllerAspectEH.aj}ControllerAspectEH&amp;around&amp;QString;&amp;Qjavax.microedition.lcdui.CommandListener;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21]))" office:value-type="float" office:value="1">
            <text:p>1</text:p>
          </table:table-cell>
          <table:table-cell table:formula="of:=CONCATENATE(&quot;SELECT to_char(count(1),'999') FROM advises_shadow WHERE advice_key ='&quot;;[.$B21];&quot;' and version = &quot;; [.$C21])" office:value-type="string" office:string-value="SELECT to_char(count(1),'999') FROM advises_shadow WHERE advice_key ='lancs.midp.aspects.exceptionblocks*ControllerAspectEH.aj}ControllerAspectEH&amp;around&amp;QString;&amp;Qjavax.microedition.lcdui.CommandListener;' and version = 4">
            <text:p>SELECT to_char(count(1),'999') FROM advises_shadow WHERE advice_key ='lancs.midp.aspects.exceptionblocks*ControllerAspectEH.aj}ControllerAspectEH&amp;around&amp;QString;&amp;Qjavax.microedition.lcdui.CommandListener;' and version = 4</text:p>
          </table:table-cell>
          <table:table-cell table:formula="of:=VALUE(ORG.SISTEMA.OO.SQL.JAGUARSQL.EXECUTESQL(&quot;org.postgresql.Driver&quot;;&quot;jdbc:postgresql://localhost/rejuv-pc?user=raffi&quot;;[.H21]))" office:value-type="float" office:value="1">
            <text:p>1</text:p>
          </table:table-cell>
          <table:table-cell table:formula="of:=CONCATENATE(&quot;SELECT to_char(count(1),'999') FROM advises_shadow WHERE advice_key ='&quot;;[.$B21];&quot;' and version = &quot;; [.$D21])" office:value-type="string" office:string-value="SELECT to_char(count(1),'999') FROM advises_shadow WHERE advice_key ='lancs.midp.aspects.exceptionblocks*ControllerAspectEH.aj}ControllerAspectEH&amp;around&amp;QString;&amp;Qjavax.microedition.lcdui.CommandListener;' and version = 5">
            <text:p>SELECT to_char(count(1),'999') FROM advises_shadow WHERE advice_key ='lancs.midp.aspects.exceptionblocks*ControllerAspectEH.aj}ControllerAspectEH&amp;around&amp;QString;&amp;Qjavax.microedition.lcdui.CommandListener;' and version = 5</text:p>
          </table:table-cell>
          <table:table-cell table:formula="of:=VALUE(ORG.SISTEMA.OO.SQL.JAGUARSQL.EXECUTESQL(&quot;org.postgresql.Driver&quot;;&quot;jdbc:postgresql://localhost/rejuv-pc?user=raffi&quot;;[.J21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1]; &quot;' and advises_shadow.version = &quot;;[.$D21];&quot; except SELECT shadows.key FROM advises_shadow INNER JOIN shadows ON advises_shadow.shadow_key = shadows.key AND advises_shadow.version = shadows.version INNER JOIN advice ON advice.key = advises_shadow.advice_key WHERE advice.key = '&quot;; [.$B21]; &quot;' and advises_shadow.version = &quot;;[.$C21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' and advises_shadow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' and advises_shadow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' and advises_shadow.version = 4) as foo</text:p>
          </table:table-cell>
          <table:table-cell table:formula="of:=VALUE(ORG.SISTEMA.OO.SQL.JAGUARSQL.EXECUTESQL(&quot;org.postgresql.Driver&quot;;&quot;jdbc:postgresql://localhost/rejuv-pc?user=raffi&quot;;[.L21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1]; &quot;' and advises_shadow.version = &quot;;[.$C21];&quot; except SELECT shadows.key FROM advises_shadow INNER JOIN shadows ON advises_shadow.shadow_key = shadows.key AND advises_shadow.version = shadows.version INNER JOIN advice ON advice.key = advises_shadow.advice_key WHERE advice.key = '&quot;; [.$B21]; &quot;' and advises_shadow.version = &quot;;[.$D21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' and advises_shadow.version = 4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' and advises_shadow.version = 4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' and advises_shadow.version = 5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21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21]; &quot;' and advises_shadow.version = &quot;; [.$D21]; &quot; except SELECT shadows.key FROM suggested_shadows INNER JOIN shadows ON suggested_shadows.shadow_key = shadows.key AND suggested_shadows.version = shadows.version INNER JOIN advice ON advice.key = suggested_shadows.advice_key WHERE advice.key = '&quot;; [.$B21]; &quot;' and suggested_shadows.version = &quot;; [.$D21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javax.microedition.lcdui.CommandListener;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javax.microedition.lcdui.CommandListener;' and suggested_shadows.version = 5) as foo</text:p>
          </table:table-cell>
          <table:table-cell table:formula="of:=VALUE(ORG.SISTEMA.OO.SQL.JAGUARSQL.EXECUTESQL(&quot;org.postgresql.Driver&quot;;&quot;jdbc:postgresql://localhost/rejuv-pc?user=raffi&quot;;[.Q21]))" office:value-type="float" office:value="37">
            <text:p>37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21]; &quot;' and suggested_shadows.version = &quot;; [.$D21];&quot; except SELECT shadows.key FROM advises_shadow INNER JOIN shadows ON advises_shadow.shadow_key = shadows.key AND advises_shadow.version = shadows.version INNER JOIN advice ON advice.key = advises_shadow.advice_key WHERE advice.key = '&quot;; [.$B21]; &quot;' and advises_shadow.version = &quot;; [.$D21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javax.microedition.lcdui.CommandListener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javax.microedition.lcdui.CommandListener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' and advises_shadow.version = 5) as fo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ControllerAspectEH.aj}ControllerAspectEH&amp;around&amp;QString;&amp;Qjavax.microedition.lcdui.CommandListener;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22]))" office:value-type="float" office:value="1">
            <text:p>1</text:p>
          </table:table-cell>
          <table:table-cell table:formula="of:=CONCATENATE(&quot;SELECT to_char(count(1),'999') FROM advises_shadow WHERE advice_key ='&quot;;[.$B22];&quot;' and version = &quot;; [.$C22])" office:value-type="string" office:string-value="SELECT to_char(count(1),'999') FROM advises_shadow WHERE advice_key ='lancs.midp.aspects.exceptionblocks*ControllerAspectEH.aj}ControllerAspectEH&amp;around&amp;QString;&amp;Qjavax.microedition.lcdui.CommandListener;2' and version = 4">
            <text:p>SELECT to_char(count(1),'999') FROM advises_shadow WHERE advice_key ='lancs.midp.aspects.exceptionblocks*ControllerAspectEH.aj}ControllerAspectEH&amp;around&amp;QString;&amp;Qjavax.microedition.lcdui.CommandListener;2' and version = 4</text:p>
          </table:table-cell>
          <table:table-cell table:formula="of:=VALUE(ORG.SISTEMA.OO.SQL.JAGUARSQL.EXECUTESQL(&quot;org.postgresql.Driver&quot;;&quot;jdbc:postgresql://localhost/rejuv-pc?user=raffi&quot;;[.H22]))" office:value-type="float" office:value="1">
            <text:p>1</text:p>
          </table:table-cell>
          <table:table-cell table:formula="of:=CONCATENATE(&quot;SELECT to_char(count(1),'999') FROM advises_shadow WHERE advice_key ='&quot;;[.$B22];&quot;' and version = &quot;; [.$D22])" office:value-type="string" office:string-value="SELECT to_char(count(1),'999') FROM advises_shadow WHERE advice_key ='lancs.midp.aspects.exceptionblocks*ControllerAspectEH.aj}ControllerAspectEH&amp;around&amp;QString;&amp;Qjavax.microedition.lcdui.CommandListener;2' and version = 5">
            <text:p>SELECT to_char(count(1),'999') FROM advises_shadow WHERE advice_key ='lancs.midp.aspects.exceptionblocks*ControllerAspectEH.aj}ControllerAspectEH&amp;around&amp;QString;&amp;Qjavax.microedition.lcdui.CommandListener;2' and version = 5</text:p>
          </table:table-cell>
          <table:table-cell table:formula="of:=VALUE(ORG.SISTEMA.OO.SQL.JAGUARSQL.EXECUTESQL(&quot;org.postgresql.Driver&quot;;&quot;jdbc:postgresql://localhost/rejuv-pc?user=raffi&quot;;[.J22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2]; &quot;' and advises_shadow.version = &quot;;[.$D22];&quot; except SELECT shadows.key FROM advises_shadow INNER JOIN shadows ON advises_shadow.shadow_key = shadows.key AND advises_shadow.version = shadows.version INNER JOIN advice ON advice.key = advises_shadow.advice_key WHERE advice.key = '&quot;; [.$B22]; &quot;' and advises_shadow.version = &quot;;[.$C2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2' and advises_shadow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2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2' and advises_shadow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2' and advises_shadow.version = 4) as foo</text:p>
          </table:table-cell>
          <table:table-cell table:formula="of:=VALUE(ORG.SISTEMA.OO.SQL.JAGUARSQL.EXECUTESQL(&quot;org.postgresql.Driver&quot;;&quot;jdbc:postgresql://localhost/rejuv-pc?user=raffi&quot;;[.L22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2]; &quot;' and advises_shadow.version = &quot;;[.$C22];&quot; except SELECT shadows.key FROM advises_shadow INNER JOIN shadows ON advises_shadow.shadow_key = shadows.key AND advises_shadow.version = shadows.version INNER JOIN advice ON advice.key = advises_shadow.advice_key WHERE advice.key = '&quot;; [.$B22]; &quot;' and advises_shadow.version = &quot;;[.$D2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2' and advises_shadow.version = 4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2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2' and advises_shadow.version = 4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2' and advises_shadow.version = 5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22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22]; &quot;' and advises_shadow.version = &quot;; [.$D22]; &quot; except SELECT shadows.key FROM suggested_shadows INNER JOIN shadows ON suggested_shadows.shadow_key = shadows.key AND suggested_shadows.version = shadows.version INNER JOIN advice ON advice.key = suggested_shadows.advice_key WHERE advice.key = '&quot;; [.$B22]; &quot;' and suggested_shadows.version = &quot;; [.$D22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2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javax.microedition.lcdui.CommandListener;2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2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javax.microedition.lcdui.CommandListener;2' and suggested_shadows.version = 5) as foo</text:p>
          </table:table-cell>
          <table:table-cell table:formula="of:=VALUE(ORG.SISTEMA.OO.SQL.JAGUARSQL.EXECUTESQL(&quot;org.postgresql.Driver&quot;;&quot;jdbc:postgresql://localhost/rejuv-pc?user=raffi&quot;;[.Q22]))" office:value-type="float" office:value="81">
            <text:p>81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22]; &quot;' and suggested_shadows.version = &quot;; [.$D22];&quot; except SELECT shadows.key FROM advises_shadow INNER JOIN shadows ON advises_shadow.shadow_key = shadows.key AND advises_shadow.version = shadows.version INNER JOIN advice ON advice.key = advises_shadow.advice_key WHERE advice.key = '&quot;; [.$B22]; &quot;' and advises_shadow.version = &quot;; [.$D22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javax.microedition.lcdui.CommandListener;2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2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javax.microedition.lcdui.CommandListener;2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javax.microedition.lcdui.CommandListener;2' and advises_shadow.version = 5) as fo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favourites*FavouritesAspect.aj}FavouritesAspect&amp;after&amp;Qjavax.microedition.lcdui.CommandListener;&amp;[QImageData;&amp;QPhotoListScreen;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23]))" office:value-type="float" office:value="1">
            <text:p>1</text:p>
          </table:table-cell>
          <table:table-cell table:formula="of:=CONCATENATE(&quot;SELECT to_char(count(1),'999') FROM advises_shadow WHERE advice_key ='&quot;;[.$B23];&quot;' and version = &quot;; [.$C23])" office:value-type="string" office:string-value="SELECT to_char(count(1),'999') FROM advises_shadow WHERE advice_key ='lancs.midp.mobilephoto.optional.favourites*FavouritesAspect.aj}FavouritesAspect&amp;after&amp;Qjavax.microedition.lcdui.CommandListener;&amp;[QImageData;&amp;QPhotoListScreen;' and version = 4">
            <text:p>SELECT to_char(count(1),'999') FROM advises_shadow WHERE advice_key ='lancs.midp.mobilephoto.optional.favourites*FavouritesAspect.aj}FavouritesAspect&amp;after&amp;Qjavax.microedition.lcdui.CommandListener;&amp;[QImageData;&amp;QPhotoListScreen;' and version = 4</text:p>
          </table:table-cell>
          <table:table-cell table:formula="of:=VALUE(ORG.SISTEMA.OO.SQL.JAGUARSQL.EXECUTESQL(&quot;org.postgresql.Driver&quot;;&quot;jdbc:postgresql://localhost/rejuv-pc?user=raffi&quot;;[.H23]))" office:value-type="float" office:value="1">
            <text:p>1</text:p>
          </table:table-cell>
          <table:table-cell table:formula="of:=CONCATENATE(&quot;SELECT to_char(count(1),'999') FROM advises_shadow WHERE advice_key ='&quot;;[.$B23];&quot;' and version = &quot;; [.$D23])" office:value-type="string" office:string-value="SELECT to_char(count(1),'999') FROM advises_shadow WHERE advice_key ='lancs.midp.mobilephoto.optional.favourites*FavouritesAspect.aj}FavouritesAspect&amp;after&amp;Qjavax.microedition.lcdui.CommandListener;&amp;[QImageData;&amp;QPhotoListScreen;' and version = 5">
            <text:p>SELECT to_char(count(1),'999') FROM advises_shadow WHERE advice_key ='lancs.midp.mobilephoto.optional.favourites*FavouritesAspect.aj}FavouritesAspect&amp;after&amp;Qjavax.microedition.lcdui.CommandListener;&amp;[QImageData;&amp;QPhotoListScreen;' and version = 5</text:p>
          </table:table-cell>
          <table:table-cell table:formula="of:=VALUE(ORG.SISTEMA.OO.SQL.JAGUARSQL.EXECUTESQL(&quot;org.postgresql.Driver&quot;;&quot;jdbc:postgresql://localhost/rejuv-pc?user=raffi&quot;;[.J23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3]; &quot;' and advises_shadow.version = &quot;;[.$D23];&quot; except SELECT shadows.key FROM advises_shadow INNER JOIN shadows ON advises_shadow.shadow_key = shadows.key AND advises_shadow.version = shadows.version INNER JOIN advice ON advice.key = advises_shadow.advice_key WHERE advice.key = '&quot;; [.$B23]; &quot;' and advises_shadow.version = &quot;;[.$C2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javax.microedition.lcdui.CommandListener;&amp;[QImageData;&amp;QPhotoListScreen;' and advises_shadow.version = 5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javax.microedition.lcdui.CommandListener;&amp;[QImageData;&amp;QPhotoListScreen;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javax.microedition.lcdui.CommandListener;&amp;[QImageData;&amp;QPhotoListScreen;' and advises_shadow.version = 5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javax.microedition.lcdui.CommandListener;&amp;[QImageData;&amp;QPhotoListScreen;' and advises_shadow.version = 4) as foo</text:p>
          </table:table-cell>
          <table:table-cell table:formula="of:=VALUE(ORG.SISTEMA.OO.SQL.JAGUARSQL.EXECUTESQL(&quot;org.postgresql.Driver&quot;;&quot;jdbc:postgresql://localhost/rejuv-pc?user=raffi&quot;;[.L23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3]; &quot;' and advises_shadow.version = &quot;;[.$C23];&quot; except SELECT shadows.key FROM advises_shadow INNER JOIN shadows ON advises_shadow.shadow_key = shadows.key AND advises_shadow.version = shadows.version INNER JOIN advice ON advice.key = advises_shadow.advice_key WHERE advice.key = '&quot;; [.$B23]; &quot;' and advises_shadow.version = &quot;;[.$D2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javax.microedition.lcdui.CommandListener;&amp;[QImageData;&amp;QPhotoListScreen;' and advises_shadow.version = 4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javax.microedition.lcdui.CommandListener;&amp;[QImageData;&amp;QPhotoListScreen;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javax.microedition.lcdui.CommandListener;&amp;[QImageData;&amp;QPhotoListScreen;' and advises_shadow.version = 4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javax.microedition.lcdui.CommandListener;&amp;[QImageData;&amp;QPhotoListScreen;' and advises_shadow.version = 5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23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23]; &quot;' and advises_shadow.version = &quot;; [.$D23]; &quot; except SELECT shadows.key FROM suggested_shadows INNER JOIN shadows ON suggested_shadows.shadow_key = shadows.key AND suggested_shadows.version = shadows.version INNER JOIN advice ON advice.key = suggested_shadows.advice_key WHERE advice.key = '&quot;; [.$B23]; &quot;' and suggested_shadows.version = &quot;; [.$D23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javax.microedition.lcdui.CommandListener;&amp;[QImageData;&amp;QPhotoListScreen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&amp;Qjavax.microedition.lcdui.CommandListener;&amp;[QImageData;&amp;QPhotoListScreen;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javax.microedition.lcdui.CommandListener;&amp;[QImageData;&amp;QPhotoListScreen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&amp;Qjavax.microedition.lcdui.CommandListener;&amp;[QImageData;&amp;QPhotoListScreen;' and suggested_shadows.version = 5) as foo</text:p>
          </table:table-cell>
          <table:table-cell table:formula="of:=VALUE(ORG.SISTEMA.OO.SQL.JAGUARSQL.EXECUTESQL(&quot;org.postgresql.Driver&quot;;&quot;jdbc:postgresql://localhost/rejuv-pc?user=raffi&quot;;[.Q23]))" office:value-type="float" office:value="51">
            <text:p>51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23]; &quot;' and suggested_shadows.version = &quot;; [.$D23];&quot; except SELECT shadows.key FROM advises_shadow INNER JOIN shadows ON advises_shadow.shadow_key = shadows.key AND advises_shadow.version = shadows.version INNER JOIN advice ON advice.key = advises_shadow.advice_key WHERE advice.key = '&quot;; [.$B23]; &quot;' and advises_shadow.version = &quot;; [.$D23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&amp;Qjavax.microedition.lcdui.CommandListener;&amp;[QImageData;&amp;QPhotoListScreen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javax.microedition.lcdui.CommandListener;&amp;[QImageData;&amp;QPhotoListScreen;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&amp;Qjavax.microedition.lcdui.CommandListener;&amp;[QImageData;&amp;QPhotoListScreen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javax.microedition.lcdui.CommandListener;&amp;[QImageData;&amp;QPhotoListScreen;' and advises_shadow.version = 5) as fo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favourites*FavouritesAspect.aj}FavouritesAspect&amp;around&amp;Qjavax.microedition.lcdui.CommandListener;&amp;QCommand;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24]))" office:value-type="float" office:value="1">
            <text:p>1</text:p>
          </table:table-cell>
          <table:table-cell table:formula="of:=CONCATENATE(&quot;SELECT to_char(count(1),'999') FROM advises_shadow WHERE advice_key ='&quot;;[.$B24];&quot;' and version = &quot;; [.$C24])" office:value-type="string" office:string-value="SELECT to_char(count(1),'999') FROM advises_shadow WHERE advice_key ='lancs.midp.mobilephoto.optional.favourites*FavouritesAspect.aj}FavouritesAspect&amp;around&amp;Qjavax.microedition.lcdui.CommandListener;&amp;QCommand;' and version = 4">
            <text:p>SELECT to_char(count(1),'999') FROM advises_shadow WHERE advice_key ='lancs.midp.mobilephoto.optional.favourites*FavouritesAspect.aj}FavouritesAspect&amp;around&amp;Qjavax.microedition.lcdui.CommandListener;&amp;QCommand;' and version = 4</text:p>
          </table:table-cell>
          <table:table-cell table:formula="of:=VALUE(ORG.SISTEMA.OO.SQL.JAGUARSQL.EXECUTESQL(&quot;org.postgresql.Driver&quot;;&quot;jdbc:postgresql://localhost/rejuv-pc?user=raffi&quot;;[.H24]))" office:value-type="float" office:value="1">
            <text:p>1</text:p>
          </table:table-cell>
          <table:table-cell table:formula="of:=CONCATENATE(&quot;SELECT to_char(count(1),'999') FROM advises_shadow WHERE advice_key ='&quot;;[.$B24];&quot;' and version = &quot;; [.$D24])" office:value-type="string" office:string-value="SELECT to_char(count(1),'999') FROM advises_shadow WHERE advice_key ='lancs.midp.mobilephoto.optional.favourites*FavouritesAspect.aj}FavouritesAspect&amp;around&amp;Qjavax.microedition.lcdui.CommandListener;&amp;QCommand;' and version = 5">
            <text:p>SELECT to_char(count(1),'999') FROM advises_shadow WHERE advice_key ='lancs.midp.mobilephoto.optional.favourites*FavouritesAspect.aj}FavouritesAspect&amp;around&amp;Qjavax.microedition.lcdui.CommandListener;&amp;QCommand;' and version = 5</text:p>
          </table:table-cell>
          <table:table-cell table:formula="of:=VALUE(ORG.SISTEMA.OO.SQL.JAGUARSQL.EXECUTESQL(&quot;org.postgresql.Driver&quot;;&quot;jdbc:postgresql://localhost/rejuv-pc?user=raffi&quot;;[.J24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4]; &quot;' and advises_shadow.version = &quot;;[.$D24];&quot; except SELECT shadows.key FROM advises_shadow INNER JOIN shadows ON advises_shadow.shadow_key = shadows.key AND advises_shadow.version = shadows.version INNER JOIN advice ON advice.key = advises_shadow.advice_key WHERE advice.key = '&quot;; [.$B24]; &quot;' and advises_shadow.version = &quot;;[.$C2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Command;' and advises_shadow.version = 5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Command;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Command;' and advises_shadow.version = 5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Command;' and advises_shadow.version = 4) as foo</text:p>
          </table:table-cell>
          <table:table-cell table:formula="of:=VALUE(ORG.SISTEMA.OO.SQL.JAGUARSQL.EXECUTESQL(&quot;org.postgresql.Driver&quot;;&quot;jdbc:postgresql://localhost/rejuv-pc?user=raffi&quot;;[.L24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4]; &quot;' and advises_shadow.version = &quot;;[.$C24];&quot; except SELECT shadows.key FROM advises_shadow INNER JOIN shadows ON advises_shadow.shadow_key = shadows.key AND advises_shadow.version = shadows.version INNER JOIN advice ON advice.key = advises_shadow.advice_key WHERE advice.key = '&quot;; [.$B24]; &quot;' and advises_shadow.version = &quot;;[.$D2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Command;' and advises_shadow.version = 4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Command;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Command;' and advises_shadow.version = 4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Command;' and advises_shadow.version = 5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24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24]; &quot;' and advises_shadow.version = &quot;; [.$D24]; &quot; except SELECT shadows.key FROM suggested_shadows INNER JOIN shadows ON suggested_shadows.shadow_key = shadows.key AND suggested_shadows.version = shadows.version INNER JOIN advice ON advice.key = suggested_shadows.advice_key WHERE advice.key = '&quot;; [.$B24]; &quot;' and suggested_shadows.version = &quot;; [.$D24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Command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&amp;Qjavax.microedition.lcdui.CommandListener;&amp;QCommand;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Command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&amp;Qjavax.microedition.lcdui.CommandListener;&amp;QCommand;' and suggested_shadows.version = 5) as foo</text:p>
          </table:table-cell>
          <table:table-cell table:formula="of:=VALUE(ORG.SISTEMA.OO.SQL.JAGUARSQL.EXECUTESQL(&quot;org.postgresql.Driver&quot;;&quot;jdbc:postgresql://localhost/rejuv-pc?user=raffi&quot;;[.Q24]))" office:value-type="float" office:value="76">
            <text:p>76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24]; &quot;' and suggested_shadows.version = &quot;; [.$D24];&quot; except SELECT shadows.key FROM advises_shadow INNER JOIN shadows ON advises_shadow.shadow_key = shadows.key AND advises_shadow.version = shadows.version INNER JOIN advice ON advice.key = advises_shadow.advice_key WHERE advice.key = '&quot;; [.$B24]; &quot;' and advises_shadow.version = &quot;; [.$D24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&amp;Qjavax.microedition.lcdui.CommandListener;&amp;QCommand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Command;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&amp;Qjavax.microedition.lcdui.CommandListener;&amp;QCommand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Command;' and advises_shadow.version = 5) as fo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favourites*FavouritesAspect.aj}FavouritesAspect&amp;around&amp;Qjavax.microedition.lcdui.CommandListener;&amp;QImageData;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25]))" office:value-type="float" office:value="1">
            <text:p>1</text:p>
          </table:table-cell>
          <table:table-cell table:formula="of:=CONCATENATE(&quot;SELECT to_char(count(1),'999') FROM advises_shadow WHERE advice_key ='&quot;;[.$B25];&quot;' and version = &quot;; [.$C25])" office:value-type="string" office:string-value="SELECT to_char(count(1),'999') FROM advises_shadow WHERE advice_key ='lancs.midp.mobilephoto.optional.favourites*FavouritesAspect.aj}FavouritesAspect&amp;around&amp;Qjavax.microedition.lcdui.CommandListener;&amp;QImageData;' and version = 4">
            <text:p>SELECT to_char(count(1),'999') FROM advises_shadow WHERE advice_key ='lancs.midp.mobilephoto.optional.favourites*FavouritesAspect.aj}FavouritesAspect&amp;around&amp;Qjavax.microedition.lcdui.CommandListener;&amp;QImageData;' and version = 4</text:p>
          </table:table-cell>
          <table:table-cell table:formula="of:=VALUE(ORG.SISTEMA.OO.SQL.JAGUARSQL.EXECUTESQL(&quot;org.postgresql.Driver&quot;;&quot;jdbc:postgresql://localhost/rejuv-pc?user=raffi&quot;;[.H25]))" office:value-type="float" office:value="1">
            <text:p>1</text:p>
          </table:table-cell>
          <table:table-cell table:formula="of:=CONCATENATE(&quot;SELECT to_char(count(1),'999') FROM advises_shadow WHERE advice_key ='&quot;;[.$B25];&quot;' and version = &quot;; [.$D25])" office:value-type="string" office:string-value="SELECT to_char(count(1),'999') FROM advises_shadow WHERE advice_key ='lancs.midp.mobilephoto.optional.favourites*FavouritesAspect.aj}FavouritesAspect&amp;around&amp;Qjavax.microedition.lcdui.CommandListener;&amp;QImageData;' and version = 5">
            <text:p>SELECT to_char(count(1),'999') FROM advises_shadow WHERE advice_key ='lancs.midp.mobilephoto.optional.favourites*FavouritesAspect.aj}FavouritesAspect&amp;around&amp;Qjavax.microedition.lcdui.CommandListener;&amp;QImageData;' and version = 5</text:p>
          </table:table-cell>
          <table:table-cell table:formula="of:=VALUE(ORG.SISTEMA.OO.SQL.JAGUARSQL.EXECUTESQL(&quot;org.postgresql.Driver&quot;;&quot;jdbc:postgresql://localhost/rejuv-pc?user=raffi&quot;;[.J25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5]; &quot;' and advises_shadow.version = &quot;;[.$D25];&quot; except SELECT shadows.key FROM advises_shadow INNER JOIN shadows ON advises_shadow.shadow_key = shadows.key AND advises_shadow.version = shadows.version INNER JOIN advice ON advice.key = advises_shadow.advice_key WHERE advice.key = '&quot;; [.$B25]; &quot;' and advises_shadow.version = &quot;;[.$C2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ImageData;' and advises_shadow.version = 5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ImageData;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ImageData;' and advises_shadow.version = 5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ImageData;' and advises_shadow.version = 4) as foo</text:p>
          </table:table-cell>
          <table:table-cell table:formula="of:=VALUE(ORG.SISTEMA.OO.SQL.JAGUARSQL.EXECUTESQL(&quot;org.postgresql.Driver&quot;;&quot;jdbc:postgresql://localhost/rejuv-pc?user=raffi&quot;;[.L25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5]; &quot;' and advises_shadow.version = &quot;;[.$C25];&quot; except SELECT shadows.key FROM advises_shadow INNER JOIN shadows ON advises_shadow.shadow_key = shadows.key AND advises_shadow.version = shadows.version INNER JOIN advice ON advice.key = advises_shadow.advice_key WHERE advice.key = '&quot;; [.$B25]; &quot;' and advises_shadow.version = &quot;;[.$D2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ImageData;' and advises_shadow.version = 4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ImageData;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ImageData;' and advises_shadow.version = 4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ImageData;' and advises_shadow.version = 5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25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25]; &quot;' and advises_shadow.version = &quot;; [.$D25]; &quot; except SELECT shadows.key FROM suggested_shadows INNER JOIN shadows ON suggested_shadows.shadow_key = shadows.key AND suggested_shadows.version = shadows.version INNER JOIN advice ON advice.key = suggested_shadows.advice_key WHERE advice.key = '&quot;; [.$B25]; &quot;' and suggested_shadows.version = &quot;; [.$D25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ImageData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&amp;Qjavax.microedition.lcdui.CommandListener;&amp;QImageData;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ImageData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&amp;Qjavax.microedition.lcdui.CommandListener;&amp;QImageData;' and suggested_shadows.version = 5) as foo</text:p>
          </table:table-cell>
          <table:table-cell table:formula="of:=VALUE(ORG.SISTEMA.OO.SQL.JAGUARSQL.EXECUTESQL(&quot;org.postgresql.Driver&quot;;&quot;jdbc:postgresql://localhost/rejuv-pc?user=raffi&quot;;[.Q25]))" office:value-type="float" office:value="39">
            <text:p>39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25]; &quot;' and suggested_shadows.version = &quot;; [.$D25];&quot; except SELECT shadows.key FROM advises_shadow INNER JOIN shadows ON advises_shadow.shadow_key = shadows.key AND advises_shadow.version = shadows.version INNER JOIN advice ON advice.key = advises_shadow.advice_key WHERE advice.key = '&quot;; [.$B25]; &quot;' and advises_shadow.version = &quot;; [.$D25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&amp;Qjavax.microedition.lcdui.CommandListener;&amp;QImageData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ImageData;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&amp;Qjavax.microedition.lcdui.CommandListener;&amp;QImageData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&amp;Qjavax.microedition.lcdui.CommandListener;&amp;QImageData;' and advises_shadow.version = 5) as foo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sorting*CountViewsAspect.aj}CountViewsAspect&amp;after&amp;Qjavax.microedition.lcdui.CommandListener;&amp;QString;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26]))" office:value-type="float" office:value="1">
            <text:p>1</text:p>
          </table:table-cell>
          <table:table-cell table:formula="of:=CONCATENATE(&quot;SELECT to_char(count(1),'999') FROM advises_shadow WHERE advice_key ='&quot;;[.$B26];&quot;' and version = &quot;; [.$C26])" office:value-type="string" office:string-value="SELECT to_char(count(1),'999') FROM advises_shadow WHERE advice_key ='lancs.midp.mobilephoto.optional.sorting*CountViewsAspect.aj}CountViewsAspect&amp;after&amp;Qjavax.microedition.lcdui.CommandListener;&amp;QString;' and version = 4">
            <text:p>SELECT to_char(count(1),'999') FROM advises_shadow WHERE advice_key ='lancs.midp.mobilephoto.optional.sorting*CountViewsAspect.aj}CountViewsAspect&amp;after&amp;Qjavax.microedition.lcdui.CommandListener;&amp;QString;' and version = 4</text:p>
          </table:table-cell>
          <table:table-cell table:formula="of:=VALUE(ORG.SISTEMA.OO.SQL.JAGUARSQL.EXECUTESQL(&quot;org.postgresql.Driver&quot;;&quot;jdbc:postgresql://localhost/rejuv-pc?user=raffi&quot;;[.H26]))" office:value-type="float" office:value="1">
            <text:p>1</text:p>
          </table:table-cell>
          <table:table-cell table:formula="of:=CONCATENATE(&quot;SELECT to_char(count(1),'999') FROM advises_shadow WHERE advice_key ='&quot;;[.$B26];&quot;' and version = &quot;; [.$D26])" office:value-type="string" office:string-value="SELECT to_char(count(1),'999') FROM advises_shadow WHERE advice_key ='lancs.midp.mobilephoto.optional.sorting*CountViewsAspect.aj}CountViewsAspect&amp;after&amp;Qjavax.microedition.lcdui.CommandListener;&amp;QString;' and version = 5">
            <text:p>SELECT to_char(count(1),'999') FROM advises_shadow WHERE advice_key ='lancs.midp.mobilephoto.optional.sorting*CountViewsAspect.aj}CountViewsAspect&amp;after&amp;Qjavax.microedition.lcdui.CommandListener;&amp;QString;' and version = 5</text:p>
          </table:table-cell>
          <table:table-cell table:formula="of:=VALUE(ORG.SISTEMA.OO.SQL.JAGUARSQL.EXECUTESQL(&quot;org.postgresql.Driver&quot;;&quot;jdbc:postgresql://localhost/rejuv-pc?user=raffi&quot;;[.J26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6]; &quot;' and advises_shadow.version = &quot;;[.$D26];&quot; except SELECT shadows.key FROM advises_shadow INNER JOIN shadows ON advises_shadow.shadow_key = shadows.key AND advises_shadow.version = shadows.version INNER JOIN advice ON advice.key = advises_shadow.advice_key WHERE advice.key = '&quot;; [.$B26]; &quot;' and advises_shadow.version = &quot;;[.$C2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javax.microedition.lcdui.CommandListener;&amp;QString;' and advises_shadow.version = 5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javax.microedition.lcdui.CommandListener;&amp;QString;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javax.microedition.lcdui.CommandListener;&amp;QString;' and advises_shadow.version = 5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javax.microedition.lcdui.CommandListener;&amp;QString;' and advises_shadow.version = 4) as foo</text:p>
          </table:table-cell>
          <table:table-cell table:formula="of:=VALUE(ORG.SISTEMA.OO.SQL.JAGUARSQL.EXECUTESQL(&quot;org.postgresql.Driver&quot;;&quot;jdbc:postgresql://localhost/rejuv-pc?user=raffi&quot;;[.L26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6]; &quot;' and advises_shadow.version = &quot;;[.$C26];&quot; except SELECT shadows.key FROM advises_shadow INNER JOIN shadows ON advises_shadow.shadow_key = shadows.key AND advises_shadow.version = shadows.version INNER JOIN advice ON advice.key = advises_shadow.advice_key WHERE advice.key = '&quot;; [.$B26]; &quot;' and advises_shadow.version = &quot;;[.$D2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javax.microedition.lcdui.CommandListener;&amp;QString;' and advises_shadow.version = 4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javax.microedition.lcdui.CommandListener;&amp;QString;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javax.microedition.lcdui.CommandListener;&amp;QString;' and advises_shadow.version = 4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javax.microedition.lcdui.CommandListener;&amp;QString;' and advises_shadow.version = 5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26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26]; &quot;' and advises_shadow.version = &quot;; [.$D26]; &quot; except SELECT shadows.key FROM suggested_shadows INNER JOIN shadows ON suggested_shadows.shadow_key = shadows.key AND suggested_shadows.version = shadows.version INNER JOIN advice ON advice.key = suggested_shadows.advice_key WHERE advice.key = '&quot;; [.$B26]; &quot;' and suggested_shadows.version = &quot;; [.$D26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javax.microedition.lcdui.CommandListener;&amp;QString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fter&amp;Qjavax.microedition.lcdui.CommandListener;&amp;QString;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javax.microedition.lcdui.CommandListener;&amp;QString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fter&amp;Qjavax.microedition.lcdui.CommandListener;&amp;QString;' and suggested_shadows.version = 5) as foo</text:p>
          </table:table-cell>
          <table:table-cell table:formula="of:=VALUE(ORG.SISTEMA.OO.SQL.JAGUARSQL.EXECUTESQL(&quot;org.postgresql.Driver&quot;;&quot;jdbc:postgresql://localhost/rejuv-pc?user=raffi&quot;;[.Q26]))" office:value-type="float" office:value="60">
            <text:p>60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26]; &quot;' and suggested_shadows.version = &quot;; [.$D26];&quot; except SELECT shadows.key FROM advises_shadow INNER JOIN shadows ON advises_shadow.shadow_key = shadows.key AND advises_shadow.version = shadows.version INNER JOIN advice ON advice.key = advises_shadow.advice_key WHERE advice.key = '&quot;; [.$B26]; &quot;' and advises_shadow.version = &quot;; [.$D26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fter&amp;Qjavax.microedition.lcdui.CommandListener;&amp;QString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javax.microedition.lcdui.CommandListener;&amp;QString;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fter&amp;Qjavax.microedition.lcdui.CommandListener;&amp;QString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javax.microedition.lcdui.CommandListener;&amp;QString;' and advises_shadow.version = 5) as foo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sorting*CountViewsAspect.aj}CountViewsAspect&amp;around&amp;Qjavax.microedition.lcdui.CommandListener;&amp;QCommand;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27]))" office:value-type="float" office:value="1">
            <text:p>1</text:p>
          </table:table-cell>
          <table:table-cell table:formula="of:=CONCATENATE(&quot;SELECT to_char(count(1),'999') FROM advises_shadow WHERE advice_key ='&quot;;[.$B27];&quot;' and version = &quot;; [.$C27])" office:value-type="string" office:string-value="SELECT to_char(count(1),'999') FROM advises_shadow WHERE advice_key ='lancs.midp.mobilephoto.optional.sorting*CountViewsAspect.aj}CountViewsAspect&amp;around&amp;Qjavax.microedition.lcdui.CommandListener;&amp;QCommand;' and version = 4">
            <text:p>SELECT to_char(count(1),'999') FROM advises_shadow WHERE advice_key ='lancs.midp.mobilephoto.optional.sorting*CountViewsAspect.aj}CountViewsAspect&amp;around&amp;Qjavax.microedition.lcdui.CommandListener;&amp;QCommand;' and version = 4</text:p>
          </table:table-cell>
          <table:table-cell table:formula="of:=VALUE(ORG.SISTEMA.OO.SQL.JAGUARSQL.EXECUTESQL(&quot;org.postgresql.Driver&quot;;&quot;jdbc:postgresql://localhost/rejuv-pc?user=raffi&quot;;[.H27]))" office:value-type="float" office:value="1">
            <text:p>1</text:p>
          </table:table-cell>
          <table:table-cell table:formula="of:=CONCATENATE(&quot;SELECT to_char(count(1),'999') FROM advises_shadow WHERE advice_key ='&quot;;[.$B27];&quot;' and version = &quot;; [.$D27])" office:value-type="string" office:string-value="SELECT to_char(count(1),'999') FROM advises_shadow WHERE advice_key ='lancs.midp.mobilephoto.optional.sorting*CountViewsAspect.aj}CountViewsAspect&amp;around&amp;Qjavax.microedition.lcdui.CommandListener;&amp;QCommand;' and version = 5">
            <text:p>SELECT to_char(count(1),'999') FROM advises_shadow WHERE advice_key ='lancs.midp.mobilephoto.optional.sorting*CountViewsAspect.aj}CountViewsAspect&amp;around&amp;Qjavax.microedition.lcdui.CommandListener;&amp;QCommand;' and version = 5</text:p>
          </table:table-cell>
          <table:table-cell table:formula="of:=VALUE(ORG.SISTEMA.OO.SQL.JAGUARSQL.EXECUTESQL(&quot;org.postgresql.Driver&quot;;&quot;jdbc:postgresql://localhost/rejuv-pc?user=raffi&quot;;[.J27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7]; &quot;' and advises_shadow.version = &quot;;[.$D27];&quot; except SELECT shadows.key FROM advises_shadow INNER JOIN shadows ON advises_shadow.shadow_key = shadows.key AND advises_shadow.version = shadows.version INNER JOIN advice ON advice.key = advises_shadow.advice_key WHERE advice.key = '&quot;; [.$B27]; &quot;' and advises_shadow.version = &quot;;[.$C2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&amp;Qjavax.microedition.lcdui.CommandListener;&amp;QCommand;' and advises_shadow.version = 5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&amp;Qjavax.microedition.lcdui.CommandListener;&amp;QCommand;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&amp;Qjavax.microedition.lcdui.CommandListener;&amp;QCommand;' and advises_shadow.version = 5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&amp;Qjavax.microedition.lcdui.CommandListener;&amp;QCommand;' and advises_shadow.version = 4) as foo</text:p>
          </table:table-cell>
          <table:table-cell table:formula="of:=VALUE(ORG.SISTEMA.OO.SQL.JAGUARSQL.EXECUTESQL(&quot;org.postgresql.Driver&quot;;&quot;jdbc:postgresql://localhost/rejuv-pc?user=raffi&quot;;[.L27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7]; &quot;' and advises_shadow.version = &quot;;[.$C27];&quot; except SELECT shadows.key FROM advises_shadow INNER JOIN shadows ON advises_shadow.shadow_key = shadows.key AND advises_shadow.version = shadows.version INNER JOIN advice ON advice.key = advises_shadow.advice_key WHERE advice.key = '&quot;; [.$B27]; &quot;' and advises_shadow.version = &quot;;[.$D2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&amp;Qjavax.microedition.lcdui.CommandListener;&amp;QCommand;' and advises_shadow.version = 4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&amp;Qjavax.microedition.lcdui.CommandListener;&amp;QCommand;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&amp;Qjavax.microedition.lcdui.CommandListener;&amp;QCommand;' and advises_shadow.version = 4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&amp;Qjavax.microedition.lcdui.CommandListener;&amp;QCommand;' and advises_shadow.version = 5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27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27]; &quot;' and advises_shadow.version = &quot;; [.$D27]; &quot; except SELECT shadows.key FROM suggested_shadows INNER JOIN shadows ON suggested_shadows.shadow_key = shadows.key AND suggested_shadows.version = shadows.version INNER JOIN advice ON advice.key = suggested_shadows.advice_key WHERE advice.key = '&quot;; [.$B27]; &quot;' and suggested_shadows.version = &quot;; [.$D27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&amp;Qjavax.microedition.lcdui.CommandListener;&amp;QCommand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round&amp;Qjavax.microedition.lcdui.CommandListener;&amp;QCommand;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&amp;Qjavax.microedition.lcdui.CommandListener;&amp;QCommand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round&amp;Qjavax.microedition.lcdui.CommandListener;&amp;QCommand;' and suggested_shadows.version = 5) as foo</text:p>
          </table:table-cell>
          <table:table-cell table:formula="of:=VALUE(ORG.SISTEMA.OO.SQL.JAGUARSQL.EXECUTESQL(&quot;org.postgresql.Driver&quot;;&quot;jdbc:postgresql://localhost/rejuv-pc?user=raffi&quot;;[.Q27]))" office:value-type="float" office:value="76">
            <text:p>76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27]; &quot;' and suggested_shadows.version = &quot;; [.$D27];&quot; except SELECT shadows.key FROM advises_shadow INNER JOIN shadows ON advises_shadow.shadow_key = shadows.key AND advises_shadow.version = shadows.version INNER JOIN advice ON advice.key = advises_shadow.advice_key WHERE advice.key = '&quot;; [.$B27]; &quot;' and advises_shadow.version = &quot;; [.$D27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round&amp;Qjavax.microedition.lcdui.CommandListener;&amp;QCommand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&amp;Qjavax.microedition.lcdui.CommandListener;&amp;QCommand;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round&amp;Qjavax.microedition.lcdui.CommandListener;&amp;QCommand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&amp;Qjavax.microedition.lcdui.CommandListener;&amp;QCommand;' and advises_shadow.version = 5) as fo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sorting*CountViewsAspect.aj}CountViewsAspect&amp;before&amp;Qjavax.microedition.lcdui.CommandListener;&amp;[QImageData;&amp;QPhotoListScreen;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28]))" office:value-type="float" office:value="1">
            <text:p>1</text:p>
          </table:table-cell>
          <table:table-cell table:formula="of:=CONCATENATE(&quot;SELECT to_char(count(1),'999') FROM advises_shadow WHERE advice_key ='&quot;;[.$B28];&quot;' and version = &quot;; [.$C28])" office:value-type="string" office:string-value="SELECT to_char(count(1),'999') FROM advises_shadow WHERE advice_key ='lancs.midp.mobilephoto.optional.sorting*CountViewsAspect.aj}CountViewsAspect&amp;before&amp;Qjavax.microedition.lcdui.CommandListener;&amp;[QImageData;&amp;QPhotoListScreen;' and version = 4">
            <text:p>SELECT to_char(count(1),'999') FROM advises_shadow WHERE advice_key ='lancs.midp.mobilephoto.optional.sorting*CountViewsAspect.aj}CountViewsAspect&amp;before&amp;Qjavax.microedition.lcdui.CommandListener;&amp;[QImageData;&amp;QPhotoListScreen;' and version = 4</text:p>
          </table:table-cell>
          <table:table-cell table:formula="of:=VALUE(ORG.SISTEMA.OO.SQL.JAGUARSQL.EXECUTESQL(&quot;org.postgresql.Driver&quot;;&quot;jdbc:postgresql://localhost/rejuv-pc?user=raffi&quot;;[.H28]))" office:value-type="float" office:value="1">
            <text:p>1</text:p>
          </table:table-cell>
          <table:table-cell table:formula="of:=CONCATENATE(&quot;SELECT to_char(count(1),'999') FROM advises_shadow WHERE advice_key ='&quot;;[.$B28];&quot;' and version = &quot;; [.$D28])" office:value-type="string" office:string-value="SELECT to_char(count(1),'999') FROM advises_shadow WHERE advice_key ='lancs.midp.mobilephoto.optional.sorting*CountViewsAspect.aj}CountViewsAspect&amp;before&amp;Qjavax.microedition.lcdui.CommandListener;&amp;[QImageData;&amp;QPhotoListScreen;' and version = 5">
            <text:p>SELECT to_char(count(1),'999') FROM advises_shadow WHERE advice_key ='lancs.midp.mobilephoto.optional.sorting*CountViewsAspect.aj}CountViewsAspect&amp;before&amp;Qjavax.microedition.lcdui.CommandListener;&amp;[QImageData;&amp;QPhotoListScreen;' and version = 5</text:p>
          </table:table-cell>
          <table:table-cell table:formula="of:=VALUE(ORG.SISTEMA.OO.SQL.JAGUARSQL.EXECUTESQL(&quot;org.postgresql.Driver&quot;;&quot;jdbc:postgresql://localhost/rejuv-pc?user=raffi&quot;;[.J28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8]; &quot;' and advises_shadow.version = &quot;;[.$D28];&quot; except SELECT shadows.key FROM advises_shadow INNER JOIN shadows ON advises_shadow.shadow_key = shadows.key AND advises_shadow.version = shadows.version INNER JOIN advice ON advice.key = advises_shadow.advice_key WHERE advice.key = '&quot;; [.$B28]; &quot;' and advises_shadow.version = &quot;;[.$C2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&amp;Qjavax.microedition.lcdui.CommandListener;&amp;[QImageData;&amp;QPhotoListScreen;' and advises_shadow.version = 5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&amp;Qjavax.microedition.lcdui.CommandListener;&amp;[QImageData;&amp;QPhotoListScreen;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&amp;Qjavax.microedition.lcdui.CommandListener;&amp;[QImageData;&amp;QPhotoListScreen;' and advises_shadow.version = 5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&amp;Qjavax.microedition.lcdui.CommandListener;&amp;[QImageData;&amp;QPhotoListScreen;' and advises_shadow.version = 4) as foo</text:p>
          </table:table-cell>
          <table:table-cell table:formula="of:=VALUE(ORG.SISTEMA.OO.SQL.JAGUARSQL.EXECUTESQL(&quot;org.postgresql.Driver&quot;;&quot;jdbc:postgresql://localhost/rejuv-pc?user=raffi&quot;;[.L28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8]; &quot;' and advises_shadow.version = &quot;;[.$C28];&quot; except SELECT shadows.key FROM advises_shadow INNER JOIN shadows ON advises_shadow.shadow_key = shadows.key AND advises_shadow.version = shadows.version INNER JOIN advice ON advice.key = advises_shadow.advice_key WHERE advice.key = '&quot;; [.$B28]; &quot;' and advises_shadow.version = &quot;;[.$D2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&amp;Qjavax.microedition.lcdui.CommandListener;&amp;[QImageData;&amp;QPhotoListScreen;' and advises_shadow.version = 4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&amp;Qjavax.microedition.lcdui.CommandListener;&amp;[QImageData;&amp;QPhotoListScreen;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&amp;Qjavax.microedition.lcdui.CommandListener;&amp;[QImageData;&amp;QPhotoListScreen;' and advises_shadow.version = 4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&amp;Qjavax.microedition.lcdui.CommandListener;&amp;[QImageData;&amp;QPhotoListScreen;' and advises_shadow.version = 5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28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28]; &quot;' and advises_shadow.version = &quot;; [.$D28]; &quot; except SELECT shadows.key FROM suggested_shadows INNER JOIN shadows ON suggested_shadows.shadow_key = shadows.key AND suggested_shadows.version = shadows.version INNER JOIN advice ON advice.key = suggested_shadows.advice_key WHERE advice.key = '&quot;; [.$B28]; &quot;' and suggested_shadows.version = &quot;; [.$D28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&amp;Qjavax.microedition.lcdui.CommandListener;&amp;[QImageData;&amp;QPhotoListScreen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before&amp;Qjavax.microedition.lcdui.CommandListener;&amp;[QImageData;&amp;QPhotoListScreen;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&amp;Qjavax.microedition.lcdui.CommandListener;&amp;[QImageData;&amp;QPhotoListScreen;' and advises_shadow.version = 5 except 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before&amp;Qjavax.microedition.lcdui.CommandListener;&amp;[QImageData;&amp;QPhotoListScreen;' and suggested_shadows.version = 5) as foo</text:p>
          </table:table-cell>
          <table:table-cell table:formula="of:=VALUE(ORG.SISTEMA.OO.SQL.JAGUARSQL.EXECUTESQL(&quot;org.postgresql.Driver&quot;;&quot;jdbc:postgresql://localhost/rejuv-pc?user=raffi&quot;;[.Q28]))" office:value-type="float" office:value="51">
            <text:p>51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28]; &quot;' and suggested_shadows.version = &quot;; [.$D28];&quot; except SELECT shadows.key FROM advises_shadow INNER JOIN shadows ON advises_shadow.shadow_key = shadows.key AND advises_shadow.version = shadows.version INNER JOIN advice ON advice.key = advises_shadow.advice_key WHERE advice.key = '&quot;; [.$B28]; &quot;' and advises_shadow.version = &quot;; [.$D28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before&amp;Qjavax.microedition.lcdui.CommandListener;&amp;[QImageData;&amp;QPhotoListScreen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&amp;Qjavax.microedition.lcdui.CommandListener;&amp;[QImageData;&amp;QPhotoListScreen;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before&amp;Qjavax.microedition.lcdui.CommandListener;&amp;[QImageData;&amp;QPhotoListScreen;' and suggested_shadows.version = 5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&amp;Qjavax.microedition.lcdui.CommandListener;&amp;[QImageData;&amp;QPhotoListScreen;' and advises_shadow.version = 5) as fo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copyPhoto*CopyPhotoAspect.aj}CopyPhotoAspect&amp;afterReturning&amp;QImage;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VALUE(ORG.SISTEMA.OO.SQL.JAGUARSQL.EXECUTESQL(&quot;org.postgresql.Driver&quot;;&quot;jdbc:postgresql://localhost/rejuv-pc?user=raffi&quot;;[.F29]))" office:value-type="float" office:value="1">
            <text:p>1</text:p>
          </table:table-cell>
          <table:table-cell table:formula="of:=CONCATENATE(&quot;SELECT to_char(count(1),'999') FROM advises_shadow WHERE advice_key ='&quot;;[.$B29];&quot;' and version = &quot;; [.$C29])" office:value-type="string" office:string-value="SELECT to_char(count(1),'999') FROM advises_shadow WHERE advice_key ='lancs.midp.mobilephoto.optional.copyPhoto*CopyPhotoAspect.aj}CopyPhotoAspect&amp;afterReturning&amp;QImage;' and version = 5">
            <text:p>SELECT to_char(count(1),'999') FROM advises_shadow WHERE advice_key ='lancs.midp.mobilephoto.optional.copyPhoto*CopyPhotoAspect.aj}CopyPhotoAspect&amp;afterReturning&amp;QImage;' and version = 5</text:p>
          </table:table-cell>
          <table:table-cell table:formula="of:=VALUE(ORG.SISTEMA.OO.SQL.JAGUARSQL.EXECUTESQL(&quot;org.postgresql.Driver&quot;;&quot;jdbc:postgresql://localhost/rejuv-pc?user=raffi&quot;;[.H29]))" office:value-type="float" office:value="2">
            <text:p>2</text:p>
          </table:table-cell>
          <table:table-cell table:formula="of:=CONCATENATE(&quot;SELECT to_char(count(1),'999') FROM advises_shadow WHERE advice_key ='&quot;;[.$B29];&quot;' and version = &quot;; [.$D29])" office:value-type="string" office:string-value="SELECT to_char(count(1),'999') FROM advises_shadow WHERE advice_key ='lancs.midp.mobilephoto.optional.copyPhoto*CopyPhotoAspect.aj}CopyPhotoAspect&amp;afterReturning&amp;QImage;' and version = 6">
            <text:p>SELECT to_char(count(1),'999') FROM advises_shadow WHERE advice_key ='lancs.midp.mobilephoto.optional.copyPhoto*CopyPhotoAspect.aj}CopyPhotoAspect&amp;afterReturning&amp;QImage;' and version = 6</text:p>
          </table:table-cell>
          <table:table-cell table:formula="of:=VALUE(ORG.SISTEMA.OO.SQL.JAGUARSQL.EXECUTESQL(&quot;org.postgresql.Driver&quot;;&quot;jdbc:postgresql://localhost/rejuv-pc?user=raffi&quot;;[.J29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9]; &quot;' and advises_shadow.version = &quot;;[.$D29];&quot; except SELECT shadows.key FROM advises_shadow INNER JOIN shadows ON advises_shadow.shadow_key = shadows.key AND advises_shadow.version = shadows.version INNER JOIN advice ON advice.key = advises_shadow.advice_key WHERE advice.key = '&quot;; [.$B29]; &quot;' and advises_shadow.version = &quot;;[.$C2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5) as foo</text:p>
          </table:table-cell>
          <table:table-cell table:formula="of:=VALUE(ORG.SISTEMA.OO.SQL.JAGUARSQL.EXECUTESQL(&quot;org.postgresql.Driver&quot;;&quot;jdbc:postgresql://localhost/rejuv-pc?user=raffi&quot;;[.L29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9]; &quot;' and advises_shadow.version = &quot;;[.$C29];&quot; except SELECT shadows.key FROM advises_shadow INNER JOIN shadows ON advises_shadow.shadow_key = shadows.key AND advises_shadow.version = shadows.version INNER JOIN advice ON advice.key = advises_shadow.advice_key WHERE advice.key = '&quot;; [.$B29]; &quot;' and advises_shadow.version = &quot;;[.$D2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5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5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6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29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29]; &quot;' and advises_shadow.version = &quot;; [.$D29]; &quot; except SELECT shadows.key FROM suggested_shadows INNER JOIN shadows ON suggested_shadows.shadow_key = shadows.key AND suggested_shadows.version = shadows.version INNER JOIN advice ON advice.key = suggested_shadows.advice_key WHERE advice.key = '&quot;; [.$B29]; &quot;' and suggested_shadows.version = &quot;; [.$D29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6 except SELECT shadows.key FROM suggested_shadows INNER JOIN shadows ON suggested_shadows.shadow_key = shadows.key AND suggested_shadows.version = shadows.version INNER JOIN advice ON advice.key = suggested_shadows.advice_key WHERE advice.key = 'lancs.midp.mobilephoto.optional.copyPhoto*CopyPhotoAspect.aj}CopyPhotoAspect&amp;afterReturning&amp;QImage;' and suggested_shadows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6 except SELECT shadows.key FROM suggested_shadows INNER JOIN shadows ON suggested_shadows.shadow_key = shadows.key AND suggested_shadows.version = shadows.version INNER JOIN advice ON advice.key = suggested_shadows.advice_key WHERE advice.key = 'lancs.midp.mobilephoto.optional.copyPhoto*CopyPhotoAspect.aj}CopyPhotoAspect&amp;afterReturning&amp;QImage;' and suggested_shadows.version = 6) as foo</text:p>
          </table:table-cell>
          <table:table-cell table:formula="of:=VALUE(ORG.SISTEMA.OO.SQL.JAGUARSQL.EXECUTESQL(&quot;org.postgresql.Driver&quot;;&quot;jdbc:postgresql://localhost/rejuv-pc?user=raffi&quot;;[.Q29]))" office:value-type="float" office:value="108">
            <text:p>108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29]; &quot;' and suggested_shadows.version = &quot;; [.$D29];&quot; except SELECT shadows.key FROM advises_shadow INNER JOIN shadows ON advises_shadow.shadow_key = shadows.key AND advises_shadow.version = shadows.version INNER JOIN advice ON advice.key = advises_shadow.advice_key WHERE advice.key = '&quot;; [.$B29]; &quot;' and advises_shadow.version = &quot;; [.$D29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copyPhoto*CopyPhotoAspect.aj}CopyPhotoAspect&amp;afterReturning&amp;QImage;' and suggested_shadows.version = 6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6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copyPhoto*CopyPhotoAspect.aj}CopyPhotoAspect&amp;afterReturning&amp;QImage;' and suggested_shadows.version = 6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6) as foo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ControllerAspectEH.aj}ControllerAspectEH&amp;around&amp;QAlbumController;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30]))" office:value-type="float" office:value="1">
            <text:p>1</text:p>
          </table:table-cell>
          <table:table-cell table:formula="of:=CONCATENATE(&quot;SELECT to_char(count(1),'999') FROM advises_shadow WHERE advice_key ='&quot;;[.$B30];&quot;' and version = &quot;; [.$C30])" office:value-type="string" office:string-value="SELECT to_char(count(1),'999') FROM advises_shadow WHERE advice_key ='lancs.midp.aspects.exceptionblocks*ControllerAspectEH.aj}ControllerAspectEH&amp;around&amp;QAlbumController;' and version = 6">
            <text:p>SELECT to_char(count(1),'999') FROM advises_shadow WHERE advice_key ='lancs.midp.aspects.exceptionblocks*ControllerAspectEH.aj}ControllerAspectEH&amp;around&amp;QAlbumController;' and version = 6</text:p>
          </table:table-cell>
          <table:table-cell table:formula="of:=VALUE(ORG.SISTEMA.OO.SQL.JAGUARSQL.EXECUTESQL(&quot;org.postgresql.Driver&quot;;&quot;jdbc:postgresql://localhost/rejuv-pc?user=raffi&quot;;[.H30]))" office:value-type="float" office:value="1">
            <text:p>1</text:p>
          </table:table-cell>
          <table:table-cell table:formula="of:=CONCATENATE(&quot;SELECT to_char(count(1),'999') FROM advises_shadow WHERE advice_key ='&quot;;[.$B30];&quot;' and version = &quot;; [.$D30])" office:value-type="string" office:string-value="SELECT to_char(count(1),'999') FROM advises_shadow WHERE advice_key ='lancs.midp.aspects.exceptionblocks*ControllerAspectEH.aj}ControllerAspectEH&amp;around&amp;QAlbumController;' and version = 7">
            <text:p>SELECT to_char(count(1),'999') FROM advises_shadow WHERE advice_key ='lancs.midp.aspects.exceptionblocks*ControllerAspectEH.aj}ControllerAspectEH&amp;around&amp;QAlbumController;' and version = 7</text:p>
          </table:table-cell>
          <table:table-cell table:formula="of:=VALUE(ORG.SISTEMA.OO.SQL.JAGUARSQL.EXECUTESQL(&quot;org.postgresql.Driver&quot;;&quot;jdbc:postgresql://localhost/rejuv-pc?user=raffi&quot;;[.J30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0]; &quot;' and advises_shadow.version = &quot;;[.$D30];&quot; except SELECT shadows.key FROM advises_shadow INNER JOIN shadows ON advises_shadow.shadow_key = shadows.key AND advises_shadow.version = shadows.version INNER JOIN advice ON advice.key = advises_shadow.advice_key WHERE advice.key = '&quot;; [.$B30]; &quot;' and advises_shadow.version = &quot;;[.$C30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AlbumController;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AlbumController;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AlbumController;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AlbumController;' and advises_shadow.version = 6) as foo</text:p>
          </table:table-cell>
          <table:table-cell table:formula="of:=VALUE(ORG.SISTEMA.OO.SQL.JAGUARSQL.EXECUTESQL(&quot;org.postgresql.Driver&quot;;&quot;jdbc:postgresql://localhost/rejuv-pc?user=raffi&quot;;[.L30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0]; &quot;' and advises_shadow.version = &quot;;[.$C30];&quot; except SELECT shadows.key FROM advises_shadow INNER JOIN shadows ON advises_shadow.shadow_key = shadows.key AND advises_shadow.version = shadows.version INNER JOIN advice ON advice.key = advises_shadow.advice_key WHERE advice.key = '&quot;; [.$B30]; &quot;' and advises_shadow.version = &quot;;[.$D30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AlbumController;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AlbumController;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AlbumController;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AlbumController;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30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30]; &quot;' and advises_shadow.version = &quot;; [.$D30]; &quot; except SELECT shadows.key FROM suggested_shadows INNER JOIN shadows ON suggested_shadows.shadow_key = shadows.key AND suggested_shadows.version = shadows.version INNER JOIN advice ON advice.key = suggested_shadows.advice_key WHERE advice.key = '&quot;; [.$B30]; &quot;' and suggested_shadows.version = &quot;; [.$D30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AlbumController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AlbumController;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AlbumController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AlbumController;' and suggested_shadows.version = 7) as foo</text:p>
          </table:table-cell>
          <table:table-cell table:formula="of:=VALUE(ORG.SISTEMA.OO.SQL.JAGUARSQL.EXECUTESQL(&quot;org.postgresql.Driver&quot;;&quot;jdbc:postgresql://localhost/rejuv-pc?user=raffi&quot;;[.Q30]))" office:value-type="float" office:value="114">
            <text:p>114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30]; &quot;' and suggested_shadows.version = &quot;; [.$D30];&quot; except SELECT shadows.key FROM advises_shadow INNER JOIN shadows ON advises_shadow.shadow_key = shadows.key AND advises_shadow.version = shadows.version INNER JOIN advice ON advice.key = advises_shadow.advice_key WHERE advice.key = '&quot;; [.$B30]; &quot;' and advises_shadow.version = &quot;; [.$D30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AlbumController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AlbumController;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AlbumController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AlbumController;' and advises_shadow.version = 7) as foo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ControllerAspectEH.aj}ControllerAspectEH&amp;around&amp;QString;&amp;QAlbumController;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31]))" office:value-type="float" office:value="1">
            <text:p>1</text:p>
          </table:table-cell>
          <table:table-cell table:formula="of:=CONCATENATE(&quot;SELECT to_char(count(1),'999') FROM advises_shadow WHERE advice_key ='&quot;;[.$B31];&quot;' and version = &quot;; [.$C31])" office:value-type="string" office:string-value="SELECT to_char(count(1),'999') FROM advises_shadow WHERE advice_key ='lancs.midp.aspects.exceptionblocks*ControllerAspectEH.aj}ControllerAspectEH&amp;around&amp;QString;&amp;QAlbumController;' and version = 6">
            <text:p>SELECT to_char(count(1),'999') FROM advises_shadow WHERE advice_key ='lancs.midp.aspects.exceptionblocks*ControllerAspectEH.aj}ControllerAspectEH&amp;around&amp;QString;&amp;QAlbumController;' and version = 6</text:p>
          </table:table-cell>
          <table:table-cell table:formula="of:=VALUE(ORG.SISTEMA.OO.SQL.JAGUARSQL.EXECUTESQL(&quot;org.postgresql.Driver&quot;;&quot;jdbc:postgresql://localhost/rejuv-pc?user=raffi&quot;;[.H31]))" office:value-type="float" office:value="1">
            <text:p>1</text:p>
          </table:table-cell>
          <table:table-cell table:formula="of:=CONCATENATE(&quot;SELECT to_char(count(1),'999') FROM advises_shadow WHERE advice_key ='&quot;;[.$B31];&quot;' and version = &quot;; [.$D31])" office:value-type="string" office:string-value="SELECT to_char(count(1),'999') FROM advises_shadow WHERE advice_key ='lancs.midp.aspects.exceptionblocks*ControllerAspectEH.aj}ControllerAspectEH&amp;around&amp;QString;&amp;QAlbumController;' and version = 7">
            <text:p>SELECT to_char(count(1),'999') FROM advises_shadow WHERE advice_key ='lancs.midp.aspects.exceptionblocks*ControllerAspectEH.aj}ControllerAspectEH&amp;around&amp;QString;&amp;QAlbumController;' and version = 7</text:p>
          </table:table-cell>
          <table:table-cell table:formula="of:=VALUE(ORG.SISTEMA.OO.SQL.JAGUARSQL.EXECUTESQL(&quot;org.postgresql.Driver&quot;;&quot;jdbc:postgresql://localhost/rejuv-pc?user=raffi&quot;;[.J31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1]; &quot;' and advises_shadow.version = &quot;;[.$D31];&quot; except SELECT shadows.key FROM advises_shadow INNER JOIN shadows ON advises_shadow.shadow_key = shadows.key AND advises_shadow.version = shadows.version INNER JOIN advice ON advice.key = advises_shadow.advice_key WHERE advice.key = '&quot;; [.$B31]; &quot;' and advises_shadow.version = &quot;;[.$C31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AlbumController;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AlbumController;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AlbumController;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AlbumController;' and advises_shadow.version = 6) as foo</text:p>
          </table:table-cell>
          <table:table-cell table:formula="of:=VALUE(ORG.SISTEMA.OO.SQL.JAGUARSQL.EXECUTESQL(&quot;org.postgresql.Driver&quot;;&quot;jdbc:postgresql://localhost/rejuv-pc?user=raffi&quot;;[.L31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1]; &quot;' and advises_shadow.version = &quot;;[.$C31];&quot; except SELECT shadows.key FROM advises_shadow INNER JOIN shadows ON advises_shadow.shadow_key = shadows.key AND advises_shadow.version = shadows.version INNER JOIN advice ON advice.key = advises_shadow.advice_key WHERE advice.key = '&quot;; [.$B31]; &quot;' and advises_shadow.version = &quot;;[.$D31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AlbumController;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AlbumController;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AlbumController;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AlbumController;' and advises_shadow.version = 7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31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31]; &quot;' and advises_shadow.version = &quot;; [.$D31]; &quot; except SELECT shadows.key FROM suggested_shadows INNER JOIN shadows ON suggested_shadows.shadow_key = shadows.key AND suggested_shadows.version = shadows.version INNER JOIN advice ON advice.key = suggested_shadows.advice_key WHERE advice.key = '&quot;; [.$B31]; &quot;' and suggested_shadows.version = &quot;; [.$D31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AlbumController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AlbumController;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AlbumController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AlbumController;' and suggested_shadows.version = 7) as foo</text:p>
          </table:table-cell>
          <table:table-cell table:formula="of:=VALUE(ORG.SISTEMA.OO.SQL.JAGUARSQL.EXECUTESQL(&quot;org.postgresql.Driver&quot;;&quot;jdbc:postgresql://localhost/rejuv-pc?user=raffi&quot;;[.Q31]))" office:value-type="float" office:value="196">
            <text:p>196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31]; &quot;' and suggested_shadows.version = &quot;; [.$D31];&quot; except SELECT shadows.key FROM advises_shadow INNER JOIN shadows ON advises_shadow.shadow_key = shadows.key AND advises_shadow.version = shadows.version INNER JOIN advice ON advice.key = advises_shadow.advice_key WHERE advice.key = '&quot;; [.$B31]; &quot;' and advises_shadow.version = &quot;; [.$D31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AlbumController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AlbumController;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AlbumController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AlbumController;' and advises_shadow.version = 7) as fo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ControllerAspectEH.aj}ControllerAspectEH&amp;around&amp;QString;&amp;Qubc.midp.mobilephoto.core.ui.controller.AbstractController;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32]))" office:value-type="float" office:value="1">
            <text:p>1</text:p>
          </table:table-cell>
          <table:table-cell table:formula="of:=CONCATENATE(&quot;SELECT to_char(count(1),'999') FROM advises_shadow WHERE advice_key ='&quot;;[.$B32];&quot;' and version = &quot;; [.$C32])" office:value-type="string" office:string-value="SELECT to_char(count(1),'999') FROM advises_shadow WHERE advice_key ='lancs.midp.aspects.exceptionblocks*ControllerAspectEH.aj}ControllerAspectEH&amp;around&amp;QString;&amp;Qubc.midp.mobilephoto.core.ui.controller.AbstractController;' and version = 6">
            <text:p>SELECT to_char(count(1),'999') FROM advises_shadow WHERE advice_key ='lancs.midp.aspects.exceptionblocks*ControllerAspectEH.aj}ControllerAspectEH&amp;around&amp;QString;&amp;Qubc.midp.mobilephoto.core.ui.controller.AbstractController;' and version = 6</text:p>
          </table:table-cell>
          <table:table-cell table:formula="of:=VALUE(ORG.SISTEMA.OO.SQL.JAGUARSQL.EXECUTESQL(&quot;org.postgresql.Driver&quot;;&quot;jdbc:postgresql://localhost/rejuv-pc?user=raffi&quot;;[.H32]))" office:value-type="float" office:value="1">
            <text:p>1</text:p>
          </table:table-cell>
          <table:table-cell table:formula="of:=CONCATENATE(&quot;SELECT to_char(count(1),'999') FROM advises_shadow WHERE advice_key ='&quot;;[.$B32];&quot;' and version = &quot;; [.$D32])" office:value-type="string" office:string-value="SELECT to_char(count(1),'999') FROM advises_shadow WHERE advice_key ='lancs.midp.aspects.exceptionblocks*ControllerAspectEH.aj}ControllerAspectEH&amp;around&amp;QString;&amp;Qubc.midp.mobilephoto.core.ui.controller.AbstractController;' and version = 7">
            <text:p>SELECT to_char(count(1),'999') FROM advises_shadow WHERE advice_key ='lancs.midp.aspects.exceptionblocks*ControllerAspectEH.aj}ControllerAspectEH&amp;around&amp;QString;&amp;Qubc.midp.mobilephoto.core.ui.controller.AbstractController;' and version = 7</text:p>
          </table:table-cell>
          <table:table-cell table:formula="of:=VALUE(ORG.SISTEMA.OO.SQL.JAGUARSQL.EXECUTESQL(&quot;org.postgresql.Driver&quot;;&quot;jdbc:postgresql://localhost/rejuv-pc?user=raffi&quot;;[.J32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2]; &quot;' and advises_shadow.version = &quot;;[.$D32];&quot; except SELECT shadows.key FROM advises_shadow INNER JOIN shadows ON advises_shadow.shadow_key = shadows.key AND advises_shadow.version = shadows.version INNER JOIN advice ON advice.key = advises_shadow.advice_key WHERE advice.key = '&quot;; [.$B32]; &quot;' and advises_shadow.version = &quot;;[.$C3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ubc.midp.mobilephoto.core.ui.controller.AbstractController;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ubc.midp.mobilephoto.core.ui.controller.AbstractController;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ubc.midp.mobilephoto.core.ui.controller.AbstractController;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ubc.midp.mobilephoto.core.ui.controller.AbstractController;' and advises_shadow.version = 6) as foo</text:p>
          </table:table-cell>
          <table:table-cell table:formula="of:=VALUE(ORG.SISTEMA.OO.SQL.JAGUARSQL.EXECUTESQL(&quot;org.postgresql.Driver&quot;;&quot;jdbc:postgresql://localhost/rejuv-pc?user=raffi&quot;;[.L32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2]; &quot;' and advises_shadow.version = &quot;;[.$C32];&quot; except SELECT shadows.key FROM advises_shadow INNER JOIN shadows ON advises_shadow.shadow_key = shadows.key AND advises_shadow.version = shadows.version INNER JOIN advice ON advice.key = advises_shadow.advice_key WHERE advice.key = '&quot;; [.$B32]; &quot;' and advises_shadow.version = &quot;;[.$D3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ubc.midp.mobilephoto.core.ui.controller.AbstractController;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ubc.midp.mobilephoto.core.ui.controller.AbstractController;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ubc.midp.mobilephoto.core.ui.controller.AbstractController;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ubc.midp.mobilephoto.core.ui.controller.AbstractController;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32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32]; &quot;' and advises_shadow.version = &quot;; [.$D32]; &quot; except SELECT shadows.key FROM suggested_shadows INNER JOIN shadows ON suggested_shadows.shadow_key = shadows.key AND suggested_shadows.version = shadows.version INNER JOIN advice ON advice.key = suggested_shadows.advice_key WHERE advice.key = '&quot;; [.$B32]; &quot;' and suggested_shadows.version = &quot;; [.$D32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ubc.midp.mobilephoto.core.ui.controller.AbstractController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ubc.midp.mobilephoto.core.ui.controller.AbstractController;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ubc.midp.mobilephoto.core.ui.controller.AbstractController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ubc.midp.mobilephoto.core.ui.controller.AbstractController;' and suggested_shadows.version = 7) as foo</text:p>
          </table:table-cell>
          <table:table-cell table:formula="of:=VALUE(ORG.SISTEMA.OO.SQL.JAGUARSQL.EXECUTESQL(&quot;org.postgresql.Driver&quot;;&quot;jdbc:postgresql://localhost/rejuv-pc?user=raffi&quot;;[.Q32]))" office:value-type="float" office:value="107">
            <text:p>107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32]; &quot;' and suggested_shadows.version = &quot;; [.$D32];&quot; except SELECT shadows.key FROM advises_shadow INNER JOIN shadows ON advises_shadow.shadow_key = shadows.key AND advises_shadow.version = shadows.version INNER JOIN advice ON advice.key = advises_shadow.advice_key WHERE advice.key = '&quot;; [.$B32]; &quot;' and advises_shadow.version = &quot;; [.$D32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ubc.midp.mobilephoto.core.ui.controller.AbstractController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ubc.midp.mobilephoto.core.ui.controller.AbstractController;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ControllerAspectEH.aj}ControllerAspectEH&amp;around&amp;QString;&amp;Qubc.midp.mobilephoto.core.ui.controller.AbstractController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ControllerAspectEH.aj}ControllerAspectEH&amp;around&amp;QString;&amp;Qubc.midp.mobilephoto.core.ui.controller.AbstractController;' and advises_shadow.version = 7) as foo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DataModelAspectEH.aj}DataModelAspectEH&amp;afterThrowing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33]))" office:value-type="float" office:value="1">
            <text:p>1</text:p>
          </table:table-cell>
          <table:table-cell table:formula="of:=CONCATENATE(&quot;SELECT to_char(count(1),'999') FROM advises_shadow WHERE advice_key ='&quot;;[.$B33];&quot;' and version = &quot;; [.$C33])" office:value-type="string" office:string-value="SELECT to_char(count(1),'999') FROM advises_shadow WHERE advice_key ='lancs.midp.aspects.exceptionblocks*DataModelAspectEH.aj}DataModelAspectEH&amp;afterThrowing6' and version = 6">
            <text:p>SELECT to_char(count(1),'999') FROM advises_shadow WHERE advice_key ='lancs.midp.aspects.exceptionblocks*DataModelAspectEH.aj}DataModelAspectEH&amp;afterThrowing6' and version = 6</text:p>
          </table:table-cell>
          <table:table-cell table:formula="of:=VALUE(ORG.SISTEMA.OO.SQL.JAGUARSQL.EXECUTESQL(&quot;org.postgresql.Driver&quot;;&quot;jdbc:postgresql://localhost/rejuv-pc?user=raffi&quot;;[.H33]))" office:value-type="float" office:value="1">
            <text:p>1</text:p>
          </table:table-cell>
          <table:table-cell table:formula="of:=CONCATENATE(&quot;SELECT to_char(count(1),'999') FROM advises_shadow WHERE advice_key ='&quot;;[.$B33];&quot;' and version = &quot;; [.$D33])" office:value-type="string" office:string-value="SELECT to_char(count(1),'999') FROM advises_shadow WHERE advice_key ='lancs.midp.aspects.exceptionblocks*DataModelAspectEH.aj}DataModelAspectEH&amp;afterThrowing6' and version = 7">
            <text:p>SELECT to_char(count(1),'999') FROM advises_shadow WHERE advice_key ='lancs.midp.aspects.exceptionblocks*DataModelAspectEH.aj}DataModelAspectEH&amp;afterThrowing6' and version = 7</text:p>
          </table:table-cell>
          <table:table-cell table:formula="of:=VALUE(ORG.SISTEMA.OO.SQL.JAGUARSQL.EXECUTESQL(&quot;org.postgresql.Driver&quot;;&quot;jdbc:postgresql://localhost/rejuv-pc?user=raffi&quot;;[.J33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3]; &quot;' and advises_shadow.version = &quot;;[.$D33];&quot; except SELECT shadows.key FROM advises_shadow INNER JOIN shadows ON advises_shadow.shadow_key = shadows.key AND advises_shadow.version = shadows.version INNER JOIN advice ON advice.key = advises_shadow.advice_key WHERE advice.key = '&quot;; [.$B33]; &quot;' and advises_shadow.version = &quot;;[.$C3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6) as foo</text:p>
          </table:table-cell>
          <table:table-cell table:formula="of:=VALUE(ORG.SISTEMA.OO.SQL.JAGUARSQL.EXECUTESQL(&quot;org.postgresql.Driver&quot;;&quot;jdbc:postgresql://localhost/rejuv-pc?user=raffi&quot;;[.L33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3]; &quot;' and advises_shadow.version = &quot;;[.$C33];&quot; except SELECT shadows.key FROM advises_shadow INNER JOIN shadows ON advises_shadow.shadow_key = shadows.key AND advises_shadow.version = shadows.version INNER JOIN advice ON advice.key = advises_shadow.advice_key WHERE advice.key = '&quot;; [.$B33]; &quot;' and advises_shadow.version = &quot;;[.$D3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33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33]; &quot;' and advises_shadow.version = &quot;; [.$D33]; &quot; except SELECT shadows.key FROM suggested_shadows INNER JOIN shadows ON suggested_shadows.shadow_key = shadows.key AND suggested_shadows.version = shadows.version INNER JOIN advice ON advice.key = suggested_shadows.advice_key WHERE advice.key = '&quot;; [.$B33]; &quot;' and suggested_shadows.version = &quot;; [.$D33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fterThrowing6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fterThrowing6' and suggested_shadows.version = 7) as foo</text:p>
          </table:table-cell>
          <table:table-cell table:formula="of:=VALUE(ORG.SISTEMA.OO.SQL.JAGUARSQL.EXECUTESQL(&quot;org.postgresql.Driver&quot;;&quot;jdbc:postgresql://localhost/rejuv-pc?user=raffi&quot;;[.Q33]))" office:value-type="float" office:value="41">
            <text:p>41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33]; &quot;' and suggested_shadows.version = &quot;; [.$D33];&quot; except SELECT shadows.key FROM advises_shadow INNER JOIN shadows ON advises_shadow.shadow_key = shadows.key AND advises_shadow.version = shadows.version INNER JOIN advice ON advice.key = advises_shadow.advice_key WHERE advice.key = '&quot;; [.$B33]; &quot;' and advises_shadow.version = &quot;; [.$D33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fterThrowing6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fterThrowing6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fterThrowing6' and advises_shadow.version = 7) as foo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DataModelAspectEH.aj}DataModelAspectEH&amp;around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34]))" office:value-type="float" office:value="1">
            <text:p>1</text:p>
          </table:table-cell>
          <table:table-cell table:formula="of:=CONCATENATE(&quot;SELECT to_char(count(1),'999') FROM advises_shadow WHERE advice_key ='&quot;;[.$B34];&quot;' and version = &quot;; [.$C34])" office:value-type="string" office:string-value="SELECT to_char(count(1),'999') FROM advises_shadow WHERE advice_key ='lancs.midp.aspects.exceptionblocks*DataModelAspectEH.aj}DataModelAspectEH&amp;around' and version = 6">
            <text:p>SELECT to_char(count(1),'999') FROM advises_shadow WHERE advice_key ='lancs.midp.aspects.exceptionblocks*DataModelAspectEH.aj}DataModelAspectEH&amp;around' and version = 6</text:p>
          </table:table-cell>
          <table:table-cell table:formula="of:=VALUE(ORG.SISTEMA.OO.SQL.JAGUARSQL.EXECUTESQL(&quot;org.postgresql.Driver&quot;;&quot;jdbc:postgresql://localhost/rejuv-pc?user=raffi&quot;;[.H34]))" office:value-type="float" office:value="1">
            <text:p>1</text:p>
          </table:table-cell>
          <table:table-cell table:formula="of:=CONCATENATE(&quot;SELECT to_char(count(1),'999') FROM advises_shadow WHERE advice_key ='&quot;;[.$B34];&quot;' and version = &quot;; [.$D34])" office:value-type="string" office:string-value="SELECT to_char(count(1),'999') FROM advises_shadow WHERE advice_key ='lancs.midp.aspects.exceptionblocks*DataModelAspectEH.aj}DataModelAspectEH&amp;around' and version = 7">
            <text:p>SELECT to_char(count(1),'999') FROM advises_shadow WHERE advice_key ='lancs.midp.aspects.exceptionblocks*DataModelAspectEH.aj}DataModelAspectEH&amp;around' and version = 7</text:p>
          </table:table-cell>
          <table:table-cell table:formula="of:=VALUE(ORG.SISTEMA.OO.SQL.JAGUARSQL.EXECUTESQL(&quot;org.postgresql.Driver&quot;;&quot;jdbc:postgresql://localhost/rejuv-pc?user=raffi&quot;;[.J34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4]; &quot;' and advises_shadow.version = &quot;;[.$D34];&quot; except SELECT shadows.key FROM advises_shadow INNER JOIN shadows ON advises_shadow.shadow_key = shadows.key AND advises_shadow.version = shadows.version INNER JOIN advice ON advice.key = advises_shadow.advice_key WHERE advice.key = '&quot;; [.$B34]; &quot;' and advises_shadow.version = &quot;;[.$C3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' and advises_shadow.version = 6) as foo</text:p>
          </table:table-cell>
          <table:table-cell table:formula="of:=VALUE(ORG.SISTEMA.OO.SQL.JAGUARSQL.EXECUTESQL(&quot;org.postgresql.Driver&quot;;&quot;jdbc:postgresql://localhost/rejuv-pc?user=raffi&quot;;[.L34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4]; &quot;' and advises_shadow.version = &quot;;[.$C34];&quot; except SELECT shadows.key FROM advises_shadow INNER JOIN shadows ON advises_shadow.shadow_key = shadows.key AND advises_shadow.version = shadows.version INNER JOIN advice ON advice.key = advises_shadow.advice_key WHERE advice.key = '&quot;; [.$B34]; &quot;' and advises_shadow.version = &quot;;[.$D3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34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34]; &quot;' and advises_shadow.version = &quot;; [.$D34]; &quot; except SELECT shadows.key FROM suggested_shadows INNER JOIN shadows ON suggested_shadows.shadow_key = shadows.key AND suggested_shadows.version = shadows.version INNER JOIN advice ON advice.key = suggested_shadows.advice_key WHERE advice.key = '&quot;; [.$B34]; &quot;' and suggested_shadows.version = &quot;; [.$D34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round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round' and suggested_shadows.version = 7) as foo</text:p>
          </table:table-cell>
          <table:table-cell table:formula="of:=VALUE(ORG.SISTEMA.OO.SQL.JAGUARSQL.EXECUTESQL(&quot;org.postgresql.Driver&quot;;&quot;jdbc:postgresql://localhost/rejuv-pc?user=raffi&quot;;[.Q34]))" office:value-type="float" office:value="5">
            <text:p>5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34]; &quot;' and suggested_shadows.version = &quot;; [.$D34];&quot; except SELECT shadows.key FROM advises_shadow INNER JOIN shadows ON advises_shadow.shadow_key = shadows.key AND advises_shadow.version = shadows.version INNER JOIN advice ON advice.key = advises_shadow.advice_key WHERE advice.key = '&quot;; [.$B34]; &quot;' and advises_shadow.version = &quot;; [.$D34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round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round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' and advises_shadow.version = 7) as foo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DataModelAspectEH.aj}DataModelAspectEH&amp;around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35]))" office:value-type="float" office:value="1">
            <text:p>1</text:p>
          </table:table-cell>
          <table:table-cell table:formula="of:=CONCATENATE(&quot;SELECT to_char(count(1),'999') FROM advises_shadow WHERE advice_key ='&quot;;[.$B35];&quot;' and version = &quot;; [.$C35])" office:value-type="string" office:string-value="SELECT to_char(count(1),'999') FROM advises_shadow WHERE advice_key ='lancs.midp.aspects.exceptionblocks*DataModelAspectEH.aj}DataModelAspectEH&amp;around2' and version = 6">
            <text:p>SELECT to_char(count(1),'999') FROM advises_shadow WHERE advice_key ='lancs.midp.aspects.exceptionblocks*DataModelAspectEH.aj}DataModelAspectEH&amp;around2' and version = 6</text:p>
          </table:table-cell>
          <table:table-cell table:formula="of:=VALUE(ORG.SISTEMA.OO.SQL.JAGUARSQL.EXECUTESQL(&quot;org.postgresql.Driver&quot;;&quot;jdbc:postgresql://localhost/rejuv-pc?user=raffi&quot;;[.H35]))" office:value-type="float" office:value="1">
            <text:p>1</text:p>
          </table:table-cell>
          <table:table-cell table:formula="of:=CONCATENATE(&quot;SELECT to_char(count(1),'999') FROM advises_shadow WHERE advice_key ='&quot;;[.$B35];&quot;' and version = &quot;; [.$D35])" office:value-type="string" office:string-value="SELECT to_char(count(1),'999') FROM advises_shadow WHERE advice_key ='lancs.midp.aspects.exceptionblocks*DataModelAspectEH.aj}DataModelAspectEH&amp;around2' and version = 7">
            <text:p>SELECT to_char(count(1),'999') FROM advises_shadow WHERE advice_key ='lancs.midp.aspects.exceptionblocks*DataModelAspectEH.aj}DataModelAspectEH&amp;around2' and version = 7</text:p>
          </table:table-cell>
          <table:table-cell table:formula="of:=VALUE(ORG.SISTEMA.OO.SQL.JAGUARSQL.EXECUTESQL(&quot;org.postgresql.Driver&quot;;&quot;jdbc:postgresql://localhost/rejuv-pc?user=raffi&quot;;[.J35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5]; &quot;' and advises_shadow.version = &quot;;[.$D35];&quot; except SELECT shadows.key FROM advises_shadow INNER JOIN shadows ON advises_shadow.shadow_key = shadows.key AND advises_shadow.version = shadows.version INNER JOIN advice ON advice.key = advises_shadow.advice_key WHERE advice.key = '&quot;; [.$B35]; &quot;' and advises_shadow.version = &quot;;[.$C3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2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2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2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2' and advises_shadow.version = 6) as foo</text:p>
          </table:table-cell>
          <table:table-cell table:formula="of:=VALUE(ORG.SISTEMA.OO.SQL.JAGUARSQL.EXECUTESQL(&quot;org.postgresql.Driver&quot;;&quot;jdbc:postgresql://localhost/rejuv-pc?user=raffi&quot;;[.L35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5]; &quot;' and advises_shadow.version = &quot;;[.$C35];&quot; except SELECT shadows.key FROM advises_shadow INNER JOIN shadows ON advises_shadow.shadow_key = shadows.key AND advises_shadow.version = shadows.version INNER JOIN advice ON advice.key = advises_shadow.advice_key WHERE advice.key = '&quot;; [.$B35]; &quot;' and advises_shadow.version = &quot;;[.$D3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2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2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2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2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35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35]; &quot;' and advises_shadow.version = &quot;; [.$D35]; &quot; except SELECT shadows.key FROM suggested_shadows INNER JOIN shadows ON suggested_shadows.shadow_key = shadows.key AND suggested_shadows.version = shadows.version INNER JOIN advice ON advice.key = suggested_shadows.advice_key WHERE advice.key = '&quot;; [.$B35]; &quot;' and suggested_shadows.version = &quot;; [.$D35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2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round2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2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round2' and suggested_shadows.version = 7) as foo</text:p>
          </table:table-cell>
          <table:table-cell table:formula="of:=VALUE(ORG.SISTEMA.OO.SQL.JAGUARSQL.EXECUTESQL(&quot;org.postgresql.Driver&quot;;&quot;jdbc:postgresql://localhost/rejuv-pc?user=raffi&quot;;[.Q35]))" office:value-type="float" office:value="59">
            <text:p>59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35]; &quot;' and suggested_shadows.version = &quot;; [.$D35];&quot; except SELECT shadows.key FROM advises_shadow INNER JOIN shadows ON advises_shadow.shadow_key = shadows.key AND advises_shadow.version = shadows.version INNER JOIN advice ON advice.key = advises_shadow.advice_key WHERE advice.key = '&quot;; [.$B35]; &quot;' and advises_shadow.version = &quot;; [.$D35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round2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2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round2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2' and advises_shadow.version = 7) as fo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DataModelAspectEH.aj}DataModelAspectEH&amp;around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36]))" office:value-type="float" office:value="1">
            <text:p>1</text:p>
          </table:table-cell>
          <table:table-cell table:formula="of:=CONCATENATE(&quot;SELECT to_char(count(1),'999') FROM advises_shadow WHERE advice_key ='&quot;;[.$B36];&quot;' and version = &quot;; [.$C36])" office:value-type="string" office:string-value="SELECT to_char(count(1),'999') FROM advises_shadow WHERE advice_key ='lancs.midp.aspects.exceptionblocks*DataModelAspectEH.aj}DataModelAspectEH&amp;around3' and version = 6">
            <text:p>SELECT to_char(count(1),'999') FROM advises_shadow WHERE advice_key ='lancs.midp.aspects.exceptionblocks*DataModelAspectEH.aj}DataModelAspectEH&amp;around3' and version = 6</text:p>
          </table:table-cell>
          <table:table-cell table:formula="of:=VALUE(ORG.SISTEMA.OO.SQL.JAGUARSQL.EXECUTESQL(&quot;org.postgresql.Driver&quot;;&quot;jdbc:postgresql://localhost/rejuv-pc?user=raffi&quot;;[.H36]))" office:value-type="float" office:value="1">
            <text:p>1</text:p>
          </table:table-cell>
          <table:table-cell table:formula="of:=CONCATENATE(&quot;SELECT to_char(count(1),'999') FROM advises_shadow WHERE advice_key ='&quot;;[.$B36];&quot;' and version = &quot;; [.$D36])" office:value-type="string" office:string-value="SELECT to_char(count(1),'999') FROM advises_shadow WHERE advice_key ='lancs.midp.aspects.exceptionblocks*DataModelAspectEH.aj}DataModelAspectEH&amp;around3' and version = 7">
            <text:p>SELECT to_char(count(1),'999') FROM advises_shadow WHERE advice_key ='lancs.midp.aspects.exceptionblocks*DataModelAspectEH.aj}DataModelAspectEH&amp;around3' and version = 7</text:p>
          </table:table-cell>
          <table:table-cell table:formula="of:=VALUE(ORG.SISTEMA.OO.SQL.JAGUARSQL.EXECUTESQL(&quot;org.postgresql.Driver&quot;;&quot;jdbc:postgresql://localhost/rejuv-pc?user=raffi&quot;;[.J36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6]; &quot;' and advises_shadow.version = &quot;;[.$D36];&quot; except SELECT shadows.key FROM advises_shadow INNER JOIN shadows ON advises_shadow.shadow_key = shadows.key AND advises_shadow.version = shadows.version INNER JOIN advice ON advice.key = advises_shadow.advice_key WHERE advice.key = '&quot;; [.$B36]; &quot;' and advises_shadow.version = &quot;;[.$C3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3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3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3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3' and advises_shadow.version = 6) as foo</text:p>
          </table:table-cell>
          <table:table-cell table:formula="of:=VALUE(ORG.SISTEMA.OO.SQL.JAGUARSQL.EXECUTESQL(&quot;org.postgresql.Driver&quot;;&quot;jdbc:postgresql://localhost/rejuv-pc?user=raffi&quot;;[.L36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6]; &quot;' and advises_shadow.version = &quot;;[.$C36];&quot; except SELECT shadows.key FROM advises_shadow INNER JOIN shadows ON advises_shadow.shadow_key = shadows.key AND advises_shadow.version = shadows.version INNER JOIN advice ON advice.key = advises_shadow.advice_key WHERE advice.key = '&quot;; [.$B36]; &quot;' and advises_shadow.version = &quot;;[.$D3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3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3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3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3' and advises_shadow.version = 7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36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36]; &quot;' and advises_shadow.version = &quot;; [.$D36]; &quot; except SELECT shadows.key FROM suggested_shadows INNER JOIN shadows ON suggested_shadows.shadow_key = shadows.key AND suggested_shadows.version = shadows.version INNER JOIN advice ON advice.key = suggested_shadows.advice_key WHERE advice.key = '&quot;; [.$B36]; &quot;' and suggested_shadows.version = &quot;; [.$D36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3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round3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3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round3' and suggested_shadows.version = 7) as foo</text:p>
          </table:table-cell>
          <table:table-cell table:formula="of:=VALUE(ORG.SISTEMA.OO.SQL.JAGUARSQL.EXECUTESQL(&quot;org.postgresql.Driver&quot;;&quot;jdbc:postgresql://localhost/rejuv-pc?user=raffi&quot;;[.Q36]))" office:value-type="float" office:value="93">
            <text:p>93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36]; &quot;' and suggested_shadows.version = &quot;; [.$D36];&quot; except SELECT shadows.key FROM advises_shadow INNER JOIN shadows ON advises_shadow.shadow_key = shadows.key AND advises_shadow.version = shadows.version INNER JOIN advice ON advice.key = advises_shadow.advice_key WHERE advice.key = '&quot;; [.$B36]; &quot;' and advises_shadow.version = &quot;; [.$D36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round3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3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DataModelAspectEH.aj}DataModelAspectEH&amp;around3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DataModelAspectEH.aj}DataModelAspectEH&amp;around3' and advises_shadow.version = 7) as fo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SCreensAspectEH.aj}SCreensAspectEH&amp;around&amp;QAlbumData;&amp;QString;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37]))" office:value-type="float" office:value="1">
            <text:p>1</text:p>
          </table:table-cell>
          <table:table-cell table:formula="of:=CONCATENATE(&quot;SELECT to_char(count(1),'999') FROM advises_shadow WHERE advice_key ='&quot;;[.$B37];&quot;' and version = &quot;; [.$C37])" office:value-type="string" office:string-value="SELECT to_char(count(1),'999') FROM advises_shadow WHERE advice_key ='lancs.midp.aspects.exceptionblocks*SCreensAspectEH.aj}SCreensAspectEH&amp;around&amp;QAlbumData;&amp;QString;' and version = 6">
            <text:p>SELECT to_char(count(1),'999') FROM advises_shadow WHERE advice_key ='lancs.midp.aspects.exceptionblocks*SCreensAspectEH.aj}SCreensAspectEH&amp;around&amp;QAlbumData;&amp;QString;' and version = 6</text:p>
          </table:table-cell>
          <table:table-cell table:formula="of:=VALUE(ORG.SISTEMA.OO.SQL.JAGUARSQL.EXECUTESQL(&quot;org.postgresql.Driver&quot;;&quot;jdbc:postgresql://localhost/rejuv-pc?user=raffi&quot;;[.H37]))" office:value-type="float" office:value="1">
            <text:p>1</text:p>
          </table:table-cell>
          <table:table-cell table:formula="of:=CONCATENATE(&quot;SELECT to_char(count(1),'999') FROM advises_shadow WHERE advice_key ='&quot;;[.$B37];&quot;' and version = &quot;; [.$D37])" office:value-type="string" office:string-value="SELECT to_char(count(1),'999') FROM advises_shadow WHERE advice_key ='lancs.midp.aspects.exceptionblocks*SCreensAspectEH.aj}SCreensAspectEH&amp;around&amp;QAlbumData;&amp;QString;' and version = 7">
            <text:p>SELECT to_char(count(1),'999') FROM advises_shadow WHERE advice_key ='lancs.midp.aspects.exceptionblocks*SCreensAspectEH.aj}SCreensAspectEH&amp;around&amp;QAlbumData;&amp;QString;' and version = 7</text:p>
          </table:table-cell>
          <table:table-cell table:formula="of:=VALUE(ORG.SISTEMA.OO.SQL.JAGUARSQL.EXECUTESQL(&quot;org.postgresql.Driver&quot;;&quot;jdbc:postgresql://localhost/rejuv-pc?user=raffi&quot;;[.J37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7]; &quot;' and advises_shadow.version = &quot;;[.$D37];&quot; except SELECT shadows.key FROM advises_shadow INNER JOIN shadows ON advises_shadow.shadow_key = shadows.key AND advises_shadow.version = shadows.version INNER JOIN advice ON advice.key = advises_shadow.advice_key WHERE advice.key = '&quot;; [.$B37]; &quot;' and advises_shadow.version = &quot;;[.$C3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SCreensAspectEH.aj}SCreensAspectEH&amp;around&amp;QAlbumData;&amp;QString;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SCreensAspectEH.aj}SCreensAspectEH&amp;around&amp;QAlbumData;&amp;QString;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SCreensAspectEH.aj}SCreensAspectEH&amp;around&amp;QAlbumData;&amp;QString;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SCreensAspectEH.aj}SCreensAspectEH&amp;around&amp;QAlbumData;&amp;QString;' and advises_shadow.version = 6) as foo</text:p>
          </table:table-cell>
          <table:table-cell table:formula="of:=VALUE(ORG.SISTEMA.OO.SQL.JAGUARSQL.EXECUTESQL(&quot;org.postgresql.Driver&quot;;&quot;jdbc:postgresql://localhost/rejuv-pc?user=raffi&quot;;[.L37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7]; &quot;' and advises_shadow.version = &quot;;[.$C37];&quot; except SELECT shadows.key FROM advises_shadow INNER JOIN shadows ON advises_shadow.shadow_key = shadows.key AND advises_shadow.version = shadows.version INNER JOIN advice ON advice.key = advises_shadow.advice_key WHERE advice.key = '&quot;; [.$B37]; &quot;' and advises_shadow.version = &quot;;[.$D3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SCreensAspectEH.aj}SCreensAspectEH&amp;around&amp;QAlbumData;&amp;QString;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SCreensAspectEH.aj}SCreensAspectEH&amp;around&amp;QAlbumData;&amp;QString;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SCreensAspectEH.aj}SCreensAspectEH&amp;around&amp;QAlbumData;&amp;QString;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SCreensAspectEH.aj}SCreensAspectEH&amp;around&amp;QAlbumData;&amp;QString;' and advises_shadow.version = 7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37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37]; &quot;' and advises_shadow.version = &quot;; [.$D37]; &quot; except SELECT shadows.key FROM suggested_shadows INNER JOIN shadows ON suggested_shadows.shadow_key = shadows.key AND suggested_shadows.version = shadows.version INNER JOIN advice ON advice.key = suggested_shadows.advice_key WHERE advice.key = '&quot;; [.$B37]; &quot;' and suggested_shadows.version = &quot;; [.$D37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SCreensAspectEH.aj}SCreensAspectEH&amp;around&amp;QAlbumData;&amp;QString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SCreensAspectEH.aj}SCreensAspectEH&amp;around&amp;QAlbumData;&amp;QString;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SCreensAspectEH.aj}SCreensAspectEH&amp;around&amp;QAlbumData;&amp;QString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SCreensAspectEH.aj}SCreensAspectEH&amp;around&amp;QAlbumData;&amp;QString;' and suggested_shadows.version = 7) as foo</text:p>
          </table:table-cell>
          <table:table-cell table:formula="of:=VALUE(ORG.SISTEMA.OO.SQL.JAGUARSQL.EXECUTESQL(&quot;org.postgresql.Driver&quot;;&quot;jdbc:postgresql://localhost/rejuv-pc?user=raffi&quot;;[.Q37]))" office:value-type="float" office:value="31">
            <text:p>31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37]; &quot;' and suggested_shadows.version = &quot;; [.$D37];&quot; except SELECT shadows.key FROM advises_shadow INNER JOIN shadows ON advises_shadow.shadow_key = shadows.key AND advises_shadow.version = shadows.version INNER JOIN advice ON advice.key = advises_shadow.advice_key WHERE advice.key = '&quot;; [.$B37]; &quot;' and advises_shadow.version = &quot;; [.$D37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SCreensAspectEH.aj}SCreensAspectEH&amp;around&amp;QAlbumData;&amp;QString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SCreensAspectEH.aj}SCreensAspectEH&amp;around&amp;QAlbumData;&amp;QString;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SCreensAspectEH.aj}SCreensAspectEH&amp;around&amp;QAlbumData;&amp;QString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SCreensAspectEH.aj}SCreensAspectEH&amp;around&amp;QAlbumData;&amp;QString;' and advises_shadow.version = 7) as foo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UtilAspectEH.aj}UtilAspectEH&amp;afterThrowing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38]))" office:value-type="float" office:value="1">
            <text:p>1</text:p>
          </table:table-cell>
          <table:table-cell table:formula="of:=CONCATENATE(&quot;SELECT to_char(count(1),'999') FROM advises_shadow WHERE advice_key ='&quot;;[.$B38];&quot;' and version = &quot;; [.$C38])" office:value-type="string" office:string-value="SELECT to_char(count(1),'999') FROM advises_shadow WHERE advice_key ='lancs.midp.aspects.exceptionblocks*UtilAspectEH.aj}UtilAspectEH&amp;afterThrowing' and version = 6">
            <text:p>SELECT to_char(count(1),'999') FROM advises_shadow WHERE advice_key ='lancs.midp.aspects.exceptionblocks*UtilAspectEH.aj}UtilAspectEH&amp;afterThrowing' and version = 6</text:p>
          </table:table-cell>
          <table:table-cell table:formula="of:=VALUE(ORG.SISTEMA.OO.SQL.JAGUARSQL.EXECUTESQL(&quot;org.postgresql.Driver&quot;;&quot;jdbc:postgresql://localhost/rejuv-pc?user=raffi&quot;;[.H38]))" office:value-type="float" office:value="1">
            <text:p>1</text:p>
          </table:table-cell>
          <table:table-cell table:formula="of:=CONCATENATE(&quot;SELECT to_char(count(1),'999') FROM advises_shadow WHERE advice_key ='&quot;;[.$B38];&quot;' and version = &quot;; [.$D38])" office:value-type="string" office:string-value="SELECT to_char(count(1),'999') FROM advises_shadow WHERE advice_key ='lancs.midp.aspects.exceptionblocks*UtilAspectEH.aj}UtilAspectEH&amp;afterThrowing' and version = 7">
            <text:p>SELECT to_char(count(1),'999') FROM advises_shadow WHERE advice_key ='lancs.midp.aspects.exceptionblocks*UtilAspectEH.aj}UtilAspectEH&amp;afterThrowing' and version = 7</text:p>
          </table:table-cell>
          <table:table-cell table:formula="of:=VALUE(ORG.SISTEMA.OO.SQL.JAGUARSQL.EXECUTESQL(&quot;org.postgresql.Driver&quot;;&quot;jdbc:postgresql://localhost/rejuv-pc?user=raffi&quot;;[.J38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8]; &quot;' and advises_shadow.version = &quot;;[.$D38];&quot; except SELECT shadows.key FROM advises_shadow INNER JOIN shadows ON advises_shadow.shadow_key = shadows.key AND advises_shadow.version = shadows.version INNER JOIN advice ON advice.key = advises_shadow.advice_key WHERE advice.key = '&quot;; [.$B38]; &quot;' and advises_shadow.version = &quot;;[.$C3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' and advises_shadow.version = 6) as foo</text:p>
          </table:table-cell>
          <table:table-cell table:formula="of:=VALUE(ORG.SISTEMA.OO.SQL.JAGUARSQL.EXECUTESQL(&quot;org.postgresql.Driver&quot;;&quot;jdbc:postgresql://localhost/rejuv-pc?user=raffi&quot;;[.L38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8]; &quot;' and advises_shadow.version = &quot;;[.$C38];&quot; except SELECT shadows.key FROM advises_shadow INNER JOIN shadows ON advises_shadow.shadow_key = shadows.key AND advises_shadow.version = shadows.version INNER JOIN advice ON advice.key = advises_shadow.advice_key WHERE advice.key = '&quot;; [.$B38]; &quot;' and advises_shadow.version = &quot;;[.$D3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38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38]; &quot;' and advises_shadow.version = &quot;; [.$D38]; &quot; except SELECT shadows.key FROM suggested_shadows INNER JOIN shadows ON suggested_shadows.shadow_key = shadows.key AND suggested_shadows.version = shadows.version INNER JOIN advice ON advice.key = suggested_shadows.advice_key WHERE advice.key = '&quot;; [.$B38]; &quot;' and suggested_shadows.version = &quot;; [.$D38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UtilAspectEH.aj}UtilAspectEH&amp;afterThrowing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UtilAspectEH.aj}UtilAspectEH&amp;afterThrowing' and suggested_shadows.version = 7) as foo</text:p>
          </table:table-cell>
          <table:table-cell table:formula="of:=VALUE(ORG.SISTEMA.OO.SQL.JAGUARSQL.EXECUTESQL(&quot;org.postgresql.Driver&quot;;&quot;jdbc:postgresql://localhost/rejuv-pc?user=raffi&quot;;[.Q38]))" office:value-type="float" office:value="7">
            <text:p>7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38]; &quot;' and suggested_shadows.version = &quot;; [.$D38];&quot; except SELECT shadows.key FROM advises_shadow INNER JOIN shadows ON advises_shadow.shadow_key = shadows.key AND advises_shadow.version = shadows.version INNER JOIN advice ON advice.key = advises_shadow.advice_key WHERE advice.key = '&quot;; [.$B38]; &quot;' and advises_shadow.version = &quot;; [.$D38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UtilAspectEH.aj}UtilAspectEH&amp;afterThrowing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UtilAspectEH.aj}UtilAspectEH&amp;afterThrowing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' and advises_shadow.version = 7) as foo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aspects.exceptionblocks*UtilAspectEH.aj}UtilAspectEH&amp;afterThrowing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39]))" office:value-type="float" office:value="1">
            <text:p>1</text:p>
          </table:table-cell>
          <table:table-cell table:formula="of:=CONCATENATE(&quot;SELECT to_char(count(1),'999') FROM advises_shadow WHERE advice_key ='&quot;;[.$B39];&quot;' and version = &quot;; [.$C39])" office:value-type="string" office:string-value="SELECT to_char(count(1),'999') FROM advises_shadow WHERE advice_key ='lancs.midp.aspects.exceptionblocks*UtilAspectEH.aj}UtilAspectEH&amp;afterThrowing2' and version = 6">
            <text:p>SELECT to_char(count(1),'999') FROM advises_shadow WHERE advice_key ='lancs.midp.aspects.exceptionblocks*UtilAspectEH.aj}UtilAspectEH&amp;afterThrowing2' and version = 6</text:p>
          </table:table-cell>
          <table:table-cell table:formula="of:=VALUE(ORG.SISTEMA.OO.SQL.JAGUARSQL.EXECUTESQL(&quot;org.postgresql.Driver&quot;;&quot;jdbc:postgresql://localhost/rejuv-pc?user=raffi&quot;;[.H39]))" office:value-type="float" office:value="2">
            <text:p>2</text:p>
          </table:table-cell>
          <table:table-cell table:formula="of:=CONCATENATE(&quot;SELECT to_char(count(1),'999') FROM advises_shadow WHERE advice_key ='&quot;;[.$B39];&quot;' and version = &quot;; [.$D39])" office:value-type="string" office:string-value="SELECT to_char(count(1),'999') FROM advises_shadow WHERE advice_key ='lancs.midp.aspects.exceptionblocks*UtilAspectEH.aj}UtilAspectEH&amp;afterThrowing2' and version = 7">
            <text:p>SELECT to_char(count(1),'999') FROM advises_shadow WHERE advice_key ='lancs.midp.aspects.exceptionblocks*UtilAspectEH.aj}UtilAspectEH&amp;afterThrowing2' and version = 7</text:p>
          </table:table-cell>
          <table:table-cell table:formula="of:=VALUE(ORG.SISTEMA.OO.SQL.JAGUARSQL.EXECUTESQL(&quot;org.postgresql.Driver&quot;;&quot;jdbc:postgresql://localhost/rejuv-pc?user=raffi&quot;;[.J39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9]; &quot;' and advises_shadow.version = &quot;;[.$D39];&quot; except SELECT shadows.key FROM advises_shadow INNER JOIN shadows ON advises_shadow.shadow_key = shadows.key AND advises_shadow.version = shadows.version INNER JOIN advice ON advice.key = advises_shadow.advice_key WHERE advice.key = '&quot;; [.$B39]; &quot;' and advises_shadow.version = &quot;;[.$C3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2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2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2' and advises_shadow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2' and advises_shadow.version = 6) as foo</text:p>
          </table:table-cell>
          <table:table-cell table:formula="of:=VALUE(ORG.SISTEMA.OO.SQL.JAGUARSQL.EXECUTESQL(&quot;org.postgresql.Driver&quot;;&quot;jdbc:postgresql://localhost/rejuv-pc?user=raffi&quot;;[.L39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9]; &quot;' and advises_shadow.version = &quot;;[.$C39];&quot; except SELECT shadows.key FROM advises_shadow INNER JOIN shadows ON advises_shadow.shadow_key = shadows.key AND advises_shadow.version = shadows.version INNER JOIN advice ON advice.key = advises_shadow.advice_key WHERE advice.key = '&quot;; [.$B39]; &quot;' and advises_shadow.version = &quot;;[.$D3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2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2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2' and advises_shadow.version = 6 except 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2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39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39]; &quot;' and advises_shadow.version = &quot;; [.$D39]; &quot; except SELECT shadows.key FROM suggested_shadows INNER JOIN shadows ON suggested_shadows.shadow_key = shadows.key AND suggested_shadows.version = shadows.version INNER JOIN advice ON advice.key = suggested_shadows.advice_key WHERE advice.key = '&quot;; [.$B39]; &quot;' and suggested_shadows.version = &quot;; [.$D39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2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UtilAspectEH.aj}UtilAspectEH&amp;afterThrowing2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2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aspects.exceptionblocks*UtilAspectEH.aj}UtilAspectEH&amp;afterThrowing2' and suggested_shadows.version = 7) as foo</text:p>
          </table:table-cell>
          <table:table-cell table:formula="of:=VALUE(ORG.SISTEMA.OO.SQL.JAGUARSQL.EXECUTESQL(&quot;org.postgresql.Driver&quot;;&quot;jdbc:postgresql://localhost/rejuv-pc?user=raffi&quot;;[.Q39]))" office:value-type="float" office:value="38">
            <text:p>38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39]; &quot;' and suggested_shadows.version = &quot;; [.$D39];&quot; except SELECT shadows.key FROM advises_shadow INNER JOIN shadows ON advises_shadow.shadow_key = shadows.key AND advises_shadow.version = shadows.version INNER JOIN advice ON advice.key = advises_shadow.advice_key WHERE advice.key = '&quot;; [.$B39]; &quot;' and advises_shadow.version = &quot;; [.$D39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UtilAspectEH.aj}UtilAspectEH&amp;afterThrowing2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2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aspects.exceptionblocks*UtilAspectEH.aj}UtilAspectEH&amp;afterThrowing2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aspects.exceptionblocks*UtilAspectEH.aj}UtilAspectEH&amp;afterThrowing2' and advises_shadow.version = 7) as foo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copyPhoto*CopyPhotoAspect.aj}CopyPhotoAspect&amp;afterReturning&amp;QImage;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40]))" office:value-type="float" office:value="2">
            <text:p>2</text:p>
          </table:table-cell>
          <table:table-cell table:formula="of:=CONCATENATE(&quot;SELECT to_char(count(1),'999') FROM advises_shadow WHERE advice_key ='&quot;;[.$B40];&quot;' and version = &quot;; [.$C40])" office:value-type="string" office:string-value="SELECT to_char(count(1),'999') FROM advises_shadow WHERE advice_key ='lancs.midp.mobilephoto.optional.copyPhoto*CopyPhotoAspect.aj}CopyPhotoAspect&amp;afterReturning&amp;QImage;' and version = 6">
            <text:p>SELECT to_char(count(1),'999') FROM advises_shadow WHERE advice_key ='lancs.midp.mobilephoto.optional.copyPhoto*CopyPhotoAspect.aj}CopyPhotoAspect&amp;afterReturning&amp;QImage;' and version = 6</text:p>
          </table:table-cell>
          <table:table-cell table:formula="of:=VALUE(ORG.SISTEMA.OO.SQL.JAGUARSQL.EXECUTESQL(&quot;org.postgresql.Driver&quot;;&quot;jdbc:postgresql://localhost/rejuv-pc?user=raffi&quot;;[.H40]))" office:value-type="float" office:value="1">
            <text:p>1</text:p>
          </table:table-cell>
          <table:table-cell table:formula="of:=CONCATENATE(&quot;SELECT to_char(count(1),'999') FROM advises_shadow WHERE advice_key ='&quot;;[.$B40];&quot;' and version = &quot;; [.$D40])" office:value-type="string" office:string-value="SELECT to_char(count(1),'999') FROM advises_shadow WHERE advice_key ='lancs.midp.mobilephoto.optional.copyPhoto*CopyPhotoAspect.aj}CopyPhotoAspect&amp;afterReturning&amp;QImage;' and version = 7">
            <text:p>SELECT to_char(count(1),'999') FROM advises_shadow WHERE advice_key ='lancs.midp.mobilephoto.optional.copyPhoto*CopyPhotoAspect.aj}CopyPhotoAspect&amp;afterReturning&amp;QImage;' and version = 7</text:p>
          </table:table-cell>
          <table:table-cell table:formula="of:=VALUE(ORG.SISTEMA.OO.SQL.JAGUARSQL.EXECUTESQL(&quot;org.postgresql.Driver&quot;;&quot;jdbc:postgresql://localhost/rejuv-pc?user=raffi&quot;;[.J40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0]; &quot;' and advises_shadow.version = &quot;;[.$D40];&quot; except SELECT shadows.key FROM advises_shadow INNER JOIN shadows ON advises_shadow.shadow_key = shadows.key AND advises_shadow.version = shadows.version INNER JOIN advice ON advice.key = advises_shadow.advice_key WHERE advice.key = '&quot;; [.$B40]; &quot;' and advises_shadow.version = &quot;;[.$C40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6) as foo</text:p>
          </table:table-cell>
          <table:table-cell table:formula="of:=VALUE(ORG.SISTEMA.OO.SQL.JAGUARSQL.EXECUTESQL(&quot;org.postgresql.Driver&quot;;&quot;jdbc:postgresql://localhost/rejuv-pc?user=raffi&quot;;[.L40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0]; &quot;' and advises_shadow.version = &quot;;[.$C40];&quot; except SELECT shadows.key FROM advises_shadow INNER JOIN shadows ON advises_shadow.shadow_key = shadows.key AND advises_shadow.version = shadows.version INNER JOIN advice ON advice.key = advises_shadow.advice_key WHERE advice.key = '&quot;; [.$B40]; &quot;' and advises_shadow.version = &quot;;[.$D40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7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40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40]; &quot;' and advises_shadow.version = &quot;; [.$D40]; &quot; except SELECT shadows.key FROM suggested_shadows INNER JOIN shadows ON suggested_shadows.shadow_key = shadows.key AND suggested_shadows.version = shadows.version INNER JOIN advice ON advice.key = suggested_shadows.advice_key WHERE advice.key = '&quot;; [.$B40]; &quot;' and suggested_shadows.version = &quot;; [.$D40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copyPhoto*CopyPhotoAspect.aj}CopyPhotoAspect&amp;afterReturning&amp;QImage;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copyPhoto*CopyPhotoAspect.aj}CopyPhotoAspect&amp;afterReturning&amp;QImage;' and suggested_shadows.version = 7) as foo</text:p>
          </table:table-cell>
          <table:table-cell table:formula="of:=VALUE(ORG.SISTEMA.OO.SQL.JAGUARSQL.EXECUTESQL(&quot;org.postgresql.Driver&quot;;&quot;jdbc:postgresql://localhost/rejuv-pc?user=raffi&quot;;[.Q40]))" office:value-type="float" office:value="181">
            <text:p>181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40]; &quot;' and suggested_shadows.version = &quot;; [.$D40];&quot; except SELECT shadows.key FROM advises_shadow INNER JOIN shadows ON advises_shadow.shadow_key = shadows.key AND advises_shadow.version = shadows.version INNER JOIN advice ON advice.key = advises_shadow.advice_key WHERE advice.key = '&quot;; [.$B40]; &quot;' and advises_shadow.version = &quot;; [.$D40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copyPhoto*CopyPhotoAspect.aj}CopyPhotoAspect&amp;afterReturning&amp;QImage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copyPhoto*CopyPhotoAspect.aj}CopyPhotoAspect&amp;afterReturning&amp;QImage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fterReturning&amp;QImage;' and advises_shadow.version = 7) as fo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office:annotation draw:style-name="gr1" draw:text-style-name="P2" svg:width="2.89cm" svg:height="4.941cm" svg:x="29.653cm" svg:y="15.089cm" draw:caption-point-x="-29.653cm" draw:caption-point-y="-15.089cm">
              <dc:date>2008-07-24T00:00:00</dc:date>
              <text:p text:style-name="P1"><text:span text:style-name="T1">This is an interesting case, all patterns will invalidated between versions and thus no suggestions were produced. The tool was completely useless here.</text:span></text:p>
            </office:annotation>
            <text:p>lancs.midp.mobilephoto.optional.favourites*FavouritesAspect.aj}FavouritesAspect&amp;after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41]))" office:value-type="float" office:value="1">
            <text:p>1</text:p>
          </table:table-cell>
          <table:table-cell table:formula="of:=CONCATENATE(&quot;SELECT to_char(count(1),'999') FROM advises_shadow WHERE advice_key ='&quot;;[.$B41];&quot;' and version = &quot;; [.$C41])" office:value-type="string" office:string-value="SELECT to_char(count(1),'999') FROM advises_shadow WHERE advice_key ='lancs.midp.mobilephoto.optional.favourites*FavouritesAspect.aj}FavouritesAspect&amp;after' and version = 6">
            <text:p>SELECT to_char(count(1),'999') FROM advises_shadow WHERE advice_key ='lancs.midp.mobilephoto.optional.favourites*FavouritesAspect.aj}FavouritesAspect&amp;after' and version = 6</text:p>
          </table:table-cell>
          <table:table-cell table:formula="of:=VALUE(ORG.SISTEMA.OO.SQL.JAGUARSQL.EXECUTESQL(&quot;org.postgresql.Driver&quot;;&quot;jdbc:postgresql://localhost/rejuv-pc?user=raffi&quot;;[.H41]))" office:value-type="float" office:value="1">
            <text:p>1</text:p>
          </table:table-cell>
          <table:table-cell table:formula="of:=CONCATENATE(&quot;SELECT to_char(count(1),'999') FROM advises_shadow WHERE advice_key ='&quot;;[.$B41];&quot;' and version = &quot;; [.$D41])" office:value-type="string" office:string-value="SELECT to_char(count(1),'999') FROM advises_shadow WHERE advice_key ='lancs.midp.mobilephoto.optional.favourites*FavouritesAspect.aj}FavouritesAspect&amp;after' and version = 7">
            <text:p>SELECT to_char(count(1),'999') FROM advises_shadow WHERE advice_key ='lancs.midp.mobilephoto.optional.favourites*FavouritesAspect.aj}FavouritesAspect&amp;after' and version = 7</text:p>
          </table:table-cell>
          <table:table-cell table:formula="of:=VALUE(ORG.SISTEMA.OO.SQL.JAGUARSQL.EXECUTESQL(&quot;org.postgresql.Driver&quot;;&quot;jdbc:postgresql://localhost/rejuv-pc?user=raffi&quot;;[.J41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1]; &quot;' and advises_shadow.version = &quot;;[.$D41];&quot; except SELECT shadows.key FROM advises_shadow INNER JOIN shadows ON advises_shadow.shadow_key = shadows.key AND advises_shadow.version = shadows.version INNER JOIN advice ON advice.key = advises_shadow.advice_key WHERE advice.key = '&quot;; [.$B41]; &quot;' and advises_shadow.version = &quot;;[.$C41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' and advises_shadow.version = 6) as foo</text:p>
          </table:table-cell>
          <table:table-cell table:formula="of:=VALUE(ORG.SISTEMA.OO.SQL.JAGUARSQL.EXECUTESQL(&quot;org.postgresql.Driver&quot;;&quot;jdbc:postgresql://localhost/rejuv-pc?user=raffi&quot;;[.L41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1]; &quot;' and advises_shadow.version = &quot;;[.$C41];&quot; except SELECT shadows.key FROM advises_shadow INNER JOIN shadows ON advises_shadow.shadow_key = shadows.key AND advises_shadow.version = shadows.version INNER JOIN advice ON advice.key = advises_shadow.advice_key WHERE advice.key = '&quot;; [.$B41]; &quot;' and advises_shadow.version = &quot;;[.$D41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41]))" office:value-type="float" office:value="1">
            <text:p>1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41]; &quot;' and advises_shadow.version = &quot;; [.$D41]; &quot; except SELECT shadows.key FROM suggested_shadows INNER JOIN shadows ON suggested_shadows.shadow_key = shadows.key AND suggested_shadows.version = shadows.version INNER JOIN advice ON advice.key = suggested_shadows.advice_key WHERE advice.key = '&quot;; [.$B41]; &quot;' and suggested_shadows.version = &quot;; [.$D41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' and suggested_shadows.version = 7) as foo</text:p>
          </table:table-cell>
          <table:table-cell table:formula="of:=VALUE(ORG.SISTEMA.OO.SQL.JAGUARSQL.EXECUTESQL(&quot;org.postgresql.Driver&quot;;&quot;jdbc:postgresql://localhost/rejuv-pc?user=raffi&quot;;[.Q41]))" office:value-type="float" office:value="0">
            <text:p>0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41]; &quot;' and suggested_shadows.version = &quot;; [.$D41];&quot; except SELECT shadows.key FROM advises_shadow INNER JOIN shadows ON advises_shadow.shadow_key = shadows.key AND advises_shadow.version = shadows.version INNER JOIN advice ON advice.key = advises_shadow.advice_key WHERE advice.key = '&quot;; [.$B41]; &quot;' and advises_shadow.version = &quot;; [.$D41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' and advises_shadow.version = 7) as fo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favourites*FavouritesAspect.aj}FavouritesAspect&amp;after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42]))" office:value-type="float" office:value="1">
            <text:p>1</text:p>
          </table:table-cell>
          <table:table-cell table:formula="of:=CONCATENATE(&quot;SELECT to_char(count(1),'999') FROM advises_shadow WHERE advice_key ='&quot;;[.$B42];&quot;' and version = &quot;; [.$C42])" office:value-type="string" office:string-value="SELECT to_char(count(1),'999') FROM advises_shadow WHERE advice_key ='lancs.midp.mobilephoto.optional.favourites*FavouritesAspect.aj}FavouritesAspect&amp;after2' and version = 6">
            <text:p>SELECT to_char(count(1),'999') FROM advises_shadow WHERE advice_key ='lancs.midp.mobilephoto.optional.favourites*FavouritesAspect.aj}FavouritesAspect&amp;after2' and version = 6</text:p>
          </table:table-cell>
          <table:table-cell table:formula="of:=VALUE(ORG.SISTEMA.OO.SQL.JAGUARSQL.EXECUTESQL(&quot;org.postgresql.Driver&quot;;&quot;jdbc:postgresql://localhost/rejuv-pc?user=raffi&quot;;[.H42]))" office:value-type="float" office:value="1">
            <text:p>1</text:p>
          </table:table-cell>
          <table:table-cell table:formula="of:=CONCATENATE(&quot;SELECT to_char(count(1),'999') FROM advises_shadow WHERE advice_key ='&quot;;[.$B42];&quot;' and version = &quot;; [.$D42])" office:value-type="string" office:string-value="SELECT to_char(count(1),'999') FROM advises_shadow WHERE advice_key ='lancs.midp.mobilephoto.optional.favourites*FavouritesAspect.aj}FavouritesAspect&amp;after2' and version = 7">
            <text:p>SELECT to_char(count(1),'999') FROM advises_shadow WHERE advice_key ='lancs.midp.mobilephoto.optional.favourites*FavouritesAspect.aj}FavouritesAspect&amp;after2' and version = 7</text:p>
          </table:table-cell>
          <table:table-cell table:formula="of:=VALUE(ORG.SISTEMA.OO.SQL.JAGUARSQL.EXECUTESQL(&quot;org.postgresql.Driver&quot;;&quot;jdbc:postgresql://localhost/rejuv-pc?user=raffi&quot;;[.J42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2]; &quot;' and advises_shadow.version = &quot;;[.$D42];&quot; except SELECT shadows.key FROM advises_shadow INNER JOIN shadows ON advises_shadow.shadow_key = shadows.key AND advises_shadow.version = shadows.version INNER JOIN advice ON advice.key = advises_shadow.advice_key WHERE advice.key = '&quot;; [.$B42]; &quot;' and advises_shadow.version = &quot;;[.$C4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2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2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2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2' and advises_shadow.version = 6) as foo</text:p>
          </table:table-cell>
          <table:table-cell table:formula="of:=VALUE(ORG.SISTEMA.OO.SQL.JAGUARSQL.EXECUTESQL(&quot;org.postgresql.Driver&quot;;&quot;jdbc:postgresql://localhost/rejuv-pc?user=raffi&quot;;[.L42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2]; &quot;' and advises_shadow.version = &quot;;[.$C42];&quot; except SELECT shadows.key FROM advises_shadow INNER JOIN shadows ON advises_shadow.shadow_key = shadows.key AND advises_shadow.version = shadows.version INNER JOIN advice ON advice.key = advises_shadow.advice_key WHERE advice.key = '&quot;; [.$B42]; &quot;' and advises_shadow.version = &quot;;[.$D4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2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2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2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2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42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42]; &quot;' and advises_shadow.version = &quot;; [.$D42]; &quot; except SELECT shadows.key FROM suggested_shadows INNER JOIN shadows ON suggested_shadows.shadow_key = shadows.key AND suggested_shadows.version = shadows.version INNER JOIN advice ON advice.key = suggested_shadows.advice_key WHERE advice.key = '&quot;; [.$B42]; &quot;' and suggested_shadows.version = &quot;; [.$D42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2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2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2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2' and suggested_shadows.version = 7) as foo</text:p>
          </table:table-cell>
          <table:table-cell table:formula="of:=VALUE(ORG.SISTEMA.OO.SQL.JAGUARSQL.EXECUTESQL(&quot;org.postgresql.Driver&quot;;&quot;jdbc:postgresql://localhost/rejuv-pc?user=raffi&quot;;[.Q42]))" office:value-type="float" office:value="31">
            <text:p>31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42]; &quot;' and suggested_shadows.version = &quot;; [.$D42];&quot; except SELECT shadows.key FROM advises_shadow INNER JOIN shadows ON advises_shadow.shadow_key = shadows.key AND advises_shadow.version = shadows.version INNER JOIN advice ON advice.key = advises_shadow.advice_key WHERE advice.key = '&quot;; [.$B42]; &quot;' and advises_shadow.version = &quot;; [.$D42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2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2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2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2' and advises_shadow.version = 7) as foo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favourites*FavouritesAspect.aj}FavouritesAspect&amp;around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43]))" office:value-type="float" office:value="1">
            <text:p>1</text:p>
          </table:table-cell>
          <table:table-cell table:formula="of:=CONCATENATE(&quot;SELECT to_char(count(1),'999') FROM advises_shadow WHERE advice_key ='&quot;;[.$B43];&quot;' and version = &quot;; [.$C43])" office:value-type="string" office:string-value="SELECT to_char(count(1),'999') FROM advises_shadow WHERE advice_key ='lancs.midp.mobilephoto.optional.favourites*FavouritesAspect.aj}FavouritesAspect&amp;around' and version = 6">
            <text:p>SELECT to_char(count(1),'999') FROM advises_shadow WHERE advice_key ='lancs.midp.mobilephoto.optional.favourites*FavouritesAspect.aj}FavouritesAspect&amp;around' and version = 6</text:p>
          </table:table-cell>
          <table:table-cell table:formula="of:=VALUE(ORG.SISTEMA.OO.SQL.JAGUARSQL.EXECUTESQL(&quot;org.postgresql.Driver&quot;;&quot;jdbc:postgresql://localhost/rejuv-pc?user=raffi&quot;;[.H43]))" office:value-type="float" office:value="1">
            <text:p>1</text:p>
          </table:table-cell>
          <table:table-cell table:formula="of:=CONCATENATE(&quot;SELECT to_char(count(1),'999') FROM advises_shadow WHERE advice_key ='&quot;;[.$B43];&quot;' and version = &quot;; [.$D43])" office:value-type="string" office:string-value="SELECT to_char(count(1),'999') FROM advises_shadow WHERE advice_key ='lancs.midp.mobilephoto.optional.favourites*FavouritesAspect.aj}FavouritesAspect&amp;around' and version = 7">
            <text:p>SELECT to_char(count(1),'999') FROM advises_shadow WHERE advice_key ='lancs.midp.mobilephoto.optional.favourites*FavouritesAspect.aj}FavouritesAspect&amp;around' and version = 7</text:p>
          </table:table-cell>
          <table:table-cell table:formula="of:=VALUE(ORG.SISTEMA.OO.SQL.JAGUARSQL.EXECUTESQL(&quot;org.postgresql.Driver&quot;;&quot;jdbc:postgresql://localhost/rejuv-pc?user=raffi&quot;;[.J43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3]; &quot;' and advises_shadow.version = &quot;;[.$D43];&quot; except SELECT shadows.key FROM advises_shadow INNER JOIN shadows ON advises_shadow.shadow_key = shadows.key AND advises_shadow.version = shadows.version INNER JOIN advice ON advice.key = advises_shadow.advice_key WHERE advice.key = '&quot;; [.$B43]; &quot;' and advises_shadow.version = &quot;;[.$C4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' and advises_shadow.version = 6) as foo</text:p>
          </table:table-cell>
          <table:table-cell table:formula="of:=VALUE(ORG.SISTEMA.OO.SQL.JAGUARSQL.EXECUTESQL(&quot;org.postgresql.Driver&quot;;&quot;jdbc:postgresql://localhost/rejuv-pc?user=raffi&quot;;[.L43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3]; &quot;' and advises_shadow.version = &quot;;[.$C43];&quot; except SELECT shadows.key FROM advises_shadow INNER JOIN shadows ON advises_shadow.shadow_key = shadows.key AND advises_shadow.version = shadows.version INNER JOIN advice ON advice.key = advises_shadow.advice_key WHERE advice.key = '&quot;; [.$B43]; &quot;' and advises_shadow.version = &quot;;[.$D4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43]))" office:value-type="float" office:value="1">
            <text:p>1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43]; &quot;' and advises_shadow.version = &quot;; [.$D43]; &quot; except SELECT shadows.key FROM suggested_shadows INNER JOIN shadows ON suggested_shadows.shadow_key = shadows.key AND suggested_shadows.version = shadows.version INNER JOIN advice ON advice.key = suggested_shadows.advice_key WHERE advice.key = '&quot;; [.$B43]; &quot;' and suggested_shadows.version = &quot;; [.$D43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' and suggested_shadows.version = 7) as foo</text:p>
          </table:table-cell>
          <table:table-cell table:formula="of:=VALUE(ORG.SISTEMA.OO.SQL.JAGUARSQL.EXECUTESQL(&quot;org.postgresql.Driver&quot;;&quot;jdbc:postgresql://localhost/rejuv-pc?user=raffi&quot;;[.Q43]))" office:value-type="float" office:value="8">
            <text:p>8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43]; &quot;' and suggested_shadows.version = &quot;; [.$D43];&quot; except SELECT shadows.key FROM advises_shadow INNER JOIN shadows ON advises_shadow.shadow_key = shadows.key AND advises_shadow.version = shadows.version INNER JOIN advice ON advice.key = advises_shadow.advice_key WHERE advice.key = '&quot;; [.$B43]; &quot;' and advises_shadow.version = &quot;; [.$D43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' and advises_shadow.version = 7) as fo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favourites*FavouritesAspect.aj}FavouritesAspect&amp;around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44]))" office:value-type="float" office:value="1">
            <text:p>1</text:p>
          </table:table-cell>
          <table:table-cell table:formula="of:=CONCATENATE(&quot;SELECT to_char(count(1),'999') FROM advises_shadow WHERE advice_key ='&quot;;[.$B44];&quot;' and version = &quot;; [.$C44])" office:value-type="string" office:string-value="SELECT to_char(count(1),'999') FROM advises_shadow WHERE advice_key ='lancs.midp.mobilephoto.optional.favourites*FavouritesAspect.aj}FavouritesAspect&amp;around2' and version = 6">
            <text:p>SELECT to_char(count(1),'999') FROM advises_shadow WHERE advice_key ='lancs.midp.mobilephoto.optional.favourites*FavouritesAspect.aj}FavouritesAspect&amp;around2' and version = 6</text:p>
          </table:table-cell>
          <table:table-cell table:formula="of:=VALUE(ORG.SISTEMA.OO.SQL.JAGUARSQL.EXECUTESQL(&quot;org.postgresql.Driver&quot;;&quot;jdbc:postgresql://localhost/rejuv-pc?user=raffi&quot;;[.H44]))" office:value-type="float" office:value="1">
            <text:p>1</text:p>
          </table:table-cell>
          <table:table-cell table:formula="of:=CONCATENATE(&quot;SELECT to_char(count(1),'999') FROM advises_shadow WHERE advice_key ='&quot;;[.$B44];&quot;' and version = &quot;; [.$D44])" office:value-type="string" office:string-value="SELECT to_char(count(1),'999') FROM advises_shadow WHERE advice_key ='lancs.midp.mobilephoto.optional.favourites*FavouritesAspect.aj}FavouritesAspect&amp;around2' and version = 7">
            <text:p>SELECT to_char(count(1),'999') FROM advises_shadow WHERE advice_key ='lancs.midp.mobilephoto.optional.favourites*FavouritesAspect.aj}FavouritesAspect&amp;around2' and version = 7</text:p>
          </table:table-cell>
          <table:table-cell table:formula="of:=VALUE(ORG.SISTEMA.OO.SQL.JAGUARSQL.EXECUTESQL(&quot;org.postgresql.Driver&quot;;&quot;jdbc:postgresql://localhost/rejuv-pc?user=raffi&quot;;[.J44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4]; &quot;' and advises_shadow.version = &quot;;[.$D44];&quot; except SELECT shadows.key FROM advises_shadow INNER JOIN shadows ON advises_shadow.shadow_key = shadows.key AND advises_shadow.version = shadows.version INNER JOIN advice ON advice.key = advises_shadow.advice_key WHERE advice.key = '&quot;; [.$B44]; &quot;' and advises_shadow.version = &quot;;[.$C4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2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2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2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2' and advises_shadow.version = 6) as foo</text:p>
          </table:table-cell>
          <table:table-cell table:formula="of:=VALUE(ORG.SISTEMA.OO.SQL.JAGUARSQL.EXECUTESQL(&quot;org.postgresql.Driver&quot;;&quot;jdbc:postgresql://localhost/rejuv-pc?user=raffi&quot;;[.L44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4]; &quot;' and advises_shadow.version = &quot;;[.$C44];&quot; except SELECT shadows.key FROM advises_shadow INNER JOIN shadows ON advises_shadow.shadow_key = shadows.key AND advises_shadow.version = shadows.version INNER JOIN advice ON advice.key = advises_shadow.advice_key WHERE advice.key = '&quot;; [.$B44]; &quot;' and advises_shadow.version = &quot;;[.$D4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2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2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2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2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44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44]; &quot;' and advises_shadow.version = &quot;; [.$D44]; &quot; except SELECT shadows.key FROM suggested_shadows INNER JOIN shadows ON suggested_shadows.shadow_key = shadows.key AND suggested_shadows.version = shadows.version INNER JOIN advice ON advice.key = suggested_shadows.advice_key WHERE advice.key = '&quot;; [.$B44]; &quot;' and suggested_shadows.version = &quot;; [.$D44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2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2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2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2' and suggested_shadows.version = 7) as foo</text:p>
          </table:table-cell>
          <table:table-cell table:formula="of:=VALUE(ORG.SISTEMA.OO.SQL.JAGUARSQL.EXECUTESQL(&quot;org.postgresql.Driver&quot;;&quot;jdbc:postgresql://localhost/rejuv-pc?user=raffi&quot;;[.Q44]))" office:value-type="float" office:value="7">
            <text:p>7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44]; &quot;' and suggested_shadows.version = &quot;; [.$D44];&quot; except SELECT shadows.key FROM advises_shadow INNER JOIN shadows ON advises_shadow.shadow_key = shadows.key AND advises_shadow.version = shadows.version INNER JOIN advice ON advice.key = advises_shadow.advice_key WHERE advice.key = '&quot;; [.$B44]; &quot;' and advises_shadow.version = &quot;; [.$D44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2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2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2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2' and advises_shadow.version = 7) as foo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favourites*FavouritesAspect.aj}FavouritesAspect&amp;around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45]))" office:value-type="float" office:value="1">
            <text:p>1</text:p>
          </table:table-cell>
          <table:table-cell table:formula="of:=CONCATENATE(&quot;SELECT to_char(count(1),'999') FROM advises_shadow WHERE advice_key ='&quot;;[.$B45];&quot;' and version = &quot;; [.$C45])" office:value-type="string" office:string-value="SELECT to_char(count(1),'999') FROM advises_shadow WHERE advice_key ='lancs.midp.mobilephoto.optional.favourites*FavouritesAspect.aj}FavouritesAspect&amp;around3' and version = 6">
            <text:p>SELECT to_char(count(1),'999') FROM advises_shadow WHERE advice_key ='lancs.midp.mobilephoto.optional.favourites*FavouritesAspect.aj}FavouritesAspect&amp;around3' and version = 6</text:p>
          </table:table-cell>
          <table:table-cell table:formula="of:=VALUE(ORG.SISTEMA.OO.SQL.JAGUARSQL.EXECUTESQL(&quot;org.postgresql.Driver&quot;;&quot;jdbc:postgresql://localhost/rejuv-pc?user=raffi&quot;;[.H45]))" office:value-type="float" office:value="1">
            <text:p>1</text:p>
          </table:table-cell>
          <table:table-cell table:formula="of:=CONCATENATE(&quot;SELECT to_char(count(1),'999') FROM advises_shadow WHERE advice_key ='&quot;;[.$B45];&quot;' and version = &quot;; [.$D45])" office:value-type="string" office:string-value="SELECT to_char(count(1),'999') FROM advises_shadow WHERE advice_key ='lancs.midp.mobilephoto.optional.favourites*FavouritesAspect.aj}FavouritesAspect&amp;around3' and version = 7">
            <text:p>SELECT to_char(count(1),'999') FROM advises_shadow WHERE advice_key ='lancs.midp.mobilephoto.optional.favourites*FavouritesAspect.aj}FavouritesAspect&amp;around3' and version = 7</text:p>
          </table:table-cell>
          <table:table-cell table:formula="of:=VALUE(ORG.SISTEMA.OO.SQL.JAGUARSQL.EXECUTESQL(&quot;org.postgresql.Driver&quot;;&quot;jdbc:postgresql://localhost/rejuv-pc?user=raffi&quot;;[.J45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5]; &quot;' and advises_shadow.version = &quot;;[.$D45];&quot; except SELECT shadows.key FROM advises_shadow INNER JOIN shadows ON advises_shadow.shadow_key = shadows.key AND advises_shadow.version = shadows.version INNER JOIN advice ON advice.key = advises_shadow.advice_key WHERE advice.key = '&quot;; [.$B45]; &quot;' and advises_shadow.version = &quot;;[.$C4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3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3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3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3' and advises_shadow.version = 6) as foo</text:p>
          </table:table-cell>
          <table:table-cell table:formula="of:=VALUE(ORG.SISTEMA.OO.SQL.JAGUARSQL.EXECUTESQL(&quot;org.postgresql.Driver&quot;;&quot;jdbc:postgresql://localhost/rejuv-pc?user=raffi&quot;;[.L45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5]; &quot;' and advises_shadow.version = &quot;;[.$C45];&quot; except SELECT shadows.key FROM advises_shadow INNER JOIN shadows ON advises_shadow.shadow_key = shadows.key AND advises_shadow.version = shadows.version INNER JOIN advice ON advice.key = advises_shadow.advice_key WHERE advice.key = '&quot;; [.$B45]; &quot;' and advises_shadow.version = &quot;;[.$D4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3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3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3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3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45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45]; &quot;' and advises_shadow.version = &quot;; [.$D45]; &quot; except SELECT shadows.key FROM suggested_shadows INNER JOIN shadows ON suggested_shadows.shadow_key = shadows.key AND suggested_shadows.version = shadows.version INNER JOIN advice ON advice.key = suggested_shadows.advice_key WHERE advice.key = '&quot;; [.$B45]; &quot;' and suggested_shadows.version = &quot;; [.$D45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3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3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3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3' and suggested_shadows.version = 7) as foo</text:p>
          </table:table-cell>
          <table:table-cell table:formula="of:=VALUE(ORG.SISTEMA.OO.SQL.JAGUARSQL.EXECUTESQL(&quot;org.postgresql.Driver&quot;;&quot;jdbc:postgresql://localhost/rejuv-pc?user=raffi&quot;;[.Q45]))" office:value-type="float" office:value="18">
            <text:p>18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45]; &quot;' and suggested_shadows.version = &quot;; [.$D45];&quot; except SELECT shadows.key FROM advises_shadow INNER JOIN shadows ON advises_shadow.shadow_key = shadows.key AND advises_shadow.version = shadows.version INNER JOIN advice ON advice.key = advises_shadow.advice_key WHERE advice.key = '&quot;; [.$B45]; &quot;' and advises_shadow.version = &quot;; [.$D45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3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3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round3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round3' and advises_shadow.version = 7) as fo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favourites*PersisteFavoritesAspect.aj}PersisteFavoritesAspect&amp;around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46]))" office:value-type="float" office:value="1">
            <text:p>1</text:p>
          </table:table-cell>
          <table:table-cell table:formula="of:=CONCATENATE(&quot;SELECT to_char(count(1),'999') FROM advises_shadow WHERE advice_key ='&quot;;[.$B46];&quot;' and version = &quot;; [.$C46])" office:value-type="string" office:string-value="SELECT to_char(count(1),'999') FROM advises_shadow WHERE advice_key ='lancs.midp.mobilephoto.optional.favourites*PersisteFavoritesAspect.aj}PersisteFavoritesAspect&amp;around' and version = 6">
            <text:p>SELECT to_char(count(1),'999') FROM advises_shadow WHERE advice_key ='lancs.midp.mobilephoto.optional.favourites*PersisteFavoritesAspect.aj}PersisteFavoritesAspect&amp;around' and version = 6</text:p>
          </table:table-cell>
          <table:table-cell table:formula="of:=VALUE(ORG.SISTEMA.OO.SQL.JAGUARSQL.EXECUTESQL(&quot;org.postgresql.Driver&quot;;&quot;jdbc:postgresql://localhost/rejuv-pc?user=raffi&quot;;[.H46]))" office:value-type="float" office:value="2">
            <text:p>2</text:p>
          </table:table-cell>
          <table:table-cell table:formula="of:=CONCATENATE(&quot;SELECT to_char(count(1),'999') FROM advises_shadow WHERE advice_key ='&quot;;[.$B46];&quot;' and version = &quot;; [.$D46])" office:value-type="string" office:string-value="SELECT to_char(count(1),'999') FROM advises_shadow WHERE advice_key ='lancs.midp.mobilephoto.optional.favourites*PersisteFavoritesAspect.aj}PersisteFavoritesAspect&amp;around' and version = 7">
            <text:p>SELECT to_char(count(1),'999') FROM advises_shadow WHERE advice_key ='lancs.midp.mobilephoto.optional.favourites*PersisteFavoritesAspect.aj}PersisteFavoritesAspect&amp;around' and version = 7</text:p>
          </table:table-cell>
          <table:table-cell table:formula="of:=VALUE(ORG.SISTEMA.OO.SQL.JAGUARSQL.EXECUTESQL(&quot;org.postgresql.Driver&quot;;&quot;jdbc:postgresql://localhost/rejuv-pc?user=raffi&quot;;[.J46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6]; &quot;' and advises_shadow.version = &quot;;[.$D46];&quot; except SELECT shadows.key FROM advises_shadow INNER JOIN shadows ON advises_shadow.shadow_key = shadows.key AND advises_shadow.version = shadows.version INNER JOIN advice ON advice.key = advises_shadow.advice_key WHERE advice.key = '&quot;; [.$B46]; &quot;' and advises_shadow.version = &quot;;[.$C4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PersisteFavoritesAspect.aj}PersisteFavoritesAspect&amp;around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PersisteFavoritesAspect.aj}PersisteFavoritesAspect&amp;around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PersisteFavoritesAspect.aj}PersisteFavoritesAspect&amp;around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PersisteFavoritesAspect.aj}PersisteFavoritesAspect&amp;around' and advises_shadow.version = 6) as foo</text:p>
          </table:table-cell>
          <table:table-cell table:formula="of:=VALUE(ORG.SISTEMA.OO.SQL.JAGUARSQL.EXECUTESQL(&quot;org.postgresql.Driver&quot;;&quot;jdbc:postgresql://localhost/rejuv-pc?user=raffi&quot;;[.L46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6]; &quot;' and advises_shadow.version = &quot;;[.$C46];&quot; except SELECT shadows.key FROM advises_shadow INNER JOIN shadows ON advises_shadow.shadow_key = shadows.key AND advises_shadow.version = shadows.version INNER JOIN advice ON advice.key = advises_shadow.advice_key WHERE advice.key = '&quot;; [.$B46]; &quot;' and advises_shadow.version = &quot;;[.$D4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PersisteFavoritesAspect.aj}PersisteFavoritesAspect&amp;around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favourites*PersisteFavoritesAspect.aj}PersisteFavoritesAspect&amp;around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PersisteFavoritesAspect.aj}PersisteFavoritesAspect&amp;around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favourites*PersisteFavoritesAspect.aj}PersisteFavoritesAspect&amp;around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46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46]; &quot;' and advises_shadow.version = &quot;; [.$D46]; &quot; except SELECT shadows.key FROM suggested_shadows INNER JOIN shadows ON suggested_shadows.shadow_key = shadows.key AND suggested_shadows.version = shadows.version INNER JOIN advice ON advice.key = suggested_shadows.advice_key WHERE advice.key = '&quot;; [.$B46]; &quot;' and suggested_shadows.version = &quot;; [.$D46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PersisteFavoritesAspect.aj}PersisteFavoritesAspect&amp;around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PersisteFavoritesAspect.aj}PersisteFavoritesAspect&amp;around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PersisteFavoritesAspect.aj}PersisteFavoritesAspect&amp;around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PersisteFavoritesAspect.aj}PersisteFavoritesAspect&amp;around' and suggested_shadows.version = 7) as foo</text:p>
          </table:table-cell>
          <table:table-cell table:formula="of:=VALUE(ORG.SISTEMA.OO.SQL.JAGUARSQL.EXECUTESQL(&quot;org.postgresql.Driver&quot;;&quot;jdbc:postgresql://localhost/rejuv-pc?user=raffi&quot;;[.Q46]))" office:value-type="float" office:value="36">
            <text:p>36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46]; &quot;' and suggested_shadows.version = &quot;; [.$D46];&quot; except SELECT shadows.key FROM advises_shadow INNER JOIN shadows ON advises_shadow.shadow_key = shadows.key AND advises_shadow.version = shadows.version INNER JOIN advice ON advice.key = advises_shadow.advice_key WHERE advice.key = '&quot;; [.$B46]; &quot;' and advises_shadow.version = &quot;; [.$D46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PersisteFavoritesAspect.aj}PersisteFavoritesAspect&amp;around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PersisteFavoritesAspect.aj}PersisteFavoritesAspect&amp;around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PersisteFavoritesAspect.aj}PersisteFavoritesAspect&amp;around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PersisteFavoritesAspect.aj}PersisteFavoritesAspect&amp;around' and advises_shadow.version = 7) as foo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sms*SMSAspect.aj}SMSAspect&amp;after&amp;QPhotoViewController;&amp;Qjavax.microedition.lcdui.Form;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47]))" office:value-type="float" office:value="1">
            <text:p>1</text:p>
          </table:table-cell>
          <table:table-cell table:formula="of:=CONCATENATE(&quot;SELECT to_char(count(1),'999') FROM advises_shadow WHERE advice_key ='&quot;;[.$B47];&quot;' and version = &quot;; [.$C47])" office:value-type="string" office:string-value="SELECT to_char(count(1),'999') FROM advises_shadow WHERE advice_key ='lancs.midp.mobilephoto.optional.sms*SMSAspect.aj}SMSAspect&amp;after&amp;QPhotoViewController;&amp;Qjavax.microedition.lcdui.Form;' and version = 6">
            <text:p>SELECT to_char(count(1),'999') FROM advises_shadow WHERE advice_key ='lancs.midp.mobilephoto.optional.sms*SMSAspect.aj}SMSAspect&amp;after&amp;QPhotoViewController;&amp;Qjavax.microedition.lcdui.Form;' and version = 6</text:p>
          </table:table-cell>
          <table:table-cell table:formula="of:=VALUE(ORG.SISTEMA.OO.SQL.JAGUARSQL.EXECUTESQL(&quot;org.postgresql.Driver&quot;;&quot;jdbc:postgresql://localhost/rejuv-pc?user=raffi&quot;;[.H47]))" office:value-type="float" office:value="1">
            <text:p>1</text:p>
          </table:table-cell>
          <table:table-cell table:formula="of:=CONCATENATE(&quot;SELECT to_char(count(1),'999') FROM advises_shadow WHERE advice_key ='&quot;;[.$B47];&quot;' and version = &quot;; [.$D47])" office:value-type="string" office:string-value="SELECT to_char(count(1),'999') FROM advises_shadow WHERE advice_key ='lancs.midp.mobilephoto.optional.sms*SMSAspect.aj}SMSAspect&amp;after&amp;QPhotoViewController;&amp;Qjavax.microedition.lcdui.Form;' and version = 7">
            <text:p>SELECT to_char(count(1),'999') FROM advises_shadow WHERE advice_key ='lancs.midp.mobilephoto.optional.sms*SMSAspect.aj}SMSAspect&amp;after&amp;QPhotoViewController;&amp;Qjavax.microedition.lcdui.Form;' and version = 7</text:p>
          </table:table-cell>
          <table:table-cell table:formula="of:=VALUE(ORG.SISTEMA.OO.SQL.JAGUARSQL.EXECUTESQL(&quot;org.postgresql.Driver&quot;;&quot;jdbc:postgresql://localhost/rejuv-pc?user=raffi&quot;;[.J47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7]; &quot;' and advises_shadow.version = &quot;;[.$D47];&quot; except SELECT shadows.key FROM advises_shadow INNER JOIN shadows ON advises_shadow.shadow_key = shadows.key AND advises_shadow.version = shadows.version INNER JOIN advice ON advice.key = advises_shadow.advice_key WHERE advice.key = '&quot;; [.$B47]; &quot;' and advises_shadow.version = &quot;;[.$C4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&amp;QPhotoViewController;&amp;Qjavax.microedition.lcdui.Form;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&amp;QPhotoViewController;&amp;Qjavax.microedition.lcdui.Form;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&amp;QPhotoViewController;&amp;Qjavax.microedition.lcdui.Form;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&amp;QPhotoViewController;&amp;Qjavax.microedition.lcdui.Form;' and advises_shadow.version = 6) as foo</text:p>
          </table:table-cell>
          <table:table-cell table:formula="of:=VALUE(ORG.SISTEMA.OO.SQL.JAGUARSQL.EXECUTESQL(&quot;org.postgresql.Driver&quot;;&quot;jdbc:postgresql://localhost/rejuv-pc?user=raffi&quot;;[.L47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7]; &quot;' and advises_shadow.version = &quot;;[.$C47];&quot; except SELECT shadows.key FROM advises_shadow INNER JOIN shadows ON advises_shadow.shadow_key = shadows.key AND advises_shadow.version = shadows.version INNER JOIN advice ON advice.key = advises_shadow.advice_key WHERE advice.key = '&quot;; [.$B47]; &quot;' and advises_shadow.version = &quot;;[.$D4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&amp;QPhotoViewController;&amp;Qjavax.microedition.lcdui.Form;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&amp;QPhotoViewController;&amp;Qjavax.microedition.lcdui.Form;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&amp;QPhotoViewController;&amp;Qjavax.microedition.lcdui.Form;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&amp;QPhotoViewController;&amp;Qjavax.microedition.lcdui.Form;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47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47]; &quot;' and advises_shadow.version = &quot;; [.$D47]; &quot; except SELECT shadows.key FROM suggested_shadows INNER JOIN shadows ON suggested_shadows.shadow_key = shadows.key AND suggested_shadows.version = shadows.version INNER JOIN advice ON advice.key = suggested_shadows.advice_key WHERE advice.key = '&quot;; [.$B47]; &quot;' and suggested_shadows.version = &quot;; [.$D47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&amp;QPhotoViewController;&amp;Qjavax.microedition.lcdui.Form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fter&amp;QPhotoViewController;&amp;Qjavax.microedition.lcdui.Form;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&amp;QPhotoViewController;&amp;Qjavax.microedition.lcdui.Form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fter&amp;QPhotoViewController;&amp;Qjavax.microedition.lcdui.Form;' and suggested_shadows.version = 7) as foo</text:p>
          </table:table-cell>
          <table:table-cell table:formula="of:=VALUE(ORG.SISTEMA.OO.SQL.JAGUARSQL.EXECUTESQL(&quot;org.postgresql.Driver&quot;;&quot;jdbc:postgresql://localhost/rejuv-pc?user=raffi&quot;;[.Q47]))" office:value-type="float" office:value="85">
            <text:p>85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47]; &quot;' and suggested_shadows.version = &quot;; [.$D47];&quot; except SELECT shadows.key FROM advises_shadow INNER JOIN shadows ON advises_shadow.shadow_key = shadows.key AND advises_shadow.version = shadows.version INNER JOIN advice ON advice.key = advises_shadow.advice_key WHERE advice.key = '&quot;; [.$B47]; &quot;' and advises_shadow.version = &quot;; [.$D47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fter&amp;QPhotoViewController;&amp;Qjavax.microedition.lcdui.Form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&amp;QPhotoViewController;&amp;Qjavax.microedition.lcdui.Form;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fter&amp;QPhotoViewController;&amp;Qjavax.microedition.lcdui.Form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&amp;QPhotoViewController;&amp;Qjavax.microedition.lcdui.Form;' and advises_shadow.version = 7) as foo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sms*SMSAspect.aj}SMSAspect&amp;afterReturning&amp;QImage;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48]))" office:value-type="float" office:value="2">
            <text:p>2</text:p>
          </table:table-cell>
          <table:table-cell table:formula="of:=CONCATENATE(&quot;SELECT to_char(count(1),'999') FROM advises_shadow WHERE advice_key ='&quot;;[.$B48];&quot;' and version = &quot;; [.$C48])" office:value-type="string" office:string-value="SELECT to_char(count(1),'999') FROM advises_shadow WHERE advice_key ='lancs.midp.mobilephoto.optional.sms*SMSAspect.aj}SMSAspect&amp;afterReturning&amp;QImage;' and version = 6">
            <text:p>SELECT to_char(count(1),'999') FROM advises_shadow WHERE advice_key ='lancs.midp.mobilephoto.optional.sms*SMSAspect.aj}SMSAspect&amp;afterReturning&amp;QImage;' and version = 6</text:p>
          </table:table-cell>
          <table:table-cell table:formula="of:=VALUE(ORG.SISTEMA.OO.SQL.JAGUARSQL.EXECUTESQL(&quot;org.postgresql.Driver&quot;;&quot;jdbc:postgresql://localhost/rejuv-pc?user=raffi&quot;;[.H48]))" office:value-type="float" office:value="1">
            <text:p>1</text:p>
          </table:table-cell>
          <table:table-cell table:formula="of:=CONCATENATE(&quot;SELECT to_char(count(1),'999') FROM advises_shadow WHERE advice_key ='&quot;;[.$B48];&quot;' and version = &quot;; [.$D48])" office:value-type="string" office:string-value="SELECT to_char(count(1),'999') FROM advises_shadow WHERE advice_key ='lancs.midp.mobilephoto.optional.sms*SMSAspect.aj}SMSAspect&amp;afterReturning&amp;QImage;' and version = 7">
            <text:p>SELECT to_char(count(1),'999') FROM advises_shadow WHERE advice_key ='lancs.midp.mobilephoto.optional.sms*SMSAspect.aj}SMSAspect&amp;afterReturning&amp;QImage;' and version = 7</text:p>
          </table:table-cell>
          <table:table-cell table:formula="of:=VALUE(ORG.SISTEMA.OO.SQL.JAGUARSQL.EXECUTESQL(&quot;org.postgresql.Driver&quot;;&quot;jdbc:postgresql://localhost/rejuv-pc?user=raffi&quot;;[.J48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8]; &quot;' and advises_shadow.version = &quot;;[.$D48];&quot; except SELECT shadows.key FROM advises_shadow INNER JOIN shadows ON advises_shadow.shadow_key = shadows.key AND advises_shadow.version = shadows.version INNER JOIN advice ON advice.key = advises_shadow.advice_key WHERE advice.key = '&quot;; [.$B48]; &quot;' and advises_shadow.version = &quot;;[.$C4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Returning&amp;QImage;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Returning&amp;QImage;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Returning&amp;QImage;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Returning&amp;QImage;' and advises_shadow.version = 6) as foo</text:p>
          </table:table-cell>
          <table:table-cell table:formula="of:=VALUE(ORG.SISTEMA.OO.SQL.JAGUARSQL.EXECUTESQL(&quot;org.postgresql.Driver&quot;;&quot;jdbc:postgresql://localhost/rejuv-pc?user=raffi&quot;;[.L48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8]; &quot;' and advises_shadow.version = &quot;;[.$C48];&quot; except SELECT shadows.key FROM advises_shadow INNER JOIN shadows ON advises_shadow.shadow_key = shadows.key AND advises_shadow.version = shadows.version INNER JOIN advice ON advice.key = advises_shadow.advice_key WHERE advice.key = '&quot;; [.$B48]; &quot;' and advises_shadow.version = &quot;;[.$D4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Returning&amp;QImage;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Returning&amp;QImage;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Returning&amp;QImage;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Returning&amp;QImage;' and advises_shadow.version = 7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48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48]; &quot;' and advises_shadow.version = &quot;; [.$D48]; &quot; except SELECT shadows.key FROM suggested_shadows INNER JOIN shadows ON suggested_shadows.shadow_key = shadows.key AND suggested_shadows.version = shadows.version INNER JOIN advice ON advice.key = suggested_shadows.advice_key WHERE advice.key = '&quot;; [.$B48]; &quot;' and suggested_shadows.version = &quot;; [.$D48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Returning&amp;QImage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fterReturning&amp;QImage;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Returning&amp;QImage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fterReturning&amp;QImage;' and suggested_shadows.version = 7) as foo</text:p>
          </table:table-cell>
          <table:table-cell table:formula="of:=VALUE(ORG.SISTEMA.OO.SQL.JAGUARSQL.EXECUTESQL(&quot;org.postgresql.Driver&quot;;&quot;jdbc:postgresql://localhost/rejuv-pc?user=raffi&quot;;[.Q48]))" office:value-type="float" office:value="179">
            <text:p>179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48]; &quot;' and suggested_shadows.version = &quot;; [.$D48];&quot; except SELECT shadows.key FROM advises_shadow INNER JOIN shadows ON advises_shadow.shadow_key = shadows.key AND advises_shadow.version = shadows.version INNER JOIN advice ON advice.key = advises_shadow.advice_key WHERE advice.key = '&quot;; [.$B48]; &quot;' and advises_shadow.version = &quot;; [.$D48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fterReturning&amp;QImage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Returning&amp;QImage;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fterReturning&amp;QImage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fterReturning&amp;QImage;' and advises_shadow.version = 7) as fo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sms*SMSAspect.aj}SMSAspect&amp;around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49]))" office:value-type="float" office:value="1">
            <text:p>1</text:p>
          </table:table-cell>
          <table:table-cell table:formula="of:=CONCATENATE(&quot;SELECT to_char(count(1),'999') FROM advises_shadow WHERE advice_key ='&quot;;[.$B49];&quot;' and version = &quot;; [.$C49])" office:value-type="string" office:string-value="SELECT to_char(count(1),'999') FROM advises_shadow WHERE advice_key ='lancs.midp.mobilephoto.optional.sms*SMSAspect.aj}SMSAspect&amp;around' and version = 6">
            <text:p>SELECT to_char(count(1),'999') FROM advises_shadow WHERE advice_key ='lancs.midp.mobilephoto.optional.sms*SMSAspect.aj}SMSAspect&amp;around' and version = 6</text:p>
          </table:table-cell>
          <table:table-cell table:formula="of:=VALUE(ORG.SISTEMA.OO.SQL.JAGUARSQL.EXECUTESQL(&quot;org.postgresql.Driver&quot;;&quot;jdbc:postgresql://localhost/rejuv-pc?user=raffi&quot;;[.H49]))" office:value-type="float" office:value="0">
            <text:p>0</text:p>
          </table:table-cell>
          <table:table-cell table:formula="of:=CONCATENATE(&quot;SELECT to_char(count(1),'999') FROM advises_shadow WHERE advice_key ='&quot;;[.$B49];&quot;' and version = &quot;; [.$D49])" office:value-type="string" office:string-value="SELECT to_char(count(1),'999') FROM advises_shadow WHERE advice_key ='lancs.midp.mobilephoto.optional.sms*SMSAspect.aj}SMSAspect&amp;around' and version = 7">
            <text:p>SELECT to_char(count(1),'999') FROM advises_shadow WHERE advice_key ='lancs.midp.mobilephoto.optional.sms*SMSAspect.aj}SMSAspect&amp;around' and version = 7</text:p>
          </table:table-cell>
          <table:table-cell table:formula="of:=VALUE(ORG.SISTEMA.OO.SQL.JAGUARSQL.EXECUTESQL(&quot;org.postgresql.Driver&quot;;&quot;jdbc:postgresql://localhost/rejuv-pc?user=raffi&quot;;[.J49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9]; &quot;' and advises_shadow.version = &quot;;[.$D49];&quot; except SELECT shadows.key FROM advises_shadow INNER JOIN shadows ON advises_shadow.shadow_key = shadows.key AND advises_shadow.version = shadows.version INNER JOIN advice ON advice.key = advises_shadow.advice_key WHERE advice.key = '&quot;; [.$B49]; &quot;' and advises_shadow.version = &quot;;[.$C4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' and advises_shadow.version = 6) as foo</text:p>
          </table:table-cell>
          <table:table-cell table:formula="of:=VALUE(ORG.SISTEMA.OO.SQL.JAGUARSQL.EXECUTESQL(&quot;org.postgresql.Driver&quot;;&quot;jdbc:postgresql://localhost/rejuv-pc?user=raffi&quot;;[.L49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9]; &quot;' and advises_shadow.version = &quot;;[.$C49];&quot; except SELECT shadows.key FROM advises_shadow INNER JOIN shadows ON advises_shadow.shadow_key = shadows.key AND advises_shadow.version = shadows.version INNER JOIN advice ON advice.key = advises_shadow.advice_key WHERE advice.key = '&quot;; [.$B49]; &quot;' and advises_shadow.version = &quot;;[.$D4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49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49]; &quot;' and advises_shadow.version = &quot;; [.$D49]; &quot; except SELECT shadows.key FROM suggested_shadows INNER JOIN shadows ON suggested_shadows.shadow_key = shadows.key AND suggested_shadows.version = shadows.version INNER JOIN advice ON advice.key = suggested_shadows.advice_key WHERE advice.key = '&quot;; [.$B49]; &quot;' and suggested_shadows.version = &quot;; [.$D49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round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round' and suggested_shadows.version = 7) as foo</text:p>
          </table:table-cell>
          <table:table-cell table:formula="of:=VALUE(ORG.SISTEMA.OO.SQL.JAGUARSQL.EXECUTESQL(&quot;org.postgresql.Driver&quot;;&quot;jdbc:postgresql://localhost/rejuv-pc?user=raffi&quot;;[.Q49]))" office:value-type="float" office:value="93">
            <text:p>93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49]; &quot;' and suggested_shadows.version = &quot;; [.$D49];&quot; except SELECT shadows.key FROM advises_shadow INNER JOIN shadows ON advises_shadow.shadow_key = shadows.key AND advises_shadow.version = shadows.version INNER JOIN advice ON advice.key = advises_shadow.advice_key WHERE advice.key = '&quot;; [.$B49]; &quot;' and advises_shadow.version = &quot;; [.$D49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round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round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' and advises_shadow.version = 7) as fo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sms*SMSAspect.aj}SMSAspect&amp;around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50]))" office:value-type="float" office:value="1">
            <text:p>1</text:p>
          </table:table-cell>
          <table:table-cell table:formula="of:=CONCATENATE(&quot;SELECT to_char(count(1),'999') FROM advises_shadow WHERE advice_key ='&quot;;[.$B50];&quot;' and version = &quot;; [.$C50])" office:value-type="string" office:string-value="SELECT to_char(count(1),'999') FROM advises_shadow WHERE advice_key ='lancs.midp.mobilephoto.optional.sms*SMSAspect.aj}SMSAspect&amp;around2' and version = 6">
            <text:p>SELECT to_char(count(1),'999') FROM advises_shadow WHERE advice_key ='lancs.midp.mobilephoto.optional.sms*SMSAspect.aj}SMSAspect&amp;around2' and version = 6</text:p>
          </table:table-cell>
          <table:table-cell table:formula="of:=VALUE(ORG.SISTEMA.OO.SQL.JAGUARSQL.EXECUTESQL(&quot;org.postgresql.Driver&quot;;&quot;jdbc:postgresql://localhost/rejuv-pc?user=raffi&quot;;[.H50]))" office:value-type="float" office:value="1">
            <text:p>1</text:p>
          </table:table-cell>
          <table:table-cell table:formula="of:=CONCATENATE(&quot;SELECT to_char(count(1),'999') FROM advises_shadow WHERE advice_key ='&quot;;[.$B50];&quot;' and version = &quot;; [.$D50])" office:value-type="string" office:string-value="SELECT to_char(count(1),'999') FROM advises_shadow WHERE advice_key ='lancs.midp.mobilephoto.optional.sms*SMSAspect.aj}SMSAspect&amp;around2' and version = 7">
            <text:p>SELECT to_char(count(1),'999') FROM advises_shadow WHERE advice_key ='lancs.midp.mobilephoto.optional.sms*SMSAspect.aj}SMSAspect&amp;around2' and version = 7</text:p>
          </table:table-cell>
          <table:table-cell table:formula="of:=VALUE(ORG.SISTEMA.OO.SQL.JAGUARSQL.EXECUTESQL(&quot;org.postgresql.Driver&quot;;&quot;jdbc:postgresql://localhost/rejuv-pc?user=raffi&quot;;[.J50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0]; &quot;' and advises_shadow.version = &quot;;[.$D50];&quot; except SELECT shadows.key FROM advises_shadow INNER JOIN shadows ON advises_shadow.shadow_key = shadows.key AND advises_shadow.version = shadows.version INNER JOIN advice ON advice.key = advises_shadow.advice_key WHERE advice.key = '&quot;; [.$B50]; &quot;' and advises_shadow.version = &quot;;[.$C50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2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2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2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2' and advises_shadow.version = 6) as foo</text:p>
          </table:table-cell>
          <table:table-cell table:formula="of:=VALUE(ORG.SISTEMA.OO.SQL.JAGUARSQL.EXECUTESQL(&quot;org.postgresql.Driver&quot;;&quot;jdbc:postgresql://localhost/rejuv-pc?user=raffi&quot;;[.L50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0]; &quot;' and advises_shadow.version = &quot;;[.$C50];&quot; except SELECT shadows.key FROM advises_shadow INNER JOIN shadows ON advises_shadow.shadow_key = shadows.key AND advises_shadow.version = shadows.version INNER JOIN advice ON advice.key = advises_shadow.advice_key WHERE advice.key = '&quot;; [.$B50]; &quot;' and advises_shadow.version = &quot;;[.$D50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2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2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2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2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50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50]; &quot;' and advises_shadow.version = &quot;; [.$D50]; &quot; except SELECT shadows.key FROM suggested_shadows INNER JOIN shadows ON suggested_shadows.shadow_key = shadows.key AND suggested_shadows.version = shadows.version INNER JOIN advice ON advice.key = suggested_shadows.advice_key WHERE advice.key = '&quot;; [.$B50]; &quot;' and suggested_shadows.version = &quot;; [.$D50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2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round2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2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round2' and suggested_shadows.version = 7) as foo</text:p>
          </table:table-cell>
          <table:table-cell table:formula="of:=VALUE(ORG.SISTEMA.OO.SQL.JAGUARSQL.EXECUTESQL(&quot;org.postgresql.Driver&quot;;&quot;jdbc:postgresql://localhost/rejuv-pc?user=raffi&quot;;[.Q50]))" office:value-type="float" office:value="98">
            <text:p>98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50]; &quot;' and suggested_shadows.version = &quot;; [.$D50];&quot; except SELECT shadows.key FROM advises_shadow INNER JOIN shadows ON advises_shadow.shadow_key = shadows.key AND advises_shadow.version = shadows.version INNER JOIN advice ON advice.key = advises_shadow.advice_key WHERE advice.key = '&quot;; [.$B50]; &quot;' and advises_shadow.version = &quot;; [.$D50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round2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2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round2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2' and advises_shadow.version = 7) as foo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sms*SMSAspect.aj}SMSAspect&amp;around&amp;QPhotoViewScreen;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51]))" office:value-type="float" office:value="1">
            <text:p>1</text:p>
          </table:table-cell>
          <table:table-cell table:formula="of:=CONCATENATE(&quot;SELECT to_char(count(1),'999') FROM advises_shadow WHERE advice_key ='&quot;;[.$B51];&quot;' and version = &quot;; [.$C51])" office:value-type="string" office:string-value="SELECT to_char(count(1),'999') FROM advises_shadow WHERE advice_key ='lancs.midp.mobilephoto.optional.sms*SMSAspect.aj}SMSAspect&amp;around&amp;QPhotoViewScreen;' and version = 6">
            <text:p>SELECT to_char(count(1),'999') FROM advises_shadow WHERE advice_key ='lancs.midp.mobilephoto.optional.sms*SMSAspect.aj}SMSAspect&amp;around&amp;QPhotoViewScreen;' and version = 6</text:p>
          </table:table-cell>
          <table:table-cell table:formula="of:=VALUE(ORG.SISTEMA.OO.SQL.JAGUARSQL.EXECUTESQL(&quot;org.postgresql.Driver&quot;;&quot;jdbc:postgresql://localhost/rejuv-pc?user=raffi&quot;;[.H51]))" office:value-type="float" office:value="1">
            <text:p>1</text:p>
          </table:table-cell>
          <table:table-cell table:formula="of:=CONCATENATE(&quot;SELECT to_char(count(1),'999') FROM advises_shadow WHERE advice_key ='&quot;;[.$B51];&quot;' and version = &quot;; [.$D51])" office:value-type="string" office:string-value="SELECT to_char(count(1),'999') FROM advises_shadow WHERE advice_key ='lancs.midp.mobilephoto.optional.sms*SMSAspect.aj}SMSAspect&amp;around&amp;QPhotoViewScreen;' and version = 7">
            <text:p>SELECT to_char(count(1),'999') FROM advises_shadow WHERE advice_key ='lancs.midp.mobilephoto.optional.sms*SMSAspect.aj}SMSAspect&amp;around&amp;QPhotoViewScreen;' and version = 7</text:p>
          </table:table-cell>
          <table:table-cell table:formula="of:=VALUE(ORG.SISTEMA.OO.SQL.JAGUARSQL.EXECUTESQL(&quot;org.postgresql.Driver&quot;;&quot;jdbc:postgresql://localhost/rejuv-pc?user=raffi&quot;;[.J51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1]; &quot;' and advises_shadow.version = &quot;;[.$D51];&quot; except SELECT shadows.key FROM advises_shadow INNER JOIN shadows ON advises_shadow.shadow_key = shadows.key AND advises_shadow.version = shadows.version INNER JOIN advice ON advice.key = advises_shadow.advice_key WHERE advice.key = '&quot;; [.$B51]; &quot;' and advises_shadow.version = &quot;;[.$C51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&amp;QPhotoViewScreen;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&amp;QPhotoViewScreen;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&amp;QPhotoViewScreen;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&amp;QPhotoViewScreen;' and advises_shadow.version = 6) as foo</text:p>
          </table:table-cell>
          <table:table-cell table:formula="of:=VALUE(ORG.SISTEMA.OO.SQL.JAGUARSQL.EXECUTESQL(&quot;org.postgresql.Driver&quot;;&quot;jdbc:postgresql://localhost/rejuv-pc?user=raffi&quot;;[.L51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1]; &quot;' and advises_shadow.version = &quot;;[.$C51];&quot; except SELECT shadows.key FROM advises_shadow INNER JOIN shadows ON advises_shadow.shadow_key = shadows.key AND advises_shadow.version = shadows.version INNER JOIN advice ON advice.key = advises_shadow.advice_key WHERE advice.key = '&quot;; [.$B51]; &quot;' and advises_shadow.version = &quot;;[.$D51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&amp;QPhotoViewScreen;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&amp;QPhotoViewScreen;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&amp;QPhotoViewScreen;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&amp;QPhotoViewScreen;' and advises_shadow.version = 7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51]))" office:value-type="float" office:value="1">
            <text:p>1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51]; &quot;' and advises_shadow.version = &quot;; [.$D51]; &quot; except SELECT shadows.key FROM suggested_shadows INNER JOIN shadows ON suggested_shadows.shadow_key = shadows.key AND suggested_shadows.version = shadows.version INNER JOIN advice ON advice.key = suggested_shadows.advice_key WHERE advice.key = '&quot;; [.$B51]; &quot;' and suggested_shadows.version = &quot;; [.$D51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&amp;QPhotoViewScreen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round&amp;QPhotoViewScreen;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&amp;QPhotoViewScreen;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round&amp;QPhotoViewScreen;' and suggested_shadows.version = 7) as foo</text:p>
          </table:table-cell>
          <table:table-cell table:formula="of:=VALUE(ORG.SISTEMA.OO.SQL.JAGUARSQL.EXECUTESQL(&quot;org.postgresql.Driver&quot;;&quot;jdbc:postgresql://localhost/rejuv-pc?user=raffi&quot;;[.Q51]))" office:value-type="float" office:value="25">
            <text:p>25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51]; &quot;' and suggested_shadows.version = &quot;; [.$D51];&quot; except SELECT shadows.key FROM advises_shadow INNER JOIN shadows ON advises_shadow.shadow_key = shadows.key AND advises_shadow.version = shadows.version INNER JOIN advice ON advice.key = advises_shadow.advice_key WHERE advice.key = '&quot;; [.$B51]; &quot;' and advises_shadow.version = &quot;; [.$D51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round&amp;QPhotoViewScreen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&amp;QPhotoViewScreen;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ms*SMSAspect.aj}SMSAspect&amp;around&amp;QPhotoViewScreen;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ms*SMSAspect.aj}SMSAspect&amp;around&amp;QPhotoViewScreen;' and advises_shadow.version = 7) as foo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sorting*CountViewsAspect.aj}CountViewsAspect&amp;after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52]))" office:value-type="float" office:value="1">
            <text:p>1</text:p>
          </table:table-cell>
          <table:table-cell table:formula="of:=CONCATENATE(&quot;SELECT to_char(count(1),'999') FROM advises_shadow WHERE advice_key ='&quot;;[.$B52];&quot;' and version = &quot;; [.$C52])" office:value-type="string" office:string-value="SELECT to_char(count(1),'999') FROM advises_shadow WHERE advice_key ='lancs.midp.mobilephoto.optional.sorting*CountViewsAspect.aj}CountViewsAspect&amp;after2' and version = 6">
            <text:p>SELECT to_char(count(1),'999') FROM advises_shadow WHERE advice_key ='lancs.midp.mobilephoto.optional.sorting*CountViewsAspect.aj}CountViewsAspect&amp;after2' and version = 6</text:p>
          </table:table-cell>
          <table:table-cell table:formula="of:=VALUE(ORG.SISTEMA.OO.SQL.JAGUARSQL.EXECUTESQL(&quot;org.postgresql.Driver&quot;;&quot;jdbc:postgresql://localhost/rejuv-pc?user=raffi&quot;;[.H52]))" office:value-type="float" office:value="1">
            <text:p>1</text:p>
          </table:table-cell>
          <table:table-cell table:formula="of:=CONCATENATE(&quot;SELECT to_char(count(1),'999') FROM advises_shadow WHERE advice_key ='&quot;;[.$B52];&quot;' and version = &quot;; [.$D52])" office:value-type="string" office:string-value="SELECT to_char(count(1),'999') FROM advises_shadow WHERE advice_key ='lancs.midp.mobilephoto.optional.sorting*CountViewsAspect.aj}CountViewsAspect&amp;after2' and version = 7">
            <text:p>SELECT to_char(count(1),'999') FROM advises_shadow WHERE advice_key ='lancs.midp.mobilephoto.optional.sorting*CountViewsAspect.aj}CountViewsAspect&amp;after2' and version = 7</text:p>
          </table:table-cell>
          <table:table-cell table:formula="of:=VALUE(ORG.SISTEMA.OO.SQL.JAGUARSQL.EXECUTESQL(&quot;org.postgresql.Driver&quot;;&quot;jdbc:postgresql://localhost/rejuv-pc?user=raffi&quot;;[.J52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2]; &quot;' and advises_shadow.version = &quot;;[.$D52];&quot; except SELECT shadows.key FROM advises_shadow INNER JOIN shadows ON advises_shadow.shadow_key = shadows.key AND advises_shadow.version = shadows.version INNER JOIN advice ON advice.key = advises_shadow.advice_key WHERE advice.key = '&quot;; [.$B52]; &quot;' and advises_shadow.version = &quot;;[.$C5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2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2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2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2' and advises_shadow.version = 6) as foo</text:p>
          </table:table-cell>
          <table:table-cell table:formula="of:=VALUE(ORG.SISTEMA.OO.SQL.JAGUARSQL.EXECUTESQL(&quot;org.postgresql.Driver&quot;;&quot;jdbc:postgresql://localhost/rejuv-pc?user=raffi&quot;;[.L52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2]; &quot;' and advises_shadow.version = &quot;;[.$C52];&quot; except SELECT shadows.key FROM advises_shadow INNER JOIN shadows ON advises_shadow.shadow_key = shadows.key AND advises_shadow.version = shadows.version INNER JOIN advice ON advice.key = advises_shadow.advice_key WHERE advice.key = '&quot;; [.$B52]; &quot;' and advises_shadow.version = &quot;;[.$D5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2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2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2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2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52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52]; &quot;' and advises_shadow.version = &quot;; [.$D52]; &quot; except SELECT shadows.key FROM suggested_shadows INNER JOIN shadows ON suggested_shadows.shadow_key = shadows.key AND suggested_shadows.version = shadows.version INNER JOIN advice ON advice.key = suggested_shadows.advice_key WHERE advice.key = '&quot;; [.$B52]; &quot;' and suggested_shadows.version = &quot;; [.$D52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2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fter2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2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fter2' and suggested_shadows.version = 7) as foo</text:p>
          </table:table-cell>
          <table:table-cell table:formula="of:=VALUE(ORG.SISTEMA.OO.SQL.JAGUARSQL.EXECUTESQL(&quot;org.postgresql.Driver&quot;;&quot;jdbc:postgresql://localhost/rejuv-pc?user=raffi&quot;;[.Q52]))" office:value-type="float" office:value="31">
            <text:p>31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52]; &quot;' and suggested_shadows.version = &quot;; [.$D52];&quot; except SELECT shadows.key FROM advises_shadow INNER JOIN shadows ON advises_shadow.shadow_key = shadows.key AND advises_shadow.version = shadows.version INNER JOIN advice ON advice.key = advises_shadow.advice_key WHERE advice.key = '&quot;; [.$B52]; &quot;' and advises_shadow.version = &quot;; [.$D52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fter2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2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fter2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2' and advises_shadow.version = 7) as fo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sorting*CountViewsAspect.aj}CountViewsAspect&amp;around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53]))" office:value-type="float" office:value="1">
            <text:p>1</text:p>
          </table:table-cell>
          <table:table-cell table:formula="of:=CONCATENATE(&quot;SELECT to_char(count(1),'999') FROM advises_shadow WHERE advice_key ='&quot;;[.$B53];&quot;' and version = &quot;; [.$C53])" office:value-type="string" office:string-value="SELECT to_char(count(1),'999') FROM advises_shadow WHERE advice_key ='lancs.midp.mobilephoto.optional.sorting*CountViewsAspect.aj}CountViewsAspect&amp;around' and version = 6">
            <text:p>SELECT to_char(count(1),'999') FROM advises_shadow WHERE advice_key ='lancs.midp.mobilephoto.optional.sorting*CountViewsAspect.aj}CountViewsAspect&amp;around' and version = 6</text:p>
          </table:table-cell>
          <table:table-cell table:formula="of:=VALUE(ORG.SISTEMA.OO.SQL.JAGUARSQL.EXECUTESQL(&quot;org.postgresql.Driver&quot;;&quot;jdbc:postgresql://localhost/rejuv-pc?user=raffi&quot;;[.H53]))" office:value-type="float" office:value="1">
            <text:p>1</text:p>
          </table:table-cell>
          <table:table-cell table:formula="of:=CONCATENATE(&quot;SELECT to_char(count(1),'999') FROM advises_shadow WHERE advice_key ='&quot;;[.$B53];&quot;' and version = &quot;; [.$D53])" office:value-type="string" office:string-value="SELECT to_char(count(1),'999') FROM advises_shadow WHERE advice_key ='lancs.midp.mobilephoto.optional.sorting*CountViewsAspect.aj}CountViewsAspect&amp;around' and version = 7">
            <text:p>SELECT to_char(count(1),'999') FROM advises_shadow WHERE advice_key ='lancs.midp.mobilephoto.optional.sorting*CountViewsAspect.aj}CountViewsAspect&amp;around' and version = 7</text:p>
          </table:table-cell>
          <table:table-cell table:formula="of:=VALUE(ORG.SISTEMA.OO.SQL.JAGUARSQL.EXECUTESQL(&quot;org.postgresql.Driver&quot;;&quot;jdbc:postgresql://localhost/rejuv-pc?user=raffi&quot;;[.J53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3]; &quot;' and advises_shadow.version = &quot;;[.$D53];&quot; except SELECT shadows.key FROM advises_shadow INNER JOIN shadows ON advises_shadow.shadow_key = shadows.key AND advises_shadow.version = shadows.version INNER JOIN advice ON advice.key = advises_shadow.advice_key WHERE advice.key = '&quot;; [.$B53]; &quot;' and advises_shadow.version = &quot;;[.$C5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' and advises_shadow.version = 6) as foo</text:p>
          </table:table-cell>
          <table:table-cell table:formula="of:=VALUE(ORG.SISTEMA.OO.SQL.JAGUARSQL.EXECUTESQL(&quot;org.postgresql.Driver&quot;;&quot;jdbc:postgresql://localhost/rejuv-pc?user=raffi&quot;;[.L53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3]; &quot;' and advises_shadow.version = &quot;;[.$C53];&quot; except SELECT shadows.key FROM advises_shadow INNER JOIN shadows ON advises_shadow.shadow_key = shadows.key AND advises_shadow.version = shadows.version INNER JOIN advice ON advice.key = advises_shadow.advice_key WHERE advice.key = '&quot;; [.$B53]; &quot;' and advises_shadow.version = &quot;;[.$D5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53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53]; &quot;' and advises_shadow.version = &quot;; [.$D53]; &quot; except SELECT shadows.key FROM suggested_shadows INNER JOIN shadows ON suggested_shadows.shadow_key = shadows.key AND suggested_shadows.version = shadows.version INNER JOIN advice ON advice.key = suggested_shadows.advice_key WHERE advice.key = '&quot;; [.$B53]; &quot;' and suggested_shadows.version = &quot;; [.$D53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round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round' and suggested_shadows.version = 7) as foo</text:p>
          </table:table-cell>
          <table:table-cell table:formula="of:=VALUE(ORG.SISTEMA.OO.SQL.JAGUARSQL.EXECUTESQL(&quot;org.postgresql.Driver&quot;;&quot;jdbc:postgresql://localhost/rejuv-pc?user=raffi&quot;;[.Q53]))" office:value-type="float" office:value="131">
            <text:p>131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53]; &quot;' and suggested_shadows.version = &quot;; [.$D53];&quot; except SELECT shadows.key FROM advises_shadow INNER JOIN shadows ON advises_shadow.shadow_key = shadows.key AND advises_shadow.version = shadows.version INNER JOIN advice ON advice.key = advises_shadow.advice_key WHERE advice.key = '&quot;; [.$B53]; &quot;' and advises_shadow.version = &quot;; [.$D53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round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round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' and advises_shadow.version = 7) as foo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sorting*CountViewsAspect.aj}CountViewsAspect&amp;around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54]))" office:value-type="float" office:value="1">
            <text:p>1</text:p>
          </table:table-cell>
          <table:table-cell table:formula="of:=CONCATENATE(&quot;SELECT to_char(count(1),'999') FROM advises_shadow WHERE advice_key ='&quot;;[.$B54];&quot;' and version = &quot;; [.$C54])" office:value-type="string" office:string-value="SELECT to_char(count(1),'999') FROM advises_shadow WHERE advice_key ='lancs.midp.mobilephoto.optional.sorting*CountViewsAspect.aj}CountViewsAspect&amp;around2' and version = 6">
            <text:p>SELECT to_char(count(1),'999') FROM advises_shadow WHERE advice_key ='lancs.midp.mobilephoto.optional.sorting*CountViewsAspect.aj}CountViewsAspect&amp;around2' and version = 6</text:p>
          </table:table-cell>
          <table:table-cell table:formula="of:=VALUE(ORG.SISTEMA.OO.SQL.JAGUARSQL.EXECUTESQL(&quot;org.postgresql.Driver&quot;;&quot;jdbc:postgresql://localhost/rejuv-pc?user=raffi&quot;;[.H54]))" office:value-type="float" office:value="1">
            <text:p>1</text:p>
          </table:table-cell>
          <table:table-cell table:formula="of:=CONCATENATE(&quot;SELECT to_char(count(1),'999') FROM advises_shadow WHERE advice_key ='&quot;;[.$B54];&quot;' and version = &quot;; [.$D54])" office:value-type="string" office:string-value="SELECT to_char(count(1),'999') FROM advises_shadow WHERE advice_key ='lancs.midp.mobilephoto.optional.sorting*CountViewsAspect.aj}CountViewsAspect&amp;around2' and version = 7">
            <text:p>SELECT to_char(count(1),'999') FROM advises_shadow WHERE advice_key ='lancs.midp.mobilephoto.optional.sorting*CountViewsAspect.aj}CountViewsAspect&amp;around2' and version = 7</text:p>
          </table:table-cell>
          <table:table-cell table:formula="of:=VALUE(ORG.SISTEMA.OO.SQL.JAGUARSQL.EXECUTESQL(&quot;org.postgresql.Driver&quot;;&quot;jdbc:postgresql://localhost/rejuv-pc?user=raffi&quot;;[.J54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4]; &quot;' and advises_shadow.version = &quot;;[.$D54];&quot; except SELECT shadows.key FROM advises_shadow INNER JOIN shadows ON advises_shadow.shadow_key = shadows.key AND advises_shadow.version = shadows.version INNER JOIN advice ON advice.key = advises_shadow.advice_key WHERE advice.key = '&quot;; [.$B54]; &quot;' and advises_shadow.version = &quot;;[.$C5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2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2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2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2' and advises_shadow.version = 6) as foo</text:p>
          </table:table-cell>
          <table:table-cell table:formula="of:=VALUE(ORG.SISTEMA.OO.SQL.JAGUARSQL.EXECUTESQL(&quot;org.postgresql.Driver&quot;;&quot;jdbc:postgresql://localhost/rejuv-pc?user=raffi&quot;;[.L54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4]; &quot;' and advises_shadow.version = &quot;;[.$C54];&quot; except SELECT shadows.key FROM advises_shadow INNER JOIN shadows ON advises_shadow.shadow_key = shadows.key AND advises_shadow.version = shadows.version INNER JOIN advice ON advice.key = advises_shadow.advice_key WHERE advice.key = '&quot;; [.$B54]; &quot;' and advises_shadow.version = &quot;;[.$D5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2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2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2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2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54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54]; &quot;' and advises_shadow.version = &quot;; [.$D54]; &quot; except SELECT shadows.key FROM suggested_shadows INNER JOIN shadows ON suggested_shadows.shadow_key = shadows.key AND suggested_shadows.version = shadows.version INNER JOIN advice ON advice.key = suggested_shadows.advice_key WHERE advice.key = '&quot;; [.$B54]; &quot;' and suggested_shadows.version = &quot;; [.$D54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2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round2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2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round2' and suggested_shadows.version = 7) as foo</text:p>
          </table:table-cell>
          <table:table-cell table:formula="of:=VALUE(ORG.SISTEMA.OO.SQL.JAGUARSQL.EXECUTESQL(&quot;org.postgresql.Driver&quot;;&quot;jdbc:postgresql://localhost/rejuv-pc?user=raffi&quot;;[.Q54]))" office:value-type="float" office:value="7">
            <text:p>7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54]; &quot;' and suggested_shadows.version = &quot;; [.$D54];&quot; except SELECT shadows.key FROM advises_shadow INNER JOIN shadows ON advises_shadow.shadow_key = shadows.key AND advises_shadow.version = shadows.version INNER JOIN advice ON advice.key = advises_shadow.advice_key WHERE advice.key = '&quot;; [.$B54]; &quot;' and advises_shadow.version = &quot;; [.$D54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round2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2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round2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2' and advises_shadow.version = 7) as foo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sorting*CountViewsAspect.aj}CountViewsAspect&amp;around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55]))" office:value-type="float" office:value="1">
            <text:p>1</text:p>
          </table:table-cell>
          <table:table-cell table:formula="of:=CONCATENATE(&quot;SELECT to_char(count(1),'999') FROM advises_shadow WHERE advice_key ='&quot;;[.$B55];&quot;' and version = &quot;; [.$C55])" office:value-type="string" office:string-value="SELECT to_char(count(1),'999') FROM advises_shadow WHERE advice_key ='lancs.midp.mobilephoto.optional.sorting*CountViewsAspect.aj}CountViewsAspect&amp;around3' and version = 6">
            <text:p>SELECT to_char(count(1),'999') FROM advises_shadow WHERE advice_key ='lancs.midp.mobilephoto.optional.sorting*CountViewsAspect.aj}CountViewsAspect&amp;around3' and version = 6</text:p>
          </table:table-cell>
          <table:table-cell table:formula="of:=VALUE(ORG.SISTEMA.OO.SQL.JAGUARSQL.EXECUTESQL(&quot;org.postgresql.Driver&quot;;&quot;jdbc:postgresql://localhost/rejuv-pc?user=raffi&quot;;[.H55]))" office:value-type="float" office:value="2">
            <text:p>2</text:p>
          </table:table-cell>
          <table:table-cell table:formula="of:=CONCATENATE(&quot;SELECT to_char(count(1),'999') FROM advises_shadow WHERE advice_key ='&quot;;[.$B55];&quot;' and version = &quot;; [.$D55])" office:value-type="string" office:string-value="SELECT to_char(count(1),'999') FROM advises_shadow WHERE advice_key ='lancs.midp.mobilephoto.optional.sorting*CountViewsAspect.aj}CountViewsAspect&amp;around3' and version = 7">
            <text:p>SELECT to_char(count(1),'999') FROM advises_shadow WHERE advice_key ='lancs.midp.mobilephoto.optional.sorting*CountViewsAspect.aj}CountViewsAspect&amp;around3' and version = 7</text:p>
          </table:table-cell>
          <table:table-cell table:formula="of:=VALUE(ORG.SISTEMA.OO.SQL.JAGUARSQL.EXECUTESQL(&quot;org.postgresql.Driver&quot;;&quot;jdbc:postgresql://localhost/rejuv-pc?user=raffi&quot;;[.J55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5]; &quot;' and advises_shadow.version = &quot;;[.$D55];&quot; except SELECT shadows.key FROM advises_shadow INNER JOIN shadows ON advises_shadow.shadow_key = shadows.key AND advises_shadow.version = shadows.version INNER JOIN advice ON advice.key = advises_shadow.advice_key WHERE advice.key = '&quot;; [.$B55]; &quot;' and advises_shadow.version = &quot;;[.$C5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3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3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3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3' and advises_shadow.version = 6) as foo</text:p>
          </table:table-cell>
          <table:table-cell table:formula="of:=VALUE(ORG.SISTEMA.OO.SQL.JAGUARSQL.EXECUTESQL(&quot;org.postgresql.Driver&quot;;&quot;jdbc:postgresql://localhost/rejuv-pc?user=raffi&quot;;[.L55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5]; &quot;' and advises_shadow.version = &quot;;[.$C55];&quot; except SELECT shadows.key FROM advises_shadow INNER JOIN shadows ON advises_shadow.shadow_key = shadows.key AND advises_shadow.version = shadows.version INNER JOIN advice ON advice.key = advises_shadow.advice_key WHERE advice.key = '&quot;; [.$B55]; &quot;' and advises_shadow.version = &quot;;[.$D5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3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3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3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3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55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55]; &quot;' and advises_shadow.version = &quot;; [.$D55]; &quot; except SELECT shadows.key FROM suggested_shadows INNER JOIN shadows ON suggested_shadows.shadow_key = shadows.key AND suggested_shadows.version = shadows.version INNER JOIN advice ON advice.key = suggested_shadows.advice_key WHERE advice.key = '&quot;; [.$B55]; &quot;' and suggested_shadows.version = &quot;; [.$D55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3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round3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3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round3' and suggested_shadows.version = 7) as foo</text:p>
          </table:table-cell>
          <table:table-cell table:formula="of:=VALUE(ORG.SISTEMA.OO.SQL.JAGUARSQL.EXECUTESQL(&quot;org.postgresql.Driver&quot;;&quot;jdbc:postgresql://localhost/rejuv-pc?user=raffi&quot;;[.Q55]))" office:value-type="float" office:value="35">
            <text:p>35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55]; &quot;' and suggested_shadows.version = &quot;; [.$D55];&quot; except SELECT shadows.key FROM advises_shadow INNER JOIN shadows ON advises_shadow.shadow_key = shadows.key AND advises_shadow.version = shadows.version INNER JOIN advice ON advice.key = advises_shadow.advice_key WHERE advice.key = '&quot;; [.$B55]; &quot;' and advises_shadow.version = &quot;; [.$D55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round3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3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round3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round3' and advises_shadow.version = 7) as foo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sorting*CountViewsAspect.aj}CountViewsAspect&amp;befo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56]))" office:value-type="float" office:value="1">
            <text:p>1</text:p>
          </table:table-cell>
          <table:table-cell table:formula="of:=CONCATENATE(&quot;SELECT to_char(count(1),'999') FROM advises_shadow WHERE advice_key ='&quot;;[.$B56];&quot;' and version = &quot;; [.$C56])" office:value-type="string" office:string-value="SELECT to_char(count(1),'999') FROM advises_shadow WHERE advice_key ='lancs.midp.mobilephoto.optional.sorting*CountViewsAspect.aj}CountViewsAspect&amp;before' and version = 6">
            <text:p>SELECT to_char(count(1),'999') FROM advises_shadow WHERE advice_key ='lancs.midp.mobilephoto.optional.sorting*CountViewsAspect.aj}CountViewsAspect&amp;before' and version = 6</text:p>
          </table:table-cell>
          <table:table-cell table:formula="of:=VALUE(ORG.SISTEMA.OO.SQL.JAGUARSQL.EXECUTESQL(&quot;org.postgresql.Driver&quot;;&quot;jdbc:postgresql://localhost/rejuv-pc?user=raffi&quot;;[.H56]))" office:value-type="float" office:value="1">
            <text:p>1</text:p>
          </table:table-cell>
          <table:table-cell table:formula="of:=CONCATENATE(&quot;SELECT to_char(count(1),'999') FROM advises_shadow WHERE advice_key ='&quot;;[.$B56];&quot;' and version = &quot;; [.$D56])" office:value-type="string" office:string-value="SELECT to_char(count(1),'999') FROM advises_shadow WHERE advice_key ='lancs.midp.mobilephoto.optional.sorting*CountViewsAspect.aj}CountViewsAspect&amp;before' and version = 7">
            <text:p>SELECT to_char(count(1),'999') FROM advises_shadow WHERE advice_key ='lancs.midp.mobilephoto.optional.sorting*CountViewsAspect.aj}CountViewsAspect&amp;before' and version = 7</text:p>
          </table:table-cell>
          <table:table-cell table:formula="of:=VALUE(ORG.SISTEMA.OO.SQL.JAGUARSQL.EXECUTESQL(&quot;org.postgresql.Driver&quot;;&quot;jdbc:postgresql://localhost/rejuv-pc?user=raffi&quot;;[.J56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6]; &quot;' and advises_shadow.version = &quot;;[.$D56];&quot; except SELECT shadows.key FROM advises_shadow INNER JOIN shadows ON advises_shadow.shadow_key = shadows.key AND advises_shadow.version = shadows.version INNER JOIN advice ON advice.key = advises_shadow.advice_key WHERE advice.key = '&quot;; [.$B56]; &quot;' and advises_shadow.version = &quot;;[.$C5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' and advises_shadow.version = 6) as foo</text:p>
          </table:table-cell>
          <table:table-cell table:formula="of:=VALUE(ORG.SISTEMA.OO.SQL.JAGUARSQL.EXECUTESQL(&quot;org.postgresql.Driver&quot;;&quot;jdbc:postgresql://localhost/rejuv-pc?user=raffi&quot;;[.L56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6]; &quot;' and advises_shadow.version = &quot;;[.$C56];&quot; except SELECT shadows.key FROM advises_shadow INNER JOIN shadows ON advises_shadow.shadow_key = shadows.key AND advises_shadow.version = shadows.version INNER JOIN advice ON advice.key = advises_shadow.advice_key WHERE advice.key = '&quot;; [.$B56]; &quot;' and advises_shadow.version = &quot;;[.$D5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' and advises_shadow.version = 6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56]))" office:value-type="float" office:value="1">
            <text:p>1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56]; &quot;' and advises_shadow.version = &quot;; [.$D56]; &quot; except SELECT shadows.key FROM suggested_shadows INNER JOIN shadows ON suggested_shadows.shadow_key = shadows.key AND suggested_shadows.version = shadows.version INNER JOIN advice ON advice.key = suggested_shadows.advice_key WHERE advice.key = '&quot;; [.$B56]; &quot;' and suggested_shadows.version = &quot;; [.$D56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before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' and advises_shadow.version = 7 except 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before' and suggested_shadows.version = 7) as foo</text:p>
          </table:table-cell>
          <table:table-cell table:formula="of:=VALUE(ORG.SISTEMA.OO.SQL.JAGUARSQL.EXECUTESQL(&quot;org.postgresql.Driver&quot;;&quot;jdbc:postgresql://localhost/rejuv-pc?user=raffi&quot;;[.Q56]))" office:value-type="float" office:value="0">
            <text:p>0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56]; &quot;' and suggested_shadows.version = &quot;; [.$D56];&quot; except SELECT shadows.key FROM advises_shadow INNER JOIN shadows ON advises_shadow.shadow_key = shadows.key AND advises_shadow.version = shadows.version INNER JOIN advice ON advice.key = advises_shadow.advice_key WHERE advice.key = '&quot;; [.$B56]; &quot;' and advises_shadow.version = &quot;; [.$D56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before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before' and suggested_shadows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before' and advises_shadow.version = 7) as foo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alternative.music*MusicAspect.aj}MusicAspect&amp;afterReturning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VALUE(ORG.SISTEMA.OO.SQL.JAGUARSQL.EXECUTESQL(&quot;org.postgresql.Driver&quot;;&quot;jdbc:postgresql://localhost/rejuv-pc?user=raffi&quot;;[.F57]))" office:value-type="float" office:value="2">
            <text:p>2</text:p>
          </table:table-cell>
          <table:table-cell table:formula="of:=CONCATENATE(&quot;SELECT to_char(count(1),'999') FROM advises_shadow WHERE advice_key ='&quot;;[.$B57];&quot;' and version = &quot;; [.$C57])" office:value-type="string" office:string-value="SELECT to_char(count(1),'999') FROM advises_shadow WHERE advice_key ='lancs.midp.mobilephoto.alternative.music*MusicAspect.aj}MusicAspect&amp;afterReturning' and version = 7">
            <text:p>SELECT to_char(count(1),'999') FROM advises_shadow WHERE advice_key ='lancs.midp.mobilephoto.alternative.music*MusicAspect.aj}MusicAspect&amp;afterReturning' and version = 7</text:p>
          </table:table-cell>
          <table:table-cell table:formula="of:=VALUE(ORG.SISTEMA.OO.SQL.JAGUARSQL.EXECUTESQL(&quot;org.postgresql.Driver&quot;;&quot;jdbc:postgresql://localhost/rejuv-pc?user=raffi&quot;;[.H57]))" office:value-type="float" office:value="3">
            <text:p>3</text:p>
          </table:table-cell>
          <table:table-cell table:formula="of:=CONCATENATE(&quot;SELECT to_char(count(1),'999') FROM advises_shadow WHERE advice_key ='&quot;;[.$B57];&quot;' and version = &quot;; [.$D57])" office:value-type="string" office:string-value="SELECT to_char(count(1),'999') FROM advises_shadow WHERE advice_key ='lancs.midp.mobilephoto.alternative.music*MusicAspect.aj}MusicAspect&amp;afterReturning' and version = 8">
            <text:p>SELECT to_char(count(1),'999') FROM advises_shadow WHERE advice_key ='lancs.midp.mobilephoto.alternative.music*MusicAspect.aj}MusicAspect&amp;afterReturning' and version = 8</text:p>
          </table:table-cell>
          <table:table-cell table:formula="of:=VALUE(ORG.SISTEMA.OO.SQL.JAGUARSQL.EXECUTESQL(&quot;org.postgresql.Driver&quot;;&quot;jdbc:postgresql://localhost/rejuv-pc?user=raffi&quot;;[.J57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7]; &quot;' and advises_shadow.version = &quot;;[.$D57];&quot; except SELECT shadows.key FROM advises_shadow INNER JOIN shadows ON advises_shadow.shadow_key = shadows.key AND advises_shadow.version = shadows.version INNER JOIN advice ON advice.key = advises_shadow.advice_key WHERE advice.key = '&quot;; [.$B57]; &quot;' and advises_shadow.version = &quot;;[.$C5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alternative.music*MusicAspect.aj}MusicAspect&amp;afterReturning' and advises_shadow.version = 8 except SELECT shadows.key FROM advises_shadow INNER JOIN shadows ON advises_shadow.shadow_key = shadows.key AND advises_shadow.version = shadows.version INNER JOIN advice ON advice.key = advises_shadow.advice_key WHERE advice.key = 'lancs.midp.mobilephoto.alternative.music*MusicAspect.aj}MusicAspect&amp;afterReturning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alternative.music*MusicAspect.aj}MusicAspect&amp;afterReturning' and advises_shadow.version = 8 except SELECT shadows.key FROM advises_shadow INNER JOIN shadows ON advises_shadow.shadow_key = shadows.key AND advises_shadow.version = shadows.version INNER JOIN advice ON advice.key = advises_shadow.advice_key WHERE advice.key = 'lancs.midp.mobilephoto.alternative.music*MusicAspect.aj}MusicAspect&amp;afterReturning' and advises_shadow.version = 7) as foo</text:p>
          </table:table-cell>
          <table:table-cell table:formula="of:=VALUE(ORG.SISTEMA.OO.SQL.JAGUARSQL.EXECUTESQL(&quot;org.postgresql.Driver&quot;;&quot;jdbc:postgresql://localhost/rejuv-pc?user=raffi&quot;;[.L57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7]; &quot;' and advises_shadow.version = &quot;;[.$C57];&quot; except SELECT shadows.key FROM advises_shadow INNER JOIN shadows ON advises_shadow.shadow_key = shadows.key AND advises_shadow.version = shadows.version INNER JOIN advice ON advice.key = advises_shadow.advice_key WHERE advice.key = '&quot;; [.$B57]; &quot;' and advises_shadow.version = &quot;;[.$D5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alternative.music*MusicAspect.aj}MusicAspect&amp;afterReturning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alternative.music*MusicAspect.aj}MusicAspect&amp;afterReturning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alternative.music*MusicAspect.aj}MusicAspect&amp;afterReturning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alternative.music*MusicAspect.aj}MusicAspect&amp;afterReturning' and advises_shadow.version = 8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57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57]; &quot;' and advises_shadow.version = &quot;; [.$D57]; &quot; except SELECT shadows.key FROM suggested_shadows INNER JOIN shadows ON suggested_shadows.shadow_key = shadows.key AND suggested_shadows.version = shadows.version INNER JOIN advice ON advice.key = suggested_shadows.advice_key WHERE advice.key = '&quot;; [.$B57]; &quot;' and suggested_shadows.version = &quot;; [.$D57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alternative.music*MusicAspect.aj}MusicAspect&amp;afterReturning' and advises_shadow.version = 8 except SELECT shadows.key FROM suggested_shadows INNER JOIN shadows ON suggested_shadows.shadow_key = shadows.key AND suggested_shadows.version = shadows.version INNER JOIN advice ON advice.key = suggested_shadows.advice_key WHERE advice.key = 'lancs.midp.mobilephoto.alternative.music*MusicAspect.aj}MusicAspect&amp;afterReturning' and suggested_shadows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alternative.music*MusicAspect.aj}MusicAspect&amp;afterReturning' and advises_shadow.version = 8 except SELECT shadows.key FROM suggested_shadows INNER JOIN shadows ON suggested_shadows.shadow_key = shadows.key AND suggested_shadows.version = shadows.version INNER JOIN advice ON advice.key = suggested_shadows.advice_key WHERE advice.key = 'lancs.midp.mobilephoto.alternative.music*MusicAspect.aj}MusicAspect&amp;afterReturning' and suggested_shadows.version = 8) as foo</text:p>
          </table:table-cell>
          <table:table-cell table:formula="of:=VALUE(ORG.SISTEMA.OO.SQL.JAGUARSQL.EXECUTESQL(&quot;org.postgresql.Driver&quot;;&quot;jdbc:postgresql://localhost/rejuv-pc?user=raffi&quot;;[.Q57]))" office:value-type="float" office:value="230">
            <text:p>230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57]; &quot;' and suggested_shadows.version = &quot;; [.$D57];&quot; except SELECT shadows.key FROM advises_shadow INNER JOIN shadows ON advises_shadow.shadow_key = shadows.key AND advises_shadow.version = shadows.version INNER JOIN advice ON advice.key = advises_shadow.advice_key WHERE advice.key = '&quot;; [.$B57]; &quot;' and advises_shadow.version = &quot;; [.$D57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alternative.music*MusicAspect.aj}MusicAspect&amp;afterReturning' and suggested_shadows.version = 8 except SELECT shadows.key FROM advises_shadow INNER JOIN shadows ON advises_shadow.shadow_key = shadows.key AND advises_shadow.version = shadows.version INNER JOIN advice ON advice.key = advises_shadow.advice_key WHERE advice.key = 'lancs.midp.mobilephoto.alternative.music*MusicAspect.aj}MusicAspect&amp;afterReturning' and advises_shadow.version = 8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alternative.music*MusicAspect.aj}MusicAspect&amp;afterReturning' and suggested_shadows.version = 8 except SELECT shadows.key FROM advises_shadow INNER JOIN shadows ON advises_shadow.shadow_key = shadows.key AND advises_shadow.version = shadows.version INNER JOIN advice ON advice.key = advises_shadow.advice_key WHERE advice.key = 'lancs.midp.mobilephoto.alternative.music*MusicAspect.aj}MusicAspect&amp;afterReturning' and advises_shadow.version = 8) as foo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copyPhoto*CopyPhotoAspect.aj}CopyPhotoAspect&amp;around&amp;Qubc.midp.mobilephoto.core.ui.controller.AbstractController;&amp;QCommand;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VALUE(ORG.SISTEMA.OO.SQL.JAGUARSQL.EXECUTESQL(&quot;org.postgresql.Driver&quot;;&quot;jdbc:postgresql://localhost/rejuv-pc?user=raffi&quot;;[.F58]))" office:value-type="float" office:value="1">
            <text:p>1</text:p>
          </table:table-cell>
          <table:table-cell table:formula="of:=CONCATENATE(&quot;SELECT to_char(count(1),'999') FROM advises_shadow WHERE advice_key ='&quot;;[.$B58];&quot;' and version = &quot;; [.$C58])" office:value-type="string" office:string-value="SELECT to_char(count(1),'999') FROM advises_shadow WHERE advice_key ='lancs.midp.mobilephoto.optional.copyPhoto*CopyPhotoAspect.aj}CopyPhotoAspect&amp;around&amp;Qubc.midp.mobilephoto.core.ui.controller.AbstractController;&amp;QCommand;' and version = 7">
            <text:p>SELECT to_char(count(1),'999') FROM advises_shadow WHERE advice_key ='lancs.midp.mobilephoto.optional.copyPhoto*CopyPhotoAspect.aj}CopyPhotoAspect&amp;around&amp;Qubc.midp.mobilephoto.core.ui.controller.AbstractController;&amp;QCommand;' and version = 7</text:p>
          </table:table-cell>
          <table:table-cell table:formula="of:=VALUE(ORG.SISTEMA.OO.SQL.JAGUARSQL.EXECUTESQL(&quot;org.postgresql.Driver&quot;;&quot;jdbc:postgresql://localhost/rejuv-pc?user=raffi&quot;;[.H58]))" office:value-type="float" office:value="2">
            <text:p>2</text:p>
          </table:table-cell>
          <table:table-cell table:formula="of:=CONCATENATE(&quot;SELECT to_char(count(1),'999') FROM advises_shadow WHERE advice_key ='&quot;;[.$B58];&quot;' and version = &quot;; [.$D58])" office:value-type="string" office:string-value="SELECT to_char(count(1),'999') FROM advises_shadow WHERE advice_key ='lancs.midp.mobilephoto.optional.copyPhoto*CopyPhotoAspect.aj}CopyPhotoAspect&amp;around&amp;Qubc.midp.mobilephoto.core.ui.controller.AbstractController;&amp;QCommand;' and version = 8">
            <text:p>SELECT to_char(count(1),'999') FROM advises_shadow WHERE advice_key ='lancs.midp.mobilephoto.optional.copyPhoto*CopyPhotoAspect.aj}CopyPhotoAspect&amp;around&amp;Qubc.midp.mobilephoto.core.ui.controller.AbstractController;&amp;QCommand;' and version = 8</text:p>
          </table:table-cell>
          <table:table-cell table:formula="of:=VALUE(ORG.SISTEMA.OO.SQL.JAGUARSQL.EXECUTESQL(&quot;org.postgresql.Driver&quot;;&quot;jdbc:postgresql://localhost/rejuv-pc?user=raffi&quot;;[.J58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8]; &quot;' and advises_shadow.version = &quot;;[.$D58];&quot; except SELECT shadows.key FROM advises_shadow INNER JOIN shadows ON advises_shadow.shadow_key = shadows.key AND advises_shadow.version = shadows.version INNER JOIN advice ON advice.key = advises_shadow.advice_key WHERE advice.key = '&quot;; [.$B58]; &quot;' and advises_shadow.version = &quot;;[.$C5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round&amp;Qubc.midp.mobilephoto.core.ui.controller.AbstractController;&amp;QCommand;' and advises_shadow.version = 8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round&amp;Qubc.midp.mobilephoto.core.ui.controller.AbstractController;&amp;QCommand;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round&amp;Qubc.midp.mobilephoto.core.ui.controller.AbstractController;&amp;QCommand;' and advises_shadow.version = 8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round&amp;Qubc.midp.mobilephoto.core.ui.controller.AbstractController;&amp;QCommand;' and advises_shadow.version = 7) as foo</text:p>
          </table:table-cell>
          <table:table-cell table:formula="of:=VALUE(ORG.SISTEMA.OO.SQL.JAGUARSQL.EXECUTESQL(&quot;org.postgresql.Driver&quot;;&quot;jdbc:postgresql://localhost/rejuv-pc?user=raffi&quot;;[.L58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8]; &quot;' and advises_shadow.version = &quot;;[.$C58];&quot; except SELECT shadows.key FROM advises_shadow INNER JOIN shadows ON advises_shadow.shadow_key = shadows.key AND advises_shadow.version = shadows.version INNER JOIN advice ON advice.key = advises_shadow.advice_key WHERE advice.key = '&quot;; [.$B58]; &quot;' and advises_shadow.version = &quot;;[.$D5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round&amp;Qubc.midp.mobilephoto.core.ui.controller.AbstractController;&amp;QCommand;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round&amp;Qubc.midp.mobilephoto.core.ui.controller.AbstractController;&amp;QCommand;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round&amp;Qubc.midp.mobilephoto.core.ui.controller.AbstractController;&amp;QCommand;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round&amp;Qubc.midp.mobilephoto.core.ui.controller.AbstractController;&amp;QCommand;' and advises_shadow.version = 8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58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58]; &quot;' and advises_shadow.version = &quot;; [.$D58]; &quot; except SELECT shadows.key FROM suggested_shadows INNER JOIN shadows ON suggested_shadows.shadow_key = shadows.key AND suggested_shadows.version = shadows.version INNER JOIN advice ON advice.key = suggested_shadows.advice_key WHERE advice.key = '&quot;; [.$B58]; &quot;' and suggested_shadows.version = &quot;; [.$D58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round&amp;Qubc.midp.mobilephoto.core.ui.controller.AbstractController;&amp;QCommand;' and advises_shadow.version = 8 except SELECT shadows.key FROM suggested_shadows INNER JOIN shadows ON suggested_shadows.shadow_key = shadows.key AND suggested_shadows.version = shadows.version INNER JOIN advice ON advice.key = suggested_shadows.advice_key WHERE advice.key = 'lancs.midp.mobilephoto.optional.copyPhoto*CopyPhotoAspect.aj}CopyPhotoAspect&amp;around&amp;Qubc.midp.mobilephoto.core.ui.controller.AbstractController;&amp;QCommand;' and suggested_shadows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round&amp;Qubc.midp.mobilephoto.core.ui.controller.AbstractController;&amp;QCommand;' and advises_shadow.version = 8 except SELECT shadows.key FROM suggested_shadows INNER JOIN shadows ON suggested_shadows.shadow_key = shadows.key AND suggested_shadows.version = shadows.version INNER JOIN advice ON advice.key = suggested_shadows.advice_key WHERE advice.key = 'lancs.midp.mobilephoto.optional.copyPhoto*CopyPhotoAspect.aj}CopyPhotoAspect&amp;around&amp;Qubc.midp.mobilephoto.core.ui.controller.AbstractController;&amp;QCommand;' and suggested_shadows.version = 8) as foo</text:p>
          </table:table-cell>
          <table:table-cell table:formula="of:=VALUE(ORG.SISTEMA.OO.SQL.JAGUARSQL.EXECUTESQL(&quot;org.postgresql.Driver&quot;;&quot;jdbc:postgresql://localhost/rejuv-pc?user=raffi&quot;;[.Q58]))" office:value-type="float" office:value="131">
            <text:p>131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58]; &quot;' and suggested_shadows.version = &quot;; [.$D58];&quot; except SELECT shadows.key FROM advises_shadow INNER JOIN shadows ON advises_shadow.shadow_key = shadows.key AND advises_shadow.version = shadows.version INNER JOIN advice ON advice.key = advises_shadow.advice_key WHERE advice.key = '&quot;; [.$B58]; &quot;' and advises_shadow.version = &quot;; [.$D58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copyPhoto*CopyPhotoAspect.aj}CopyPhotoAspect&amp;around&amp;Qubc.midp.mobilephoto.core.ui.controller.AbstractController;&amp;QCommand;' and suggested_shadows.version = 8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round&amp;Qubc.midp.mobilephoto.core.ui.controller.AbstractController;&amp;QCommand;' and advises_shadow.version = 8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copyPhoto*CopyPhotoAspect.aj}CopyPhotoAspect&amp;around&amp;Qubc.midp.mobilephoto.core.ui.controller.AbstractController;&amp;QCommand;' and suggested_shadows.version = 8 except SELECT shadows.key FROM advises_shadow INNER JOIN shadows ON advises_shadow.shadow_key = shadows.key AND advises_shadow.version = shadows.version INNER JOIN advice ON advice.key = advises_shadow.advice_key WHERE advice.key = 'lancs.midp.mobilephoto.optional.copyPhoto*CopyPhotoAspect.aj}CopyPhotoAspect&amp;around&amp;Qubc.midp.mobilephoto.core.ui.controller.AbstractController;&amp;QCommand;' and advises_shadow.version = 8) as foo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favourites*FavouritesAspect.aj}FavouritesAspect&amp;after&amp;QMultiMediaData;&amp;QMediaData;&amp;QString;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VALUE(ORG.SISTEMA.OO.SQL.JAGUARSQL.EXECUTESQL(&quot;org.postgresql.Driver&quot;;&quot;jdbc:postgresql://localhost/rejuv-pc?user=raffi&quot;;[.F59]))" office:value-type="float" office:value="1">
            <text:p>1</text:p>
          </table:table-cell>
          <table:table-cell table:formula="of:=CONCATENATE(&quot;SELECT to_char(count(1),'999') FROM advises_shadow WHERE advice_key ='&quot;;[.$B59];&quot;' and version = &quot;; [.$C59])" office:value-type="string" office:string-value="SELECT to_char(count(1),'999') FROM advises_shadow WHERE advice_key ='lancs.midp.mobilephoto.optional.favourites*FavouritesAspect.aj}FavouritesAspect&amp;after&amp;QMultiMediaData;&amp;QMediaData;&amp;QString;' and version = 7">
            <text:p>SELECT to_char(count(1),'999') FROM advises_shadow WHERE advice_key ='lancs.midp.mobilephoto.optional.favourites*FavouritesAspect.aj}FavouritesAspect&amp;after&amp;QMultiMediaData;&amp;QMediaData;&amp;QString;' and version = 7</text:p>
          </table:table-cell>
          <table:table-cell table:formula="of:=VALUE(ORG.SISTEMA.OO.SQL.JAGUARSQL.EXECUTESQL(&quot;org.postgresql.Driver&quot;;&quot;jdbc:postgresql://localhost/rejuv-pc?user=raffi&quot;;[.H59]))" office:value-type="float" office:value="1">
            <text:p>1</text:p>
          </table:table-cell>
          <table:table-cell table:formula="of:=CONCATENATE(&quot;SELECT to_char(count(1),'999') FROM advises_shadow WHERE advice_key ='&quot;;[.$B59];&quot;' and version = &quot;; [.$D59])" office:value-type="string" office:string-value="SELECT to_char(count(1),'999') FROM advises_shadow WHERE advice_key ='lancs.midp.mobilephoto.optional.favourites*FavouritesAspect.aj}FavouritesAspect&amp;after&amp;QMultiMediaData;&amp;QMediaData;&amp;QString;' and version = 8">
            <text:p>SELECT to_char(count(1),'999') FROM advises_shadow WHERE advice_key ='lancs.midp.mobilephoto.optional.favourites*FavouritesAspect.aj}FavouritesAspect&amp;after&amp;QMultiMediaData;&amp;QMediaData;&amp;QString;' and version = 8</text:p>
          </table:table-cell>
          <table:table-cell table:formula="of:=VALUE(ORG.SISTEMA.OO.SQL.JAGUARSQL.EXECUTESQL(&quot;org.postgresql.Driver&quot;;&quot;jdbc:postgresql://localhost/rejuv-pc?user=raffi&quot;;[.J59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9]; &quot;' and advises_shadow.version = &quot;;[.$D59];&quot; except SELECT shadows.key FROM advises_shadow INNER JOIN shadows ON advises_shadow.shadow_key = shadows.key AND advises_shadow.version = shadows.version INNER JOIN advice ON advice.key = advises_shadow.advice_key WHERE advice.key = '&quot;; [.$B59]; &quot;' and advises_shadow.version = &quot;;[.$C5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MultiMediaData;&amp;QMediaData;&amp;QString;' and advises_shadow.version = 8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MultiMediaData;&amp;QMediaData;&amp;QString;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MultiMediaData;&amp;QMediaData;&amp;QString;' and advises_shadow.version = 8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MultiMediaData;&amp;QMediaData;&amp;QString;' and advises_shadow.version = 7) as foo</text:p>
          </table:table-cell>
          <table:table-cell table:formula="of:=VALUE(ORG.SISTEMA.OO.SQL.JAGUARSQL.EXECUTESQL(&quot;org.postgresql.Driver&quot;;&quot;jdbc:postgresql://localhost/rejuv-pc?user=raffi&quot;;[.L59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9]; &quot;' and advises_shadow.version = &quot;;[.$C59];&quot; except SELECT shadows.key FROM advises_shadow INNER JOIN shadows ON advises_shadow.shadow_key = shadows.key AND advises_shadow.version = shadows.version INNER JOIN advice ON advice.key = advises_shadow.advice_key WHERE advice.key = '&quot;; [.$B59]; &quot;' and advises_shadow.version = &quot;;[.$D5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MultiMediaData;&amp;QMediaData;&amp;QString;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MultiMediaData;&amp;QMediaData;&amp;QString;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MultiMediaData;&amp;QMediaData;&amp;QString;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MultiMediaData;&amp;QMediaData;&amp;QString;' and advises_shadow.version = 8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59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59]; &quot;' and advises_shadow.version = &quot;; [.$D59]; &quot; except SELECT shadows.key FROM suggested_shadows INNER JOIN shadows ON suggested_shadows.shadow_key = shadows.key AND suggested_shadows.version = shadows.version INNER JOIN advice ON advice.key = suggested_shadows.advice_key WHERE advice.key = '&quot;; [.$B59]; &quot;' and suggested_shadows.version = &quot;; [.$D59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MultiMediaData;&amp;QMediaData;&amp;QString;' and advises_shadow.version = 8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&amp;QMultiMediaData;&amp;QMediaData;&amp;QString;' and suggested_shadows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MultiMediaData;&amp;QMediaData;&amp;QString;' and advises_shadow.version = 8 except 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&amp;QMultiMediaData;&amp;QMediaData;&amp;QString;' and suggested_shadows.version = 8) as foo</text:p>
          </table:table-cell>
          <table:table-cell table:formula="of:=VALUE(ORG.SISTEMA.OO.SQL.JAGUARSQL.EXECUTESQL(&quot;org.postgresql.Driver&quot;;&quot;jdbc:postgresql://localhost/rejuv-pc?user=raffi&quot;;[.Q59]))" office:value-type="float" office:value="50">
            <text:p>50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59]; &quot;' and suggested_shadows.version = &quot;; [.$D59];&quot; except SELECT shadows.key FROM advises_shadow INNER JOIN shadows ON advises_shadow.shadow_key = shadows.key AND advises_shadow.version = shadows.version INNER JOIN advice ON advice.key = advises_shadow.advice_key WHERE advice.key = '&quot;; [.$B59]; &quot;' and advises_shadow.version = &quot;; [.$D59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&amp;QMultiMediaData;&amp;QMediaData;&amp;QString;' and suggested_shadows.version = 8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MultiMediaData;&amp;QMediaData;&amp;QString;' and advises_shadow.version = 8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favourites*FavouritesAspect.aj}FavouritesAspect&amp;after&amp;QMultiMediaData;&amp;QMediaData;&amp;QString;' and suggested_shadows.version = 8 except SELECT shadows.key FROM advises_shadow INNER JOIN shadows ON advises_shadow.shadow_key = shadows.key AND advises_shadow.version = shadows.version INNER JOIN advice ON advice.key = advises_shadow.advice_key WHERE advice.key = 'lancs.midp.mobilephoto.optional.favourites*FavouritesAspect.aj}FavouritesAspect&amp;after&amp;QMultiMediaData;&amp;QMediaData;&amp;QString;' and advises_shadow.version = 8) as fo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obilePhoto</text:p>
          </table:table-cell>
          <table:table-cell office:value-type="string">
            <text:p>lancs.midp.mobilephoto.optional.sorting*CountViewsAspect.aj}CountViewsAspect&amp;after&amp;QMultiMediaData;&amp;QMediaData;&amp;QString;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VALUE(ORG.SISTEMA.OO.SQL.JAGUARSQL.EXECUTESQL(&quot;org.postgresql.Driver&quot;;&quot;jdbc:postgresql://localhost/rejuv-pc?user=raffi&quot;;[.F60]))" office:value-type="float" office:value="1">
            <text:p>1</text:p>
          </table:table-cell>
          <table:table-cell table:formula="of:=CONCATENATE(&quot;SELECT to_char(count(1),'999') FROM advises_shadow WHERE advice_key ='&quot;;[.$B60];&quot;' and version = &quot;; [.$C60])" office:value-type="string" office:string-value="SELECT to_char(count(1),'999') FROM advises_shadow WHERE advice_key ='lancs.midp.mobilephoto.optional.sorting*CountViewsAspect.aj}CountViewsAspect&amp;after&amp;QMultiMediaData;&amp;QMediaData;&amp;QString;' and version = 7">
            <text:p>SELECT to_char(count(1),'999') FROM advises_shadow WHERE advice_key ='lancs.midp.mobilephoto.optional.sorting*CountViewsAspect.aj}CountViewsAspect&amp;after&amp;QMultiMediaData;&amp;QMediaData;&amp;QString;' and version = 7</text:p>
          </table:table-cell>
          <table:table-cell table:formula="of:=VALUE(ORG.SISTEMA.OO.SQL.JAGUARSQL.EXECUTESQL(&quot;org.postgresql.Driver&quot;;&quot;jdbc:postgresql://localhost/rejuv-pc?user=raffi&quot;;[.H60]))" office:value-type="float" office:value="1">
            <text:p>1</text:p>
          </table:table-cell>
          <table:table-cell table:formula="of:=CONCATENATE(&quot;SELECT to_char(count(1),'999') FROM advises_shadow WHERE advice_key ='&quot;;[.$B60];&quot;' and version = &quot;; [.$D60])" office:value-type="string" office:string-value="SELECT to_char(count(1),'999') FROM advises_shadow WHERE advice_key ='lancs.midp.mobilephoto.optional.sorting*CountViewsAspect.aj}CountViewsAspect&amp;after&amp;QMultiMediaData;&amp;QMediaData;&amp;QString;' and version = 8">
            <text:p>SELECT to_char(count(1),'999') FROM advises_shadow WHERE advice_key ='lancs.midp.mobilephoto.optional.sorting*CountViewsAspect.aj}CountViewsAspect&amp;after&amp;QMultiMediaData;&amp;QMediaData;&amp;QString;' and version = 8</text:p>
          </table:table-cell>
          <table:table-cell table:formula="of:=VALUE(ORG.SISTEMA.OO.SQL.JAGUARSQL.EXECUTESQL(&quot;org.postgresql.Driver&quot;;&quot;jdbc:postgresql://localhost/rejuv-pc?user=raffi&quot;;[.J60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60]; &quot;' and advises_shadow.version = &quot;;[.$D60];&quot; except SELECT shadows.key FROM advises_shadow INNER JOIN shadows ON advises_shadow.shadow_key = shadows.key AND advises_shadow.version = shadows.version INNER JOIN advice ON advice.key = advises_shadow.advice_key WHERE advice.key = '&quot;; [.$B60]; &quot;' and advises_shadow.version = &quot;;[.$C60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MultiMediaData;&amp;QMediaData;&amp;QString;' and advises_shadow.version = 8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MultiMediaData;&amp;QMediaData;&amp;QString;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MultiMediaData;&amp;QMediaData;&amp;QString;' and advises_shadow.version = 8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MultiMediaData;&amp;QMediaData;&amp;QString;' and advises_shadow.version = 7) as foo</text:p>
          </table:table-cell>
          <table:table-cell table:formula="of:=VALUE(ORG.SISTEMA.OO.SQL.JAGUARSQL.EXECUTESQL(&quot;org.postgresql.Driver&quot;;&quot;jdbc:postgresql://localhost/rejuv-pc?user=raffi&quot;;[.L60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60]; &quot;' and advises_shadow.version = &quot;;[.$C60];&quot; except SELECT shadows.key FROM advises_shadow INNER JOIN shadows ON advises_shadow.shadow_key = shadows.key AND advises_shadow.version = shadows.version INNER JOIN advice ON advice.key = advises_shadow.advice_key WHERE advice.key = '&quot;; [.$B60]; &quot;' and advises_shadow.version = &quot;;[.$D60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MultiMediaData;&amp;QMediaData;&amp;QString;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MultiMediaData;&amp;QMediaData;&amp;QString;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MultiMediaData;&amp;QMediaData;&amp;QString;' and advises_shadow.version = 7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MultiMediaData;&amp;QMediaData;&amp;QString;' and advises_shadow.version = 8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60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60]; &quot;' and advises_shadow.version = &quot;; [.$D60]; &quot; except SELECT shadows.key FROM suggested_shadows INNER JOIN shadows ON suggested_shadows.shadow_key = shadows.key AND suggested_shadows.version = shadows.version INNER JOIN advice ON advice.key = suggested_shadows.advice_key WHERE advice.key = '&quot;; [.$B60]; &quot;' and suggested_shadows.version = &quot;; [.$D60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MultiMediaData;&amp;QMediaData;&amp;QString;' and advises_shadow.version = 8 except 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fter&amp;QMultiMediaData;&amp;QMediaData;&amp;QString;' and suggested_shadows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MultiMediaData;&amp;QMediaData;&amp;QString;' and advises_shadow.version = 8 except 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fter&amp;QMultiMediaData;&amp;QMediaData;&amp;QString;' and suggested_shadows.version = 8) as foo</text:p>
          </table:table-cell>
          <table:table-cell table:formula="of:=VALUE(ORG.SISTEMA.OO.SQL.JAGUARSQL.EXECUTESQL(&quot;org.postgresql.Driver&quot;;&quot;jdbc:postgresql://localhost/rejuv-pc?user=raffi&quot;;[.Q60]))" office:value-type="float" office:value="41">
            <text:p>41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60]; &quot;' and suggested_shadows.version = &quot;; [.$D60];&quot; except SELECT shadows.key FROM advises_shadow INNER JOIN shadows ON advises_shadow.shadow_key = shadows.key AND advises_shadow.version = shadows.version INNER JOIN advice ON advice.key = advises_shadow.advice_key WHERE advice.key = '&quot;; [.$B60]; &quot;' and advises_shadow.version = &quot;; [.$D60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fter&amp;QMultiMediaData;&amp;QMediaData;&amp;QString;' and suggested_shadows.version = 8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MultiMediaData;&amp;QMediaData;&amp;QString;' and advises_shadow.version = 8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lancs.midp.mobilephoto.optional.sorting*CountViewsAspect.aj}CountViewsAspect&amp;after&amp;QMultiMediaData;&amp;QMediaData;&amp;QString;' and suggested_shadows.version = 8 except SELECT shadows.key FROM advises_shadow INNER JOIN shadows ON advises_shadow.shadow_key = shadows.key AND advises_shadow.version = shadows.version INNER JOIN advice ON advice.key = advises_shadow.advice_key WHERE advice.key = 'lancs.midp.mobilephoto.optional.sorting*CountViewsAspect.aj}CountViewsAspect&amp;after&amp;QMultiMediaData;&amp;QMediaData;&amp;QString;' and advises_shadow.version = 8) as foo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Contract4J</text:p>
          </table:table-cell>
          <table:table-cell office:value-type="string">
            <text:p>org.contract4j5.aspects*ConstructorBoundaryConditions.aj}ConstructorBoundaryConditions&amp;before&amp;QPre;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VALUE(ORG.SISTEMA.OO.SQL.JAGUARSQL.EXECUTESQL(&quot;org.postgresql.Driver&quot;;&quot;jdbc:postgresql://localhost/rejuv-pc?user=raffi&quot;;[.F61]))" office:value-type="float" office:value="9">
            <text:p>9</text:p>
          </table:table-cell>
          <table:table-cell table:formula="of:=CONCATENATE(&quot;SELECT to_char(count(1),'999') FROM advises_shadow WHERE advice_key ='&quot;;[.$B61];&quot;' and version = &quot;; [.$C61])" office:value-type="string" office:string-value="SELECT to_char(count(1),'999') FROM advises_shadow WHERE advice_key ='org.contract4j5.aspects*ConstructorBoundaryConditions.aj}ConstructorBoundaryConditions&amp;before&amp;QPre;' and version = 1">
            <text:p>SELECT to_char(count(1),'999') FROM advises_shadow WHERE advice_key ='org.contract4j5.aspects*ConstructorBoundaryConditions.aj}ConstructorBoundaryConditions&amp;before&amp;QPre;' and version = 1</text:p>
          </table:table-cell>
          <table:table-cell table:formula="of:=VALUE(ORG.SISTEMA.OO.SQL.JAGUARSQL.EXECUTESQL(&quot;org.postgresql.Driver&quot;;&quot;jdbc:postgresql://localhost/rejuv-pc?user=raffi&quot;;[.H61]))" office:value-type="float" office:value="10">
            <text:p>10</text:p>
          </table:table-cell>
          <table:table-cell table:formula="of:=CONCATENATE(&quot;SELECT to_char(count(1),'999') FROM advises_shadow WHERE advice_key ='&quot;;[.$B61];&quot;' and version = &quot;; [.$D61])" office:value-type="string" office:string-value="SELECT to_char(count(1),'999') FROM advises_shadow WHERE advice_key ='org.contract4j5.aspects*ConstructorBoundaryConditions.aj}ConstructorBoundaryConditions&amp;before&amp;QPre;' and version = 2">
            <text:p>SELECT to_char(count(1),'999') FROM advises_shadow WHERE advice_key ='org.contract4j5.aspects*ConstructorBoundaryConditions.aj}ConstructorBoundaryConditions&amp;before&amp;QPre;' and version = 2</text:p>
          </table:table-cell>
          <table:table-cell table:formula="of:=VALUE(ORG.SISTEMA.OO.SQL.JAGUARSQL.EXECUTESQL(&quot;org.postgresql.Driver&quot;;&quot;jdbc:postgresql://localhost/rejuv-pc?user=raffi&quot;;[.J61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61]; &quot;' and advises_shadow.version = &quot;;[.$D61];&quot; except SELECT shadows.key FROM advises_shadow INNER JOIN shadows ON advises_shadow.shadow_key = shadows.key AND advises_shadow.version = shadows.version INNER JOIN advice ON advice.key = advises_shadow.advice_key WHERE advice.key = '&quot;; [.$B61]; &quot;' and advises_shadow.version = &quot;;[.$C61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before&amp;QPre;' and advises_shadow.version = 2 except 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before&amp;QPre;' and advises_shadow.version = 1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before&amp;QPre;' and advises_shadow.version = 2 except 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before&amp;QPre;' and advises_shadow.version = 1) as foo</text:p>
          </table:table-cell>
          <table:table-cell table:formula="of:=VALUE(ORG.SISTEMA.OO.SQL.JAGUARSQL.EXECUTESQL(&quot;org.postgresql.Driver&quot;;&quot;jdbc:postgresql://localhost/rejuv-pc?user=raffi&quot;;[.L61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61]; &quot;' and advises_shadow.version = &quot;;[.$C61];&quot; except SELECT shadows.key FROM advises_shadow INNER JOIN shadows ON advises_shadow.shadow_key = shadows.key AND advises_shadow.version = shadows.version INNER JOIN advice ON advice.key = advises_shadow.advice_key WHERE advice.key = '&quot;; [.$B61]; &quot;' and advises_shadow.version = &quot;;[.$D61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before&amp;QPre;' and advises_shadow.version = 1 except 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before&amp;QPre;' and advises_shadow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before&amp;QPre;' and advises_shadow.version = 1 except 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before&amp;QPre;' and advises_shadow.version = 2) as foo</text:p>
          </table:table-cell>
          <table:table-cell office:value-type="boolean" office:boolean-value="false">
            <office:annotation draw:style-name="gr1" draw:text-style-name="P2" svg:width="2.894cm" svg:height="0.596cm" svg:x="58.109cm" svg:y="23.384cm" draw:caption-point-x="-58.109cm" draw:caption-point-y="-23.384cm">
              <dc:date>2008-07-26T00:00:00</dc:date>
              <text:p text:style-name="P1"><text:span text:style-name="T1">Dynamic</text:span></text:p>
            </office:annotation>
            <text:p>FALSE</text:p>
          </table:table-cell>
          <table:table-cell table:formula="of:=VALUE(ORG.SISTEMA.OO.SQL.JAGUARSQL.EXECUTESQL(&quot;org.postgresql.Driver&quot;;&quot;jdbc:postgresql://localhost/rejuv-pc?user=raffi&quot;;[.O61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61]; &quot;' and advises_shadow.version = &quot;; [.$D61]; &quot; except SELECT shadows.key FROM suggested_shadows INNER JOIN shadows ON suggested_shadows.shadow_key = shadows.key AND suggested_shadows.version = shadows.version INNER JOIN advice ON advice.key = suggested_shadows.advice_key WHERE advice.key = '&quot;; [.$B61]; &quot;' and suggested_shadows.version = &quot;; [.$D61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before&amp;QPre;' and advises_shadow.version = 2 except SELECT shadows.key FROM suggested_shadows INNER JOIN shadows ON suggested_shadows.shadow_key = shadows.key AND suggested_shadows.version = shadows.version INNER JOIN advice ON advice.key = suggested_shadows.advice_key WHERE advice.key = 'org.contract4j5.aspects*ConstructorBoundaryConditions.aj}ConstructorBoundaryConditions&amp;before&amp;QPre;' and suggested_shadows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before&amp;QPre;' and advises_shadow.version = 2 except SELECT shadows.key FROM suggested_shadows INNER JOIN shadows ON suggested_shadows.shadow_key = shadows.key AND suggested_shadows.version = shadows.version INNER JOIN advice ON advice.key = suggested_shadows.advice_key WHERE advice.key = 'org.contract4j5.aspects*ConstructorBoundaryConditions.aj}ConstructorBoundaryConditions&amp;before&amp;QPre;' and suggested_shadows.version = 2) as foo</text:p>
          </table:table-cell>
          <table:table-cell table:formula="of:=VALUE(ORG.SISTEMA.OO.SQL.JAGUARSQL.EXECUTESQL(&quot;org.postgresql.Driver&quot;;&quot;jdbc:postgresql://localhost/rejuv-pc?user=raffi&quot;;[.Q61]))" office:value-type="float" office:value="442">
            <text:p>442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61]; &quot;' and suggested_shadows.version = &quot;; [.$D61];&quot; except SELECT shadows.key FROM advises_shadow INNER JOIN shadows ON advises_shadow.shadow_key = shadows.key AND advises_shadow.version = shadows.version INNER JOIN advice ON advice.key = advises_shadow.advice_key WHERE advice.key = '&quot;; [.$B61]; &quot;' and advises_shadow.version = &quot;; [.$D61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ConstructorBoundaryConditions.aj}ConstructorBoundaryConditions&amp;before&amp;QPre;' and suggested_shadows.version = 2 except 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before&amp;QPre;' and advises_shadow.version = 2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ConstructorBoundaryConditions.aj}ConstructorBoundaryConditions&amp;before&amp;QPre;' and suggested_shadows.version = 2 except 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before&amp;QPre;' and advises_shadow.version = 2) as foo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Contract4J</text:p>
          </table:table-cell>
          <table:table-cell office:value-type="string">
            <text:p>org.contract4j5.aspects*MethodBoundaryConditions.aj}MethodBoundaryConditions&amp;around&amp;QPost;&amp;QContractMarker;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VALUE(ORG.SISTEMA.OO.SQL.JAGUARSQL.EXECUTESQL(&quot;org.postgresql.Driver&quot;;&quot;jdbc:postgresql://localhost/rejuv-pc?user=raffi&quot;;[.F62]))" office:value-type="float" office:value="15">
            <text:p>15</text:p>
          </table:table-cell>
          <table:table-cell table:formula="of:=CONCATENATE(&quot;SELECT to_char(count(1),'999') FROM advises_shadow WHERE advice_key ='&quot;;[.$B62];&quot;' and version = &quot;; [.$C62])" office:value-type="string" office:string-value="SELECT to_char(count(1),'999') FROM advises_shadow WHERE advice_key ='org.contract4j5.aspects*MethodBoundaryConditions.aj}MethodBoundaryConditions&amp;around&amp;QPost;&amp;QContractMarker;' and version = 1">
            <text:p>SELECT to_char(count(1),'999') FROM advises_shadow WHERE advice_key ='org.contract4j5.aspects*MethodBoundaryConditions.aj}MethodBoundaryConditions&amp;around&amp;QPost;&amp;QContractMarker;' and version = 1</text:p>
          </table:table-cell>
          <table:table-cell table:formula="of:=VALUE(ORG.SISTEMA.OO.SQL.JAGUARSQL.EXECUTESQL(&quot;org.postgresql.Driver&quot;;&quot;jdbc:postgresql://localhost/rejuv-pc?user=raffi&quot;;[.H62]))" office:value-type="float" office:value="17">
            <text:p>17</text:p>
          </table:table-cell>
          <table:table-cell table:formula="of:=CONCATENATE(&quot;SELECT to_char(count(1),'999') FROM advises_shadow WHERE advice_key ='&quot;;[.$B62];&quot;' and version = &quot;; [.$D62])" office:value-type="string" office:string-value="SELECT to_char(count(1),'999') FROM advises_shadow WHERE advice_key ='org.contract4j5.aspects*MethodBoundaryConditions.aj}MethodBoundaryConditions&amp;around&amp;QPost;&amp;QContractMarker;' and version = 2">
            <text:p>SELECT to_char(count(1),'999') FROM advises_shadow WHERE advice_key ='org.contract4j5.aspects*MethodBoundaryConditions.aj}MethodBoundaryConditions&amp;around&amp;QPost;&amp;QContractMarker;' and version = 2</text:p>
          </table:table-cell>
          <table:table-cell table:formula="of:=VALUE(ORG.SISTEMA.OO.SQL.JAGUARSQL.EXECUTESQL(&quot;org.postgresql.Driver&quot;;&quot;jdbc:postgresql://localhost/rejuv-pc?user=raffi&quot;;[.J62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62]; &quot;' and advises_shadow.version = &quot;;[.$D62];&quot; except SELECT shadows.key FROM advises_shadow INNER JOIN shadows ON advises_shadow.shadow_key = shadows.key AND advises_shadow.version = shadows.version INNER JOIN advice ON advice.key = advises_shadow.advice_key WHERE advice.key = '&quot;; [.$B62]; &quot;' and advises_shadow.version = &quot;;[.$C6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ContractMarker;' and advises_shadow.version = 2 except 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ContractMarker;' and advises_shadow.version = 1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ContractMarker;' and advises_shadow.version = 2 except 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ContractMarker;' and advises_shadow.version = 1) as foo</text:p>
          </table:table-cell>
          <table:table-cell table:formula="of:=VALUE(ORG.SISTEMA.OO.SQL.JAGUARSQL.EXECUTESQL(&quot;org.postgresql.Driver&quot;;&quot;jdbc:postgresql://localhost/rejuv-pc?user=raffi&quot;;[.L62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62]; &quot;' and advises_shadow.version = &quot;;[.$C62];&quot; except SELECT shadows.key FROM advises_shadow INNER JOIN shadows ON advises_shadow.shadow_key = shadows.key AND advises_shadow.version = shadows.version INNER JOIN advice ON advice.key = advises_shadow.advice_key WHERE advice.key = '&quot;; [.$B62]; &quot;' and advises_shadow.version = &quot;;[.$D6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ContractMarker;' and advises_shadow.version = 1 except 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ContractMarker;' and advises_shadow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ContractMarker;' and advises_shadow.version = 1 except 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ContractMarker;' and advises_shadow.version = 2) as foo</text:p>
          </table:table-cell>
          <table:table-cell office:value-type="boolean" office:boolean-value="false">
            <office:annotation draw:style-name="gr1" draw:text-style-name="P2" svg:width="2.894cm" svg:height="0.596cm" svg:x="58.109cm" svg:y="23.799cm" draw:caption-point-x="-58.109cm" draw:caption-point-y="-23.799cm">
              <dc:date>2008-07-26T00:00:00</dc:date>
              <text:p text:style-name="P1"><text:span text:style-name="T1">Dynamic</text:span></text:p>
            </office:annotation>
            <text:p>FALSE</text:p>
          </table:table-cell>
          <table:table-cell table:formula="of:=VALUE(ORG.SISTEMA.OO.SQL.JAGUARSQL.EXECUTESQL(&quot;org.postgresql.Driver&quot;;&quot;jdbc:postgresql://localhost/rejuv-pc?user=raffi&quot;;[.O62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62]; &quot;' and advises_shadow.version = &quot;; [.$D62]; &quot; except SELECT shadows.key FROM suggested_shadows INNER JOIN shadows ON suggested_shadows.shadow_key = shadows.key AND suggested_shadows.version = shadows.version INNER JOIN advice ON advice.key = suggested_shadows.advice_key WHERE advice.key = '&quot;; [.$B62]; &quot;' and suggested_shadows.version = &quot;; [.$D62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ContractMarker;' and advises_shadow.version = 2 except SELECT shadows.key FROM suggested_shadows INNER JOIN shadows ON suggested_shadows.shadow_key = shadows.key AND suggested_shadows.version = shadows.version INNER JOIN advice ON advice.key = suggested_shadows.advice_key WHERE advice.key = 'org.contract4j5.aspects*MethodBoundaryConditions.aj}MethodBoundaryConditions&amp;around&amp;QPost;&amp;QContractMarker;' and suggested_shadows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ContractMarker;' and advises_shadow.version = 2 except SELECT shadows.key FROM suggested_shadows INNER JOIN shadows ON suggested_shadows.shadow_key = shadows.key AND suggested_shadows.version = shadows.version INNER JOIN advice ON advice.key = suggested_shadows.advice_key WHERE advice.key = 'org.contract4j5.aspects*MethodBoundaryConditions.aj}MethodBoundaryConditions&amp;around&amp;QPost;&amp;QContractMarker;' and suggested_shadows.version = 2) as foo</text:p>
          </table:table-cell>
          <table:table-cell table:formula="of:=VALUE(ORG.SISTEMA.OO.SQL.JAGUARSQL.EXECUTESQL(&quot;org.postgresql.Driver&quot;;&quot;jdbc:postgresql://localhost/rejuv-pc?user=raffi&quot;;[.Q62]))" office:value-type="float" office:value="421">
            <text:p>421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62]; &quot;' and suggested_shadows.version = &quot;; [.$D62];&quot; except SELECT shadows.key FROM advises_shadow INNER JOIN shadows ON advises_shadow.shadow_key = shadows.key AND advises_shadow.version = shadows.version INNER JOIN advice ON advice.key = advises_shadow.advice_key WHERE advice.key = '&quot;; [.$B62]; &quot;' and advises_shadow.version = &quot;; [.$D62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MethodBoundaryConditions.aj}MethodBoundaryConditions&amp;around&amp;QPost;&amp;QContractMarker;' and suggested_shadows.version = 2 except 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ContractMarker;' and advises_shadow.version = 2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MethodBoundaryConditions.aj}MethodBoundaryConditions&amp;around&amp;QPost;&amp;QContractMarker;' and suggested_shadows.version = 2 except 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ContractMarker;' and advises_shadow.version = 2) as foo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Contract4J</text:p>
          </table:table-cell>
          <table:table-cell office:value-type="string">
            <text:p>org.contract4j5.aspects*MethodBoundaryConditions.aj}MethodBoundaryConditions&amp;before&amp;QPre;&amp;QContractMarker;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VALUE(ORG.SISTEMA.OO.SQL.JAGUARSQL.EXECUTESQL(&quot;org.postgresql.Driver&quot;;&quot;jdbc:postgresql://localhost/rejuv-pc?user=raffi&quot;;[.F63]))" office:value-type="float" office:value="15">
            <text:p>15</text:p>
          </table:table-cell>
          <table:table-cell table:formula="of:=CONCATENATE(&quot;SELECT to_char(count(1),'999') FROM advises_shadow WHERE advice_key ='&quot;;[.$B63];&quot;' and version = &quot;; [.$C63])" office:value-type="string" office:string-value="SELECT to_char(count(1),'999') FROM advises_shadow WHERE advice_key ='org.contract4j5.aspects*MethodBoundaryConditions.aj}MethodBoundaryConditions&amp;before&amp;QPre;&amp;QContractMarker;' and version = 1">
            <text:p>SELECT to_char(count(1),'999') FROM advises_shadow WHERE advice_key ='org.contract4j5.aspects*MethodBoundaryConditions.aj}MethodBoundaryConditions&amp;before&amp;QPre;&amp;QContractMarker;' and version = 1</text:p>
          </table:table-cell>
          <table:table-cell table:formula="of:=VALUE(ORG.SISTEMA.OO.SQL.JAGUARSQL.EXECUTESQL(&quot;org.postgresql.Driver&quot;;&quot;jdbc:postgresql://localhost/rejuv-pc?user=raffi&quot;;[.H63]))" office:value-type="float" office:value="17">
            <text:p>17</text:p>
          </table:table-cell>
          <table:table-cell table:formula="of:=CONCATENATE(&quot;SELECT to_char(count(1),'999') FROM advises_shadow WHERE advice_key ='&quot;;[.$B63];&quot;' and version = &quot;; [.$D63])" office:value-type="string" office:string-value="SELECT to_char(count(1),'999') FROM advises_shadow WHERE advice_key ='org.contract4j5.aspects*MethodBoundaryConditions.aj}MethodBoundaryConditions&amp;before&amp;QPre;&amp;QContractMarker;' and version = 2">
            <text:p>SELECT to_char(count(1),'999') FROM advises_shadow WHERE advice_key ='org.contract4j5.aspects*MethodBoundaryConditions.aj}MethodBoundaryConditions&amp;before&amp;QPre;&amp;QContractMarker;' and version = 2</text:p>
          </table:table-cell>
          <table:table-cell table:formula="of:=VALUE(ORG.SISTEMA.OO.SQL.JAGUARSQL.EXECUTESQL(&quot;org.postgresql.Driver&quot;;&quot;jdbc:postgresql://localhost/rejuv-pc?user=raffi&quot;;[.J63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63]; &quot;' and advises_shadow.version = &quot;;[.$D63];&quot; except SELECT shadows.key FROM advises_shadow INNER JOIN shadows ON advises_shadow.shadow_key = shadows.key AND advises_shadow.version = shadows.version INNER JOIN advice ON advice.key = advises_shadow.advice_key WHERE advice.key = '&quot;; [.$B63]; &quot;' and advises_shadow.version = &quot;;[.$C6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before&amp;QPre;&amp;QContractMarker;' and advises_shadow.version = 2 except 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before&amp;QPre;&amp;QContractMarker;' and advises_shadow.version = 1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before&amp;QPre;&amp;QContractMarker;' and advises_shadow.version = 2 except 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before&amp;QPre;&amp;QContractMarker;' and advises_shadow.version = 1) as foo</text:p>
          </table:table-cell>
          <table:table-cell table:formula="of:=VALUE(ORG.SISTEMA.OO.SQL.JAGUARSQL.EXECUTESQL(&quot;org.postgresql.Driver&quot;;&quot;jdbc:postgresql://localhost/rejuv-pc?user=raffi&quot;;[.L63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63]; &quot;' and advises_shadow.version = &quot;;[.$C63];&quot; except SELECT shadows.key FROM advises_shadow INNER JOIN shadows ON advises_shadow.shadow_key = shadows.key AND advises_shadow.version = shadows.version INNER JOIN advice ON advice.key = advises_shadow.advice_key WHERE advice.key = '&quot;; [.$B63]; &quot;' and advises_shadow.version = &quot;;[.$D6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before&amp;QPre;&amp;QContractMarker;' and advises_shadow.version = 1 except 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before&amp;QPre;&amp;QContractMarker;' and advises_shadow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before&amp;QPre;&amp;QContractMarker;' and advises_shadow.version = 1 except 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before&amp;QPre;&amp;QContractMarker;' and advises_shadow.version = 2) as foo</text:p>
          </table:table-cell>
          <table:table-cell office:value-type="boolean" office:boolean-value="false">
            <office:annotation draw:style-name="gr1" draw:text-style-name="P2" svg:width="2.894cm" svg:height="0.596cm" svg:x="58.109cm" svg:y="24.213cm" draw:caption-point-x="-58.109cm" draw:caption-point-y="-24.213cm">
              <dc:date>2008-07-26T00:00:00</dc:date>
              <text:p text:style-name="P1"><text:span text:style-name="T1">Dynamic</text:span></text:p>
            </office:annotation>
            <text:p>FALSE</text:p>
          </table:table-cell>
          <table:table-cell table:formula="of:=VALUE(ORG.SISTEMA.OO.SQL.JAGUARSQL.EXECUTESQL(&quot;org.postgresql.Driver&quot;;&quot;jdbc:postgresql://localhost/rejuv-pc?user=raffi&quot;;[.O63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63]; &quot;' and advises_shadow.version = &quot;; [.$D63]; &quot; except SELECT shadows.key FROM suggested_shadows INNER JOIN shadows ON suggested_shadows.shadow_key = shadows.key AND suggested_shadows.version = shadows.version INNER JOIN advice ON advice.key = suggested_shadows.advice_key WHERE advice.key = '&quot;; [.$B63]; &quot;' and suggested_shadows.version = &quot;; [.$D63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before&amp;QPre;&amp;QContractMarker;' and advises_shadow.version = 2 except SELECT shadows.key FROM suggested_shadows INNER JOIN shadows ON suggested_shadows.shadow_key = shadows.key AND suggested_shadows.version = shadows.version INNER JOIN advice ON advice.key = suggested_shadows.advice_key WHERE advice.key = 'org.contract4j5.aspects*MethodBoundaryConditions.aj}MethodBoundaryConditions&amp;before&amp;QPre;&amp;QContractMarker;' and suggested_shadows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before&amp;QPre;&amp;QContractMarker;' and advises_shadow.version = 2 except SELECT shadows.key FROM suggested_shadows INNER JOIN shadows ON suggested_shadows.shadow_key = shadows.key AND suggested_shadows.version = shadows.version INNER JOIN advice ON advice.key = suggested_shadows.advice_key WHERE advice.key = 'org.contract4j5.aspects*MethodBoundaryConditions.aj}MethodBoundaryConditions&amp;before&amp;QPre;&amp;QContractMarker;' and suggested_shadows.version = 2) as foo</text:p>
          </table:table-cell>
          <table:table-cell table:formula="of:=VALUE(ORG.SISTEMA.OO.SQL.JAGUARSQL.EXECUTESQL(&quot;org.postgresql.Driver&quot;;&quot;jdbc:postgresql://localhost/rejuv-pc?user=raffi&quot;;[.Q63]))" office:value-type="float" office:value="428">
            <text:p>428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63]; &quot;' and suggested_shadows.version = &quot;; [.$D63];&quot; except SELECT shadows.key FROM advises_shadow INNER JOIN shadows ON advises_shadow.shadow_key = shadows.key AND advises_shadow.version = shadows.version INNER JOIN advice ON advice.key = advises_shadow.advice_key WHERE advice.key = '&quot;; [.$B63]; &quot;' and advises_shadow.version = &quot;; [.$D63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MethodBoundaryConditions.aj}MethodBoundaryConditions&amp;before&amp;QPre;&amp;QContractMarker;' and suggested_shadows.version = 2 except 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before&amp;QPre;&amp;QContractMarker;' and advises_shadow.version = 2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MethodBoundaryConditions.aj}MethodBoundaryConditions&amp;before&amp;QPre;&amp;QContractMarker;' and suggested_shadows.version = 2 except 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before&amp;QPre;&amp;QContractMarker;' and advises_shadow.version = 2) as foo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Contract4J</text:p>
          </table:table-cell>
          <table:table-cell office:value-type="string">
            <text:p>org.contract4j5.aspects*ConstructorBoundaryConditions.aj}ConstructorBoundaryConditions&amp;before&amp;QPre;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ALUE(ORG.SISTEMA.OO.SQL.JAGUARSQL.EXECUTESQL(&quot;org.postgresql.Driver&quot;;&quot;jdbc:postgresql://localhost/rejuv-pc?user=raffi&quot;;[.F64]))" office:value-type="float" office:value="10">
            <text:p>10</text:p>
          </table:table-cell>
          <table:table-cell table:formula="of:=CONCATENATE(&quot;SELECT to_char(count(1),'999') FROM advises_shadow WHERE advice_key ='&quot;;[.$B64];&quot;' and version = &quot;; [.$C64])" office:value-type="string" office:string-value="SELECT to_char(count(1),'999') FROM advises_shadow WHERE advice_key ='org.contract4j5.aspects*ConstructorBoundaryConditions.aj}ConstructorBoundaryConditions&amp;before&amp;QPre;' and version = 2">
            <text:p>SELECT to_char(count(1),'999') FROM advises_shadow WHERE advice_key ='org.contract4j5.aspects*ConstructorBoundaryConditions.aj}ConstructorBoundaryConditions&amp;before&amp;QPre;' and version = 2</text:p>
          </table:table-cell>
          <table:table-cell table:formula="of:=VALUE(ORG.SISTEMA.OO.SQL.JAGUARSQL.EXECUTESQL(&quot;org.postgresql.Driver&quot;;&quot;jdbc:postgresql://localhost/rejuv-pc?user=raffi&quot;;[.H64]))" office:value-type="float" office:value="10">
            <text:p>10</text:p>
          </table:table-cell>
          <table:table-cell table:formula="of:=CONCATENATE(&quot;SELECT to_char(count(1),'999') FROM advises_shadow WHERE advice_key ='&quot;;[.$B64];&quot;' and version = &quot;; [.$D64])" office:value-type="string" office:string-value="SELECT to_char(count(1),'999') FROM advises_shadow WHERE advice_key ='org.contract4j5.aspects*ConstructorBoundaryConditions.aj}ConstructorBoundaryConditions&amp;before&amp;QPre;' and version = 3">
            <text:p>SELECT to_char(count(1),'999') FROM advises_shadow WHERE advice_key ='org.contract4j5.aspects*ConstructorBoundaryConditions.aj}ConstructorBoundaryConditions&amp;before&amp;QPre;' and version = 3</text:p>
          </table:table-cell>
          <table:table-cell table:formula="of:=VALUE(ORG.SISTEMA.OO.SQL.JAGUARSQL.EXECUTESQL(&quot;org.postgresql.Driver&quot;;&quot;jdbc:postgresql://localhost/rejuv-pc?user=raffi&quot;;[.J64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64]; &quot;' and advises_shadow.version = &quot;;[.$D64];&quot; except SELECT shadows.key FROM advises_shadow INNER JOIN shadows ON advises_shadow.shadow_key = shadows.key AND advises_shadow.version = shadows.version INNER JOIN advice ON advice.key = advises_shadow.advice_key WHERE advice.key = '&quot;; [.$B64]; &quot;' and advises_shadow.version = &quot;;[.$C6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before&amp;QPre;' and advises_shadow.version = 3 except 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before&amp;QPre;' and advises_shadow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before&amp;QPre;' and advises_shadow.version = 3 except 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before&amp;QPre;' and advises_shadow.version = 2) as foo</text:p>
          </table:table-cell>
          <table:table-cell table:formula="of:=VALUE(ORG.SISTEMA.OO.SQL.JAGUARSQL.EXECUTESQL(&quot;org.postgresql.Driver&quot;;&quot;jdbc:postgresql://localhost/rejuv-pc?user=raffi&quot;;[.L64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64]; &quot;' and advises_shadow.version = &quot;;[.$C64];&quot; except SELECT shadows.key FROM advises_shadow INNER JOIN shadows ON advises_shadow.shadow_key = shadows.key AND advises_shadow.version = shadows.version INNER JOIN advice ON advice.key = advises_shadow.advice_key WHERE advice.key = '&quot;; [.$B64]; &quot;' and advises_shadow.version = &quot;;[.$D6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before&amp;QPre;' and advises_shadow.version = 2 except 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before&amp;QPre;' and advises_shadow.version = 3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before&amp;QPre;' and advises_shadow.version = 2 except 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before&amp;QPre;' and advises_shadow.version = 3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64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64]; &quot;' and advises_shadow.version = &quot;; [.$D64]; &quot; except SELECT shadows.key FROM suggested_shadows INNER JOIN shadows ON suggested_shadows.shadow_key = shadows.key AND suggested_shadows.version = shadows.version INNER JOIN advice ON advice.key = suggested_shadows.advice_key WHERE advice.key = '&quot;; [.$B64]; &quot;' and suggested_shadows.version = &quot;; [.$D64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before&amp;QPre;' and advises_shadow.version = 3 except SELECT shadows.key FROM suggested_shadows INNER JOIN shadows ON suggested_shadows.shadow_key = shadows.key AND suggested_shadows.version = shadows.version INNER JOIN advice ON advice.key = suggested_shadows.advice_key WHERE advice.key = 'org.contract4j5.aspects*ConstructorBoundaryConditions.aj}ConstructorBoundaryConditions&amp;before&amp;QPre;' and suggested_shadows.version = 3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before&amp;QPre;' and advises_shadow.version = 3 except SELECT shadows.key FROM suggested_shadows INNER JOIN shadows ON suggested_shadows.shadow_key = shadows.key AND suggested_shadows.version = shadows.version INNER JOIN advice ON advice.key = suggested_shadows.advice_key WHERE advice.key = 'org.contract4j5.aspects*ConstructorBoundaryConditions.aj}ConstructorBoundaryConditions&amp;before&amp;QPre;' and suggested_shadows.version = 3) as foo</text:p>
          </table:table-cell>
          <table:table-cell table:formula="of:=VALUE(ORG.SISTEMA.OO.SQL.JAGUARSQL.EXECUTESQL(&quot;org.postgresql.Driver&quot;;&quot;jdbc:postgresql://localhost/rejuv-pc?user=raffi&quot;;[.Q64]))" office:value-type="float" office:value="399">
            <text:p>399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64]; &quot;' and suggested_shadows.version = &quot;; [.$D64];&quot; except SELECT shadows.key FROM advises_shadow INNER JOIN shadows ON advises_shadow.shadow_key = shadows.key AND advises_shadow.version = shadows.version INNER JOIN advice ON advice.key = advises_shadow.advice_key WHERE advice.key = '&quot;; [.$B64]; &quot;' and advises_shadow.version = &quot;; [.$D64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ConstructorBoundaryConditions.aj}ConstructorBoundaryConditions&amp;before&amp;QPre;' and suggested_shadows.version = 3 except 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before&amp;QPre;' and advises_shadow.version = 3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ConstructorBoundaryConditions.aj}ConstructorBoundaryConditions&amp;before&amp;QPre;' and suggested_shadows.version = 3 except 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before&amp;QPre;' and advises_shadow.version = 3) as foo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Contract4J</text:p>
          </table:table-cell>
          <table:table-cell office:value-type="string">
            <text:p>org.contract4j5.aspects*InvariantFieldConditions.aj}InvariantFieldConditions&amp;around&amp;QInvar;&amp;QObject;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ALUE(ORG.SISTEMA.OO.SQL.JAGUARSQL.EXECUTESQL(&quot;org.postgresql.Driver&quot;;&quot;jdbc:postgresql://localhost/rejuv-pc?user=raffi&quot;;[.F65]))" office:value-type="float" office:value="15">
            <text:p>15</text:p>
          </table:table-cell>
          <table:table-cell table:formula="of:=CONCATENATE(&quot;SELECT to_char(count(1),'999') FROM advises_shadow WHERE advice_key ='&quot;;[.$B65];&quot;' and version = &quot;; [.$C65])" office:value-type="string" office:string-value="SELECT to_char(count(1),'999') FROM advises_shadow WHERE advice_key ='org.contract4j5.aspects*InvariantFieldConditions.aj}InvariantFieldConditions&amp;around&amp;QInvar;&amp;QObject;' and version = 2">
            <text:p>SELECT to_char(count(1),'999') FROM advises_shadow WHERE advice_key ='org.contract4j5.aspects*InvariantFieldConditions.aj}InvariantFieldConditions&amp;around&amp;QInvar;&amp;QObject;' and version = 2</text:p>
          </table:table-cell>
          <table:table-cell table:formula="of:=VALUE(ORG.SISTEMA.OO.SQL.JAGUARSQL.EXECUTESQL(&quot;org.postgresql.Driver&quot;;&quot;jdbc:postgresql://localhost/rejuv-pc?user=raffi&quot;;[.H65]))" office:value-type="float" office:value="15">
            <text:p>15</text:p>
          </table:table-cell>
          <table:table-cell table:formula="of:=CONCATENATE(&quot;SELECT to_char(count(1),'999') FROM advises_shadow WHERE advice_key ='&quot;;[.$B65];&quot;' and version = &quot;; [.$D65])" office:value-type="string" office:string-value="SELECT to_char(count(1),'999') FROM advises_shadow WHERE advice_key ='org.contract4j5.aspects*InvariantFieldConditions.aj}InvariantFieldConditions&amp;around&amp;QInvar;&amp;QObject;' and version = 3">
            <text:p>SELECT to_char(count(1),'999') FROM advises_shadow WHERE advice_key ='org.contract4j5.aspects*InvariantFieldConditions.aj}InvariantFieldConditions&amp;around&amp;QInvar;&amp;QObject;' and version = 3</text:p>
          </table:table-cell>
          <table:table-cell table:formula="of:=VALUE(ORG.SISTEMA.OO.SQL.JAGUARSQL.EXECUTESQL(&quot;org.postgresql.Driver&quot;;&quot;jdbc:postgresql://localhost/rejuv-pc?user=raffi&quot;;[.J65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65]; &quot;' and advises_shadow.version = &quot;;[.$D65];&quot; except SELECT shadows.key FROM advises_shadow INNER JOIN shadows ON advises_shadow.shadow_key = shadows.key AND advises_shadow.version = shadows.version INNER JOIN advice ON advice.key = advises_shadow.advice_key WHERE advice.key = '&quot;; [.$B65]; &quot;' and advises_shadow.version = &quot;;[.$C6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' and advises_shadow.version = 3 except 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' and advises_shadow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' and advises_shadow.version = 3 except 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' and advises_shadow.version = 2) as foo</text:p>
          </table:table-cell>
          <table:table-cell table:formula="of:=VALUE(ORG.SISTEMA.OO.SQL.JAGUARSQL.EXECUTESQL(&quot;org.postgresql.Driver&quot;;&quot;jdbc:postgresql://localhost/rejuv-pc?user=raffi&quot;;[.L65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65]; &quot;' and advises_shadow.version = &quot;;[.$C65];&quot; except SELECT shadows.key FROM advises_shadow INNER JOIN shadows ON advises_shadow.shadow_key = shadows.key AND advises_shadow.version = shadows.version INNER JOIN advice ON advice.key = advises_shadow.advice_key WHERE advice.key = '&quot;; [.$B65]; &quot;' and advises_shadow.version = &quot;;[.$D6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' and advises_shadow.version = 2 except 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' and advises_shadow.version = 3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' and advises_shadow.version = 2 except 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' and advises_shadow.version = 3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65]))" office:value-type="float" office:value="10">
            <text:p>1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65]; &quot;' and advises_shadow.version = &quot;; [.$D65]; &quot; except SELECT shadows.key FROM suggested_shadows INNER JOIN shadows ON suggested_shadows.shadow_key = shadows.key AND suggested_shadows.version = shadows.version INNER JOIN advice ON advice.key = suggested_shadows.advice_key WHERE advice.key = '&quot;; [.$B65]; &quot;' and suggested_shadows.version = &quot;; [.$D65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' and advises_shadow.version = 3 except SELECT shadows.key FROM suggested_shadows INNER JOIN shadows ON suggested_shadows.shadow_key = shadows.key AND suggested_shadows.version = shadows.version INNER JOIN advice ON advice.key = suggested_shadows.advice_key WHERE advice.key = 'org.contract4j5.aspects*InvariantFieldConditions.aj}InvariantFieldConditions&amp;around&amp;QInvar;&amp;QObject;' and suggested_shadows.version = 3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' and advises_shadow.version = 3 except SELECT shadows.key FROM suggested_shadows INNER JOIN shadows ON suggested_shadows.shadow_key = shadows.key AND suggested_shadows.version = shadows.version INNER JOIN advice ON advice.key = suggested_shadows.advice_key WHERE advice.key = 'org.contract4j5.aspects*InvariantFieldConditions.aj}InvariantFieldConditions&amp;around&amp;QInvar;&amp;QObject;' and suggested_shadows.version = 3) as foo</text:p>
          </table:table-cell>
          <table:table-cell table:formula="of:=VALUE(ORG.SISTEMA.OO.SQL.JAGUARSQL.EXECUTESQL(&quot;org.postgresql.Driver&quot;;&quot;jdbc:postgresql://localhost/rejuv-pc?user=raffi&quot;;[.Q65]))" office:value-type="float" office:value="21">
            <text:p>21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65]; &quot;' and suggested_shadows.version = &quot;; [.$D65];&quot; except SELECT shadows.key FROM advises_shadow INNER JOIN shadows ON advises_shadow.shadow_key = shadows.key AND advises_shadow.version = shadows.version INNER JOIN advice ON advice.key = advises_shadow.advice_key WHERE advice.key = '&quot;; [.$B65]; &quot;' and advises_shadow.version = &quot;; [.$D65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InvariantFieldConditions.aj}InvariantFieldConditions&amp;around&amp;QInvar;&amp;QObject;' and suggested_shadows.version = 3 except 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' and advises_shadow.version = 3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InvariantFieldConditions.aj}InvariantFieldConditions&amp;around&amp;QInvar;&amp;QObject;' and suggested_shadows.version = 3 except 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' and advises_shadow.version = 3) as foo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Contract4J</text:p>
          </table:table-cell>
          <table:table-cell office:value-type="string">
            <text:p>org.contract4j5.aspects*InvariantFieldConditions.aj}InvariantFieldConditions&amp;around&amp;QInvar;&amp;QObject;&amp;QObject;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ALUE(ORG.SISTEMA.OO.SQL.JAGUARSQL.EXECUTESQL(&quot;org.postgresql.Driver&quot;;&quot;jdbc:postgresql://localhost/rejuv-pc?user=raffi&quot;;[.F66]))" office:value-type="float" office:value="30">
            <text:p>30</text:p>
          </table:table-cell>
          <table:table-cell table:formula="of:=CONCATENATE(&quot;SELECT to_char(count(1),'999') FROM advises_shadow WHERE advice_key ='&quot;;[.$B66];&quot;' and version = &quot;; [.$C66])" office:value-type="string" office:string-value="SELECT to_char(count(1),'999') FROM advises_shadow WHERE advice_key ='org.contract4j5.aspects*InvariantFieldConditions.aj}InvariantFieldConditions&amp;around&amp;QInvar;&amp;QObject;&amp;QObject;' and version = 2">
            <text:p>SELECT to_char(count(1),'999') FROM advises_shadow WHERE advice_key ='org.contract4j5.aspects*InvariantFieldConditions.aj}InvariantFieldConditions&amp;around&amp;QInvar;&amp;QObject;&amp;QObject;' and version = 2</text:p>
          </table:table-cell>
          <table:table-cell table:formula="of:=VALUE(ORG.SISTEMA.OO.SQL.JAGUARSQL.EXECUTESQL(&quot;org.postgresql.Driver&quot;;&quot;jdbc:postgresql://localhost/rejuv-pc?user=raffi&quot;;[.H66]))" office:value-type="float" office:value="30">
            <text:p>30</text:p>
          </table:table-cell>
          <table:table-cell table:formula="of:=CONCATENATE(&quot;SELECT to_char(count(1),'999') FROM advises_shadow WHERE advice_key ='&quot;;[.$B66];&quot;' and version = &quot;; [.$D66])" office:value-type="string" office:string-value="SELECT to_char(count(1),'999') FROM advises_shadow WHERE advice_key ='org.contract4j5.aspects*InvariantFieldConditions.aj}InvariantFieldConditions&amp;around&amp;QInvar;&amp;QObject;&amp;QObject;' and version = 3">
            <text:p>SELECT to_char(count(1),'999') FROM advises_shadow WHERE advice_key ='org.contract4j5.aspects*InvariantFieldConditions.aj}InvariantFieldConditions&amp;around&amp;QInvar;&amp;QObject;&amp;QObject;' and version = 3</text:p>
          </table:table-cell>
          <table:table-cell table:formula="of:=VALUE(ORG.SISTEMA.OO.SQL.JAGUARSQL.EXECUTESQL(&quot;org.postgresql.Driver&quot;;&quot;jdbc:postgresql://localhost/rejuv-pc?user=raffi&quot;;[.J66]))" office:value-type="float" office:value="3">
            <text:p>3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66]; &quot;' and advises_shadow.version = &quot;;[.$D66];&quot; except SELECT shadows.key FROM advises_shadow INNER JOIN shadows ON advises_shadow.shadow_key = shadows.key AND advises_shadow.version = shadows.version INNER JOIN advice ON advice.key = advises_shadow.advice_key WHERE advice.key = '&quot;; [.$B66]; &quot;' and advises_shadow.version = &quot;;[.$C6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&amp;QObject;' and advises_shadow.version = 3 except 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&amp;QObject;' and advises_shadow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&amp;QObject;' and advises_shadow.version = 3 except 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&amp;QObject;' and advises_shadow.version = 2) as foo</text:p>
          </table:table-cell>
          <table:table-cell table:formula="of:=VALUE(ORG.SISTEMA.OO.SQL.JAGUARSQL.EXECUTESQL(&quot;org.postgresql.Driver&quot;;&quot;jdbc:postgresql://localhost/rejuv-pc?user=raffi&quot;;[.L66]))" office:value-type="float" office:value="3">
            <text:p>3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66]; &quot;' and advises_shadow.version = &quot;;[.$C66];&quot; except SELECT shadows.key FROM advises_shadow INNER JOIN shadows ON advises_shadow.shadow_key = shadows.key AND advises_shadow.version = shadows.version INNER JOIN advice ON advice.key = advises_shadow.advice_key WHERE advice.key = '&quot;; [.$B66]; &quot;' and advises_shadow.version = &quot;;[.$D6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&amp;QObject;' and advises_shadow.version = 2 except 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&amp;QObject;' and advises_shadow.version = 3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&amp;QObject;' and advises_shadow.version = 2 except 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&amp;QObject;' and advises_shadow.version = 3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66]))" office:value-type="float" office:value="25">
            <text:p>25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66]; &quot;' and advises_shadow.version = &quot;; [.$D66]; &quot; except SELECT shadows.key FROM suggested_shadows INNER JOIN shadows ON suggested_shadows.shadow_key = shadows.key AND suggested_shadows.version = shadows.version INNER JOIN advice ON advice.key = suggested_shadows.advice_key WHERE advice.key = '&quot;; [.$B66]; &quot;' and suggested_shadows.version = &quot;; [.$D66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&amp;QObject;' and advises_shadow.version = 3 except SELECT shadows.key FROM suggested_shadows INNER JOIN shadows ON suggested_shadows.shadow_key = shadows.key AND suggested_shadows.version = shadows.version INNER JOIN advice ON advice.key = suggested_shadows.advice_key WHERE advice.key = 'org.contract4j5.aspects*InvariantFieldConditions.aj}InvariantFieldConditions&amp;around&amp;QInvar;&amp;QObject;&amp;QObject;' and suggested_shadows.version = 3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&amp;QObject;' and advises_shadow.version = 3 except SELECT shadows.key FROM suggested_shadows INNER JOIN shadows ON suggested_shadows.shadow_key = shadows.key AND suggested_shadows.version = shadows.version INNER JOIN advice ON advice.key = suggested_shadows.advice_key WHERE advice.key = 'org.contract4j5.aspects*InvariantFieldConditions.aj}InvariantFieldConditions&amp;around&amp;QInvar;&amp;QObject;&amp;QObject;' and suggested_shadows.version = 3) as foo</text:p>
          </table:table-cell>
          <table:table-cell table:formula="of:=VALUE(ORG.SISTEMA.OO.SQL.JAGUARSQL.EXECUTESQL(&quot;org.postgresql.Driver&quot;;&quot;jdbc:postgresql://localhost/rejuv-pc?user=raffi&quot;;[.Q66]))" office:value-type="float" office:value="31">
            <text:p>31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66]; &quot;' and suggested_shadows.version = &quot;; [.$D66];&quot; except SELECT shadows.key FROM advises_shadow INNER JOIN shadows ON advises_shadow.shadow_key = shadows.key AND advises_shadow.version = shadows.version INNER JOIN advice ON advice.key = advises_shadow.advice_key WHERE advice.key = '&quot;; [.$B66]; &quot;' and advises_shadow.version = &quot;; [.$D66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InvariantFieldConditions.aj}InvariantFieldConditions&amp;around&amp;QInvar;&amp;QObject;&amp;QObject;' and suggested_shadows.version = 3 except 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&amp;QObject;' and advises_shadow.version = 3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InvariantFieldConditions.aj}InvariantFieldConditions&amp;around&amp;QInvar;&amp;QObject;&amp;QObject;' and suggested_shadows.version = 3 except 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&amp;QObject;' and advises_shadow.version = 3) as foo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Contract4J</text:p>
          </table:table-cell>
          <table:table-cell office:value-type="string">
            <text:p>org.contract4j5.aspects*InvariantMethodConditions.aj}InvariantMethodConditions&amp;around&amp;QInvar;&amp;QObject;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ALUE(ORG.SISTEMA.OO.SQL.JAGUARSQL.EXECUTESQL(&quot;org.postgresql.Driver&quot;;&quot;jdbc:postgresql://localhost/rejuv-pc?user=raffi&quot;;[.F67]))" office:value-type="float" office:value="13">
            <text:p>13</text:p>
          </table:table-cell>
          <table:table-cell table:formula="of:=CONCATENATE(&quot;SELECT to_char(count(1),'999') FROM advises_shadow WHERE advice_key ='&quot;;[.$B67];&quot;' and version = &quot;; [.$C67])" office:value-type="string" office:string-value="SELECT to_char(count(1),'999') FROM advises_shadow WHERE advice_key ='org.contract4j5.aspects*InvariantMethodConditions.aj}InvariantMethodConditions&amp;around&amp;QInvar;&amp;QObject;' and version = 2">
            <text:p>SELECT to_char(count(1),'999') FROM advises_shadow WHERE advice_key ='org.contract4j5.aspects*InvariantMethodConditions.aj}InvariantMethodConditions&amp;around&amp;QInvar;&amp;QObject;' and version = 2</text:p>
          </table:table-cell>
          <table:table-cell table:formula="of:=VALUE(ORG.SISTEMA.OO.SQL.JAGUARSQL.EXECUTESQL(&quot;org.postgresql.Driver&quot;;&quot;jdbc:postgresql://localhost/rejuv-pc?user=raffi&quot;;[.H67]))" office:value-type="float" office:value="13">
            <text:p>13</text:p>
          </table:table-cell>
          <table:table-cell table:formula="of:=CONCATENATE(&quot;SELECT to_char(count(1),'999') FROM advises_shadow WHERE advice_key ='&quot;;[.$B67];&quot;' and version = &quot;; [.$D67])" office:value-type="string" office:string-value="SELECT to_char(count(1),'999') FROM advises_shadow WHERE advice_key ='org.contract4j5.aspects*InvariantMethodConditions.aj}InvariantMethodConditions&amp;around&amp;QInvar;&amp;QObject;' and version = 3">
            <text:p>SELECT to_char(count(1),'999') FROM advises_shadow WHERE advice_key ='org.contract4j5.aspects*InvariantMethodConditions.aj}InvariantMethodConditions&amp;around&amp;QInvar;&amp;QObject;' and version = 3</text:p>
          </table:table-cell>
          <table:table-cell table:formula="of:=VALUE(ORG.SISTEMA.OO.SQL.JAGUARSQL.EXECUTESQL(&quot;org.postgresql.Driver&quot;;&quot;jdbc:postgresql://localhost/rejuv-pc?user=raffi&quot;;[.J67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67]; &quot;' and advises_shadow.version = &quot;;[.$D67];&quot; except SELECT shadows.key FROM advises_shadow INNER JOIN shadows ON advises_shadow.shadow_key = shadows.key AND advises_shadow.version = shadows.version INNER JOIN advice ON advice.key = advises_shadow.advice_key WHERE advice.key = '&quot;; [.$B67]; &quot;' and advises_shadow.version = &quot;;[.$C6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MethodConditions.aj}InvariantMethodConditions&amp;around&amp;QInvar;&amp;QObject;' and advises_shadow.version = 3 except SELECT shadows.key FROM advises_shadow INNER JOIN shadows ON advises_shadow.shadow_key = shadows.key AND advises_shadow.version = shadows.version INNER JOIN advice ON advice.key = advises_shadow.advice_key WHERE advice.key = 'org.contract4j5.aspects*InvariantMethodConditions.aj}InvariantMethodConditions&amp;around&amp;QInvar;&amp;QObject;' and advises_shadow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MethodConditions.aj}InvariantMethodConditions&amp;around&amp;QInvar;&amp;QObject;' and advises_shadow.version = 3 except SELECT shadows.key FROM advises_shadow INNER JOIN shadows ON advises_shadow.shadow_key = shadows.key AND advises_shadow.version = shadows.version INNER JOIN advice ON advice.key = advises_shadow.advice_key WHERE advice.key = 'org.contract4j5.aspects*InvariantMethodConditions.aj}InvariantMethodConditions&amp;around&amp;QInvar;&amp;QObject;' and advises_shadow.version = 2) as foo</text:p>
          </table:table-cell>
          <table:table-cell table:formula="of:=VALUE(ORG.SISTEMA.OO.SQL.JAGUARSQL.EXECUTESQL(&quot;org.postgresql.Driver&quot;;&quot;jdbc:postgresql://localhost/rejuv-pc?user=raffi&quot;;[.L67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67]; &quot;' and advises_shadow.version = &quot;;[.$C67];&quot; except SELECT shadows.key FROM advises_shadow INNER JOIN shadows ON advises_shadow.shadow_key = shadows.key AND advises_shadow.version = shadows.version INNER JOIN advice ON advice.key = advises_shadow.advice_key WHERE advice.key = '&quot;; [.$B67]; &quot;' and advises_shadow.version = &quot;;[.$D6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MethodConditions.aj}InvariantMethodConditions&amp;around&amp;QInvar;&amp;QObject;' and advises_shadow.version = 2 except SELECT shadows.key FROM advises_shadow INNER JOIN shadows ON advises_shadow.shadow_key = shadows.key AND advises_shadow.version = shadows.version INNER JOIN advice ON advice.key = advises_shadow.advice_key WHERE advice.key = 'org.contract4j5.aspects*InvariantMethodConditions.aj}InvariantMethodConditions&amp;around&amp;QInvar;&amp;QObject;' and advises_shadow.version = 3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MethodConditions.aj}InvariantMethodConditions&amp;around&amp;QInvar;&amp;QObject;' and advises_shadow.version = 2 except SELECT shadows.key FROM advises_shadow INNER JOIN shadows ON advises_shadow.shadow_key = shadows.key AND advises_shadow.version = shadows.version INNER JOIN advice ON advice.key = advises_shadow.advice_key WHERE advice.key = 'org.contract4j5.aspects*InvariantMethodConditions.aj}InvariantMethodConditions&amp;around&amp;QInvar;&amp;QObject;' and advises_shadow.version = 3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67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67]; &quot;' and advises_shadow.version = &quot;; [.$D67]; &quot; except SELECT shadows.key FROM suggested_shadows INNER JOIN shadows ON suggested_shadows.shadow_key = shadows.key AND suggested_shadows.version = shadows.version INNER JOIN advice ON advice.key = suggested_shadows.advice_key WHERE advice.key = '&quot;; [.$B67]; &quot;' and suggested_shadows.version = &quot;; [.$D67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MethodConditions.aj}InvariantMethodConditions&amp;around&amp;QInvar;&amp;QObject;' and advises_shadow.version = 3 except SELECT shadows.key FROM suggested_shadows INNER JOIN shadows ON suggested_shadows.shadow_key = shadows.key AND suggested_shadows.version = shadows.version INNER JOIN advice ON advice.key = suggested_shadows.advice_key WHERE advice.key = 'org.contract4j5.aspects*InvariantMethodConditions.aj}InvariantMethodConditions&amp;around&amp;QInvar;&amp;QObject;' and suggested_shadows.version = 3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MethodConditions.aj}InvariantMethodConditions&amp;around&amp;QInvar;&amp;QObject;' and advises_shadow.version = 3 except SELECT shadows.key FROM suggested_shadows INNER JOIN shadows ON suggested_shadows.shadow_key = shadows.key AND suggested_shadows.version = shadows.version INNER JOIN advice ON advice.key = suggested_shadows.advice_key WHERE advice.key = 'org.contract4j5.aspects*InvariantMethodConditions.aj}InvariantMethodConditions&amp;around&amp;QInvar;&amp;QObject;' and suggested_shadows.version = 3) as foo</text:p>
          </table:table-cell>
          <table:table-cell table:formula="of:=VALUE(ORG.SISTEMA.OO.SQL.JAGUARSQL.EXECUTESQL(&quot;org.postgresql.Driver&quot;;&quot;jdbc:postgresql://localhost/rejuv-pc?user=raffi&quot;;[.Q67]))" office:value-type="float" office:value="395">
            <text:p>395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67]; &quot;' and suggested_shadows.version = &quot;; [.$D67];&quot; except SELECT shadows.key FROM advises_shadow INNER JOIN shadows ON advises_shadow.shadow_key = shadows.key AND advises_shadow.version = shadows.version INNER JOIN advice ON advice.key = advises_shadow.advice_key WHERE advice.key = '&quot;; [.$B67]; &quot;' and advises_shadow.version = &quot;; [.$D67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InvariantMethodConditions.aj}InvariantMethodConditions&amp;around&amp;QInvar;&amp;QObject;' and suggested_shadows.version = 3 except SELECT shadows.key FROM advises_shadow INNER JOIN shadows ON advises_shadow.shadow_key = shadows.key AND advises_shadow.version = shadows.version INNER JOIN advice ON advice.key = advises_shadow.advice_key WHERE advice.key = 'org.contract4j5.aspects*InvariantMethodConditions.aj}InvariantMethodConditions&amp;around&amp;QInvar;&amp;QObject;' and advises_shadow.version = 3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InvariantMethodConditions.aj}InvariantMethodConditions&amp;around&amp;QInvar;&amp;QObject;' and suggested_shadows.version = 3 except SELECT shadows.key FROM advises_shadow INNER JOIN shadows ON advises_shadow.shadow_key = shadows.key AND advises_shadow.version = shadows.version INNER JOIN advice ON advice.key = advises_shadow.advice_key WHERE advice.key = 'org.contract4j5.aspects*InvariantMethodConditions.aj}InvariantMethodConditions&amp;around&amp;QInvar;&amp;QObject;' and advises_shadow.version = 3) as foo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Contract4J</text:p>
          </table:table-cell>
          <table:table-cell office:value-type="string">
            <text:p>org.contract4j5.aspects*InvariantTypeConditions.aj}InvariantTypeConditions&amp;afterReturning&amp;QInvar;&amp;QInvarMarker;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ALUE(ORG.SISTEMA.OO.SQL.JAGUARSQL.EXECUTESQL(&quot;org.postgresql.Driver&quot;;&quot;jdbc:postgresql://localhost/rejuv-pc?user=raffi&quot;;[.F68]))" office:value-type="float" office:value="14">
            <text:p>14</text:p>
          </table:table-cell>
          <table:table-cell table:formula="of:=CONCATENATE(&quot;SELECT to_char(count(1),'999') FROM advises_shadow WHERE advice_key ='&quot;;[.$B68];&quot;' and version = &quot;; [.$C68])" office:value-type="string" office:string-value="SELECT to_char(count(1),'999') FROM advises_shadow WHERE advice_key ='org.contract4j5.aspects*InvariantTypeConditions.aj}InvariantTypeConditions&amp;afterReturning&amp;QInvar;&amp;QInvarMarker;' and version = 2">
            <text:p>SELECT to_char(count(1),'999') FROM advises_shadow WHERE advice_key ='org.contract4j5.aspects*InvariantTypeConditions.aj}InvariantTypeConditions&amp;afterReturning&amp;QInvar;&amp;QInvarMarker;' and version = 2</text:p>
          </table:table-cell>
          <table:table-cell table:formula="of:=VALUE(ORG.SISTEMA.OO.SQL.JAGUARSQL.EXECUTESQL(&quot;org.postgresql.Driver&quot;;&quot;jdbc:postgresql://localhost/rejuv-pc?user=raffi&quot;;[.H68]))" office:value-type="float" office:value="14">
            <text:p>14</text:p>
          </table:table-cell>
          <table:table-cell table:formula="of:=CONCATENATE(&quot;SELECT to_char(count(1),'999') FROM advises_shadow WHERE advice_key ='&quot;;[.$B68];&quot;' and version = &quot;; [.$D68])" office:value-type="string" office:string-value="SELECT to_char(count(1),'999') FROM advises_shadow WHERE advice_key ='org.contract4j5.aspects*InvariantTypeConditions.aj}InvariantTypeConditions&amp;afterReturning&amp;QInvar;&amp;QInvarMarker;' and version = 3">
            <text:p>SELECT to_char(count(1),'999') FROM advises_shadow WHERE advice_key ='org.contract4j5.aspects*InvariantTypeConditions.aj}InvariantTypeConditions&amp;afterReturning&amp;QInvar;&amp;QInvarMarker;' and version = 3</text:p>
          </table:table-cell>
          <table:table-cell table:formula="of:=VALUE(ORG.SISTEMA.OO.SQL.JAGUARSQL.EXECUTESQL(&quot;org.postgresql.Driver&quot;;&quot;jdbc:postgresql://localhost/rejuv-pc?user=raffi&quot;;[.J68]))" office:value-type="float" office:value="4">
            <text:p>4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68]; &quot;' and advises_shadow.version = &quot;;[.$D68];&quot; except SELECT shadows.key FROM advises_shadow INNER JOIN shadows ON advises_shadow.shadow_key = shadows.key AND advises_shadow.version = shadows.version INNER JOIN advice ON advice.key = advises_shadow.advice_key WHERE advice.key = '&quot;; [.$B68]; &quot;' and advises_shadow.version = &quot;;[.$C6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fterReturning&amp;QInvar;&amp;QInvarMarker;' and advises_shadow.version = 3 except 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fterReturning&amp;QInvar;&amp;QInvarMarker;' and advises_shadow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fterReturning&amp;QInvar;&amp;QInvarMarker;' and advises_shadow.version = 3 except 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fterReturning&amp;QInvar;&amp;QInvarMarker;' and advises_shadow.version = 2) as foo</text:p>
          </table:table-cell>
          <table:table-cell table:formula="of:=VALUE(ORG.SISTEMA.OO.SQL.JAGUARSQL.EXECUTESQL(&quot;org.postgresql.Driver&quot;;&quot;jdbc:postgresql://localhost/rejuv-pc?user=raffi&quot;;[.L68]))" office:value-type="float" office:value="4">
            <text:p>4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68]; &quot;' and advises_shadow.version = &quot;;[.$C68];&quot; except SELECT shadows.key FROM advises_shadow INNER JOIN shadows ON advises_shadow.shadow_key = shadows.key AND advises_shadow.version = shadows.version INNER JOIN advice ON advice.key = advises_shadow.advice_key WHERE advice.key = '&quot;; [.$B68]; &quot;' and advises_shadow.version = &quot;;[.$D6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fterReturning&amp;QInvar;&amp;QInvarMarker;' and advises_shadow.version = 2 except 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fterReturning&amp;QInvar;&amp;QInvarMarker;' and advises_shadow.version = 3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fterReturning&amp;QInvar;&amp;QInvarMarker;' and advises_shadow.version = 2 except 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fterReturning&amp;QInvar;&amp;QInvarMarker;' and advises_shadow.version = 3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68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68]; &quot;' and advises_shadow.version = &quot;; [.$D68]; &quot; except SELECT shadows.key FROM suggested_shadows INNER JOIN shadows ON suggested_shadows.shadow_key = shadows.key AND suggested_shadows.version = shadows.version INNER JOIN advice ON advice.key = suggested_shadows.advice_key WHERE advice.key = '&quot;; [.$B68]; &quot;' and suggested_shadows.version = &quot;; [.$D68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fterReturning&amp;QInvar;&amp;QInvarMarker;' and advises_shadow.version = 3 except SELECT shadows.key FROM suggested_shadows INNER JOIN shadows ON suggested_shadows.shadow_key = shadows.key AND suggested_shadows.version = shadows.version INNER JOIN advice ON advice.key = suggested_shadows.advice_key WHERE advice.key = 'org.contract4j5.aspects*InvariantTypeConditions.aj}InvariantTypeConditions&amp;afterReturning&amp;QInvar;&amp;QInvarMarker;' and suggested_shadows.version = 3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fterReturning&amp;QInvar;&amp;QInvarMarker;' and advises_shadow.version = 3 except SELECT shadows.key FROM suggested_shadows INNER JOIN shadows ON suggested_shadows.shadow_key = shadows.key AND suggested_shadows.version = shadows.version INNER JOIN advice ON advice.key = suggested_shadows.advice_key WHERE advice.key = 'org.contract4j5.aspects*InvariantTypeConditions.aj}InvariantTypeConditions&amp;afterReturning&amp;QInvar;&amp;QInvarMarker;' and suggested_shadows.version = 3) as foo</text:p>
          </table:table-cell>
          <table:table-cell table:formula="of:=VALUE(ORG.SISTEMA.OO.SQL.JAGUARSQL.EXECUTESQL(&quot;org.postgresql.Driver&quot;;&quot;jdbc:postgresql://localhost/rejuv-pc?user=raffi&quot;;[.Q68]))" office:value-type="float" office:value="420">
            <text:p>420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68]; &quot;' and suggested_shadows.version = &quot;; [.$D68];&quot; except SELECT shadows.key FROM advises_shadow INNER JOIN shadows ON advises_shadow.shadow_key = shadows.key AND advises_shadow.version = shadows.version INNER JOIN advice ON advice.key = advises_shadow.advice_key WHERE advice.key = '&quot;; [.$B68]; &quot;' and advises_shadow.version = &quot;; [.$D68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InvariantTypeConditions.aj}InvariantTypeConditions&amp;afterReturning&amp;QInvar;&amp;QInvarMarker;' and suggested_shadows.version = 3 except 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fterReturning&amp;QInvar;&amp;QInvarMarker;' and advises_shadow.version = 3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InvariantTypeConditions.aj}InvariantTypeConditions&amp;afterReturning&amp;QInvar;&amp;QInvarMarker;' and suggested_shadows.version = 3 except 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fterReturning&amp;QInvar;&amp;QInvarMarker;' and advises_shadow.version = 3) as foo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Contract4J</text:p>
          </table:table-cell>
          <table:table-cell office:value-type="string">
            <text:p>org.contract4j5.aspects*InvariantTypeConditions.aj}InvariantTypeConditions&amp;around&amp;QInvar;&amp;QInvarMarker;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ALUE(ORG.SISTEMA.OO.SQL.JAGUARSQL.EXECUTESQL(&quot;org.postgresql.Driver&quot;;&quot;jdbc:postgresql://localhost/rejuv-pc?user=raffi&quot;;[.F69]))" office:value-type="float" office:value="65">
            <text:p>65</text:p>
          </table:table-cell>
          <table:table-cell table:formula="of:=CONCATENATE(&quot;SELECT to_char(count(1),'999') FROM advises_shadow WHERE advice_key ='&quot;;[.$B69];&quot;' and version = &quot;; [.$C69])" office:value-type="string" office:string-value="SELECT to_char(count(1),'999') FROM advises_shadow WHERE advice_key ='org.contract4j5.aspects*InvariantTypeConditions.aj}InvariantTypeConditions&amp;around&amp;QInvar;&amp;QInvarMarker;' and version = 2">
            <text:p>SELECT to_char(count(1),'999') FROM advises_shadow WHERE advice_key ='org.contract4j5.aspects*InvariantTypeConditions.aj}InvariantTypeConditions&amp;around&amp;QInvar;&amp;QInvarMarker;' and version = 2</text:p>
          </table:table-cell>
          <table:table-cell table:formula="of:=VALUE(ORG.SISTEMA.OO.SQL.JAGUARSQL.EXECUTESQL(&quot;org.postgresql.Driver&quot;;&quot;jdbc:postgresql://localhost/rejuv-pc?user=raffi&quot;;[.H69]))" office:value-type="float" office:value="65">
            <text:p>65</text:p>
          </table:table-cell>
          <table:table-cell table:formula="of:=CONCATENATE(&quot;SELECT to_char(count(1),'999') FROM advises_shadow WHERE advice_key ='&quot;;[.$B69];&quot;' and version = &quot;; [.$D69])" office:value-type="string" office:string-value="SELECT to_char(count(1),'999') FROM advises_shadow WHERE advice_key ='org.contract4j5.aspects*InvariantTypeConditions.aj}InvariantTypeConditions&amp;around&amp;QInvar;&amp;QInvarMarker;' and version = 3">
            <text:p>SELECT to_char(count(1),'999') FROM advises_shadow WHERE advice_key ='org.contract4j5.aspects*InvariantTypeConditions.aj}InvariantTypeConditions&amp;around&amp;QInvar;&amp;QInvarMarker;' and version = 3</text:p>
          </table:table-cell>
          <table:table-cell table:formula="of:=VALUE(ORG.SISTEMA.OO.SQL.JAGUARSQL.EXECUTESQL(&quot;org.postgresql.Driver&quot;;&quot;jdbc:postgresql://localhost/rejuv-pc?user=raffi&quot;;[.J69]))" office:value-type="float" office:value="18">
            <text:p>18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69]; &quot;' and advises_shadow.version = &quot;;[.$D69];&quot; except SELECT shadows.key FROM advises_shadow INNER JOIN shadows ON advises_shadow.shadow_key = shadows.key AND advises_shadow.version = shadows.version INNER JOIN advice ON advice.key = advises_shadow.advice_key WHERE advice.key = '&quot;; [.$B69]; &quot;' and advises_shadow.version = &quot;;[.$C6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round&amp;QInvar;&amp;QInvarMarker;' and advises_shadow.version = 3 except 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round&amp;QInvar;&amp;QInvarMarker;' and advises_shadow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round&amp;QInvar;&amp;QInvarMarker;' and advises_shadow.version = 3 except 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round&amp;QInvar;&amp;QInvarMarker;' and advises_shadow.version = 2) as foo</text:p>
          </table:table-cell>
          <table:table-cell table:formula="of:=VALUE(ORG.SISTEMA.OO.SQL.JAGUARSQL.EXECUTESQL(&quot;org.postgresql.Driver&quot;;&quot;jdbc:postgresql://localhost/rejuv-pc?user=raffi&quot;;[.L69]))" office:value-type="float" office:value="18">
            <text:p>18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69]; &quot;' and advises_shadow.version = &quot;;[.$C69];&quot; except SELECT shadows.key FROM advises_shadow INNER JOIN shadows ON advises_shadow.shadow_key = shadows.key AND advises_shadow.version = shadows.version INNER JOIN advice ON advice.key = advises_shadow.advice_key WHERE advice.key = '&quot;; [.$B69]; &quot;' and advises_shadow.version = &quot;;[.$D6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round&amp;QInvar;&amp;QInvarMarker;' and advises_shadow.version = 2 except 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round&amp;QInvar;&amp;QInvarMarker;' and advises_shadow.version = 3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round&amp;QInvar;&amp;QInvarMarker;' and advises_shadow.version = 2 except 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round&amp;QInvar;&amp;QInvarMarker;' and advises_shadow.version = 3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69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69]; &quot;' and advises_shadow.version = &quot;; [.$D69]; &quot; except SELECT shadows.key FROM suggested_shadows INNER JOIN shadows ON suggested_shadows.shadow_key = shadows.key AND suggested_shadows.version = shadows.version INNER JOIN advice ON advice.key = suggested_shadows.advice_key WHERE advice.key = '&quot;; [.$B69]; &quot;' and suggested_shadows.version = &quot;; [.$D69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round&amp;QInvar;&amp;QInvarMarker;' and advises_shadow.version = 3 except SELECT shadows.key FROM suggested_shadows INNER JOIN shadows ON suggested_shadows.shadow_key = shadows.key AND suggested_shadows.version = shadows.version INNER JOIN advice ON advice.key = suggested_shadows.advice_key WHERE advice.key = 'org.contract4j5.aspects*InvariantTypeConditions.aj}InvariantTypeConditions&amp;around&amp;QInvar;&amp;QInvarMarker;' and suggested_shadows.version = 3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round&amp;QInvar;&amp;QInvarMarker;' and advises_shadow.version = 3 except SELECT shadows.key FROM suggested_shadows INNER JOIN shadows ON suggested_shadows.shadow_key = shadows.key AND suggested_shadows.version = shadows.version INNER JOIN advice ON advice.key = suggested_shadows.advice_key WHERE advice.key = 'org.contract4j5.aspects*InvariantTypeConditions.aj}InvariantTypeConditions&amp;around&amp;QInvar;&amp;QInvarMarker;' and suggested_shadows.version = 3) as foo</text:p>
          </table:table-cell>
          <table:table-cell table:formula="of:=VALUE(ORG.SISTEMA.OO.SQL.JAGUARSQL.EXECUTESQL(&quot;org.postgresql.Driver&quot;;&quot;jdbc:postgresql://localhost/rejuv-pc?user=raffi&quot;;[.Q69]))" office:value-type="float" office:value="397">
            <text:p>397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69]; &quot;' and suggested_shadows.version = &quot;; [.$D69];&quot; except SELECT shadows.key FROM advises_shadow INNER JOIN shadows ON advises_shadow.shadow_key = shadows.key AND advises_shadow.version = shadows.version INNER JOIN advice ON advice.key = advises_shadow.advice_key WHERE advice.key = '&quot;; [.$B69]; &quot;' and advises_shadow.version = &quot;; [.$D69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InvariantTypeConditions.aj}InvariantTypeConditions&amp;around&amp;QInvar;&amp;QInvarMarker;' and suggested_shadows.version = 3 except 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round&amp;QInvar;&amp;QInvarMarker;' and advises_shadow.version = 3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InvariantTypeConditions.aj}InvariantTypeConditions&amp;around&amp;QInvar;&amp;QInvarMarker;' and suggested_shadows.version = 3 except 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round&amp;QInvar;&amp;QInvarMarker;' and advises_shadow.version = 3) as foo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Contract4J</text:p>
          </table:table-cell>
          <table:table-cell office:value-type="string">
            <text:p>org.contract4j5.aspects*MethodBoundaryConditions.aj}MethodBoundaryConditions&amp;around&amp;QPost;&amp;QContractMarker;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ALUE(ORG.SISTEMA.OO.SQL.JAGUARSQL.EXECUTESQL(&quot;org.postgresql.Driver&quot;;&quot;jdbc:postgresql://localhost/rejuv-pc?user=raffi&quot;;[.F70]))" office:value-type="float" office:value="17">
            <text:p>17</text:p>
          </table:table-cell>
          <table:table-cell table:formula="of:=CONCATENATE(&quot;SELECT to_char(count(1),'999') FROM advises_shadow WHERE advice_key ='&quot;;[.$B70];&quot;' and version = &quot;; [.$C70])" office:value-type="string" office:string-value="SELECT to_char(count(1),'999') FROM advises_shadow WHERE advice_key ='org.contract4j5.aspects*MethodBoundaryConditions.aj}MethodBoundaryConditions&amp;around&amp;QPost;&amp;QContractMarker;' and version = 2">
            <text:p>SELECT to_char(count(1),'999') FROM advises_shadow WHERE advice_key ='org.contract4j5.aspects*MethodBoundaryConditions.aj}MethodBoundaryConditions&amp;around&amp;QPost;&amp;QContractMarker;' and version = 2</text:p>
          </table:table-cell>
          <table:table-cell table:formula="of:=VALUE(ORG.SISTEMA.OO.SQL.JAGUARSQL.EXECUTESQL(&quot;org.postgresql.Driver&quot;;&quot;jdbc:postgresql://localhost/rejuv-pc?user=raffi&quot;;[.H70]))" office:value-type="float" office:value="17">
            <text:p>17</text:p>
          </table:table-cell>
          <table:table-cell table:formula="of:=CONCATENATE(&quot;SELECT to_char(count(1),'999') FROM advises_shadow WHERE advice_key ='&quot;;[.$B70];&quot;' and version = &quot;; [.$D70])" office:value-type="string" office:string-value="SELECT to_char(count(1),'999') FROM advises_shadow WHERE advice_key ='org.contract4j5.aspects*MethodBoundaryConditions.aj}MethodBoundaryConditions&amp;around&amp;QPost;&amp;QContractMarker;' and version = 3">
            <text:p>SELECT to_char(count(1),'999') FROM advises_shadow WHERE advice_key ='org.contract4j5.aspects*MethodBoundaryConditions.aj}MethodBoundaryConditions&amp;around&amp;QPost;&amp;QContractMarker;' and version = 3</text:p>
          </table:table-cell>
          <table:table-cell table:formula="of:=VALUE(ORG.SISTEMA.OO.SQL.JAGUARSQL.EXECUTESQL(&quot;org.postgresql.Driver&quot;;&quot;jdbc:postgresql://localhost/rejuv-pc?user=raffi&quot;;[.J70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70]; &quot;' and advises_shadow.version = &quot;;[.$D70];&quot; except SELECT shadows.key FROM advises_shadow INNER JOIN shadows ON advises_shadow.shadow_key = shadows.key AND advises_shadow.version = shadows.version INNER JOIN advice ON advice.key = advises_shadow.advice_key WHERE advice.key = '&quot;; [.$B70]; &quot;' and advises_shadow.version = &quot;;[.$C70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ContractMarker;' and advises_shadow.version = 3 except 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ContractMarker;' and advises_shadow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ContractMarker;' and advises_shadow.version = 3 except 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ContractMarker;' and advises_shadow.version = 2) as foo</text:p>
          </table:table-cell>
          <table:table-cell table:formula="of:=VALUE(ORG.SISTEMA.OO.SQL.JAGUARSQL.EXECUTESQL(&quot;org.postgresql.Driver&quot;;&quot;jdbc:postgresql://localhost/rejuv-pc?user=raffi&quot;;[.L70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70]; &quot;' and advises_shadow.version = &quot;;[.$C70];&quot; except SELECT shadows.key FROM advises_shadow INNER JOIN shadows ON advises_shadow.shadow_key = shadows.key AND advises_shadow.version = shadows.version INNER JOIN advice ON advice.key = advises_shadow.advice_key WHERE advice.key = '&quot;; [.$B70]; &quot;' and advises_shadow.version = &quot;;[.$D70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ContractMarker;' and advises_shadow.version = 2 except 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ContractMarker;' and advises_shadow.version = 3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ContractMarker;' and advises_shadow.version = 2 except 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ContractMarker;' and advises_shadow.version = 3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70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70]; &quot;' and advises_shadow.version = &quot;; [.$D70]; &quot; except SELECT shadows.key FROM suggested_shadows INNER JOIN shadows ON suggested_shadows.shadow_key = shadows.key AND suggested_shadows.version = shadows.version INNER JOIN advice ON advice.key = suggested_shadows.advice_key WHERE advice.key = '&quot;; [.$B70]; &quot;' and suggested_shadows.version = &quot;; [.$D70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ContractMarker;' and advises_shadow.version = 3 except SELECT shadows.key FROM suggested_shadows INNER JOIN shadows ON suggested_shadows.shadow_key = shadows.key AND suggested_shadows.version = shadows.version INNER JOIN advice ON advice.key = suggested_shadows.advice_key WHERE advice.key = 'org.contract4j5.aspects*MethodBoundaryConditions.aj}MethodBoundaryConditions&amp;around&amp;QPost;&amp;QContractMarker;' and suggested_shadows.version = 3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ContractMarker;' and advises_shadow.version = 3 except SELECT shadows.key FROM suggested_shadows INNER JOIN shadows ON suggested_shadows.shadow_key = shadows.key AND suggested_shadows.version = shadows.version INNER JOIN advice ON advice.key = suggested_shadows.advice_key WHERE advice.key = 'org.contract4j5.aspects*MethodBoundaryConditions.aj}MethodBoundaryConditions&amp;around&amp;QPost;&amp;QContractMarker;' and suggested_shadows.version = 3) as foo</text:p>
          </table:table-cell>
          <table:table-cell table:formula="of:=VALUE(ORG.SISTEMA.OO.SQL.JAGUARSQL.EXECUTESQL(&quot;org.postgresql.Driver&quot;;&quot;jdbc:postgresql://localhost/rejuv-pc?user=raffi&quot;;[.Q70]))" office:value-type="float" office:value="398">
            <text:p>398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70]; &quot;' and suggested_shadows.version = &quot;; [.$D70];&quot; except SELECT shadows.key FROM advises_shadow INNER JOIN shadows ON advises_shadow.shadow_key = shadows.key AND advises_shadow.version = shadows.version INNER JOIN advice ON advice.key = advises_shadow.advice_key WHERE advice.key = '&quot;; [.$B70]; &quot;' and advises_shadow.version = &quot;; [.$D70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MethodBoundaryConditions.aj}MethodBoundaryConditions&amp;around&amp;QPost;&amp;QContractMarker;' and suggested_shadows.version = 3 except 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ContractMarker;' and advises_shadow.version = 3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MethodBoundaryConditions.aj}MethodBoundaryConditions&amp;around&amp;QPost;&amp;QContractMarker;' and suggested_shadows.version = 3 except 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ContractMarker;' and advises_shadow.version = 3) as foo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Contract4J</text:p>
          </table:table-cell>
          <table:table-cell office:value-type="string">
            <text:p>org.contract4j5.aspects*MethodBoundaryConditions.aj}MethodBoundaryConditions&amp;before&amp;QPre;&amp;QContractMarker;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VALUE(ORG.SISTEMA.OO.SQL.JAGUARSQL.EXECUTESQL(&quot;org.postgresql.Driver&quot;;&quot;jdbc:postgresql://localhost/rejuv-pc?user=raffi&quot;;[.F71]))" office:value-type="float" office:value="17">
            <text:p>17</text:p>
          </table:table-cell>
          <table:table-cell table:formula="of:=CONCATENATE(&quot;SELECT to_char(count(1),'999') FROM advises_shadow WHERE advice_key ='&quot;;[.$B71];&quot;' and version = &quot;; [.$C71])" office:value-type="string" office:string-value="SELECT to_char(count(1),'999') FROM advises_shadow WHERE advice_key ='org.contract4j5.aspects*MethodBoundaryConditions.aj}MethodBoundaryConditions&amp;before&amp;QPre;&amp;QContractMarker;' and version = 2">
            <text:p>SELECT to_char(count(1),'999') FROM advises_shadow WHERE advice_key ='org.contract4j5.aspects*MethodBoundaryConditions.aj}MethodBoundaryConditions&amp;before&amp;QPre;&amp;QContractMarker;' and version = 2</text:p>
          </table:table-cell>
          <table:table-cell table:formula="of:=VALUE(ORG.SISTEMA.OO.SQL.JAGUARSQL.EXECUTESQL(&quot;org.postgresql.Driver&quot;;&quot;jdbc:postgresql://localhost/rejuv-pc?user=raffi&quot;;[.H71]))" office:value-type="float" office:value="17">
            <text:p>17</text:p>
          </table:table-cell>
          <table:table-cell table:formula="of:=CONCATENATE(&quot;SELECT to_char(count(1),'999') FROM advises_shadow WHERE advice_key ='&quot;;[.$B71];&quot;' and version = &quot;; [.$D71])" office:value-type="string" office:string-value="SELECT to_char(count(1),'999') FROM advises_shadow WHERE advice_key ='org.contract4j5.aspects*MethodBoundaryConditions.aj}MethodBoundaryConditions&amp;before&amp;QPre;&amp;QContractMarker;' and version = 3">
            <text:p>SELECT to_char(count(1),'999') FROM advises_shadow WHERE advice_key ='org.contract4j5.aspects*MethodBoundaryConditions.aj}MethodBoundaryConditions&amp;before&amp;QPre;&amp;QContractMarker;' and version = 3</text:p>
          </table:table-cell>
          <table:table-cell table:formula="of:=VALUE(ORG.SISTEMA.OO.SQL.JAGUARSQL.EXECUTESQL(&quot;org.postgresql.Driver&quot;;&quot;jdbc:postgresql://localhost/rejuv-pc?user=raffi&quot;;[.J71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71]; &quot;' and advises_shadow.version = &quot;;[.$D71];&quot; except SELECT shadows.key FROM advises_shadow INNER JOIN shadows ON advises_shadow.shadow_key = shadows.key AND advises_shadow.version = shadows.version INNER JOIN advice ON advice.key = advises_shadow.advice_key WHERE advice.key = '&quot;; [.$B71]; &quot;' and advises_shadow.version = &quot;;[.$C71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before&amp;QPre;&amp;QContractMarker;' and advises_shadow.version = 3 except 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before&amp;QPre;&amp;QContractMarker;' and advises_shadow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before&amp;QPre;&amp;QContractMarker;' and advises_shadow.version = 3 except 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before&amp;QPre;&amp;QContractMarker;' and advises_shadow.version = 2) as foo</text:p>
          </table:table-cell>
          <table:table-cell table:formula="of:=VALUE(ORG.SISTEMA.OO.SQL.JAGUARSQL.EXECUTESQL(&quot;org.postgresql.Driver&quot;;&quot;jdbc:postgresql://localhost/rejuv-pc?user=raffi&quot;;[.L71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71]; &quot;' and advises_shadow.version = &quot;;[.$C71];&quot; except SELECT shadows.key FROM advises_shadow INNER JOIN shadows ON advises_shadow.shadow_key = shadows.key AND advises_shadow.version = shadows.version INNER JOIN advice ON advice.key = advises_shadow.advice_key WHERE advice.key = '&quot;; [.$B71]; &quot;' and advises_shadow.version = &quot;;[.$D71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before&amp;QPre;&amp;QContractMarker;' and advises_shadow.version = 2 except 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before&amp;QPre;&amp;QContractMarker;' and advises_shadow.version = 3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before&amp;QPre;&amp;QContractMarker;' and advises_shadow.version = 2 except 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before&amp;QPre;&amp;QContractMarker;' and advises_shadow.version = 3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71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71]; &quot;' and advises_shadow.version = &quot;; [.$D71]; &quot; except SELECT shadows.key FROM suggested_shadows INNER JOIN shadows ON suggested_shadows.shadow_key = shadows.key AND suggested_shadows.version = shadows.version INNER JOIN advice ON advice.key = suggested_shadows.advice_key WHERE advice.key = '&quot;; [.$B71]; &quot;' and suggested_shadows.version = &quot;; [.$D71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before&amp;QPre;&amp;QContractMarker;' and advises_shadow.version = 3 except SELECT shadows.key FROM suggested_shadows INNER JOIN shadows ON suggested_shadows.shadow_key = shadows.key AND suggested_shadows.version = shadows.version INNER JOIN advice ON advice.key = suggested_shadows.advice_key WHERE advice.key = 'org.contract4j5.aspects*MethodBoundaryConditions.aj}MethodBoundaryConditions&amp;before&amp;QPre;&amp;QContractMarker;' and suggested_shadows.version = 3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before&amp;QPre;&amp;QContractMarker;' and advises_shadow.version = 3 except SELECT shadows.key FROM suggested_shadows INNER JOIN shadows ON suggested_shadows.shadow_key = shadows.key AND suggested_shadows.version = shadows.version INNER JOIN advice ON advice.key = suggested_shadows.advice_key WHERE advice.key = 'org.contract4j5.aspects*MethodBoundaryConditions.aj}MethodBoundaryConditions&amp;before&amp;QPre;&amp;QContractMarker;' and suggested_shadows.version = 3) as foo</text:p>
          </table:table-cell>
          <table:table-cell table:formula="of:=VALUE(ORG.SISTEMA.OO.SQL.JAGUARSQL.EXECUTESQL(&quot;org.postgresql.Driver&quot;;&quot;jdbc:postgresql://localhost/rejuv-pc?user=raffi&quot;;[.Q71]))" office:value-type="float" office:value="399">
            <text:p>399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71]; &quot;' and suggested_shadows.version = &quot;; [.$D71];&quot; except SELECT shadows.key FROM advises_shadow INNER JOIN shadows ON advises_shadow.shadow_key = shadows.key AND advises_shadow.version = shadows.version INNER JOIN advice ON advice.key = advises_shadow.advice_key WHERE advice.key = '&quot;; [.$B71]; &quot;' and advises_shadow.version = &quot;; [.$D71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MethodBoundaryConditions.aj}MethodBoundaryConditions&amp;before&amp;QPre;&amp;QContractMarker;' and suggested_shadows.version = 3 except 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before&amp;QPre;&amp;QContractMarker;' and advises_shadow.version = 3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MethodBoundaryConditions.aj}MethodBoundaryConditions&amp;before&amp;QPre;&amp;QContractMarker;' and suggested_shadows.version = 3 except 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before&amp;QPre;&amp;QContractMarker;' and advises_shadow.version = 3) as foo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Contract4J</text:p>
          </table:table-cell>
          <table:table-cell office:value-type="string">
            <text:p>org.contract4j5.aspects*ConstructorBoundaryConditions.aj}ConstructorBoundaryConditions&amp;after&amp;QPost;&amp;QObject;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72]))" office:value-type="float" office:value="10">
            <text:p>10</text:p>
          </table:table-cell>
          <table:table-cell table:formula="of:=CONCATENATE(&quot;SELECT to_char(count(1),'999') FROM advises_shadow WHERE advice_key ='&quot;;[.$B72];&quot;' and version = &quot;; [.$C72])" office:value-type="string" office:string-value="SELECT to_char(count(1),'999') FROM advises_shadow WHERE advice_key ='org.contract4j5.aspects*ConstructorBoundaryConditions.aj}ConstructorBoundaryConditions&amp;after&amp;QPost;&amp;QObject;' and version = 4">
            <text:p>SELECT to_char(count(1),'999') FROM advises_shadow WHERE advice_key ='org.contract4j5.aspects*ConstructorBoundaryConditions.aj}ConstructorBoundaryConditions&amp;after&amp;QPost;&amp;QObject;' and version = 4</text:p>
          </table:table-cell>
          <table:table-cell table:formula="of:=VALUE(ORG.SISTEMA.OO.SQL.JAGUARSQL.EXECUTESQL(&quot;org.postgresql.Driver&quot;;&quot;jdbc:postgresql://localhost/rejuv-pc?user=raffi&quot;;[.H72]))" office:value-type="float" office:value="21">
            <text:p>21</text:p>
          </table:table-cell>
          <table:table-cell table:formula="of:=CONCATENATE(&quot;SELECT to_char(count(1),'999') FROM advises_shadow WHERE advice_key ='&quot;;[.$B72];&quot;' and version = &quot;; [.$D72])" office:value-type="string" office:string-value="SELECT to_char(count(1),'999') FROM advises_shadow WHERE advice_key ='org.contract4j5.aspects*ConstructorBoundaryConditions.aj}ConstructorBoundaryConditions&amp;after&amp;QPost;&amp;QObject;' and version = 5">
            <text:p>SELECT to_char(count(1),'999') FROM advises_shadow WHERE advice_key ='org.contract4j5.aspects*ConstructorBoundaryConditions.aj}ConstructorBoundaryConditions&amp;after&amp;QPost;&amp;QObject;' and version = 5</text:p>
          </table:table-cell>
          <table:table-cell table:formula="of:=VALUE(ORG.SISTEMA.OO.SQL.JAGUARSQL.EXECUTESQL(&quot;org.postgresql.Driver&quot;;&quot;jdbc:postgresql://localhost/rejuv-pc?user=raffi&quot;;[.J72]))" office:value-type="float" office:value="20">
            <text:p>2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72]; &quot;' and advises_shadow.version = &quot;;[.$D72];&quot; except SELECT shadows.key FROM advises_shadow INNER JOIN shadows ON advises_shadow.shadow_key = shadows.key AND advises_shadow.version = shadows.version INNER JOIN advice ON advice.key = advises_shadow.advice_key WHERE advice.key = '&quot;; [.$B72]; &quot;' and advises_shadow.version = &quot;;[.$C7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after&amp;QPost;&amp;QObject;' and advises_shadow.version = 5 except 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after&amp;QPost;&amp;QObject;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after&amp;QPost;&amp;QObject;' and advises_shadow.version = 5 except 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after&amp;QPost;&amp;QObject;' and advises_shadow.version = 4) as foo</text:p>
          </table:table-cell>
          <table:table-cell table:formula="of:=VALUE(ORG.SISTEMA.OO.SQL.JAGUARSQL.EXECUTESQL(&quot;org.postgresql.Driver&quot;;&quot;jdbc:postgresql://localhost/rejuv-pc?user=raffi&quot;;[.L72]))" office:value-type="float" office:value="9">
            <text:p>9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72]; &quot;' and advises_shadow.version = &quot;;[.$C72];&quot; except SELECT shadows.key FROM advises_shadow INNER JOIN shadows ON advises_shadow.shadow_key = shadows.key AND advises_shadow.version = shadows.version INNER JOIN advice ON advice.key = advises_shadow.advice_key WHERE advice.key = '&quot;; [.$B72]; &quot;' and advises_shadow.version = &quot;;[.$D7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after&amp;QPost;&amp;QObject;' and advises_shadow.version = 4 except 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after&amp;QPost;&amp;QObject;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after&amp;QPost;&amp;QObject;' and advises_shadow.version = 4 except 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after&amp;QPost;&amp;QObject;' and advises_shadow.version = 5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72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72]; &quot;' and advises_shadow.version = &quot;; [.$D72]; &quot; except SELECT shadows.key FROM suggested_shadows INNER JOIN shadows ON suggested_shadows.shadow_key = shadows.key AND suggested_shadows.version = shadows.version INNER JOIN advice ON advice.key = suggested_shadows.advice_key WHERE advice.key = '&quot;; [.$B72]; &quot;' and suggested_shadows.version = &quot;; [.$D72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after&amp;QPost;&amp;QObject;' and advises_shadow.version = 5 except SELECT shadows.key FROM suggested_shadows INNER JOIN shadows ON suggested_shadows.shadow_key = shadows.key AND suggested_shadows.version = shadows.version INNER JOIN advice ON advice.key = suggested_shadows.advice_key WHERE advice.key = 'org.contract4j5.aspects*ConstructorBoundaryConditions.aj}ConstructorBoundaryConditions&amp;after&amp;QPost;&amp;QObject;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after&amp;QPost;&amp;QObject;' and advises_shadow.version = 5 except SELECT shadows.key FROM suggested_shadows INNER JOIN shadows ON suggested_shadows.shadow_key = shadows.key AND suggested_shadows.version = shadows.version INNER JOIN advice ON advice.key = suggested_shadows.advice_key WHERE advice.key = 'org.contract4j5.aspects*ConstructorBoundaryConditions.aj}ConstructorBoundaryConditions&amp;after&amp;QPost;&amp;QObject;' and suggested_shadows.version = 5) as foo</text:p>
          </table:table-cell>
          <table:table-cell table:formula="of:=VALUE(ORG.SISTEMA.OO.SQL.JAGUARSQL.EXECUTESQL(&quot;org.postgresql.Driver&quot;;&quot;jdbc:postgresql://localhost/rejuv-pc?user=raffi&quot;;[.Q72]))" office:value-type="float" office:value="474">
            <text:p>474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72]; &quot;' and suggested_shadows.version = &quot;; [.$D72];&quot; except SELECT shadows.key FROM advises_shadow INNER JOIN shadows ON advises_shadow.shadow_key = shadows.key AND advises_shadow.version = shadows.version INNER JOIN advice ON advice.key = advises_shadow.advice_key WHERE advice.key = '&quot;; [.$B72]; &quot;' and advises_shadow.version = &quot;; [.$D72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ConstructorBoundaryConditions.aj}ConstructorBoundaryConditions&amp;after&amp;QPost;&amp;QObject;' and suggested_shadows.version = 5 except 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after&amp;QPost;&amp;QObject;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ConstructorBoundaryConditions.aj}ConstructorBoundaryConditions&amp;after&amp;QPost;&amp;QObject;' and suggested_shadows.version = 5 except 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after&amp;QPost;&amp;QObject;' and advises_shadow.version = 5) as fo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Contract4J</text:p>
          </table:table-cell>
          <table:table-cell office:value-type="string">
            <text:p>org.contract4j5.aspects*ConstructorBoundaryConditions.aj}ConstructorBoundaryConditions&amp;before&amp;QPre;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73]))" office:value-type="float" office:value="10">
            <text:p>10</text:p>
          </table:table-cell>
          <table:table-cell table:formula="of:=CONCATENATE(&quot;SELECT to_char(count(1),'999') FROM advises_shadow WHERE advice_key ='&quot;;[.$B73];&quot;' and version = &quot;; [.$C73])" office:value-type="string" office:string-value="SELECT to_char(count(1),'999') FROM advises_shadow WHERE advice_key ='org.contract4j5.aspects*ConstructorBoundaryConditions.aj}ConstructorBoundaryConditions&amp;before&amp;QPre;' and version = 4">
            <text:p>SELECT to_char(count(1),'999') FROM advises_shadow WHERE advice_key ='org.contract4j5.aspects*ConstructorBoundaryConditions.aj}ConstructorBoundaryConditions&amp;before&amp;QPre;' and version = 4</text:p>
          </table:table-cell>
          <table:table-cell table:formula="of:=VALUE(ORG.SISTEMA.OO.SQL.JAGUARSQL.EXECUTESQL(&quot;org.postgresql.Driver&quot;;&quot;jdbc:postgresql://localhost/rejuv-pc?user=raffi&quot;;[.H73]))" office:value-type="float" office:value="21">
            <text:p>21</text:p>
          </table:table-cell>
          <table:table-cell table:formula="of:=CONCATENATE(&quot;SELECT to_char(count(1),'999') FROM advises_shadow WHERE advice_key ='&quot;;[.$B73];&quot;' and version = &quot;; [.$D73])" office:value-type="string" office:string-value="SELECT to_char(count(1),'999') FROM advises_shadow WHERE advice_key ='org.contract4j5.aspects*ConstructorBoundaryConditions.aj}ConstructorBoundaryConditions&amp;before&amp;QPre;' and version = 5">
            <text:p>SELECT to_char(count(1),'999') FROM advises_shadow WHERE advice_key ='org.contract4j5.aspects*ConstructorBoundaryConditions.aj}ConstructorBoundaryConditions&amp;before&amp;QPre;' and version = 5</text:p>
          </table:table-cell>
          <table:table-cell table:formula="of:=VALUE(ORG.SISTEMA.OO.SQL.JAGUARSQL.EXECUTESQL(&quot;org.postgresql.Driver&quot;;&quot;jdbc:postgresql://localhost/rejuv-pc?user=raffi&quot;;[.J73]))" office:value-type="float" office:value="19">
            <text:p>19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73]; &quot;' and advises_shadow.version = &quot;;[.$D73];&quot; except SELECT shadows.key FROM advises_shadow INNER JOIN shadows ON advises_shadow.shadow_key = shadows.key AND advises_shadow.version = shadows.version INNER JOIN advice ON advice.key = advises_shadow.advice_key WHERE advice.key = '&quot;; [.$B73]; &quot;' and advises_shadow.version = &quot;;[.$C7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before&amp;QPre;' and advises_shadow.version = 5 except 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before&amp;QPre;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before&amp;QPre;' and advises_shadow.version = 5 except 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before&amp;QPre;' and advises_shadow.version = 4) as foo</text:p>
          </table:table-cell>
          <table:table-cell table:formula="of:=VALUE(ORG.SISTEMA.OO.SQL.JAGUARSQL.EXECUTESQL(&quot;org.postgresql.Driver&quot;;&quot;jdbc:postgresql://localhost/rejuv-pc?user=raffi&quot;;[.L73]))" office:value-type="float" office:value="8">
            <text:p>8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73]; &quot;' and advises_shadow.version = &quot;;[.$C73];&quot; except SELECT shadows.key FROM advises_shadow INNER JOIN shadows ON advises_shadow.shadow_key = shadows.key AND advises_shadow.version = shadows.version INNER JOIN advice ON advice.key = advises_shadow.advice_key WHERE advice.key = '&quot;; [.$B73]; &quot;' and advises_shadow.version = &quot;;[.$D7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before&amp;QPre;' and advises_shadow.version = 4 except 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before&amp;QPre;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before&amp;QPre;' and advises_shadow.version = 4 except 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before&amp;QPre;' and advises_shadow.version = 5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73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73]; &quot;' and advises_shadow.version = &quot;; [.$D73]; &quot; except SELECT shadows.key FROM suggested_shadows INNER JOIN shadows ON suggested_shadows.shadow_key = shadows.key AND suggested_shadows.version = shadows.version INNER JOIN advice ON advice.key = suggested_shadows.advice_key WHERE advice.key = '&quot;; [.$B73]; &quot;' and suggested_shadows.version = &quot;; [.$D73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before&amp;QPre;' and advises_shadow.version = 5 except SELECT shadows.key FROM suggested_shadows INNER JOIN shadows ON suggested_shadows.shadow_key = shadows.key AND suggested_shadows.version = shadows.version INNER JOIN advice ON advice.key = suggested_shadows.advice_key WHERE advice.key = 'org.contract4j5.aspects*ConstructorBoundaryConditions.aj}ConstructorBoundaryConditions&amp;before&amp;QPre;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before&amp;QPre;' and advises_shadow.version = 5 except SELECT shadows.key FROM suggested_shadows INNER JOIN shadows ON suggested_shadows.shadow_key = shadows.key AND suggested_shadows.version = shadows.version INNER JOIN advice ON advice.key = suggested_shadows.advice_key WHERE advice.key = 'org.contract4j5.aspects*ConstructorBoundaryConditions.aj}ConstructorBoundaryConditions&amp;before&amp;QPre;' and suggested_shadows.version = 5) as foo</text:p>
          </table:table-cell>
          <table:table-cell table:formula="of:=VALUE(ORG.SISTEMA.OO.SQL.JAGUARSQL.EXECUTESQL(&quot;org.postgresql.Driver&quot;;&quot;jdbc:postgresql://localhost/rejuv-pc?user=raffi&quot;;[.Q73]))" office:value-type="float" office:value="385">
            <text:p>385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73]; &quot;' and suggested_shadows.version = &quot;; [.$D73];&quot; except SELECT shadows.key FROM advises_shadow INNER JOIN shadows ON advises_shadow.shadow_key = shadows.key AND advises_shadow.version = shadows.version INNER JOIN advice ON advice.key = advises_shadow.advice_key WHERE advice.key = '&quot;; [.$B73]; &quot;' and advises_shadow.version = &quot;; [.$D73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ConstructorBoundaryConditions.aj}ConstructorBoundaryConditions&amp;before&amp;QPre;' and suggested_shadows.version = 5 except 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before&amp;QPre;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ConstructorBoundaryConditions.aj}ConstructorBoundaryConditions&amp;before&amp;QPre;' and suggested_shadows.version = 5 except SELECT shadows.key FROM advises_shadow INNER JOIN shadows ON advises_shadow.shadow_key = shadows.key AND advises_shadow.version = shadows.version INNER JOIN advice ON advice.key = advises_shadow.advice_key WHERE advice.key = 'org.contract4j5.aspects*ConstructorBoundaryConditions.aj}ConstructorBoundaryConditions&amp;before&amp;QPre;' and advises_shadow.version = 5) as foo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Contract4J</text:p>
          </table:table-cell>
          <table:table-cell office:value-type="string">
            <text:p>org.contract4j5.aspects*InvariantCtorConditions.aj}InvariantCtorConditions&amp;afterReturning&amp;QInvar;&amp;QObject;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74]))" office:value-type="float" office:value="5">
            <text:p>5</text:p>
          </table:table-cell>
          <table:table-cell table:formula="of:=CONCATENATE(&quot;SELECT to_char(count(1),'999') FROM advises_shadow WHERE advice_key ='&quot;;[.$B74];&quot;' and version = &quot;; [.$C74])" office:value-type="string" office:string-value="SELECT to_char(count(1),'999') FROM advises_shadow WHERE advice_key ='org.contract4j5.aspects*InvariantCtorConditions.aj}InvariantCtorConditions&amp;afterReturning&amp;QInvar;&amp;QObject;' and version = 4">
            <text:p>SELECT to_char(count(1),'999') FROM advises_shadow WHERE advice_key ='org.contract4j5.aspects*InvariantCtorConditions.aj}InvariantCtorConditions&amp;afterReturning&amp;QInvar;&amp;QObject;' and version = 4</text:p>
          </table:table-cell>
          <table:table-cell table:formula="of:=VALUE(ORG.SISTEMA.OO.SQL.JAGUARSQL.EXECUTESQL(&quot;org.postgresql.Driver&quot;;&quot;jdbc:postgresql://localhost/rejuv-pc?user=raffi&quot;;[.H74]))" office:value-type="float" office:value="6">
            <text:p>6</text:p>
          </table:table-cell>
          <table:table-cell table:formula="of:=CONCATENATE(&quot;SELECT to_char(count(1),'999') FROM advises_shadow WHERE advice_key ='&quot;;[.$B74];&quot;' and version = &quot;; [.$D74])" office:value-type="string" office:string-value="SELECT to_char(count(1),'999') FROM advises_shadow WHERE advice_key ='org.contract4j5.aspects*InvariantCtorConditions.aj}InvariantCtorConditions&amp;afterReturning&amp;QInvar;&amp;QObject;' and version = 5">
            <text:p>SELECT to_char(count(1),'999') FROM advises_shadow WHERE advice_key ='org.contract4j5.aspects*InvariantCtorConditions.aj}InvariantCtorConditions&amp;afterReturning&amp;QInvar;&amp;QObject;' and version = 5</text:p>
          </table:table-cell>
          <table:table-cell table:formula="of:=VALUE(ORG.SISTEMA.OO.SQL.JAGUARSQL.EXECUTESQL(&quot;org.postgresql.Driver&quot;;&quot;jdbc:postgresql://localhost/rejuv-pc?user=raffi&quot;;[.J74]))" office:value-type="float" office:value="5">
            <text:p>5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74]; &quot;' and advises_shadow.version = &quot;;[.$D74];&quot; except SELECT shadows.key FROM advises_shadow INNER JOIN shadows ON advises_shadow.shadow_key = shadows.key AND advises_shadow.version = shadows.version INNER JOIN advice ON advice.key = advises_shadow.advice_key WHERE advice.key = '&quot;; [.$B74]; &quot;' and advises_shadow.version = &quot;;[.$C7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CtorConditions.aj}InvariantCtorConditions&amp;afterReturning&amp;QInvar;&amp;QObject;' and advises_shadow.version = 5 except SELECT shadows.key FROM advises_shadow INNER JOIN shadows ON advises_shadow.shadow_key = shadows.key AND advises_shadow.version = shadows.version INNER JOIN advice ON advice.key = advises_shadow.advice_key WHERE advice.key = 'org.contract4j5.aspects*InvariantCtorConditions.aj}InvariantCtorConditions&amp;afterReturning&amp;QInvar;&amp;QObject;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CtorConditions.aj}InvariantCtorConditions&amp;afterReturning&amp;QInvar;&amp;QObject;' and advises_shadow.version = 5 except SELECT shadows.key FROM advises_shadow INNER JOIN shadows ON advises_shadow.shadow_key = shadows.key AND advises_shadow.version = shadows.version INNER JOIN advice ON advice.key = advises_shadow.advice_key WHERE advice.key = 'org.contract4j5.aspects*InvariantCtorConditions.aj}InvariantCtorConditions&amp;afterReturning&amp;QInvar;&amp;QObject;' and advises_shadow.version = 4) as foo</text:p>
          </table:table-cell>
          <table:table-cell table:formula="of:=VALUE(ORG.SISTEMA.OO.SQL.JAGUARSQL.EXECUTESQL(&quot;org.postgresql.Driver&quot;;&quot;jdbc:postgresql://localhost/rejuv-pc?user=raffi&quot;;[.L74]))" office:value-type="float" office:value="4">
            <text:p>4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74]; &quot;' and advises_shadow.version = &quot;;[.$C74];&quot; except SELECT shadows.key FROM advises_shadow INNER JOIN shadows ON advises_shadow.shadow_key = shadows.key AND advises_shadow.version = shadows.version INNER JOIN advice ON advice.key = advises_shadow.advice_key WHERE advice.key = '&quot;; [.$B74]; &quot;' and advises_shadow.version = &quot;;[.$D7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CtorConditions.aj}InvariantCtorConditions&amp;afterReturning&amp;QInvar;&amp;QObject;' and advises_shadow.version = 4 except SELECT shadows.key FROM advises_shadow INNER JOIN shadows ON advises_shadow.shadow_key = shadows.key AND advises_shadow.version = shadows.version INNER JOIN advice ON advice.key = advises_shadow.advice_key WHERE advice.key = 'org.contract4j5.aspects*InvariantCtorConditions.aj}InvariantCtorConditions&amp;afterReturning&amp;QInvar;&amp;QObject;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CtorConditions.aj}InvariantCtorConditions&amp;afterReturning&amp;QInvar;&amp;QObject;' and advises_shadow.version = 4 except SELECT shadows.key FROM advises_shadow INNER JOIN shadows ON advises_shadow.shadow_key = shadows.key AND advises_shadow.version = shadows.version INNER JOIN advice ON advice.key = advises_shadow.advice_key WHERE advice.key = 'org.contract4j5.aspects*InvariantCtorConditions.aj}InvariantCtorConditions&amp;afterReturning&amp;QInvar;&amp;QObject;' and advises_shadow.version = 5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74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74]; &quot;' and advises_shadow.version = &quot;; [.$D74]; &quot; except SELECT shadows.key FROM suggested_shadows INNER JOIN shadows ON suggested_shadows.shadow_key = shadows.key AND suggested_shadows.version = shadows.version INNER JOIN advice ON advice.key = suggested_shadows.advice_key WHERE advice.key = '&quot;; [.$B74]; &quot;' and suggested_shadows.version = &quot;; [.$D74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CtorConditions.aj}InvariantCtorConditions&amp;afterReturning&amp;QInvar;&amp;QObject;' and advises_shadow.version = 5 except SELECT shadows.key FROM suggested_shadows INNER JOIN shadows ON suggested_shadows.shadow_key = shadows.key AND suggested_shadows.version = shadows.version INNER JOIN advice ON advice.key = suggested_shadows.advice_key WHERE advice.key = 'org.contract4j5.aspects*InvariantCtorConditions.aj}InvariantCtorConditions&amp;afterReturning&amp;QInvar;&amp;QObject;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CtorConditions.aj}InvariantCtorConditions&amp;afterReturning&amp;QInvar;&amp;QObject;' and advises_shadow.version = 5 except SELECT shadows.key FROM suggested_shadows INNER JOIN shadows ON suggested_shadows.shadow_key = shadows.key AND suggested_shadows.version = shadows.version INNER JOIN advice ON advice.key = suggested_shadows.advice_key WHERE advice.key = 'org.contract4j5.aspects*InvariantCtorConditions.aj}InvariantCtorConditions&amp;afterReturning&amp;QInvar;&amp;QObject;' and suggested_shadows.version = 5) as foo</text:p>
          </table:table-cell>
          <table:table-cell table:formula="of:=VALUE(ORG.SISTEMA.OO.SQL.JAGUARSQL.EXECUTESQL(&quot;org.postgresql.Driver&quot;;&quot;jdbc:postgresql://localhost/rejuv-pc?user=raffi&quot;;[.Q74]))" office:value-type="float" office:value="397">
            <text:p>397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74]; &quot;' and suggested_shadows.version = &quot;; [.$D74];&quot; except SELECT shadows.key FROM advises_shadow INNER JOIN shadows ON advises_shadow.shadow_key = shadows.key AND advises_shadow.version = shadows.version INNER JOIN advice ON advice.key = advises_shadow.advice_key WHERE advice.key = '&quot;; [.$B74]; &quot;' and advises_shadow.version = &quot;; [.$D74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InvariantCtorConditions.aj}InvariantCtorConditions&amp;afterReturning&amp;QInvar;&amp;QObject;' and suggested_shadows.version = 5 except SELECT shadows.key FROM advises_shadow INNER JOIN shadows ON advises_shadow.shadow_key = shadows.key AND advises_shadow.version = shadows.version INNER JOIN advice ON advice.key = advises_shadow.advice_key WHERE advice.key = 'org.contract4j5.aspects*InvariantCtorConditions.aj}InvariantCtorConditions&amp;afterReturning&amp;QInvar;&amp;QObject;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InvariantCtorConditions.aj}InvariantCtorConditions&amp;afterReturning&amp;QInvar;&amp;QObject;' and suggested_shadows.version = 5 except SELECT shadows.key FROM advises_shadow INNER JOIN shadows ON advises_shadow.shadow_key = shadows.key AND advises_shadow.version = shadows.version INNER JOIN advice ON advice.key = advises_shadow.advice_key WHERE advice.key = 'org.contract4j5.aspects*InvariantCtorConditions.aj}InvariantCtorConditions&amp;afterReturning&amp;QInvar;&amp;QObject;' and advises_shadow.version = 5) as foo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Contract4J</text:p>
          </table:table-cell>
          <table:table-cell office:value-type="string">
            <text:p>org.contract4j5.aspects*InvariantFieldConditions.aj}InvariantFieldConditions&amp;around&amp;QInvar;&amp;QObject;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75]))" office:value-type="float" office:value="15">
            <text:p>15</text:p>
          </table:table-cell>
          <table:table-cell table:formula="of:=CONCATENATE(&quot;SELECT to_char(count(1),'999') FROM advises_shadow WHERE advice_key ='&quot;;[.$B75];&quot;' and version = &quot;; [.$C75])" office:value-type="string" office:string-value="SELECT to_char(count(1),'999') FROM advises_shadow WHERE advice_key ='org.contract4j5.aspects*InvariantFieldConditions.aj}InvariantFieldConditions&amp;around&amp;QInvar;&amp;QObject;' and version = 4">
            <text:p>SELECT to_char(count(1),'999') FROM advises_shadow WHERE advice_key ='org.contract4j5.aspects*InvariantFieldConditions.aj}InvariantFieldConditions&amp;around&amp;QInvar;&amp;QObject;' and version = 4</text:p>
          </table:table-cell>
          <table:table-cell table:formula="of:=VALUE(ORG.SISTEMA.OO.SQL.JAGUARSQL.EXECUTESQL(&quot;org.postgresql.Driver&quot;;&quot;jdbc:postgresql://localhost/rejuv-pc?user=raffi&quot;;[.H75]))" office:value-type="float" office:value="14">
            <text:p>14</text:p>
          </table:table-cell>
          <table:table-cell table:formula="of:=CONCATENATE(&quot;SELECT to_char(count(1),'999') FROM advises_shadow WHERE advice_key ='&quot;;[.$B75];&quot;' and version = &quot;; [.$D75])" office:value-type="string" office:string-value="SELECT to_char(count(1),'999') FROM advises_shadow WHERE advice_key ='org.contract4j5.aspects*InvariantFieldConditions.aj}InvariantFieldConditions&amp;around&amp;QInvar;&amp;QObject;' and version = 5">
            <text:p>SELECT to_char(count(1),'999') FROM advises_shadow WHERE advice_key ='org.contract4j5.aspects*InvariantFieldConditions.aj}InvariantFieldConditions&amp;around&amp;QInvar;&amp;QObject;' and version = 5</text:p>
          </table:table-cell>
          <table:table-cell table:formula="of:=VALUE(ORG.SISTEMA.OO.SQL.JAGUARSQL.EXECUTESQL(&quot;org.postgresql.Driver&quot;;&quot;jdbc:postgresql://localhost/rejuv-pc?user=raffi&quot;;[.J75]))" office:value-type="float" office:value="13">
            <text:p>13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75]; &quot;' and advises_shadow.version = &quot;;[.$D75];&quot; except SELECT shadows.key FROM advises_shadow INNER JOIN shadows ON advises_shadow.shadow_key = shadows.key AND advises_shadow.version = shadows.version INNER JOIN advice ON advice.key = advises_shadow.advice_key WHERE advice.key = '&quot;; [.$B75]; &quot;' and advises_shadow.version = &quot;;[.$C7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' and advises_shadow.version = 5 except 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' and advises_shadow.version = 5 except 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' and advises_shadow.version = 4) as foo</text:p>
          </table:table-cell>
          <table:table-cell table:formula="of:=VALUE(ORG.SISTEMA.OO.SQL.JAGUARSQL.EXECUTESQL(&quot;org.postgresql.Driver&quot;;&quot;jdbc:postgresql://localhost/rejuv-pc?user=raffi&quot;;[.L75]))" office:value-type="float" office:value="14">
            <text:p>14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75]; &quot;' and advises_shadow.version = &quot;;[.$C75];&quot; except SELECT shadows.key FROM advises_shadow INNER JOIN shadows ON advises_shadow.shadow_key = shadows.key AND advises_shadow.version = shadows.version INNER JOIN advice ON advice.key = advises_shadow.advice_key WHERE advice.key = '&quot;; [.$B75]; &quot;' and advises_shadow.version = &quot;;[.$D7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' and advises_shadow.version = 4 except 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' and advises_shadow.version = 4 except 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' and advises_shadow.version = 5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75]))" office:value-type="float" office:value="11">
            <text:p>11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75]; &quot;' and advises_shadow.version = &quot;; [.$D75]; &quot; except SELECT shadows.key FROM suggested_shadows INNER JOIN shadows ON suggested_shadows.shadow_key = shadows.key AND suggested_shadows.version = shadows.version INNER JOIN advice ON advice.key = suggested_shadows.advice_key WHERE advice.key = '&quot;; [.$B75]; &quot;' and suggested_shadows.version = &quot;; [.$D75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' and advises_shadow.version = 5 except SELECT shadows.key FROM suggested_shadows INNER JOIN shadows ON suggested_shadows.shadow_key = shadows.key AND suggested_shadows.version = shadows.version INNER JOIN advice ON advice.key = suggested_shadows.advice_key WHERE advice.key = 'org.contract4j5.aspects*InvariantFieldConditions.aj}InvariantFieldConditions&amp;around&amp;QInvar;&amp;QObject;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' and advises_shadow.version = 5 except SELECT shadows.key FROM suggested_shadows INNER JOIN shadows ON suggested_shadows.shadow_key = shadows.key AND suggested_shadows.version = shadows.version INNER JOIN advice ON advice.key = suggested_shadows.advice_key WHERE advice.key = 'org.contract4j5.aspects*InvariantFieldConditions.aj}InvariantFieldConditions&amp;around&amp;QInvar;&amp;QObject;' and suggested_shadows.version = 5) as foo</text:p>
          </table:table-cell>
          <table:table-cell table:formula="of:=VALUE(ORG.SISTEMA.OO.SQL.JAGUARSQL.EXECUTESQL(&quot;org.postgresql.Driver&quot;;&quot;jdbc:postgresql://localhost/rejuv-pc?user=raffi&quot;;[.Q75]))" office:value-type="float" office:value="59">
            <text:p>59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75]; &quot;' and suggested_shadows.version = &quot;; [.$D75];&quot; except SELECT shadows.key FROM advises_shadow INNER JOIN shadows ON advises_shadow.shadow_key = shadows.key AND advises_shadow.version = shadows.version INNER JOIN advice ON advice.key = advises_shadow.advice_key WHERE advice.key = '&quot;; [.$B75]; &quot;' and advises_shadow.version = &quot;; [.$D75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InvariantFieldConditions.aj}InvariantFieldConditions&amp;around&amp;QInvar;&amp;QObject;' and suggested_shadows.version = 5 except 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InvariantFieldConditions.aj}InvariantFieldConditions&amp;around&amp;QInvar;&amp;QObject;' and suggested_shadows.version = 5 except 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' and advises_shadow.version = 5) as foo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Contract4J</text:p>
          </table:table-cell>
          <table:table-cell office:value-type="string">
            <text:p>org.contract4j5.aspects*InvariantFieldConditions.aj}InvariantFieldConditions&amp;around&amp;QInvar;&amp;QObject;&amp;QObject;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76]))" office:value-type="float" office:value="30">
            <text:p>30</text:p>
          </table:table-cell>
          <table:table-cell table:formula="of:=CONCATENATE(&quot;SELECT to_char(count(1),'999') FROM advises_shadow WHERE advice_key ='&quot;;[.$B76];&quot;' and version = &quot;; [.$C76])" office:value-type="string" office:string-value="SELECT to_char(count(1),'999') FROM advises_shadow WHERE advice_key ='org.contract4j5.aspects*InvariantFieldConditions.aj}InvariantFieldConditions&amp;around&amp;QInvar;&amp;QObject;&amp;QObject;' and version = 4">
            <text:p>SELECT to_char(count(1),'999') FROM advises_shadow WHERE advice_key ='org.contract4j5.aspects*InvariantFieldConditions.aj}InvariantFieldConditions&amp;around&amp;QInvar;&amp;QObject;&amp;QObject;' and version = 4</text:p>
          </table:table-cell>
          <table:table-cell table:formula="of:=VALUE(ORG.SISTEMA.OO.SQL.JAGUARSQL.EXECUTESQL(&quot;org.postgresql.Driver&quot;;&quot;jdbc:postgresql://localhost/rejuv-pc?user=raffi&quot;;[.H76]))" office:value-type="float" office:value="34">
            <text:p>34</text:p>
          </table:table-cell>
          <table:table-cell table:formula="of:=CONCATENATE(&quot;SELECT to_char(count(1),'999') FROM advises_shadow WHERE advice_key ='&quot;;[.$B76];&quot;' and version = &quot;; [.$D76])" office:value-type="string" office:string-value="SELECT to_char(count(1),'999') FROM advises_shadow WHERE advice_key ='org.contract4j5.aspects*InvariantFieldConditions.aj}InvariantFieldConditions&amp;around&amp;QInvar;&amp;QObject;&amp;QObject;' and version = 5">
            <text:p>SELECT to_char(count(1),'999') FROM advises_shadow WHERE advice_key ='org.contract4j5.aspects*InvariantFieldConditions.aj}InvariantFieldConditions&amp;around&amp;QInvar;&amp;QObject;&amp;QObject;' and version = 5</text:p>
          </table:table-cell>
          <table:table-cell table:formula="of:=VALUE(ORG.SISTEMA.OO.SQL.JAGUARSQL.EXECUTESQL(&quot;org.postgresql.Driver&quot;;&quot;jdbc:postgresql://localhost/rejuv-pc?user=raffi&quot;;[.J76]))" office:value-type="float" office:value="33">
            <text:p>33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76]; &quot;' and advises_shadow.version = &quot;;[.$D76];&quot; except SELECT shadows.key FROM advises_shadow INNER JOIN shadows ON advises_shadow.shadow_key = shadows.key AND advises_shadow.version = shadows.version INNER JOIN advice ON advice.key = advises_shadow.advice_key WHERE advice.key = '&quot;; [.$B76]; &quot;' and advises_shadow.version = &quot;;[.$C7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&amp;QObject;' and advises_shadow.version = 5 except 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&amp;QObject;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&amp;QObject;' and advises_shadow.version = 5 except 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&amp;QObject;' and advises_shadow.version = 4) as foo</text:p>
          </table:table-cell>
          <table:table-cell table:formula="of:=VALUE(ORG.SISTEMA.OO.SQL.JAGUARSQL.EXECUTESQL(&quot;org.postgresql.Driver&quot;;&quot;jdbc:postgresql://localhost/rejuv-pc?user=raffi&quot;;[.L76]))" office:value-type="float" office:value="29">
            <text:p>29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76]; &quot;' and advises_shadow.version = &quot;;[.$C76];&quot; except SELECT shadows.key FROM advises_shadow INNER JOIN shadows ON advises_shadow.shadow_key = shadows.key AND advises_shadow.version = shadows.version INNER JOIN advice ON advice.key = advises_shadow.advice_key WHERE advice.key = '&quot;; [.$B76]; &quot;' and advises_shadow.version = &quot;;[.$D7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&amp;QObject;' and advises_shadow.version = 4 except 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&amp;QObject;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&amp;QObject;' and advises_shadow.version = 4 except 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&amp;QObject;' and advises_shadow.version = 5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76]))" office:value-type="float" office:value="28">
            <text:p>28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76]; &quot;' and advises_shadow.version = &quot;; [.$D76]; &quot; except SELECT shadows.key FROM suggested_shadows INNER JOIN shadows ON suggested_shadows.shadow_key = shadows.key AND suggested_shadows.version = shadows.version INNER JOIN advice ON advice.key = suggested_shadows.advice_key WHERE advice.key = '&quot;; [.$B76]; &quot;' and suggested_shadows.version = &quot;; [.$D76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&amp;QObject;' and advises_shadow.version = 5 except SELECT shadows.key FROM suggested_shadows INNER JOIN shadows ON suggested_shadows.shadow_key = shadows.key AND suggested_shadows.version = shadows.version INNER JOIN advice ON advice.key = suggested_shadows.advice_key WHERE advice.key = 'org.contract4j5.aspects*InvariantFieldConditions.aj}InvariantFieldConditions&amp;around&amp;QInvar;&amp;QObject;&amp;QObject;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&amp;QObject;' and advises_shadow.version = 5 except SELECT shadows.key FROM suggested_shadows INNER JOIN shadows ON suggested_shadows.shadow_key = shadows.key AND suggested_shadows.version = shadows.version INNER JOIN advice ON advice.key = suggested_shadows.advice_key WHERE advice.key = 'org.contract4j5.aspects*InvariantFieldConditions.aj}InvariantFieldConditions&amp;around&amp;QInvar;&amp;QObject;&amp;QObject;' and suggested_shadows.version = 5) as foo</text:p>
          </table:table-cell>
          <table:table-cell table:formula="of:=VALUE(ORG.SISTEMA.OO.SQL.JAGUARSQL.EXECUTESQL(&quot;org.postgresql.Driver&quot;;&quot;jdbc:postgresql://localhost/rejuv-pc?user=raffi&quot;;[.Q76]))" office:value-type="float" office:value="87">
            <text:p>87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76]; &quot;' and suggested_shadows.version = &quot;; [.$D76];&quot; except SELECT shadows.key FROM advises_shadow INNER JOIN shadows ON advises_shadow.shadow_key = shadows.key AND advises_shadow.version = shadows.version INNER JOIN advice ON advice.key = advises_shadow.advice_key WHERE advice.key = '&quot;; [.$B76]; &quot;' and advises_shadow.version = &quot;; [.$D76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InvariantFieldConditions.aj}InvariantFieldConditions&amp;around&amp;QInvar;&amp;QObject;&amp;QObject;' and suggested_shadows.version = 5 except 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&amp;QObject;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InvariantFieldConditions.aj}InvariantFieldConditions&amp;around&amp;QInvar;&amp;QObject;&amp;QObject;' and suggested_shadows.version = 5 except SELECT shadows.key FROM advises_shadow INNER JOIN shadows ON advises_shadow.shadow_key = shadows.key AND advises_shadow.version = shadows.version INNER JOIN advice ON advice.key = advises_shadow.advice_key WHERE advice.key = 'org.contract4j5.aspects*InvariantFieldConditions.aj}InvariantFieldConditions&amp;around&amp;QInvar;&amp;QObject;&amp;QObject;' and advises_shadow.version = 5) as foo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Contract4J</text:p>
          </table:table-cell>
          <table:table-cell office:value-type="string">
            <text:p>org.contract4j5.aspects*InvariantFieldCtorConditions.aj}InvariantFieldCtorConditions}InvariantFieldCtorConditionsPerCtor&amp;afterReturning&amp;QInvar;&amp;QObject;&amp;QObject;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77]))" office:value-type="float" office:value="30">
            <text:p>30</text:p>
          </table:table-cell>
          <table:table-cell table:formula="of:=CONCATENATE(&quot;SELECT to_char(count(1),'999') FROM advises_shadow WHERE advice_key ='&quot;;[.$B77];&quot;' and version = &quot;; [.$C77])" office:value-type="string" office:string-value="SELECT to_char(count(1),'999') FROM advises_shadow WHERE advice_key ='org.contract4j5.aspects*InvariantFieldCtorConditions.aj}InvariantFieldCtorConditions}InvariantFieldCtorConditionsPerCtor&amp;afterReturning&amp;QInvar;&amp;QObject;&amp;QObject;' and version = 4">
            <text:p>SELECT to_char(count(1),'999') FROM advises_shadow WHERE advice_key ='org.contract4j5.aspects*InvariantFieldCtorConditions.aj}InvariantFieldCtorConditions}InvariantFieldCtorConditionsPerCtor&amp;afterReturning&amp;QInvar;&amp;QObject;&amp;QObject;' and version = 4</text:p>
          </table:table-cell>
          <table:table-cell table:formula="of:=VALUE(ORG.SISTEMA.OO.SQL.JAGUARSQL.EXECUTESQL(&quot;org.postgresql.Driver&quot;;&quot;jdbc:postgresql://localhost/rejuv-pc?user=raffi&quot;;[.H77]))" office:value-type="float" office:value="34">
            <text:p>34</text:p>
          </table:table-cell>
          <table:table-cell table:formula="of:=CONCATENATE(&quot;SELECT to_char(count(1),'999') FROM advises_shadow WHERE advice_key ='&quot;;[.$B77];&quot;' and version = &quot;; [.$D77])" office:value-type="string" office:string-value="SELECT to_char(count(1),'999') FROM advises_shadow WHERE advice_key ='org.contract4j5.aspects*InvariantFieldCtorConditions.aj}InvariantFieldCtorConditions}InvariantFieldCtorConditionsPerCtor&amp;afterReturning&amp;QInvar;&amp;QObject;&amp;QObject;' and version = 5">
            <text:p>SELECT to_char(count(1),'999') FROM advises_shadow WHERE advice_key ='org.contract4j5.aspects*InvariantFieldCtorConditions.aj}InvariantFieldCtorConditions}InvariantFieldCtorConditionsPerCtor&amp;afterReturning&amp;QInvar;&amp;QObject;&amp;QObject;' and version = 5</text:p>
          </table:table-cell>
          <table:table-cell table:formula="of:=VALUE(ORG.SISTEMA.OO.SQL.JAGUARSQL.EXECUTESQL(&quot;org.postgresql.Driver&quot;;&quot;jdbc:postgresql://localhost/rejuv-pc?user=raffi&quot;;[.J77]))" office:value-type="float" office:value="33">
            <text:p>33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77]; &quot;' and advises_shadow.version = &quot;;[.$D77];&quot; except SELECT shadows.key FROM advises_shadow INNER JOIN shadows ON advises_shadow.shadow_key = shadows.key AND advises_shadow.version = shadows.version INNER JOIN advice ON advice.key = advises_shadow.advice_key WHERE advice.key = '&quot;; [.$B77]; &quot;' and advises_shadow.version = &quot;;[.$C7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FieldCtorConditions.aj}InvariantFieldCtorConditions}InvariantFieldCtorConditionsPerCtor&amp;afterReturning&amp;QInvar;&amp;QObject;&amp;QObject;' and advises_shadow.version = 5 except SELECT shadows.key FROM advises_shadow INNER JOIN shadows ON advises_shadow.shadow_key = shadows.key AND advises_shadow.version = shadows.version INNER JOIN advice ON advice.key = advises_shadow.advice_key WHERE advice.key = 'org.contract4j5.aspects*InvariantFieldCtorConditions.aj}InvariantFieldCtorConditions}InvariantFieldCtorConditionsPerCtor&amp;afterReturning&amp;QInvar;&amp;QObject;&amp;QObject;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FieldCtorConditions.aj}InvariantFieldCtorConditions}InvariantFieldCtorConditionsPerCtor&amp;afterReturning&amp;QInvar;&amp;QObject;&amp;QObject;' and advises_shadow.version = 5 except SELECT shadows.key FROM advises_shadow INNER JOIN shadows ON advises_shadow.shadow_key = shadows.key AND advises_shadow.version = shadows.version INNER JOIN advice ON advice.key = advises_shadow.advice_key WHERE advice.key = 'org.contract4j5.aspects*InvariantFieldCtorConditions.aj}InvariantFieldCtorConditions}InvariantFieldCtorConditionsPerCtor&amp;afterReturning&amp;QInvar;&amp;QObject;&amp;QObject;' and advises_shadow.version = 4) as foo</text:p>
          </table:table-cell>
          <table:table-cell table:formula="of:=VALUE(ORG.SISTEMA.OO.SQL.JAGUARSQL.EXECUTESQL(&quot;org.postgresql.Driver&quot;;&quot;jdbc:postgresql://localhost/rejuv-pc?user=raffi&quot;;[.L77]))" office:value-type="float" office:value="29">
            <text:p>29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77]; &quot;' and advises_shadow.version = &quot;;[.$C77];&quot; except SELECT shadows.key FROM advises_shadow INNER JOIN shadows ON advises_shadow.shadow_key = shadows.key AND advises_shadow.version = shadows.version INNER JOIN advice ON advice.key = advises_shadow.advice_key WHERE advice.key = '&quot;; [.$B77]; &quot;' and advises_shadow.version = &quot;;[.$D7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FieldCtorConditions.aj}InvariantFieldCtorConditions}InvariantFieldCtorConditionsPerCtor&amp;afterReturning&amp;QInvar;&amp;QObject;&amp;QObject;' and advises_shadow.version = 4 except SELECT shadows.key FROM advises_shadow INNER JOIN shadows ON advises_shadow.shadow_key = shadows.key AND advises_shadow.version = shadows.version INNER JOIN advice ON advice.key = advises_shadow.advice_key WHERE advice.key = 'org.contract4j5.aspects*InvariantFieldCtorConditions.aj}InvariantFieldCtorConditions}InvariantFieldCtorConditionsPerCtor&amp;afterReturning&amp;QInvar;&amp;QObject;&amp;QObject;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FieldCtorConditions.aj}InvariantFieldCtorConditions}InvariantFieldCtorConditionsPerCtor&amp;afterReturning&amp;QInvar;&amp;QObject;&amp;QObject;' and advises_shadow.version = 4 except SELECT shadows.key FROM advises_shadow INNER JOIN shadows ON advises_shadow.shadow_key = shadows.key AND advises_shadow.version = shadows.version INNER JOIN advice ON advice.key = advises_shadow.advice_key WHERE advice.key = 'org.contract4j5.aspects*InvariantFieldCtorConditions.aj}InvariantFieldCtorConditions}InvariantFieldCtorConditionsPerCtor&amp;afterReturning&amp;QInvar;&amp;QObject;&amp;QObject;' and advises_shadow.version = 5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77]))" office:value-type="float" office:value="28">
            <text:p>28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77]; &quot;' and advises_shadow.version = &quot;; [.$D77]; &quot; except SELECT shadows.key FROM suggested_shadows INNER JOIN shadows ON suggested_shadows.shadow_key = shadows.key AND suggested_shadows.version = shadows.version INNER JOIN advice ON advice.key = suggested_shadows.advice_key WHERE advice.key = '&quot;; [.$B77]; &quot;' and suggested_shadows.version = &quot;; [.$D77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FieldCtorConditions.aj}InvariantFieldCtorConditions}InvariantFieldCtorConditionsPerCtor&amp;afterReturning&amp;QInvar;&amp;QObject;&amp;QObject;' and advises_shadow.version = 5 except SELECT shadows.key FROM suggested_shadows INNER JOIN shadows ON suggested_shadows.shadow_key = shadows.key AND suggested_shadows.version = shadows.version INNER JOIN advice ON advice.key = suggested_shadows.advice_key WHERE advice.key = 'org.contract4j5.aspects*InvariantFieldCtorConditions.aj}InvariantFieldCtorConditions}InvariantFieldCtorConditionsPerCtor&amp;afterReturning&amp;QInvar;&amp;QObject;&amp;QObject;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FieldCtorConditions.aj}InvariantFieldCtorConditions}InvariantFieldCtorConditionsPerCtor&amp;afterReturning&amp;QInvar;&amp;QObject;&amp;QObject;' and advises_shadow.version = 5 except SELECT shadows.key FROM suggested_shadows INNER JOIN shadows ON suggested_shadows.shadow_key = shadows.key AND suggested_shadows.version = shadows.version INNER JOIN advice ON advice.key = suggested_shadows.advice_key WHERE advice.key = 'org.contract4j5.aspects*InvariantFieldCtorConditions.aj}InvariantFieldCtorConditions}InvariantFieldCtorConditionsPerCtor&amp;afterReturning&amp;QInvar;&amp;QObject;&amp;QObject;' and suggested_shadows.version = 5) as foo</text:p>
          </table:table-cell>
          <table:table-cell table:formula="of:=VALUE(ORG.SISTEMA.OO.SQL.JAGUARSQL.EXECUTESQL(&quot;org.postgresql.Driver&quot;;&quot;jdbc:postgresql://localhost/rejuv-pc?user=raffi&quot;;[.Q77]))" office:value-type="float" office:value="92">
            <text:p>92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77]; &quot;' and suggested_shadows.version = &quot;; [.$D77];&quot; except SELECT shadows.key FROM advises_shadow INNER JOIN shadows ON advises_shadow.shadow_key = shadows.key AND advises_shadow.version = shadows.version INNER JOIN advice ON advice.key = advises_shadow.advice_key WHERE advice.key = '&quot;; [.$B77]; &quot;' and advises_shadow.version = &quot;; [.$D77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InvariantFieldCtorConditions.aj}InvariantFieldCtorConditions}InvariantFieldCtorConditionsPerCtor&amp;afterReturning&amp;QInvar;&amp;QObject;&amp;QObject;' and suggested_shadows.version = 5 except SELECT shadows.key FROM advises_shadow INNER JOIN shadows ON advises_shadow.shadow_key = shadows.key AND advises_shadow.version = shadows.version INNER JOIN advice ON advice.key = advises_shadow.advice_key WHERE advice.key = 'org.contract4j5.aspects*InvariantFieldCtorConditions.aj}InvariantFieldCtorConditions}InvariantFieldCtorConditionsPerCtor&amp;afterReturning&amp;QInvar;&amp;QObject;&amp;QObject;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InvariantFieldCtorConditions.aj}InvariantFieldCtorConditions}InvariantFieldCtorConditionsPerCtor&amp;afterReturning&amp;QInvar;&amp;QObject;&amp;QObject;' and suggested_shadows.version = 5 except SELECT shadows.key FROM advises_shadow INNER JOIN shadows ON advises_shadow.shadow_key = shadows.key AND advises_shadow.version = shadows.version INNER JOIN advice ON advice.key = advises_shadow.advice_key WHERE advice.key = 'org.contract4j5.aspects*InvariantFieldCtorConditions.aj}InvariantFieldCtorConditions}InvariantFieldCtorConditionsPerCtor&amp;afterReturning&amp;QInvar;&amp;QObject;&amp;QObject;' and advises_shadow.version = 5) as foo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Contract4J</text:p>
          </table:table-cell>
          <table:table-cell office:value-type="string">
            <text:p>org.contract4j5.aspects*InvariantFieldCtorConditions.aj}InvariantFieldCtorConditions}InvariantFieldCtorConditionsPerCtor&amp;afterReturning&amp;QObject;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78]))" office:value-type="float" office:value="33">
            <text:p>33</text:p>
          </table:table-cell>
          <table:table-cell table:formula="of:=CONCATENATE(&quot;SELECT to_char(count(1),'999') FROM advises_shadow WHERE advice_key ='&quot;;[.$B78];&quot;' and version = &quot;; [.$C78])" office:value-type="string" office:string-value="SELECT to_char(count(1),'999') FROM advises_shadow WHERE advice_key ='org.contract4j5.aspects*InvariantFieldCtorConditions.aj}InvariantFieldCtorConditions}InvariantFieldCtorConditionsPerCtor&amp;afterReturning&amp;QObject;' and version = 4">
            <text:p>SELECT to_char(count(1),'999') FROM advises_shadow WHERE advice_key ='org.contract4j5.aspects*InvariantFieldCtorConditions.aj}InvariantFieldCtorConditions}InvariantFieldCtorConditionsPerCtor&amp;afterReturning&amp;QObject;' and version = 4</text:p>
          </table:table-cell>
          <table:table-cell table:formula="of:=VALUE(ORG.SISTEMA.OO.SQL.JAGUARSQL.EXECUTESQL(&quot;org.postgresql.Driver&quot;;&quot;jdbc:postgresql://localhost/rejuv-pc?user=raffi&quot;;[.H78]))" office:value-type="float" office:value="57">
            <text:p>57</text:p>
          </table:table-cell>
          <table:table-cell table:formula="of:=CONCATENATE(&quot;SELECT to_char(count(1),'999') FROM advises_shadow WHERE advice_key ='&quot;;[.$B78];&quot;' and version = &quot;; [.$D78])" office:value-type="string" office:string-value="SELECT to_char(count(1),'999') FROM advises_shadow WHERE advice_key ='org.contract4j5.aspects*InvariantFieldCtorConditions.aj}InvariantFieldCtorConditions}InvariantFieldCtorConditionsPerCtor&amp;afterReturning&amp;QObject;' and version = 5">
            <text:p>SELECT to_char(count(1),'999') FROM advises_shadow WHERE advice_key ='org.contract4j5.aspects*InvariantFieldCtorConditions.aj}InvariantFieldCtorConditions}InvariantFieldCtorConditionsPerCtor&amp;afterReturning&amp;QObject;' and version = 5</text:p>
          </table:table-cell>
          <table:table-cell table:formula="of:=VALUE(ORG.SISTEMA.OO.SQL.JAGUARSQL.EXECUTESQL(&quot;org.postgresql.Driver&quot;;&quot;jdbc:postgresql://localhost/rejuv-pc?user=raffi&quot;;[.J78]))" office:value-type="float" office:value="51">
            <text:p>5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78]; &quot;' and advises_shadow.version = &quot;;[.$D78];&quot; except SELECT shadows.key FROM advises_shadow INNER JOIN shadows ON advises_shadow.shadow_key = shadows.key AND advises_shadow.version = shadows.version INNER JOIN advice ON advice.key = advises_shadow.advice_key WHERE advice.key = '&quot;; [.$B78]; &quot;' and advises_shadow.version = &quot;;[.$C7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FieldCtorConditions.aj}InvariantFieldCtorConditions}InvariantFieldCtorConditionsPerCtor&amp;afterReturning&amp;QObject;' and advises_shadow.version = 5 except SELECT shadows.key FROM advises_shadow INNER JOIN shadows ON advises_shadow.shadow_key = shadows.key AND advises_shadow.version = shadows.version INNER JOIN advice ON advice.key = advises_shadow.advice_key WHERE advice.key = 'org.contract4j5.aspects*InvariantFieldCtorConditions.aj}InvariantFieldCtorConditions}InvariantFieldCtorConditionsPerCtor&amp;afterReturning&amp;QObject;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FieldCtorConditions.aj}InvariantFieldCtorConditions}InvariantFieldCtorConditionsPerCtor&amp;afterReturning&amp;QObject;' and advises_shadow.version = 5 except SELECT shadows.key FROM advises_shadow INNER JOIN shadows ON advises_shadow.shadow_key = shadows.key AND advises_shadow.version = shadows.version INNER JOIN advice ON advice.key = advises_shadow.advice_key WHERE advice.key = 'org.contract4j5.aspects*InvariantFieldCtorConditions.aj}InvariantFieldCtorConditions}InvariantFieldCtorConditionsPerCtor&amp;afterReturning&amp;QObject;' and advises_shadow.version = 4) as foo</text:p>
          </table:table-cell>
          <table:table-cell table:formula="of:=VALUE(ORG.SISTEMA.OO.SQL.JAGUARSQL.EXECUTESQL(&quot;org.postgresql.Driver&quot;;&quot;jdbc:postgresql://localhost/rejuv-pc?user=raffi&quot;;[.L78]))" office:value-type="float" office:value="27">
            <text:p>27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78]; &quot;' and advises_shadow.version = &quot;;[.$C78];&quot; except SELECT shadows.key FROM advises_shadow INNER JOIN shadows ON advises_shadow.shadow_key = shadows.key AND advises_shadow.version = shadows.version INNER JOIN advice ON advice.key = advises_shadow.advice_key WHERE advice.key = '&quot;; [.$B78]; &quot;' and advises_shadow.version = &quot;;[.$D7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FieldCtorConditions.aj}InvariantFieldCtorConditions}InvariantFieldCtorConditionsPerCtor&amp;afterReturning&amp;QObject;' and advises_shadow.version = 4 except SELECT shadows.key FROM advises_shadow INNER JOIN shadows ON advises_shadow.shadow_key = shadows.key AND advises_shadow.version = shadows.version INNER JOIN advice ON advice.key = advises_shadow.advice_key WHERE advice.key = 'org.contract4j5.aspects*InvariantFieldCtorConditions.aj}InvariantFieldCtorConditions}InvariantFieldCtorConditionsPerCtor&amp;afterReturning&amp;QObject;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FieldCtorConditions.aj}InvariantFieldCtorConditions}InvariantFieldCtorConditionsPerCtor&amp;afterReturning&amp;QObject;' and advises_shadow.version = 4 except SELECT shadows.key FROM advises_shadow INNER JOIN shadows ON advises_shadow.shadow_key = shadows.key AND advises_shadow.version = shadows.version INNER JOIN advice ON advice.key = advises_shadow.advice_key WHERE advice.key = 'org.contract4j5.aspects*InvariantFieldCtorConditions.aj}InvariantFieldCtorConditions}InvariantFieldCtorConditionsPerCtor&amp;afterReturning&amp;QObject;' and advises_shadow.version = 5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78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78]; &quot;' and advises_shadow.version = &quot;; [.$D78]; &quot; except SELECT shadows.key FROM suggested_shadows INNER JOIN shadows ON suggested_shadows.shadow_key = shadows.key AND suggested_shadows.version = shadows.version INNER JOIN advice ON advice.key = suggested_shadows.advice_key WHERE advice.key = '&quot;; [.$B78]; &quot;' and suggested_shadows.version = &quot;; [.$D78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FieldCtorConditions.aj}InvariantFieldCtorConditions}InvariantFieldCtorConditionsPerCtor&amp;afterReturning&amp;QObject;' and advises_shadow.version = 5 except SELECT shadows.key FROM suggested_shadows INNER JOIN shadows ON suggested_shadows.shadow_key = shadows.key AND suggested_shadows.version = shadows.version INNER JOIN advice ON advice.key = suggested_shadows.advice_key WHERE advice.key = 'org.contract4j5.aspects*InvariantFieldCtorConditions.aj}InvariantFieldCtorConditions}InvariantFieldCtorConditionsPerCtor&amp;afterReturning&amp;QObject;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FieldCtorConditions.aj}InvariantFieldCtorConditions}InvariantFieldCtorConditionsPerCtor&amp;afterReturning&amp;QObject;' and advises_shadow.version = 5 except SELECT shadows.key FROM suggested_shadows INNER JOIN shadows ON suggested_shadows.shadow_key = shadows.key AND suggested_shadows.version = shadows.version INNER JOIN advice ON advice.key = suggested_shadows.advice_key WHERE advice.key = 'org.contract4j5.aspects*InvariantFieldCtorConditions.aj}InvariantFieldCtorConditions}InvariantFieldCtorConditionsPerCtor&amp;afterReturning&amp;QObject;' and suggested_shadows.version = 5) as foo</text:p>
          </table:table-cell>
          <table:table-cell table:formula="of:=VALUE(ORG.SISTEMA.OO.SQL.JAGUARSQL.EXECUTESQL(&quot;org.postgresql.Driver&quot;;&quot;jdbc:postgresql://localhost/rejuv-pc?user=raffi&quot;;[.Q78]))" office:value-type="float" office:value="565">
            <text:p>565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78]; &quot;' and suggested_shadows.version = &quot;; [.$D78];&quot; except SELECT shadows.key FROM advises_shadow INNER JOIN shadows ON advises_shadow.shadow_key = shadows.key AND advises_shadow.version = shadows.version INNER JOIN advice ON advice.key = advises_shadow.advice_key WHERE advice.key = '&quot;; [.$B78]; &quot;' and advises_shadow.version = &quot;; [.$D78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InvariantFieldCtorConditions.aj}InvariantFieldCtorConditions}InvariantFieldCtorConditionsPerCtor&amp;afterReturning&amp;QObject;' and suggested_shadows.version = 5 except SELECT shadows.key FROM advises_shadow INNER JOIN shadows ON advises_shadow.shadow_key = shadows.key AND advises_shadow.version = shadows.version INNER JOIN advice ON advice.key = advises_shadow.advice_key WHERE advice.key = 'org.contract4j5.aspects*InvariantFieldCtorConditions.aj}InvariantFieldCtorConditions}InvariantFieldCtorConditionsPerCtor&amp;afterReturning&amp;QObject;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InvariantFieldCtorConditions.aj}InvariantFieldCtorConditions}InvariantFieldCtorConditionsPerCtor&amp;afterReturning&amp;QObject;' and suggested_shadows.version = 5 except SELECT shadows.key FROM advises_shadow INNER JOIN shadows ON advises_shadow.shadow_key = shadows.key AND advises_shadow.version = shadows.version INNER JOIN advice ON advice.key = advises_shadow.advice_key WHERE advice.key = 'org.contract4j5.aspects*InvariantFieldCtorConditions.aj}InvariantFieldCtorConditions}InvariantFieldCtorConditionsPerCtor&amp;afterReturning&amp;QObject;' and advises_shadow.version = 5) as foo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Contract4J</text:p>
          </table:table-cell>
          <table:table-cell office:value-type="string">
            <text:p>org.contract4j5.aspects*InvariantMethodConditions.aj}InvariantMethodConditions&amp;around&amp;QInvar;&amp;QObject;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79]))" office:value-type="float" office:value="13">
            <text:p>13</text:p>
          </table:table-cell>
          <table:table-cell table:formula="of:=CONCATENATE(&quot;SELECT to_char(count(1),'999') FROM advises_shadow WHERE advice_key ='&quot;;[.$B79];&quot;' and version = &quot;; [.$C79])" office:value-type="string" office:string-value="SELECT to_char(count(1),'999') FROM advises_shadow WHERE advice_key ='org.contract4j5.aspects*InvariantMethodConditions.aj}InvariantMethodConditions&amp;around&amp;QInvar;&amp;QObject;' and version = 4">
            <text:p>SELECT to_char(count(1),'999') FROM advises_shadow WHERE advice_key ='org.contract4j5.aspects*InvariantMethodConditions.aj}InvariantMethodConditions&amp;around&amp;QInvar;&amp;QObject;' and version = 4</text:p>
          </table:table-cell>
          <table:table-cell table:formula="of:=VALUE(ORG.SISTEMA.OO.SQL.JAGUARSQL.EXECUTESQL(&quot;org.postgresql.Driver&quot;;&quot;jdbc:postgresql://localhost/rejuv-pc?user=raffi&quot;;[.H79]))" office:value-type="float" office:value="14">
            <text:p>14</text:p>
          </table:table-cell>
          <table:table-cell table:formula="of:=CONCATENATE(&quot;SELECT to_char(count(1),'999') FROM advises_shadow WHERE advice_key ='&quot;;[.$B79];&quot;' and version = &quot;; [.$D79])" office:value-type="string" office:string-value="SELECT to_char(count(1),'999') FROM advises_shadow WHERE advice_key ='org.contract4j5.aspects*InvariantMethodConditions.aj}InvariantMethodConditions&amp;around&amp;QInvar;&amp;QObject;' and version = 5">
            <text:p>SELECT to_char(count(1),'999') FROM advises_shadow WHERE advice_key ='org.contract4j5.aspects*InvariantMethodConditions.aj}InvariantMethodConditions&amp;around&amp;QInvar;&amp;QObject;' and version = 5</text:p>
          </table:table-cell>
          <table:table-cell table:formula="of:=VALUE(ORG.SISTEMA.OO.SQL.JAGUARSQL.EXECUTESQL(&quot;org.postgresql.Driver&quot;;&quot;jdbc:postgresql://localhost/rejuv-pc?user=raffi&quot;;[.J79]))" office:value-type="float" office:value="12">
            <text:p>1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79]; &quot;' and advises_shadow.version = &quot;;[.$D79];&quot; except SELECT shadows.key FROM advises_shadow INNER JOIN shadows ON advises_shadow.shadow_key = shadows.key AND advises_shadow.version = shadows.version INNER JOIN advice ON advice.key = advises_shadow.advice_key WHERE advice.key = '&quot;; [.$B79]; &quot;' and advises_shadow.version = &quot;;[.$C7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MethodConditions.aj}InvariantMethodConditions&amp;around&amp;QInvar;&amp;QObject;' and advises_shadow.version = 5 except SELECT shadows.key FROM advises_shadow INNER JOIN shadows ON advises_shadow.shadow_key = shadows.key AND advises_shadow.version = shadows.version INNER JOIN advice ON advice.key = advises_shadow.advice_key WHERE advice.key = 'org.contract4j5.aspects*InvariantMethodConditions.aj}InvariantMethodConditions&amp;around&amp;QInvar;&amp;QObject;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MethodConditions.aj}InvariantMethodConditions&amp;around&amp;QInvar;&amp;QObject;' and advises_shadow.version = 5 except SELECT shadows.key FROM advises_shadow INNER JOIN shadows ON advises_shadow.shadow_key = shadows.key AND advises_shadow.version = shadows.version INNER JOIN advice ON advice.key = advises_shadow.advice_key WHERE advice.key = 'org.contract4j5.aspects*InvariantMethodConditions.aj}InvariantMethodConditions&amp;around&amp;QInvar;&amp;QObject;' and advises_shadow.version = 4) as foo</text:p>
          </table:table-cell>
          <table:table-cell table:formula="of:=VALUE(ORG.SISTEMA.OO.SQL.JAGUARSQL.EXECUTESQL(&quot;org.postgresql.Driver&quot;;&quot;jdbc:postgresql://localhost/rejuv-pc?user=raffi&quot;;[.L79]))" office:value-type="float" office:value="11">
            <text:p>1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79]; &quot;' and advises_shadow.version = &quot;;[.$C79];&quot; except SELECT shadows.key FROM advises_shadow INNER JOIN shadows ON advises_shadow.shadow_key = shadows.key AND advises_shadow.version = shadows.version INNER JOIN advice ON advice.key = advises_shadow.advice_key WHERE advice.key = '&quot;; [.$B79]; &quot;' and advises_shadow.version = &quot;;[.$D7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MethodConditions.aj}InvariantMethodConditions&amp;around&amp;QInvar;&amp;QObject;' and advises_shadow.version = 4 except SELECT shadows.key FROM advises_shadow INNER JOIN shadows ON advises_shadow.shadow_key = shadows.key AND advises_shadow.version = shadows.version INNER JOIN advice ON advice.key = advises_shadow.advice_key WHERE advice.key = 'org.contract4j5.aspects*InvariantMethodConditions.aj}InvariantMethodConditions&amp;around&amp;QInvar;&amp;QObject;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MethodConditions.aj}InvariantMethodConditions&amp;around&amp;QInvar;&amp;QObject;' and advises_shadow.version = 4 except SELECT shadows.key FROM advises_shadow INNER JOIN shadows ON advises_shadow.shadow_key = shadows.key AND advises_shadow.version = shadows.version INNER JOIN advice ON advice.key = advises_shadow.advice_key WHERE advice.key = 'org.contract4j5.aspects*InvariantMethodConditions.aj}InvariantMethodConditions&amp;around&amp;QInvar;&amp;QObject;' and advises_shadow.version = 5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79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79]; &quot;' and advises_shadow.version = &quot;; [.$D79]; &quot; except SELECT shadows.key FROM suggested_shadows INNER JOIN shadows ON suggested_shadows.shadow_key = shadows.key AND suggested_shadows.version = shadows.version INNER JOIN advice ON advice.key = suggested_shadows.advice_key WHERE advice.key = '&quot;; [.$B79]; &quot;' and suggested_shadows.version = &quot;; [.$D79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MethodConditions.aj}InvariantMethodConditions&amp;around&amp;QInvar;&amp;QObject;' and advises_shadow.version = 5 except SELECT shadows.key FROM suggested_shadows INNER JOIN shadows ON suggested_shadows.shadow_key = shadows.key AND suggested_shadows.version = shadows.version INNER JOIN advice ON advice.key = suggested_shadows.advice_key WHERE advice.key = 'org.contract4j5.aspects*InvariantMethodConditions.aj}InvariantMethodConditions&amp;around&amp;QInvar;&amp;QObject;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MethodConditions.aj}InvariantMethodConditions&amp;around&amp;QInvar;&amp;QObject;' and advises_shadow.version = 5 except SELECT shadows.key FROM suggested_shadows INNER JOIN shadows ON suggested_shadows.shadow_key = shadows.key AND suggested_shadows.version = shadows.version INNER JOIN advice ON advice.key = suggested_shadows.advice_key WHERE advice.key = 'org.contract4j5.aspects*InvariantMethodConditions.aj}InvariantMethodConditions&amp;around&amp;QInvar;&amp;QObject;' and suggested_shadows.version = 5) as foo</text:p>
          </table:table-cell>
          <table:table-cell table:formula="of:=VALUE(ORG.SISTEMA.OO.SQL.JAGUARSQL.EXECUTESQL(&quot;org.postgresql.Driver&quot;;&quot;jdbc:postgresql://localhost/rejuv-pc?user=raffi&quot;;[.Q79]))" office:value-type="float" office:value="387">
            <text:p>387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79]; &quot;' and suggested_shadows.version = &quot;; [.$D79];&quot; except SELECT shadows.key FROM advises_shadow INNER JOIN shadows ON advises_shadow.shadow_key = shadows.key AND advises_shadow.version = shadows.version INNER JOIN advice ON advice.key = advises_shadow.advice_key WHERE advice.key = '&quot;; [.$B79]; &quot;' and advises_shadow.version = &quot;; [.$D79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InvariantMethodConditions.aj}InvariantMethodConditions&amp;around&amp;QInvar;&amp;QObject;' and suggested_shadows.version = 5 except SELECT shadows.key FROM advises_shadow INNER JOIN shadows ON advises_shadow.shadow_key = shadows.key AND advises_shadow.version = shadows.version INNER JOIN advice ON advice.key = advises_shadow.advice_key WHERE advice.key = 'org.contract4j5.aspects*InvariantMethodConditions.aj}InvariantMethodConditions&amp;around&amp;QInvar;&amp;QObject;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InvariantMethodConditions.aj}InvariantMethodConditions&amp;around&amp;QInvar;&amp;QObject;' and suggested_shadows.version = 5 except SELECT shadows.key FROM advises_shadow INNER JOIN shadows ON advises_shadow.shadow_key = shadows.key AND advises_shadow.version = shadows.version INNER JOIN advice ON advice.key = advises_shadow.advice_key WHERE advice.key = 'org.contract4j5.aspects*InvariantMethodConditions.aj}InvariantMethodConditions&amp;around&amp;QInvar;&amp;QObject;' and advises_shadow.version = 5) as foo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ntract4J</text:p>
          </table:table-cell>
          <table:table-cell office:value-type="string">
            <text:p>org.contract4j5.aspects*InvariantTypeConditions.aj}InvariantTypeConditions&amp;afterReturning&amp;QInvar;&amp;QObject;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80]))" office:value-type="float" office:value="14">
            <text:p>14</text:p>
          </table:table-cell>
          <table:table-cell table:formula="of:=CONCATENATE(&quot;SELECT to_char(count(1),'999') FROM advises_shadow WHERE advice_key ='&quot;;[.$B80];&quot;' and version = &quot;; [.$C80])" office:value-type="string" office:string-value="SELECT to_char(count(1),'999') FROM advises_shadow WHERE advice_key ='org.contract4j5.aspects*InvariantTypeConditions.aj}InvariantTypeConditions&amp;afterReturning&amp;QInvar;&amp;QObject;' and version = 4">
            <text:p>SELECT to_char(count(1),'999') FROM advises_shadow WHERE advice_key ='org.contract4j5.aspects*InvariantTypeConditions.aj}InvariantTypeConditions&amp;afterReturning&amp;QInvar;&amp;QObject;' and version = 4</text:p>
          </table:table-cell>
          <table:table-cell table:formula="of:=VALUE(ORG.SISTEMA.OO.SQL.JAGUARSQL.EXECUTESQL(&quot;org.postgresql.Driver&quot;;&quot;jdbc:postgresql://localhost/rejuv-pc?user=raffi&quot;;[.H80]))" office:value-type="float" office:value="14">
            <text:p>14</text:p>
          </table:table-cell>
          <table:table-cell table:formula="of:=CONCATENATE(&quot;SELECT to_char(count(1),'999') FROM advises_shadow WHERE advice_key ='&quot;;[.$B80];&quot;' and version = &quot;; [.$D80])" office:value-type="string" office:string-value="SELECT to_char(count(1),'999') FROM advises_shadow WHERE advice_key ='org.contract4j5.aspects*InvariantTypeConditions.aj}InvariantTypeConditions&amp;afterReturning&amp;QInvar;&amp;QObject;' and version = 5">
            <text:p>SELECT to_char(count(1),'999') FROM advises_shadow WHERE advice_key ='org.contract4j5.aspects*InvariantTypeConditions.aj}InvariantTypeConditions&amp;afterReturning&amp;QInvar;&amp;QObject;' and version = 5</text:p>
          </table:table-cell>
          <table:table-cell table:formula="of:=VALUE(ORG.SISTEMA.OO.SQL.JAGUARSQL.EXECUTESQL(&quot;org.postgresql.Driver&quot;;&quot;jdbc:postgresql://localhost/rejuv-pc?user=raffi&quot;;[.J80]))" office:value-type="float" office:value="10">
            <text:p>1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80]; &quot;' and advises_shadow.version = &quot;;[.$D80];&quot; except SELECT shadows.key FROM advises_shadow INNER JOIN shadows ON advises_shadow.shadow_key = shadows.key AND advises_shadow.version = shadows.version INNER JOIN advice ON advice.key = advises_shadow.advice_key WHERE advice.key = '&quot;; [.$B80]; &quot;' and advises_shadow.version = &quot;;[.$C80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fterReturning&amp;QInvar;&amp;QObject;' and advises_shadow.version = 5 except 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fterReturning&amp;QInvar;&amp;QObject;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fterReturning&amp;QInvar;&amp;QObject;' and advises_shadow.version = 5 except 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fterReturning&amp;QInvar;&amp;QObject;' and advises_shadow.version = 4) as foo</text:p>
          </table:table-cell>
          <table:table-cell table:formula="of:=VALUE(ORG.SISTEMA.OO.SQL.JAGUARSQL.EXECUTESQL(&quot;org.postgresql.Driver&quot;;&quot;jdbc:postgresql://localhost/rejuv-pc?user=raffi&quot;;[.L80]))" office:value-type="float" office:value="10">
            <text:p>1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80]; &quot;' and advises_shadow.version = &quot;;[.$C80];&quot; except SELECT shadows.key FROM advises_shadow INNER JOIN shadows ON advises_shadow.shadow_key = shadows.key AND advises_shadow.version = shadows.version INNER JOIN advice ON advice.key = advises_shadow.advice_key WHERE advice.key = '&quot;; [.$B80]; &quot;' and advises_shadow.version = &quot;;[.$D80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fterReturning&amp;QInvar;&amp;QObject;' and advises_shadow.version = 4 except 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fterReturning&amp;QInvar;&amp;QObject;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fterReturning&amp;QInvar;&amp;QObject;' and advises_shadow.version = 4 except 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fterReturning&amp;QInvar;&amp;QObject;' and advises_shadow.version = 5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80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80]; &quot;' and advises_shadow.version = &quot;; [.$D80]; &quot; except SELECT shadows.key FROM suggested_shadows INNER JOIN shadows ON suggested_shadows.shadow_key = shadows.key AND suggested_shadows.version = shadows.version INNER JOIN advice ON advice.key = suggested_shadows.advice_key WHERE advice.key = '&quot;; [.$B80]; &quot;' and suggested_shadows.version = &quot;; [.$D80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fterReturning&amp;QInvar;&amp;QObject;' and advises_shadow.version = 5 except SELECT shadows.key FROM suggested_shadows INNER JOIN shadows ON suggested_shadows.shadow_key = shadows.key AND suggested_shadows.version = shadows.version INNER JOIN advice ON advice.key = suggested_shadows.advice_key WHERE advice.key = 'org.contract4j5.aspects*InvariantTypeConditions.aj}InvariantTypeConditions&amp;afterReturning&amp;QInvar;&amp;QObject;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fterReturning&amp;QInvar;&amp;QObject;' and advises_shadow.version = 5 except SELECT shadows.key FROM suggested_shadows INNER JOIN shadows ON suggested_shadows.shadow_key = shadows.key AND suggested_shadows.version = shadows.version INNER JOIN advice ON advice.key = suggested_shadows.advice_key WHERE advice.key = 'org.contract4j5.aspects*InvariantTypeConditions.aj}InvariantTypeConditions&amp;afterReturning&amp;QInvar;&amp;QObject;' and suggested_shadows.version = 5) as foo</text:p>
          </table:table-cell>
          <table:table-cell table:formula="of:=VALUE(ORG.SISTEMA.OO.SQL.JAGUARSQL.EXECUTESQL(&quot;org.postgresql.Driver&quot;;&quot;jdbc:postgresql://localhost/rejuv-pc?user=raffi&quot;;[.Q80]))" office:value-type="float" office:value="392">
            <text:p>392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80]; &quot;' and suggested_shadows.version = &quot;; [.$D80];&quot; except SELECT shadows.key FROM advises_shadow INNER JOIN shadows ON advises_shadow.shadow_key = shadows.key AND advises_shadow.version = shadows.version INNER JOIN advice ON advice.key = advises_shadow.advice_key WHERE advice.key = '&quot;; [.$B80]; &quot;' and advises_shadow.version = &quot;; [.$D80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InvariantTypeConditions.aj}InvariantTypeConditions&amp;afterReturning&amp;QInvar;&amp;QObject;' and suggested_shadows.version = 5 except 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fterReturning&amp;QInvar;&amp;QObject;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InvariantTypeConditions.aj}InvariantTypeConditions&amp;afterReturning&amp;QInvar;&amp;QObject;' and suggested_shadows.version = 5 except 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fterReturning&amp;QInvar;&amp;QObject;' and advises_shadow.version = 5) as foo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Contract4J</text:p>
          </table:table-cell>
          <table:table-cell office:value-type="string">
            <text:p>org.contract4j5.aspects*InvariantTypeConditions.aj}InvariantTypeConditions&amp;around&amp;QInvar;&amp;QObject;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81]))" office:value-type="float" office:value="65">
            <text:p>65</text:p>
          </table:table-cell>
          <table:table-cell table:formula="of:=CONCATENATE(&quot;SELECT to_char(count(1),'999') FROM advises_shadow WHERE advice_key ='&quot;;[.$B81];&quot;' and version = &quot;; [.$C81])" office:value-type="string" office:string-value="SELECT to_char(count(1),'999') FROM advises_shadow WHERE advice_key ='org.contract4j5.aspects*InvariantTypeConditions.aj}InvariantTypeConditions&amp;around&amp;QInvar;&amp;QObject;' and version = 4">
            <text:p>SELECT to_char(count(1),'999') FROM advises_shadow WHERE advice_key ='org.contract4j5.aspects*InvariantTypeConditions.aj}InvariantTypeConditions&amp;around&amp;QInvar;&amp;QObject;' and version = 4</text:p>
          </table:table-cell>
          <table:table-cell table:formula="of:=VALUE(ORG.SISTEMA.OO.SQL.JAGUARSQL.EXECUTESQL(&quot;org.postgresql.Driver&quot;;&quot;jdbc:postgresql://localhost/rejuv-pc?user=raffi&quot;;[.H81]))" office:value-type="float" office:value="62">
            <text:p>62</text:p>
          </table:table-cell>
          <table:table-cell table:formula="of:=CONCATENATE(&quot;SELECT to_char(count(1),'999') FROM advises_shadow WHERE advice_key ='&quot;;[.$B81];&quot;' and version = &quot;; [.$D81])" office:value-type="string" office:string-value="SELECT to_char(count(1),'999') FROM advises_shadow WHERE advice_key ='org.contract4j5.aspects*InvariantTypeConditions.aj}InvariantTypeConditions&amp;around&amp;QInvar;&amp;QObject;' and version = 5">
            <text:p>SELECT to_char(count(1),'999') FROM advises_shadow WHERE advice_key ='org.contract4j5.aspects*InvariantTypeConditions.aj}InvariantTypeConditions&amp;around&amp;QInvar;&amp;QObject;' and version = 5</text:p>
          </table:table-cell>
          <table:table-cell table:formula="of:=VALUE(ORG.SISTEMA.OO.SQL.JAGUARSQL.EXECUTESQL(&quot;org.postgresql.Driver&quot;;&quot;jdbc:postgresql://localhost/rejuv-pc?user=raffi&quot;;[.J81]))" office:value-type="float" office:value="45">
            <text:p>45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81]; &quot;' and advises_shadow.version = &quot;;[.$D81];&quot; except SELECT shadows.key FROM advises_shadow INNER JOIN shadows ON advises_shadow.shadow_key = shadows.key AND advises_shadow.version = shadows.version INNER JOIN advice ON advice.key = advises_shadow.advice_key WHERE advice.key = '&quot;; [.$B81]; &quot;' and advises_shadow.version = &quot;;[.$C81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round&amp;QInvar;&amp;QObject;' and advises_shadow.version = 5 except 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round&amp;QInvar;&amp;QObject;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round&amp;QInvar;&amp;QObject;' and advises_shadow.version = 5 except 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round&amp;QInvar;&amp;QObject;' and advises_shadow.version = 4) as foo</text:p>
          </table:table-cell>
          <table:table-cell table:formula="of:=VALUE(ORG.SISTEMA.OO.SQL.JAGUARSQL.EXECUTESQL(&quot;org.postgresql.Driver&quot;;&quot;jdbc:postgresql://localhost/rejuv-pc?user=raffi&quot;;[.L81]))" office:value-type="float" office:value="48">
            <text:p>48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81]; &quot;' and advises_shadow.version = &quot;;[.$C81];&quot; except SELECT shadows.key FROM advises_shadow INNER JOIN shadows ON advises_shadow.shadow_key = shadows.key AND advises_shadow.version = shadows.version INNER JOIN advice ON advice.key = advises_shadow.advice_key WHERE advice.key = '&quot;; [.$B81]; &quot;' and advises_shadow.version = &quot;;[.$D81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round&amp;QInvar;&amp;QObject;' and advises_shadow.version = 4 except 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round&amp;QInvar;&amp;QObject;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round&amp;QInvar;&amp;QObject;' and advises_shadow.version = 4 except 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round&amp;QInvar;&amp;QObject;' and advises_shadow.version = 5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81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81]; &quot;' and advises_shadow.version = &quot;; [.$D81]; &quot; except SELECT shadows.key FROM suggested_shadows INNER JOIN shadows ON suggested_shadows.shadow_key = shadows.key AND suggested_shadows.version = shadows.version INNER JOIN advice ON advice.key = suggested_shadows.advice_key WHERE advice.key = '&quot;; [.$B81]; &quot;' and suggested_shadows.version = &quot;; [.$D81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round&amp;QInvar;&amp;QObject;' and advises_shadow.version = 5 except SELECT shadows.key FROM suggested_shadows INNER JOIN shadows ON suggested_shadows.shadow_key = shadows.key AND suggested_shadows.version = shadows.version INNER JOIN advice ON advice.key = suggested_shadows.advice_key WHERE advice.key = 'org.contract4j5.aspects*InvariantTypeConditions.aj}InvariantTypeConditions&amp;around&amp;QInvar;&amp;QObject;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round&amp;QInvar;&amp;QObject;' and advises_shadow.version = 5 except SELECT shadows.key FROM suggested_shadows INNER JOIN shadows ON suggested_shadows.shadow_key = shadows.key AND suggested_shadows.version = shadows.version INNER JOIN advice ON advice.key = suggested_shadows.advice_key WHERE advice.key = 'org.contract4j5.aspects*InvariantTypeConditions.aj}InvariantTypeConditions&amp;around&amp;QInvar;&amp;QObject;' and suggested_shadows.version = 5) as foo</text:p>
          </table:table-cell>
          <table:table-cell table:formula="of:=VALUE(ORG.SISTEMA.OO.SQL.JAGUARSQL.EXECUTESQL(&quot;org.postgresql.Driver&quot;;&quot;jdbc:postgresql://localhost/rejuv-pc?user=raffi&quot;;[.Q81]))" office:value-type="float" office:value="387">
            <text:p>387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81]; &quot;' and suggested_shadows.version = &quot;; [.$D81];&quot; except SELECT shadows.key FROM advises_shadow INNER JOIN shadows ON advises_shadow.shadow_key = shadows.key AND advises_shadow.version = shadows.version INNER JOIN advice ON advice.key = advises_shadow.advice_key WHERE advice.key = '&quot;; [.$B81]; &quot;' and advises_shadow.version = &quot;; [.$D81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InvariantTypeConditions.aj}InvariantTypeConditions&amp;around&amp;QInvar;&amp;QObject;' and suggested_shadows.version = 5 except 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round&amp;QInvar;&amp;QObject;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InvariantTypeConditions.aj}InvariantTypeConditions&amp;around&amp;QInvar;&amp;QObject;' and suggested_shadows.version = 5 except SELECT shadows.key FROM advises_shadow INNER JOIN shadows ON advises_shadow.shadow_key = shadows.key AND advises_shadow.version = shadows.version INNER JOIN advice ON advice.key = advises_shadow.advice_key WHERE advice.key = 'org.contract4j5.aspects*InvariantTypeConditions.aj}InvariantTypeConditions&amp;around&amp;QInvar;&amp;QObject;' and advises_shadow.version = 5) as foo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Contract4J</text:p>
          </table:table-cell>
          <table:table-cell office:value-type="string">
            <text:p>org.contract4j5.aspects*MethodBoundaryConditions.aj}MethodBoundaryConditions&amp;around&amp;QPost;&amp;QObject;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82]))" office:value-type="float" office:value="17">
            <text:p>17</text:p>
          </table:table-cell>
          <table:table-cell table:formula="of:=CONCATENATE(&quot;SELECT to_char(count(1),'999') FROM advises_shadow WHERE advice_key ='&quot;;[.$B82];&quot;' and version = &quot;; [.$C82])" office:value-type="string" office:string-value="SELECT to_char(count(1),'999') FROM advises_shadow WHERE advice_key ='org.contract4j5.aspects*MethodBoundaryConditions.aj}MethodBoundaryConditions&amp;around&amp;QPost;&amp;QObject;' and version = 4">
            <text:p>SELECT to_char(count(1),'999') FROM advises_shadow WHERE advice_key ='org.contract4j5.aspects*MethodBoundaryConditions.aj}MethodBoundaryConditions&amp;around&amp;QPost;&amp;QObject;' and version = 4</text:p>
          </table:table-cell>
          <table:table-cell table:formula="of:=VALUE(ORG.SISTEMA.OO.SQL.JAGUARSQL.EXECUTESQL(&quot;org.postgresql.Driver&quot;;&quot;jdbc:postgresql://localhost/rejuv-pc?user=raffi&quot;;[.H82]))" office:value-type="float" office:value="18">
            <text:p>18</text:p>
          </table:table-cell>
          <table:table-cell table:formula="of:=CONCATENATE(&quot;SELECT to_char(count(1),'999') FROM advises_shadow WHERE advice_key ='&quot;;[.$B82];&quot;' and version = &quot;; [.$D82])" office:value-type="string" office:string-value="SELECT to_char(count(1),'999') FROM advises_shadow WHERE advice_key ='org.contract4j5.aspects*MethodBoundaryConditions.aj}MethodBoundaryConditions&amp;around&amp;QPost;&amp;QObject;' and version = 5">
            <text:p>SELECT to_char(count(1),'999') FROM advises_shadow WHERE advice_key ='org.contract4j5.aspects*MethodBoundaryConditions.aj}MethodBoundaryConditions&amp;around&amp;QPost;&amp;QObject;' and version = 5</text:p>
          </table:table-cell>
          <table:table-cell table:formula="of:=VALUE(ORG.SISTEMA.OO.SQL.JAGUARSQL.EXECUTESQL(&quot;org.postgresql.Driver&quot;;&quot;jdbc:postgresql://localhost/rejuv-pc?user=raffi&quot;;[.J82]))" office:value-type="float" office:value="13">
            <text:p>13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82]; &quot;' and advises_shadow.version = &quot;;[.$D82];&quot; except SELECT shadows.key FROM advises_shadow INNER JOIN shadows ON advises_shadow.shadow_key = shadows.key AND advises_shadow.version = shadows.version INNER JOIN advice ON advice.key = advises_shadow.advice_key WHERE advice.key = '&quot;; [.$B82]; &quot;' and advises_shadow.version = &quot;;[.$C8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Object;' and advises_shadow.version = 5 except 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Object;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Object;' and advises_shadow.version = 5 except 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Object;' and advises_shadow.version = 4) as foo</text:p>
          </table:table-cell>
          <table:table-cell table:formula="of:=VALUE(ORG.SISTEMA.OO.SQL.JAGUARSQL.EXECUTESQL(&quot;org.postgresql.Driver&quot;;&quot;jdbc:postgresql://localhost/rejuv-pc?user=raffi&quot;;[.L82]))" office:value-type="float" office:value="12">
            <text:p>1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82]; &quot;' and advises_shadow.version = &quot;;[.$C82];&quot; except SELECT shadows.key FROM advises_shadow INNER JOIN shadows ON advises_shadow.shadow_key = shadows.key AND advises_shadow.version = shadows.version INNER JOIN advice ON advice.key = advises_shadow.advice_key WHERE advice.key = '&quot;; [.$B82]; &quot;' and advises_shadow.version = &quot;;[.$D8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Object;' and advises_shadow.version = 4 except 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Object;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Object;' and advises_shadow.version = 4 except 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Object;' and advises_shadow.version = 5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82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82]; &quot;' and advises_shadow.version = &quot;; [.$D82]; &quot; except SELECT shadows.key FROM suggested_shadows INNER JOIN shadows ON suggested_shadows.shadow_key = shadows.key AND suggested_shadows.version = shadows.version INNER JOIN advice ON advice.key = suggested_shadows.advice_key WHERE advice.key = '&quot;; [.$B82]; &quot;' and suggested_shadows.version = &quot;; [.$D82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Object;' and advises_shadow.version = 5 except SELECT shadows.key FROM suggested_shadows INNER JOIN shadows ON suggested_shadows.shadow_key = shadows.key AND suggested_shadows.version = shadows.version INNER JOIN advice ON advice.key = suggested_shadows.advice_key WHERE advice.key = 'org.contract4j5.aspects*MethodBoundaryConditions.aj}MethodBoundaryConditions&amp;around&amp;QPost;&amp;QObject;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Object;' and advises_shadow.version = 5 except SELECT shadows.key FROM suggested_shadows INNER JOIN shadows ON suggested_shadows.shadow_key = shadows.key AND suggested_shadows.version = shadows.version INNER JOIN advice ON advice.key = suggested_shadows.advice_key WHERE advice.key = 'org.contract4j5.aspects*MethodBoundaryConditions.aj}MethodBoundaryConditions&amp;around&amp;QPost;&amp;QObject;' and suggested_shadows.version = 5) as foo</text:p>
          </table:table-cell>
          <table:table-cell table:formula="of:=VALUE(ORG.SISTEMA.OO.SQL.JAGUARSQL.EXECUTESQL(&quot;org.postgresql.Driver&quot;;&quot;jdbc:postgresql://localhost/rejuv-pc?user=raffi&quot;;[.Q82]))" office:value-type="float" office:value="387">
            <text:p>387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82]; &quot;' and suggested_shadows.version = &quot;; [.$D82];&quot; except SELECT shadows.key FROM advises_shadow INNER JOIN shadows ON advises_shadow.shadow_key = shadows.key AND advises_shadow.version = shadows.version INNER JOIN advice ON advice.key = advises_shadow.advice_key WHERE advice.key = '&quot;; [.$B82]; &quot;' and advises_shadow.version = &quot;; [.$D82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MethodBoundaryConditions.aj}MethodBoundaryConditions&amp;around&amp;QPost;&amp;QObject;' and suggested_shadows.version = 5 except 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Object;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MethodBoundaryConditions.aj}MethodBoundaryConditions&amp;around&amp;QPost;&amp;QObject;' and suggested_shadows.version = 5 except 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Object;' and advises_shadow.version = 5) as foo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Contract4J</text:p>
          </table:table-cell>
          <table:table-cell office:value-type="string">
            <text:p>org.contract4j5.aspects*MethodBoundaryConditions.aj}MethodBoundaryConditions&amp;around&amp;QPost;&amp;QObject;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83]))" office:value-type="float" office:value="1">
            <text:p>1</text:p>
          </table:table-cell>
          <table:table-cell table:formula="of:=CONCATENATE(&quot;SELECT to_char(count(1),'999') FROM advises_shadow WHERE advice_key ='&quot;;[.$B83];&quot;' and version = &quot;; [.$C83])" office:value-type="string" office:string-value="SELECT to_char(count(1),'999') FROM advises_shadow WHERE advice_key ='org.contract4j5.aspects*MethodBoundaryConditions.aj}MethodBoundaryConditions&amp;around&amp;QPost;&amp;QObject;2' and version = 4">
            <text:p>SELECT to_char(count(1),'999') FROM advises_shadow WHERE advice_key ='org.contract4j5.aspects*MethodBoundaryConditions.aj}MethodBoundaryConditions&amp;around&amp;QPost;&amp;QObject;2' and version = 4</text:p>
          </table:table-cell>
          <table:table-cell table:formula="of:=VALUE(ORG.SISTEMA.OO.SQL.JAGUARSQL.EXECUTESQL(&quot;org.postgresql.Driver&quot;;&quot;jdbc:postgresql://localhost/rejuv-pc?user=raffi&quot;;[.H83]))" office:value-type="float" office:value="2">
            <text:p>2</text:p>
          </table:table-cell>
          <table:table-cell table:formula="of:=CONCATENATE(&quot;SELECT to_char(count(1),'999') FROM advises_shadow WHERE advice_key ='&quot;;[.$B83];&quot;' and version = &quot;; [.$D83])" office:value-type="string" office:string-value="SELECT to_char(count(1),'999') FROM advises_shadow WHERE advice_key ='org.contract4j5.aspects*MethodBoundaryConditions.aj}MethodBoundaryConditions&amp;around&amp;QPost;&amp;QObject;2' and version = 5">
            <text:p>SELECT to_char(count(1),'999') FROM advises_shadow WHERE advice_key ='org.contract4j5.aspects*MethodBoundaryConditions.aj}MethodBoundaryConditions&amp;around&amp;QPost;&amp;QObject;2' and version = 5</text:p>
          </table:table-cell>
          <table:table-cell table:formula="of:=VALUE(ORG.SISTEMA.OO.SQL.JAGUARSQL.EXECUTESQL(&quot;org.postgresql.Driver&quot;;&quot;jdbc:postgresql://localhost/rejuv-pc?user=raffi&quot;;[.J83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83]; &quot;' and advises_shadow.version = &quot;;[.$D83];&quot; except SELECT shadows.key FROM advises_shadow INNER JOIN shadows ON advises_shadow.shadow_key = shadows.key AND advises_shadow.version = shadows.version INNER JOIN advice ON advice.key = advises_shadow.advice_key WHERE advice.key = '&quot;; [.$B83]; &quot;' and advises_shadow.version = &quot;;[.$C8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Object;2' and advises_shadow.version = 5 except 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Object;2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Object;2' and advises_shadow.version = 5 except 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Object;2' and advises_shadow.version = 4) as foo</text:p>
          </table:table-cell>
          <table:table-cell table:formula="of:=VALUE(ORG.SISTEMA.OO.SQL.JAGUARSQL.EXECUTESQL(&quot;org.postgresql.Driver&quot;;&quot;jdbc:postgresql://localhost/rejuv-pc?user=raffi&quot;;[.L83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83]; &quot;' and advises_shadow.version = &quot;;[.$C83];&quot; except SELECT shadows.key FROM advises_shadow INNER JOIN shadows ON advises_shadow.shadow_key = shadows.key AND advises_shadow.version = shadows.version INNER JOIN advice ON advice.key = advises_shadow.advice_key WHERE advice.key = '&quot;; [.$B83]; &quot;' and advises_shadow.version = &quot;;[.$D8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Object;2' and advises_shadow.version = 4 except 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Object;2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Object;2' and advises_shadow.version = 4 except 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Object;2' and advises_shadow.version = 5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83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83]; &quot;' and advises_shadow.version = &quot;; [.$D83]; &quot; except SELECT shadows.key FROM suggested_shadows INNER JOIN shadows ON suggested_shadows.shadow_key = shadows.key AND suggested_shadows.version = shadows.version INNER JOIN advice ON advice.key = suggested_shadows.advice_key WHERE advice.key = '&quot;; [.$B83]; &quot;' and suggested_shadows.version = &quot;; [.$D83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Object;2' and advises_shadow.version = 5 except SELECT shadows.key FROM suggested_shadows INNER JOIN shadows ON suggested_shadows.shadow_key = shadows.key AND suggested_shadows.version = shadows.version INNER JOIN advice ON advice.key = suggested_shadows.advice_key WHERE advice.key = 'org.contract4j5.aspects*MethodBoundaryConditions.aj}MethodBoundaryConditions&amp;around&amp;QPost;&amp;QObject;2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Object;2' and advises_shadow.version = 5 except SELECT shadows.key FROM suggested_shadows INNER JOIN shadows ON suggested_shadows.shadow_key = shadows.key AND suggested_shadows.version = shadows.version INNER JOIN advice ON advice.key = suggested_shadows.advice_key WHERE advice.key = 'org.contract4j5.aspects*MethodBoundaryConditions.aj}MethodBoundaryConditions&amp;around&amp;QPost;&amp;QObject;2' and suggested_shadows.version = 5) as foo</text:p>
          </table:table-cell>
          <table:table-cell table:formula="of:=VALUE(ORG.SISTEMA.OO.SQL.JAGUARSQL.EXECUTESQL(&quot;org.postgresql.Driver&quot;;&quot;jdbc:postgresql://localhost/rejuv-pc?user=raffi&quot;;[.Q83]))" office:value-type="float" office:value="290">
            <text:p>290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83]; &quot;' and suggested_shadows.version = &quot;; [.$D83];&quot; except SELECT shadows.key FROM advises_shadow INNER JOIN shadows ON advises_shadow.shadow_key = shadows.key AND advises_shadow.version = shadows.version INNER JOIN advice ON advice.key = advises_shadow.advice_key WHERE advice.key = '&quot;; [.$B83]; &quot;' and advises_shadow.version = &quot;; [.$D83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MethodBoundaryConditions.aj}MethodBoundaryConditions&amp;around&amp;QPost;&amp;QObject;2' and suggested_shadows.version = 5 except 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Object;2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MethodBoundaryConditions.aj}MethodBoundaryConditions&amp;around&amp;QPost;&amp;QObject;2' and suggested_shadows.version = 5 except 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around&amp;QPost;&amp;QObject;2' and advises_shadow.version = 5) as foo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ontract4J</text:p>
          </table:table-cell>
          <table:table-cell office:value-type="string">
            <text:p>org.contract4j5.aspects*MethodBoundaryConditions.aj}MethodBoundaryConditions&amp;before&amp;QPre;&amp;QObject;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84]))" office:value-type="float" office:value="17">
            <text:p>17</text:p>
          </table:table-cell>
          <table:table-cell table:formula="of:=CONCATENATE(&quot;SELECT to_char(count(1),'999') FROM advises_shadow WHERE advice_key ='&quot;;[.$B84];&quot;' and version = &quot;; [.$C84])" office:value-type="string" office:string-value="SELECT to_char(count(1),'999') FROM advises_shadow WHERE advice_key ='org.contract4j5.aspects*MethodBoundaryConditions.aj}MethodBoundaryConditions&amp;before&amp;QPre;&amp;QObject;' and version = 4">
            <text:p>SELECT to_char(count(1),'999') FROM advises_shadow WHERE advice_key ='org.contract4j5.aspects*MethodBoundaryConditions.aj}MethodBoundaryConditions&amp;before&amp;QPre;&amp;QObject;' and version = 4</text:p>
          </table:table-cell>
          <table:table-cell table:formula="of:=VALUE(ORG.SISTEMA.OO.SQL.JAGUARSQL.EXECUTESQL(&quot;org.postgresql.Driver&quot;;&quot;jdbc:postgresql://localhost/rejuv-pc?user=raffi&quot;;[.H84]))" office:value-type="float" office:value="20">
            <text:p>20</text:p>
          </table:table-cell>
          <table:table-cell table:formula="of:=CONCATENATE(&quot;SELECT to_char(count(1),'999') FROM advises_shadow WHERE advice_key ='&quot;;[.$B84];&quot;' and version = &quot;; [.$D84])" office:value-type="string" office:string-value="SELECT to_char(count(1),'999') FROM advises_shadow WHERE advice_key ='org.contract4j5.aspects*MethodBoundaryConditions.aj}MethodBoundaryConditions&amp;before&amp;QPre;&amp;QObject;' and version = 5">
            <text:p>SELECT to_char(count(1),'999') FROM advises_shadow WHERE advice_key ='org.contract4j5.aspects*MethodBoundaryConditions.aj}MethodBoundaryConditions&amp;before&amp;QPre;&amp;QObject;' and version = 5</text:p>
          </table:table-cell>
          <table:table-cell table:formula="of:=VALUE(ORG.SISTEMA.OO.SQL.JAGUARSQL.EXECUTESQL(&quot;org.postgresql.Driver&quot;;&quot;jdbc:postgresql://localhost/rejuv-pc?user=raffi&quot;;[.J84]))" office:value-type="float" office:value="17">
            <text:p>17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84]; &quot;' and advises_shadow.version = &quot;;[.$D84];&quot; except SELECT shadows.key FROM advises_shadow INNER JOIN shadows ON advises_shadow.shadow_key = shadows.key AND advises_shadow.version = shadows.version INNER JOIN advice ON advice.key = advises_shadow.advice_key WHERE advice.key = '&quot;; [.$B84]; &quot;' and advises_shadow.version = &quot;;[.$C8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before&amp;QPre;&amp;QObject;' and advises_shadow.version = 5 except 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before&amp;QPre;&amp;QObject;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before&amp;QPre;&amp;QObject;' and advises_shadow.version = 5 except 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before&amp;QPre;&amp;QObject;' and advises_shadow.version = 4) as foo</text:p>
          </table:table-cell>
          <table:table-cell table:formula="of:=VALUE(ORG.SISTEMA.OO.SQL.JAGUARSQL.EXECUTESQL(&quot;org.postgresql.Driver&quot;;&quot;jdbc:postgresql://localhost/rejuv-pc?user=raffi&quot;;[.L84]))" office:value-type="float" office:value="14">
            <text:p>14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84]; &quot;' and advises_shadow.version = &quot;;[.$C84];&quot; except SELECT shadows.key FROM advises_shadow INNER JOIN shadows ON advises_shadow.shadow_key = shadows.key AND advises_shadow.version = shadows.version INNER JOIN advice ON advice.key = advises_shadow.advice_key WHERE advice.key = '&quot;; [.$B84]; &quot;' and advises_shadow.version = &quot;;[.$D8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before&amp;QPre;&amp;QObject;' and advises_shadow.version = 4 except 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before&amp;QPre;&amp;QObject;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before&amp;QPre;&amp;QObject;' and advises_shadow.version = 4 except 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before&amp;QPre;&amp;QObject;' and advises_shadow.version = 5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84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84]; &quot;' and advises_shadow.version = &quot;; [.$D84]; &quot; except SELECT shadows.key FROM suggested_shadows INNER JOIN shadows ON suggested_shadows.shadow_key = shadows.key AND suggested_shadows.version = shadows.version INNER JOIN advice ON advice.key = suggested_shadows.advice_key WHERE advice.key = '&quot;; [.$B84]; &quot;' and suggested_shadows.version = &quot;; [.$D84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before&amp;QPre;&amp;QObject;' and advises_shadow.version = 5 except SELECT shadows.key FROM suggested_shadows INNER JOIN shadows ON suggested_shadows.shadow_key = shadows.key AND suggested_shadows.version = shadows.version INNER JOIN advice ON advice.key = suggested_shadows.advice_key WHERE advice.key = 'org.contract4j5.aspects*MethodBoundaryConditions.aj}MethodBoundaryConditions&amp;before&amp;QPre;&amp;QObject;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before&amp;QPre;&amp;QObject;' and advises_shadow.version = 5 except SELECT shadows.key FROM suggested_shadows INNER JOIN shadows ON suggested_shadows.shadow_key = shadows.key AND suggested_shadows.version = shadows.version INNER JOIN advice ON advice.key = suggested_shadows.advice_key WHERE advice.key = 'org.contract4j5.aspects*MethodBoundaryConditions.aj}MethodBoundaryConditions&amp;before&amp;QPre;&amp;QObject;' and suggested_shadows.version = 5) as foo</text:p>
          </table:table-cell>
          <table:table-cell table:formula="of:=VALUE(ORG.SISTEMA.OO.SQL.JAGUARSQL.EXECUTESQL(&quot;org.postgresql.Driver&quot;;&quot;jdbc:postgresql://localhost/rejuv-pc?user=raffi&quot;;[.Q84]))" office:value-type="float" office:value="393">
            <text:p>393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84]; &quot;' and suggested_shadows.version = &quot;; [.$D84];&quot; except SELECT shadows.key FROM advises_shadow INNER JOIN shadows ON advises_shadow.shadow_key = shadows.key AND advises_shadow.version = shadows.version INNER JOIN advice ON advice.key = advises_shadow.advice_key WHERE advice.key = '&quot;; [.$B84]; &quot;' and advises_shadow.version = &quot;; [.$D84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MethodBoundaryConditions.aj}MethodBoundaryConditions&amp;before&amp;QPre;&amp;QObject;' and suggested_shadows.version = 5 except 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before&amp;QPre;&amp;QObject;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aspects*MethodBoundaryConditions.aj}MethodBoundaryConditions&amp;before&amp;QPre;&amp;QObject;' and suggested_shadows.version = 5 except SELECT shadows.key FROM advises_shadow INNER JOIN shadows ON advises_shadow.shadow_key = shadows.key AND advises_shadow.version = shadows.version INNER JOIN advice ON advice.key = advises_shadow.advice_key WHERE advice.key = 'org.contract4j5.aspects*MethodBoundaryConditions.aj}MethodBoundaryConditions&amp;before&amp;QPre;&amp;QObject;' and advises_shadow.version = 5) as foo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Contract4J</text:p>
          </table:table-cell>
          <table:table-cell office:value-type="string">
            <text:p>org.contract4j5.configurator.ensurer*ReporterDependencyInitializer.aj}ReporterDependencyInitializer&amp;around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VALUE(ORG.SISTEMA.OO.SQL.JAGUARSQL.EXECUTESQL(&quot;org.postgresql.Driver&quot;;&quot;jdbc:postgresql://localhost/rejuv-pc?user=raffi&quot;;[.F85]))" office:value-type="float" office:value="11">
            <text:p>11</text:p>
          </table:table-cell>
          <table:table-cell table:formula="of:=CONCATENATE(&quot;SELECT to_char(count(1),'999') FROM advises_shadow WHERE advice_key ='&quot;;[.$B85];&quot;' and version = &quot;; [.$C85])" office:value-type="string" office:string-value="SELECT to_char(count(1),'999') FROM advises_shadow WHERE advice_key ='org.contract4j5.configurator.ensurer*ReporterDependencyInitializer.aj}ReporterDependencyInitializer&amp;around' and version = 4">
            <text:p>SELECT to_char(count(1),'999') FROM advises_shadow WHERE advice_key ='org.contract4j5.configurator.ensurer*ReporterDependencyInitializer.aj}ReporterDependencyInitializer&amp;around' and version = 4</text:p>
          </table:table-cell>
          <table:table-cell table:formula="of:=VALUE(ORG.SISTEMA.OO.SQL.JAGUARSQL.EXECUTESQL(&quot;org.postgresql.Driver&quot;;&quot;jdbc:postgresql://localhost/rejuv-pc?user=raffi&quot;;[.H85]))" office:value-type="float" office:value="11">
            <text:p>11</text:p>
          </table:table-cell>
          <table:table-cell table:formula="of:=CONCATENATE(&quot;SELECT to_char(count(1),'999') FROM advises_shadow WHERE advice_key ='&quot;;[.$B85];&quot;' and version = &quot;; [.$D85])" office:value-type="string" office:string-value="SELECT to_char(count(1),'999') FROM advises_shadow WHERE advice_key ='org.contract4j5.configurator.ensurer*ReporterDependencyInitializer.aj}ReporterDependencyInitializer&amp;around' and version = 5">
            <text:p>SELECT to_char(count(1),'999') FROM advises_shadow WHERE advice_key ='org.contract4j5.configurator.ensurer*ReporterDependencyInitializer.aj}ReporterDependencyInitializer&amp;around' and version = 5</text:p>
          </table:table-cell>
          <table:table-cell table:formula="of:=VALUE(ORG.SISTEMA.OO.SQL.JAGUARSQL.EXECUTESQL(&quot;org.postgresql.Driver&quot;;&quot;jdbc:postgresql://localhost/rejuv-pc?user=raffi&quot;;[.J85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85]; &quot;' and advises_shadow.version = &quot;;[.$D85];&quot; except SELECT shadows.key FROM advises_shadow INNER JOIN shadows ON advises_shadow.shadow_key = shadows.key AND advises_shadow.version = shadows.version INNER JOIN advice ON advice.key = advises_shadow.advice_key WHERE advice.key = '&quot;; [.$B85]; &quot;' and advises_shadow.version = &quot;;[.$C8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configurator.ensurer*ReporterDependencyInitializer.aj}ReporterDependencyInitializer&amp;around' and advises_shadow.version = 5 except SELECT shadows.key FROM advises_shadow INNER JOIN shadows ON advises_shadow.shadow_key = shadows.key AND advises_shadow.version = shadows.version INNER JOIN advice ON advice.key = advises_shadow.advice_key WHERE advice.key = 'org.contract4j5.configurator.ensurer*ReporterDependencyInitializer.aj}ReporterDependencyInitializer&amp;around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configurator.ensurer*ReporterDependencyInitializer.aj}ReporterDependencyInitializer&amp;around' and advises_shadow.version = 5 except SELECT shadows.key FROM advises_shadow INNER JOIN shadows ON advises_shadow.shadow_key = shadows.key AND advises_shadow.version = shadows.version INNER JOIN advice ON advice.key = advises_shadow.advice_key WHERE advice.key = 'org.contract4j5.configurator.ensurer*ReporterDependencyInitializer.aj}ReporterDependencyInitializer&amp;around' and advises_shadow.version = 4) as foo</text:p>
          </table:table-cell>
          <table:table-cell table:formula="of:=VALUE(ORG.SISTEMA.OO.SQL.JAGUARSQL.EXECUTESQL(&quot;org.postgresql.Driver&quot;;&quot;jdbc:postgresql://localhost/rejuv-pc?user=raffi&quot;;[.L85]))" office:value-type="float" office:value="1">
            <text:p>1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85]; &quot;' and advises_shadow.version = &quot;;[.$C85];&quot; except SELECT shadows.key FROM advises_shadow INNER JOIN shadows ON advises_shadow.shadow_key = shadows.key AND advises_shadow.version = shadows.version INNER JOIN advice ON advice.key = advises_shadow.advice_key WHERE advice.key = '&quot;; [.$B85]; &quot;' and advises_shadow.version = &quot;;[.$D8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configurator.ensurer*ReporterDependencyInitializer.aj}ReporterDependencyInitializer&amp;around' and advises_shadow.version = 4 except SELECT shadows.key FROM advises_shadow INNER JOIN shadows ON advises_shadow.shadow_key = shadows.key AND advises_shadow.version = shadows.version INNER JOIN advice ON advice.key = advises_shadow.advice_key WHERE advice.key = 'org.contract4j5.configurator.ensurer*ReporterDependencyInitializer.aj}ReporterDependencyInitializer&amp;around' and advises_shadow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configurator.ensurer*ReporterDependencyInitializer.aj}ReporterDependencyInitializer&amp;around' and advises_shadow.version = 4 except SELECT shadows.key FROM advises_shadow INNER JOIN shadows ON advises_shadow.shadow_key = shadows.key AND advises_shadow.version = shadows.version INNER JOIN advice ON advice.key = advises_shadow.advice_key WHERE advice.key = 'org.contract4j5.configurator.ensurer*ReporterDependencyInitializer.aj}ReporterDependencyInitializer&amp;around' and advises_shadow.version = 5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85]))" office:value-type="float" office:value="4">
            <text:p>4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85]; &quot;' and advises_shadow.version = &quot;; [.$D85]; &quot; except SELECT shadows.key FROM suggested_shadows INNER JOIN shadows ON suggested_shadows.shadow_key = shadows.key AND suggested_shadows.version = shadows.version INNER JOIN advice ON advice.key = suggested_shadows.advice_key WHERE advice.key = '&quot;; [.$B85]; &quot;' and suggested_shadows.version = &quot;; [.$D85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configurator.ensurer*ReporterDependencyInitializer.aj}ReporterDependencyInitializer&amp;around' and advises_shadow.version = 5 except SELECT shadows.key FROM suggested_shadows INNER JOIN shadows ON suggested_shadows.shadow_key = shadows.key AND suggested_shadows.version = shadows.version INNER JOIN advice ON advice.key = suggested_shadows.advice_key WHERE advice.key = 'org.contract4j5.configurator.ensurer*ReporterDependencyInitializer.aj}ReporterDependencyInitializer&amp;around' and suggested_shadows.version = 5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contract4j5.configurator.ensurer*ReporterDependencyInitializer.aj}ReporterDependencyInitializer&amp;around' and advises_shadow.version = 5 except SELECT shadows.key FROM suggested_shadows INNER JOIN shadows ON suggested_shadows.shadow_key = shadows.key AND suggested_shadows.version = shadows.version INNER JOIN advice ON advice.key = suggested_shadows.advice_key WHERE advice.key = 'org.contract4j5.configurator.ensurer*ReporterDependencyInitializer.aj}ReporterDependencyInitializer&amp;around' and suggested_shadows.version = 5) as foo</text:p>
          </table:table-cell>
          <table:table-cell table:formula="of:=VALUE(ORG.SISTEMA.OO.SQL.JAGUARSQL.EXECUTESQL(&quot;org.postgresql.Driver&quot;;&quot;jdbc:postgresql://localhost/rejuv-pc?user=raffi&quot;;[.Q85]))" office:value-type="float" office:value="140">
            <text:p>140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85]; &quot;' and suggested_shadows.version = &quot;; [.$D85];&quot; except SELECT shadows.key FROM advises_shadow INNER JOIN shadows ON advises_shadow.shadow_key = shadows.key AND advises_shadow.version = shadows.version INNER JOIN advice ON advice.key = advises_shadow.advice_key WHERE advice.key = '&quot;; [.$B85]; &quot;' and advises_shadow.version = &quot;; [.$D85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configurator.ensurer*ReporterDependencyInitializer.aj}ReporterDependencyInitializer&amp;around' and suggested_shadows.version = 5 except SELECT shadows.key FROM advises_shadow INNER JOIN shadows ON advises_shadow.shadow_key = shadows.key AND advises_shadow.version = shadows.version INNER JOIN advice ON advice.key = advises_shadow.advice_key WHERE advice.key = 'org.contract4j5.configurator.ensurer*ReporterDependencyInitializer.aj}ReporterDependencyInitializer&amp;around' and advises_shadow.version = 5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contract4j5.configurator.ensurer*ReporterDependencyInitializer.aj}ReporterDependencyInitializer&amp;around' and suggested_shadows.version = 5 except SELECT shadows.key FROM advises_shadow INNER JOIN shadows ON advises_shadow.shadow_key = shadows.key AND advises_shadow.version = shadows.version INNER JOIN advice ON advice.key = advises_shadow.advice_key WHERE advice.key = 'org.contract4j5.configurator.ensurer*ReporterDependencyInitializer.aj}ReporterDependencyInitializer&amp;around' and advises_shadow.version = 5) as foo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Cactus</text:p>
          </table:table-cell>
          <table:table-cell office:value-type="string">
            <text:p>org.apache.cactus.util.log*LogAspect.aj}LogAspect&amp;arou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VALUE(ORG.SISTEMA.OO.SQL.JAGUARSQL.EXECUTESQL(&quot;org.postgresql.Driver&quot;;&quot;jdbc:postgresql://localhost/rejuv-pc?user=raffi&quot;;[.F86]))" office:value-type="float" office:value="14">
            <text:p>14</text:p>
          </table:table-cell>
          <table:table-cell table:formula="of:=CONCATENATE(&quot;SELECT to_char(count(1),'999') FROM advises_shadow WHERE advice_key ='&quot;;[.$B86];&quot;' and version = &quot;; [.$C86])" office:value-type="string" office:string-value="SELECT to_char(count(1),'999') FROM advises_shadow WHERE advice_key ='org.apache.cactus.util.log*LogAspect.aj}LogAspect&amp;around' and version = 1">
            <text:p>SELECT to_char(count(1),'999') FROM advises_shadow WHERE advice_key ='org.apache.cactus.util.log*LogAspect.aj}LogAspect&amp;around' and version = 1</text:p>
          </table:table-cell>
          <table:table-cell table:formula="of:=VALUE(ORG.SISTEMA.OO.SQL.JAGUARSQL.EXECUTESQL(&quot;org.postgresql.Driver&quot;;&quot;jdbc:postgresql://localhost/rejuv-pc?user=raffi&quot;;[.H86]))" office:value-type="float" office:value="8">
            <text:p>8</text:p>
          </table:table-cell>
          <table:table-cell table:formula="of:=CONCATENATE(&quot;SELECT to_char(count(1),'999') FROM advises_shadow WHERE advice_key ='&quot;;[.$B86];&quot;' and version = &quot;; [.$D86])" office:value-type="string" office:string-value="SELECT to_char(count(1),'999') FROM advises_shadow WHERE advice_key ='org.apache.cactus.util.log*LogAspect.aj}LogAspect&amp;around' and version = 2">
            <text:p>SELECT to_char(count(1),'999') FROM advises_shadow WHERE advice_key ='org.apache.cactus.util.log*LogAspect.aj}LogAspect&amp;around' and version = 2</text:p>
          </table:table-cell>
          <table:table-cell table:formula="of:=VALUE(ORG.SISTEMA.OO.SQL.JAGUARSQL.EXECUTESQL(&quot;org.postgresql.Driver&quot;;&quot;jdbc:postgresql://localhost/rejuv-pc?user=raffi&quot;;[.J86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86]; &quot;' and advises_shadow.version = &quot;;[.$D86];&quot; except SELECT shadows.key FROM advises_shadow INNER JOIN shadows ON advises_shadow.shadow_key = shadows.key AND advises_shadow.version = shadows.version INNER JOIN advice ON advice.key = advises_shadow.advice_key WHERE advice.key = '&quot;; [.$B86]; &quot;' and advises_shadow.version = &quot;;[.$C8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' and advises_shadow.version = 2 except 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' and advises_shadow.version = 1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' and advises_shadow.version = 2 except 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' and advises_shadow.version = 1) as foo</text:p>
          </table:table-cell>
          <table:table-cell table:formula="of:=VALUE(ORG.SISTEMA.OO.SQL.JAGUARSQL.EXECUTESQL(&quot;org.postgresql.Driver&quot;;&quot;jdbc:postgresql://localhost/rejuv-pc?user=raffi&quot;;[.L86]))" office:value-type="float" office:value="6">
            <text:p>6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86]; &quot;' and advises_shadow.version = &quot;;[.$C86];&quot; except SELECT shadows.key FROM advises_shadow INNER JOIN shadows ON advises_shadow.shadow_key = shadows.key AND advises_shadow.version = shadows.version INNER JOIN advice ON advice.key = advises_shadow.advice_key WHERE advice.key = '&quot;; [.$B86]; &quot;' and advises_shadow.version = &quot;;[.$D8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' and advises_shadow.version = 1 except 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' and advises_shadow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' and advises_shadow.version = 1 except 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' and advises_shadow.version = 2) as foo</text:p>
          </table:table-cell>
          <table:table-cell table:style-name="Default"/>
          <table:table-cell table:formula="of:=VALUE(ORG.SISTEMA.OO.SQL.JAGUARSQL.EXECUTESQL(&quot;org.postgresql.Driver&quot;;&quot;jdbc:postgresql://localhost/rejuv-pc?user=raffi&quot;;[.O86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86]; &quot;' and advises_shadow.version = &quot;; [.$D86]; &quot; except SELECT shadows.key FROM suggested_shadows INNER JOIN shadows ON suggested_shadows.shadow_key = shadows.key AND suggested_shadows.version = shadows.version INNER JOIN advice ON advice.key = suggested_shadows.advice_key WHERE advice.key = '&quot;; [.$B86]; &quot;' and suggested_shadows.version = &quot;; [.$D86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' and advises_shadow.version = 2 except SELECT shadows.key FROM suggested_shadows INNER JOIN shadows ON suggested_shadows.shadow_key = shadows.key AND suggested_shadows.version = shadows.version INNER JOIN advice ON advice.key = suggested_shadows.advice_key WHERE advice.key = 'org.apache.cactus.util.log*LogAspect.aj}LogAspect&amp;around' and suggested_shadows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' and advises_shadow.version = 2 except SELECT shadows.key FROM suggested_shadows INNER JOIN shadows ON suggested_shadows.shadow_key = shadows.key AND suggested_shadows.version = shadows.version INNER JOIN advice ON advice.key = suggested_shadows.advice_key WHERE advice.key = 'org.apache.cactus.util.log*LogAspect.aj}LogAspect&amp;around' and suggested_shadows.version = 2) as foo</text:p>
          </table:table-cell>
          <table:table-cell table:formula="of:=VALUE(ORG.SISTEMA.OO.SQL.JAGUARSQL.EXECUTESQL(&quot;org.postgresql.Driver&quot;;&quot;jdbc:postgresql://localhost/rejuv-pc?user=raffi&quot;;[.Q86]))" office:value-type="float" office:value="0">
            <text:p>Err:502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86]; &quot;' and suggested_shadows.version = &quot;; [.$D86];&quot; except SELECT shadows.key FROM advises_shadow INNER JOIN shadows ON advises_shadow.shadow_key = shadows.key AND advises_shadow.version = shadows.version INNER JOIN advice ON advice.key = advises_shadow.advice_key WHERE advice.key = '&quot;; [.$B86]; &quot;' and advises_shadow.version = &quot;; [.$D86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apache.cactus.util.log*LogAspect.aj}LogAspect&amp;around' and suggested_shadows.version = 2 except 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' and advises_shadow.version = 2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apache.cactus.util.log*LogAspect.aj}LogAspect&amp;around' and suggested_shadows.version = 2 except 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' and advises_shadow.version = 2) as foo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Cactus</text:p>
          </table:table-cell>
          <table:table-cell office:value-type="string">
            <text:p>org.apache.cactus.util.log*LogAspect.aj}LogAspect&amp;around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VALUE(ORG.SISTEMA.OO.SQL.JAGUARSQL.EXECUTESQL(&quot;org.postgresql.Driver&quot;;&quot;jdbc:postgresql://localhost/rejuv-pc?user=raffi&quot;;[.F87]))" office:value-type="float" office:value="309">
            <text:p>309</text:p>
          </table:table-cell>
          <table:table-cell table:formula="of:=CONCATENATE(&quot;SELECT to_char(count(1),'999') FROM advises_shadow WHERE advice_key ='&quot;;[.$B87];&quot;' and version = &quot;; [.$C87])" office:value-type="string" office:string-value="SELECT to_char(count(1),'999') FROM advises_shadow WHERE advice_key ='org.apache.cactus.util.log*LogAspect.aj}LogAspect&amp;around2' and version = 1">
            <text:p>SELECT to_char(count(1),'999') FROM advises_shadow WHERE advice_key ='org.apache.cactus.util.log*LogAspect.aj}LogAspect&amp;around2' and version = 1</text:p>
          </table:table-cell>
          <table:table-cell table:formula="of:=VALUE(ORG.SISTEMA.OO.SQL.JAGUARSQL.EXECUTESQL(&quot;org.postgresql.Driver&quot;;&quot;jdbc:postgresql://localhost/rejuv-pc?user=raffi&quot;;[.H87]))" office:value-type="float" office:value="383">
            <text:p>383</text:p>
          </table:table-cell>
          <table:table-cell table:formula="of:=CONCATENATE(&quot;SELECT to_char(count(1),'999') FROM advises_shadow WHERE advice_key ='&quot;;[.$B87];&quot;' and version = &quot;; [.$D87])" office:value-type="string" office:string-value="SELECT to_char(count(1),'999') FROM advises_shadow WHERE advice_key ='org.apache.cactus.util.log*LogAspect.aj}LogAspect&amp;around2' and version = 2">
            <text:p>SELECT to_char(count(1),'999') FROM advises_shadow WHERE advice_key ='org.apache.cactus.util.log*LogAspect.aj}LogAspect&amp;around2' and version = 2</text:p>
          </table:table-cell>
          <table:table-cell table:formula="of:=VALUE(ORG.SISTEMA.OO.SQL.JAGUARSQL.EXECUTESQL(&quot;org.postgresql.Driver&quot;;&quot;jdbc:postgresql://localhost/rejuv-pc?user=raffi&quot;;[.J87]))" office:value-type="float" office:value="79">
            <text:p>79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87]; &quot;' and advises_shadow.version = &quot;;[.$D87];&quot; except SELECT shadows.key FROM advises_shadow INNER JOIN shadows ON advises_shadow.shadow_key = shadows.key AND advises_shadow.version = shadows.version INNER JOIN advice ON advice.key = advises_shadow.advice_key WHERE advice.key = '&quot;; [.$B87]; &quot;' and advises_shadow.version = &quot;;[.$C8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2' and advises_shadow.version = 2 except 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2' and advises_shadow.version = 1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2' and advises_shadow.version = 2 except 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2' and advises_shadow.version = 1) as foo</text:p>
          </table:table-cell>
          <table:table-cell table:formula="of:=VALUE(ORG.SISTEMA.OO.SQL.JAGUARSQL.EXECUTESQL(&quot;org.postgresql.Driver&quot;;&quot;jdbc:postgresql://localhost/rejuv-pc?user=raffi&quot;;[.L87]))" office:value-type="float" office:value="5">
            <text:p>5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87]; &quot;' and advises_shadow.version = &quot;;[.$C87];&quot; except SELECT shadows.key FROM advises_shadow INNER JOIN shadows ON advises_shadow.shadow_key = shadows.key AND advises_shadow.version = shadows.version INNER JOIN advice ON advice.key = advises_shadow.advice_key WHERE advice.key = '&quot;; [.$B87]; &quot;' and advises_shadow.version = &quot;;[.$D8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2' and advises_shadow.version = 1 except 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2' and advises_shadow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2' and advises_shadow.version = 1 except 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2' and advises_shadow.version = 2) as foo</text:p>
          </table:table-cell>
          <table:table-cell table:style-name="Default"/>
          <table:table-cell table:formula="of:=VALUE(ORG.SISTEMA.OO.SQL.JAGUARSQL.EXECUTESQL(&quot;org.postgresql.Driver&quot;;&quot;jdbc:postgresql://localhost/rejuv-pc?user=raffi&quot;;[.O87]))" office:value-type="float" office:value="17">
            <text:p>17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87]; &quot;' and advises_shadow.version = &quot;; [.$D87]; &quot; except SELECT shadows.key FROM suggested_shadows INNER JOIN shadows ON suggested_shadows.shadow_key = shadows.key AND suggested_shadows.version = shadows.version INNER JOIN advice ON advice.key = suggested_shadows.advice_key WHERE advice.key = '&quot;; [.$B87]; &quot;' and suggested_shadows.version = &quot;; [.$D87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2' and advises_shadow.version = 2 except SELECT shadows.key FROM suggested_shadows INNER JOIN shadows ON suggested_shadows.shadow_key = shadows.key AND suggested_shadows.version = shadows.version INNER JOIN advice ON advice.key = suggested_shadows.advice_key WHERE advice.key = 'org.apache.cactus.util.log*LogAspect.aj}LogAspect&amp;around2' and suggested_shadows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2' and advises_shadow.version = 2 except SELECT shadows.key FROM suggested_shadows INNER JOIN shadows ON suggested_shadows.shadow_key = shadows.key AND suggested_shadows.version = shadows.version INNER JOIN advice ON advice.key = suggested_shadows.advice_key WHERE advice.key = 'org.apache.cactus.util.log*LogAspect.aj}LogAspect&amp;around2' and suggested_shadows.version = 2) as foo</text:p>
          </table:table-cell>
          <table:table-cell table:formula="of:=VALUE(ORG.SISTEMA.OO.SQL.JAGUARSQL.EXECUTESQL(&quot;org.postgresql.Driver&quot;;&quot;jdbc:postgresql://localhost/rejuv-pc?user=raffi&quot;;[.Q87]))" office:value-type="float" office:value="0">
            <text:p>Err:502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87]; &quot;' and suggested_shadows.version = &quot;; [.$D87];&quot; except SELECT shadows.key FROM advises_shadow INNER JOIN shadows ON advises_shadow.shadow_key = shadows.key AND advises_shadow.version = shadows.version INNER JOIN advice ON advice.key = advises_shadow.advice_key WHERE advice.key = '&quot;; [.$B87]; &quot;' and advises_shadow.version = &quot;; [.$D87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apache.cactus.util.log*LogAspect.aj}LogAspect&amp;around2' and suggested_shadows.version = 2 except 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2' and advises_shadow.version = 2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apache.cactus.util.log*LogAspect.aj}LogAspect&amp;around2' and suggested_shadows.version = 2 except 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2' and advises_shadow.version = 2) as foo</text:p>
          </table:table-cell>
          <table:table-cell/>
        </table:table-row>
        <table:table-row table:style-name="ro1">
          <table:table-cell office:value-type="string">
            <text:p>Cactus</text:p>
          </table:table-cell>
          <table:table-cell office:value-type="string">
            <text:p>org.apache.cactus.util.log*LogAspect.aj}LogAspect&amp;around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VALUE(ORG.SISTEMA.OO.SQL.JAGUARSQL.EXECUTESQL(&quot;org.postgresql.Driver&quot;;&quot;jdbc:postgresql://localhost/rejuv-pc?user=raffi&quot;;[.F88]))" office:value-type="float" office:value="40">
            <text:p>40</text:p>
          </table:table-cell>
          <table:table-cell table:formula="of:=CONCATENATE(&quot;SELECT to_char(count(1),'999') FROM advises_shadow WHERE advice_key ='&quot;;[.$B88];&quot;' and version = &quot;; [.$C88])" office:value-type="string" office:string-value="SELECT to_char(count(1),'999') FROM advises_shadow WHERE advice_key ='org.apache.cactus.util.log*LogAspect.aj}LogAspect&amp;around3' and version = 1">
            <text:p>SELECT to_char(count(1),'999') FROM advises_shadow WHERE advice_key ='org.apache.cactus.util.log*LogAspect.aj}LogAspect&amp;around3' and version = 1</text:p>
          </table:table-cell>
          <table:table-cell table:formula="of:=VALUE(ORG.SISTEMA.OO.SQL.JAGUARSQL.EXECUTESQL(&quot;org.postgresql.Driver&quot;;&quot;jdbc:postgresql://localhost/rejuv-pc?user=raffi&quot;;[.H88]))" office:value-type="float" office:value="42">
            <text:p>42</text:p>
          </table:table-cell>
          <table:table-cell table:formula="of:=CONCATENATE(&quot;SELECT to_char(count(1),'999') FROM advises_shadow WHERE advice_key ='&quot;;[.$B88];&quot;' and version = &quot;; [.$D88])" office:value-type="string" office:string-value="SELECT to_char(count(1),'999') FROM advises_shadow WHERE advice_key ='org.apache.cactus.util.log*LogAspect.aj}LogAspect&amp;around3' and version = 2">
            <text:p>SELECT to_char(count(1),'999') FROM advises_shadow WHERE advice_key ='org.apache.cactus.util.log*LogAspect.aj}LogAspect&amp;around3' and version = 2</text:p>
          </table:table-cell>
          <table:table-cell table:formula="of:=VALUE(ORG.SISTEMA.OO.SQL.JAGUARSQL.EXECUTESQL(&quot;org.postgresql.Driver&quot;;&quot;jdbc:postgresql://localhost/rejuv-pc?user=raffi&quot;;[.J88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88]; &quot;' and advises_shadow.version = &quot;;[.$D88];&quot; except SELECT shadows.key FROM advises_shadow INNER JOIN shadows ON advises_shadow.shadow_key = shadows.key AND advises_shadow.version = shadows.version INNER JOIN advice ON advice.key = advises_shadow.advice_key WHERE advice.key = '&quot;; [.$B88]; &quot;' and advises_shadow.version = &quot;;[.$C8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3' and advises_shadow.version = 2 except 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3' and advises_shadow.version = 1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3' and advises_shadow.version = 2 except 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3' and advises_shadow.version = 1) as foo</text:p>
          </table:table-cell>
          <table:table-cell table:formula="of:=VALUE(ORG.SISTEMA.OO.SQL.JAGUARSQL.EXECUTESQL(&quot;org.postgresql.Driver&quot;;&quot;jdbc:postgresql://localhost/rejuv-pc?user=raffi&quot;;[.L88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88]; &quot;' and advises_shadow.version = &quot;;[.$C88];&quot; except SELECT shadows.key FROM advises_shadow INNER JOIN shadows ON advises_shadow.shadow_key = shadows.key AND advises_shadow.version = shadows.version INNER JOIN advice ON advice.key = advises_shadow.advice_key WHERE advice.key = '&quot;; [.$B88]; &quot;' and advises_shadow.version = &quot;;[.$D8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3' and advises_shadow.version = 1 except 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3' and advises_shadow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3' and advises_shadow.version = 1 except 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3' and advises_shadow.version = 2) as foo</text:p>
          </table:table-cell>
          <table:table-cell table:style-name="Default"/>
          <table:table-cell table:formula="of:=VALUE(ORG.SISTEMA.OO.SQL.JAGUARSQL.EXECUTESQL(&quot;org.postgresql.Driver&quot;;&quot;jdbc:postgresql://localhost/rejuv-pc?user=raffi&quot;;[.O88]))" office:value-type="float" office:value="42">
            <text:p>42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88]; &quot;' and advises_shadow.version = &quot;; [.$D88]; &quot; except SELECT shadows.key FROM suggested_shadows INNER JOIN shadows ON suggested_shadows.shadow_key = shadows.key AND suggested_shadows.version = shadows.version INNER JOIN advice ON advice.key = suggested_shadows.advice_key WHERE advice.key = '&quot;; [.$B88]; &quot;' and suggested_shadows.version = &quot;; [.$D88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3' and advises_shadow.version = 2 except SELECT shadows.key FROM suggested_shadows INNER JOIN shadows ON suggested_shadows.shadow_key = shadows.key AND suggested_shadows.version = shadows.version INNER JOIN advice ON advice.key = suggested_shadows.advice_key WHERE advice.key = 'org.apache.cactus.util.log*LogAspect.aj}LogAspect&amp;around3' and suggested_shadows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3' and advises_shadow.version = 2 except SELECT shadows.key FROM suggested_shadows INNER JOIN shadows ON suggested_shadows.shadow_key = shadows.key AND suggested_shadows.version = shadows.version INNER JOIN advice ON advice.key = suggested_shadows.advice_key WHERE advice.key = 'org.apache.cactus.util.log*LogAspect.aj}LogAspect&amp;around3' and suggested_shadows.version = 2) as foo</text:p>
          </table:table-cell>
          <table:table-cell table:formula="of:=VALUE(ORG.SISTEMA.OO.SQL.JAGUARSQL.EXECUTESQL(&quot;org.postgresql.Driver&quot;;&quot;jdbc:postgresql://localhost/rejuv-pc?user=raffi&quot;;[.Q88]))" office:value-type="float" office:value="0">
            <text:p>0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88]; &quot;' and suggested_shadows.version = &quot;; [.$D88];&quot; except SELECT shadows.key FROM advises_shadow INNER JOIN shadows ON advises_shadow.shadow_key = shadows.key AND advises_shadow.version = shadows.version INNER JOIN advice ON advice.key = advises_shadow.advice_key WHERE advice.key = '&quot;; [.$B88]; &quot;' and advises_shadow.version = &quot;; [.$D88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apache.cactus.util.log*LogAspect.aj}LogAspect&amp;around3' and suggested_shadows.version = 2 except 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3' and advises_shadow.version = 2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apache.cactus.util.log*LogAspect.aj}LogAspect&amp;around3' and suggested_shadows.version = 2 except 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3' and advises_shadow.version = 2) as foo</text:p>
          </table:table-cell>
          <table:table-cell/>
        </table:table-row>
        <table:table-row table:style-name="ro1">
          <table:table-cell office:value-type="string">
            <text:p>Cactus</text:p>
          </table:table-cell>
          <table:table-cell office:value-type="string">
            <text:p>org.apache.cactus.util.log*LogAspect.aj}LogAspect&amp;around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VALUE(ORG.SISTEMA.OO.SQL.JAGUARSQL.EXECUTESQL(&quot;org.postgresql.Driver&quot;;&quot;jdbc:postgresql://localhost/rejuv-pc?user=raffi&quot;;[.F89]))" office:value-type="float" office:value="119">
            <text:p>119</text:p>
          </table:table-cell>
          <table:table-cell table:formula="of:=CONCATENATE(&quot;SELECT to_char(count(1),'999') FROM advises_shadow WHERE advice_key ='&quot;;[.$B89];&quot;' and version = &quot;; [.$C89])" office:value-type="string" office:string-value="SELECT to_char(count(1),'999') FROM advises_shadow WHERE advice_key ='org.apache.cactus.util.log*LogAspect.aj}LogAspect&amp;around4' and version = 1">
            <text:p>SELECT to_char(count(1),'999') FROM advises_shadow WHERE advice_key ='org.apache.cactus.util.log*LogAspect.aj}LogAspect&amp;around4' and version = 1</text:p>
          </table:table-cell>
          <table:table-cell table:formula="of:=VALUE(ORG.SISTEMA.OO.SQL.JAGUARSQL.EXECUTESQL(&quot;org.postgresql.Driver&quot;;&quot;jdbc:postgresql://localhost/rejuv-pc?user=raffi&quot;;[.H89]))" office:value-type="float" office:value="120">
            <text:p>120</text:p>
          </table:table-cell>
          <table:table-cell table:formula="of:=CONCATENATE(&quot;SELECT to_char(count(1),'999') FROM advises_shadow WHERE advice_key ='&quot;;[.$B89];&quot;' and version = &quot;; [.$D89])" office:value-type="string" office:string-value="SELECT to_char(count(1),'999') FROM advises_shadow WHERE advice_key ='org.apache.cactus.util.log*LogAspect.aj}LogAspect&amp;around4' and version = 2">
            <text:p>SELECT to_char(count(1),'999') FROM advises_shadow WHERE advice_key ='org.apache.cactus.util.log*LogAspect.aj}LogAspect&amp;around4' and version = 2</text:p>
          </table:table-cell>
          <table:table-cell table:formula="of:=VALUE(ORG.SISTEMA.OO.SQL.JAGUARSQL.EXECUTESQL(&quot;org.postgresql.Driver&quot;;&quot;jdbc:postgresql://localhost/rejuv-pc?user=raffi&quot;;[.J89]))" office:value-type="float" office:value="10">
            <text:p>1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89]; &quot;' and advises_shadow.version = &quot;;[.$D89];&quot; except SELECT shadows.key FROM advises_shadow INNER JOIN shadows ON advises_shadow.shadow_key = shadows.key AND advises_shadow.version = shadows.version INNER JOIN advice ON advice.key = advises_shadow.advice_key WHERE advice.key = '&quot;; [.$B89]; &quot;' and advises_shadow.version = &quot;;[.$C8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4' and advises_shadow.version = 2 except 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4' and advises_shadow.version = 1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4' and advises_shadow.version = 2 except 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4' and advises_shadow.version = 1) as foo</text:p>
          </table:table-cell>
          <table:table-cell table:formula="of:=VALUE(ORG.SISTEMA.OO.SQL.JAGUARSQL.EXECUTESQL(&quot;org.postgresql.Driver&quot;;&quot;jdbc:postgresql://localhost/rejuv-pc?user=raffi&quot;;[.L89]))" office:value-type="float" office:value="9">
            <text:p>9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89]; &quot;' and advises_shadow.version = &quot;;[.$C89];&quot; except SELECT shadows.key FROM advises_shadow INNER JOIN shadows ON advises_shadow.shadow_key = shadows.key AND advises_shadow.version = shadows.version INNER JOIN advice ON advice.key = advises_shadow.advice_key WHERE advice.key = '&quot;; [.$B89]; &quot;' and advises_shadow.version = &quot;;[.$D8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4' and advises_shadow.version = 1 except 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4' and advises_shadow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4' and advises_shadow.version = 1 except 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4' and advises_shadow.version = 2) as foo</text:p>
          </table:table-cell>
          <table:table-cell table:style-name="Default"/>
          <table:table-cell table:formula="of:=VALUE(ORG.SISTEMA.OO.SQL.JAGUARSQL.EXECUTESQL(&quot;org.postgresql.Driver&quot;;&quot;jdbc:postgresql://localhost/rejuv-pc?user=raffi&quot;;[.O89]))" office:value-type="float" office:value="120">
            <text:p>12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89]; &quot;' and advises_shadow.version = &quot;; [.$D89]; &quot; except SELECT shadows.key FROM suggested_shadows INNER JOIN shadows ON suggested_shadows.shadow_key = shadows.key AND suggested_shadows.version = shadows.version INNER JOIN advice ON advice.key = suggested_shadows.advice_key WHERE advice.key = '&quot;; [.$B89]; &quot;' and suggested_shadows.version = &quot;; [.$D89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4' and advises_shadow.version = 2 except SELECT shadows.key FROM suggested_shadows INNER JOIN shadows ON suggested_shadows.shadow_key = shadows.key AND suggested_shadows.version = shadows.version INNER JOIN advice ON advice.key = suggested_shadows.advice_key WHERE advice.key = 'org.apache.cactus.util.log*LogAspect.aj}LogAspect&amp;around4' and suggested_shadows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4' and advises_shadow.version = 2 except SELECT shadows.key FROM suggested_shadows INNER JOIN shadows ON suggested_shadows.shadow_key = shadows.key AND suggested_shadows.version = shadows.version INNER JOIN advice ON advice.key = suggested_shadows.advice_key WHERE advice.key = 'org.apache.cactus.util.log*LogAspect.aj}LogAspect&amp;around4' and suggested_shadows.version = 2) as foo</text:p>
          </table:table-cell>
          <table:table-cell table:formula="of:=VALUE(ORG.SISTEMA.OO.SQL.JAGUARSQL.EXECUTESQL(&quot;org.postgresql.Driver&quot;;&quot;jdbc:postgresql://localhost/rejuv-pc?user=raffi&quot;;[.Q89]))" office:value-type="float" office:value="0">
            <text:p>0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89]; &quot;' and suggested_shadows.version = &quot;; [.$D89];&quot; except SELECT shadows.key FROM advises_shadow INNER JOIN shadows ON advises_shadow.shadow_key = shadows.key AND advises_shadow.version = shadows.version INNER JOIN advice ON advice.key = advises_shadow.advice_key WHERE advice.key = '&quot;; [.$B89]; &quot;' and advises_shadow.version = &quot;; [.$D89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apache.cactus.util.log*LogAspect.aj}LogAspect&amp;around4' and suggested_shadows.version = 2 except 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4' and advises_shadow.version = 2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org.apache.cactus.util.log*LogAspect.aj}LogAspect&amp;around4' and suggested_shadows.version = 2 except SELECT shadows.key FROM advises_shadow INNER JOIN shadows ON advises_shadow.shadow_key = shadows.key AND advises_shadow.version = shadows.version INNER JOIN advice ON advice.key = advises_shadow.advice_key WHERE advice.key = 'org.apache.cactus.util.log*LogAspect.aj}LogAspect&amp;around4' and advises_shadow.version = 2) as foo</text:p>
          </table:table-cell>
          <table:table-cell/>
        </table:table-row>
      </table:table>
      <table:table table:name="Sheet2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Suggestion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Confidence</text:p>
          </table:table-cell>
        </table:table-row>
        <table:table-row table:style-name="ro1">
          <table:table-cell office:value-type="string">
            <text:p>calls: IFacade.getComplaintList()</text:p>
          </table:table-cell>
          <table:table-cell office:value-type="string">
            <text:p>[?, *calls, IFacade.getComplaintList(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searchDiseaseType(I)</text:p>
          </table:table-cell>
          <table:table-cell office:value-type="string">
            <text:p>[?, *calls, IFacade.searchDiseaseType(I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insertComplaint(Complaint;)</text:p>
          </table:table-cell>
          <table:table-cell office:value-type="string">
            <text:p>[?, *calls, IFacade.insertComplaint(Complaint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insertComplaint(Complaint;)</text:p>
          </table:table-cell>
          <table:table-cell office:value-type="string">
            <text:p>[?, *calls, IFacade.insertComplaint(Complaint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insertComplaint(Complaint;)</text:p>
          </table:table-cell>
          <table:table-cell office:value-type="string">
            <text:p>[?, *calls, IFacade.insertComplaint(Complaint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searchHealthUnit(I)</text:p>
          </table:table-cell>
          <table:table-cell office:value-type="string">
            <text:p>[?, *calls, IFacade.searchHealthUnit(I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searchEmployee(String;)</text:p>
          </table:table-cell>
          <table:table-cell office:value-type="string">
            <text:p>[?, *calls, IFacade.searchEmployee(String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getSpecialityList()</text:p>
          </table:table-cell>
          <table:table-cell office:value-type="string">
            <text:p>[?, *calls, IFacade.getSpecialityList(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getDiseaseTypeList()</text:p>
          </table:table-cell>
          <table:table-cell office:value-type="string">
            <text:p>[?, *calls, IFacade.getDiseaseTypeList(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updateEmployee(Employee;)</text:p>
          </table:table-cell>
          <table:table-cell office:value-type="string">
            <text:p>[?, *calls, IFacade.updateEmployee(Employee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updateComplaint(Complaint;)</text:p>
          </table:table-cell>
          <table:table-cell office:value-type="string">
            <text:p>[?, *calls, IFacade.updateComplaint(Complaint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insert(Employee;)</text:p>
          </table:table-cell>
          <table:table-cell office:value-type="string">
            <text:p>[?, *calls, IFacade.insert(Employee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updateHealthUnit(HealthUnit;)</text:p>
          </table:table-cell>
          <table:table-cell office:value-type="string">
            <text:p>[?, *calls, IFacade.updateHealthUnit(HealthUnit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getHealthUnitList()</text:p>
          </table:table-cell>
          <table:table-cell office:value-type="string">
            <text:p>[?, *calls, IFacade.getHealthUnitList(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searchComplaint(I)</text:p>
          </table:table-cell>
          <table:table-cell office:value-type="string">
            <text:p>[?, *calls, IFacade.searchComplaint(I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searchComplaint(I)</text:p>
          </table:table-cell>
          <table:table-cell office:value-type="string">
            <text:p>[?, *calls, IFacade.searchComplaint(I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getPartialHealthUnitList()</text:p>
          </table:table-cell>
          <table:table-cell office:value-type="string">
            <text:p>[?, *calls, IFacade.getPartialHealthUnitList(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searchHealthUnitsBySpeciality(I)</text:p>
          </table:table-cell>
          <table:table-cell office:value-type="string">
            <text:p>[?, *calls, IFacade.searchHealthUnitsBySpeciality(I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searchSpecialitiesByHealthUnit(I)</text:p>
          </table:table-cell>
          <table:table-cell office:value-type="string">
            <text:p>[?, *calls, IFacade.searchSpecialitiesByHealthUnit(I)]</text:p>
          </table:table-cell>
          <table:table-cell office:value-type="float" office:value="0.5">
            <text:p>0.5</text:p>
          </table:table-cell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8">28/07/2008</text:date>, <text:time>16:54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  <meta:initial-creator>Raffi Khatchadourian</meta:initial-creator>
    <meta:creation-date>2008-07-15T16:55:10</meta:creation-date>
    <dc:date>2008-07-28T16:54:13</dc:date>
    <dc:language>en-US</dc:language>
    <meta:editing-cycles>189</meta:editing-cycles>
    <meta:editing-duration>PT170H52M46S</meta:editing-duration>
    <meta:document-statistic meta:table-count="3" meta:cell-count="1655" meta:object-count="0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Raffi" VL:creator="" dc:date-time="2008-07-22T00:00:50"/>
  <VL:version-entry VL:title="Version2" VL:comment="Automatically saved version" VL:creator="" dc:date-time="2008-07-28T16:54:13"/>
</VL:version-list>
</file>